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97mm"/>
    </style:style>
    <style:style style:name="co4" style:family="table-column">
      <style:table-column-properties fo:break-before="auto" style:column-width="18.79mm"/>
    </style:style>
    <style:style style:name="co5" style:family="table-column">
      <style:table-column-properties fo:break-before="auto" style:column-width="6.69mm"/>
    </style:style>
    <style:style style:name="co6" style:family="table-column">
      <style:table-column-properties fo:break-before="auto" style:column-width="5.03mm"/>
    </style:style>
    <style:style style:name="co7" style:family="table-column">
      <style:table-column-properties fo:break-before="auto" style:column-width="6.14mm"/>
    </style:style>
    <style:style style:name="co8" style:family="table-column">
      <style:table-column-properties fo:break-before="auto" style:column-width="15.75mm"/>
    </style:style>
    <style:style style:name="co9" style:family="table-column">
      <style:table-column-properties fo:break-before="auto" style:column-width="7.46mm"/>
    </style:style>
    <style:style style:name="co10" style:family="table-column">
      <style:table-column-properties fo:break-before="auto" style:column-width="9.12mm"/>
    </style:style>
    <style:style style:name="co11" style:family="table-column">
      <style:table-column-properties fo:break-before="auto" style:column-width="4.69mm"/>
    </style:style>
    <style:style style:name="co12" style:family="table-column">
      <style:table-column-properties fo:break-before="auto" style:column-width="17.41mm"/>
    </style:style>
    <style:style style:name="co13" style:family="table-column">
      <style:table-column-properties fo:break-before="auto" style:column-width="5.24mm"/>
    </style:style>
    <style:style style:name="co14" style:family="table-column">
      <style:table-column-properties fo:break-before="auto" style:column-width="13.81mm"/>
    </style:style>
    <style:style style:name="co15" style:family="table-column">
      <style:table-column-properties fo:break-before="auto" style:column-width="14.92mm"/>
    </style:style>
    <style:style style:name="co16" style:family="table-column">
      <style:table-column-properties fo:break-before="auto" style:column-width="7.73mm"/>
    </style:style>
    <style:style style:name="co17" style:family="table-column">
      <style:table-column-properties fo:break-before="auto" style:column-width="10.83mm"/>
    </style:style>
    <style:style style:name="co18" style:family="table-column">
      <style:table-column-properties fo:break-before="auto" style:column-width="6.07mm"/>
    </style:style>
    <style:style style:name="co19" style:family="table-column">
      <style:table-column-properties fo:break-before="auto" style:column-width="22.1mm"/>
    </style:style>
    <style:style style:name="co20" style:family="table-column">
      <style:table-column-properties fo:break-before="auto" style:column-width="14.38mm"/>
    </style:style>
    <style:style style:name="co21" style:family="table-column">
      <style:table-column-properties fo:break-before="auto" style:column-width="21.84mm"/>
    </style:style>
    <style:style style:name="co22" style:family="table-column">
      <style:table-column-properties fo:break-before="auto" style:column-width="10.5mm"/>
    </style:style>
    <style:style style:name="co23" style:family="table-column">
      <style:table-column-properties fo:break-before="auto" style:column-width="11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05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9" style:family="table-cell" style:parent-style-name="Default" style:data-style-name="N114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0.06pt solid #ff3333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ff3333" fo:border-top="non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style:rotation-angle="90"/>
      <style:paragraph-properties fo:text-align="end" fo:margin-left="0mm"/>
      <style:text-properties fo:hyphenate="true"/>
    </style:style>
    <style:style style:name="T1" style:family="text">
      <style:text-properties style:text-position="super"/>
    </style:style>
  </office:automatic-styles>
  <office:body>
    <office:spreadsheet>
      <table:table table:name="divers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5" table:default-cell-style-name="ce1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default-cell-style-name="ce8"/>
        <table:table-column table:style-name="co2" table:default-cell-style-name="ce6"/>
        <table:table-column table:style-name="co2" table:default-cell-style-name="ce8"/>
        <table:table-column table:style-name="co2" table:default-cell-style-name="ce1"/>
        <table:table-column table:style-name="co3" table:number-columns-repeated="7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7" table:default-cell-style-name="ce1"/>
        <table:table-column table:style-name="co7" table:number-columns-repeated="3" table:default-cell-style-name="ce1"/>
        <table:table-column table:style-name="co2" table:number-columns-repeated="990" table:default-cell-style-name="ce1"/>
        <table:table-row table:style-name="ro1">
          <table:table-cell table:number-columns-repeated="5"/>
          <table:table-cell office:value-type="string" calcext:value-type="string">
            <text:p>Freq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DEC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O1]-1" office:value-type="float" office:value="18" calcext:value-type="float">
            <text:p>18</text:p>
          </table:table-cell>
          <table:table-cell table:formula="of:=[.P1]-1" office:value-type="float" office:value="17" calcext:value-type="float">
            <text:p>17</text:p>
          </table:table-cell>
          <table:table-cell table:formula="of:=[.Q1]-1" office:value-type="float" office:value="16" calcext:value-type="float">
            <text:p>16</text:p>
          </table:table-cell>
          <table:table-cell table:formula="of:=[.R1]-1" office:value-type="float" office:value="15" calcext:value-type="float">
            <text:p>15</text:p>
          </table:table-cell>
          <table:table-cell table:formula="of:=[.S1]-1" office:value-type="float" office:value="14" calcext:value-type="float">
            <text:p>14</text:p>
          </table:table-cell>
          <table:table-cell table:formula="of:=[.T1]-1" office:value-type="float" office:value="13" calcext:value-type="float">
            <text:p>13</text:p>
          </table:table-cell>
          <table:table-cell table:formula="of:=[.U1]-1" office:value-type="float" office:value="12" calcext:value-type="float">
            <text:p>12</text:p>
          </table:table-cell>
          <table:table-cell table:formula="of:=[.V1]-1" office:value-type="float" office:value="11" calcext:value-type="float">
            <text:p>11</text:p>
          </table:table-cell>
          <table:table-cell table:formula="of:=[.W1]-1" office:value-type="float" office:value="10" calcext:value-type="float">
            <text:p>10</text:p>
          </table:table-cell>
          <table:table-cell table:formula="of:=[.X1]-1" office:value-type="float" office:value="9" calcext:value-type="float">
            <text:p>9</text:p>
          </table:table-cell>
          <table:table-cell table:formula="of:=[.Y1]-1" office:value-type="float" office:value="8" calcext:value-type="float">
            <text:p>8</text:p>
          </table:table-cell>
          <table:table-cell table:formula="of:=[.Z1]-1" office:value-type="float" office:value="7" calcext:value-type="float">
            <text:p>7</text:p>
          </table:table-cell>
          <table:table-cell table:formula="of:=[.AA1]-1" office:value-type="float" office:value="6" calcext:value-type="float">
            <text:p>6</text:p>
          </table:table-cell>
          <table:table-cell table:formula="of:=[.AB1]-1" office:value-type="float" office:value="5" calcext:value-type="float">
            <text:p>5</text:p>
          </table:table-cell>
          <table:table-cell table:formula="of:=[.AC1]-1" office:value-type="float" office:value="4" calcext:value-type="float">
            <text:p>4</text:p>
          </table:table-cell>
          <table:table-cell table:formula="of:=[.AD1]-1" office:value-type="float" office:value="3" calcext:value-type="float">
            <text:p>3</text:p>
          </table:table-cell>
          <table:table-cell table:formula="of:=[.AE1]-1" office:value-type="float" office:value="2" calcext:value-type="float">
            <text:p>2</text:p>
          </table:table-cell>
          <table:table-cell table:formula="of:=[.AF1]-1" office:value-type="float" office:value="1" calcext:value-type="float">
            <text:p>1</text:p>
          </table:table-cell>
          <table:table-cell table:formula="of:=[.AG1]-1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Fos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hz</text:p>
          </table:table-cell>
          <table:table-cell table:number-columns-repeated="2"/>
          <table:table-cell office:value-type="float" office:value="5865" calcext:value-type="float">
            <text:p>5865</text:p>
          </table:table-cell>
          <table:table-cell office:value-type="string" calcext:value-type="string">
            <text:p>2a05</text:p>
          </table:table-cell>
          <table:table-cell table:formula="of:=HEX2DEC([.G2])" office:value-type="float" office:value="10757" calcext:value-type="float">
            <text:p>10757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O2]-1" office:value-type="float" office:value="15" calcext:value-type="float">
            <text:p>15</text:p>
          </table:table-cell>
          <table:table-cell table:formula="of:=[.P2]-1" office:value-type="float" office:value="14" calcext:value-type="float">
            <text:p>14</text:p>
          </table:table-cell>
          <table:table-cell table:formula="of:=[.Q2]-1" office:value-type="float" office:value="13" calcext:value-type="float">
            <text:p>13</text:p>
          </table:table-cell>
          <table:table-cell table:formula="of:=[.R2]-1" office:value-type="float" office:value="12" calcext:value-type="float">
            <text:p>12</text:p>
          </table:table-cell>
          <table:table-cell table:formula="of:=[.S2]-1" office:value-type="float" office:value="11" calcext:value-type="float">
            <text:p>11</text:p>
          </table:table-cell>
          <table:table-cell table:formula="of:=[.T2]-1" office:value-type="float" office:value="10" calcext:value-type="float">
            <text:p>10</text:p>
          </table:table-cell>
          <table:table-cell table:formula="of:=[.U2]-1" office:value-type="float" office:value="9" calcext:value-type="float">
            <text:p>9</text:p>
          </table:table-cell>
          <table:table-cell table:formula="of:=[.V2]-1" office:value-type="float" office:value="8" calcext:value-type="float">
            <text:p>8</text:p>
          </table:table-cell>
          <table:table-cell table:formula="of:=[.W2]-1" office:value-type="float" office:value="7" calcext:value-type="float">
            <text:p>7</text:p>
          </table:table-cell>
          <table:table-cell table:formula="of:=[.X2]-1" office:value-type="float" office:value="6" calcext:value-type="float">
            <text:p>6</text:p>
          </table:table-cell>
          <table:table-cell table:formula="of:=[.Y2]-1" office:value-type="float" office:value="5" calcext:value-type="float">
            <text:p>5</text:p>
          </table:table-cell>
          <table:table-cell table:formula="of:=[.Z2]-1" office:value-type="float" office:value="4" calcext:value-type="float">
            <text:p>4</text:p>
          </table:table-cell>
          <table:table-cell table:formula="of:=[.AA2]-1" office:value-type="float" office:value="3" calcext:value-type="float">
            <text:p>3</text:p>
          </table:table-cell>
          <table:table-cell table:formula="of:=[.AB2]-1" office:value-type="float" office:value="2" calcext:value-type="float">
            <text:p>2</text:p>
          </table:table-cell>
          <table:table-cell table:formula="of:=[.AC2]-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AE2]-1" office:value-type="float" office:value="3" calcext:value-type="float">
            <text:p>3</text:p>
          </table:table-cell>
          <table:table-cell table:formula="of:=[.AF2]-1" office:value-type="float" office:value="2" calcext:value-type="float">
            <text:p>2</text:p>
          </table:table-cell>
          <table:table-cell table:formula="of:=[.AG2]-1"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Rcount</text:p>
          </table:table-cell>
          <table:table-cell office:value-type="float" office:value="400" calcext:value-type="float">
            <text:p>400</text:p>
          </table:table-cell>
          <table:table-cell table:formula="of:=[.B2]/[.B3]" office:value-type="float" office:value="0.02" calcext:value-type="float">
            <text:p>0,02</text:p>
          </table:table-cell>
          <table:table-cell office:value-type="string" calcext:value-type="string">
            <text:p>Khz</text:p>
          </table:table-cell>
          <table:table-cell/>
          <table:table-cell office:value-type="float" office:value="5733" calcext:value-type="float">
            <text:p>5733</text:p>
          </table:table-cell>
          <table:table-cell office:value-type="float" office:value="2903" calcext:value-type="float">
            <text:p>2903</text:p>
          </table:table-cell>
          <table:table-cell table:formula="of:=HEX2DEC([.G3])" office:value-type="float" office:value="10499" calcext:value-type="float">
            <text:p>10499</text:p>
          </table:table-cell>
          <table:table-cell table:number-columns-repeated="3"/>
          <table:table-cell table:formula="of:=[.L1]/[.L2]" office:value-type="float" office:value="0.0177777777777778" calcext:value-type="float">
            <text:p>0,0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705" calcext:value-type="float">
            <text:p>5705</text:p>
          </table:table-cell>
          <table:table-cell office:value-type="float" office:value="2895" calcext:value-type="float">
            <text:p>2895</text:p>
          </table:table-cell>
          <table:table-cell table:formula="of:=HEX2DEC([.G4])" office:value-type="float" office:value="10389" calcext:value-type="float">
            <text:p>10389</text:p>
          </table:table-cell>
          <table:table-cell office:value-type="string" calcext:value-type="string">
            <text:p>a05</text:p>
          </table:table-cell>
          <table:table-cell table:formula="of:=HEX2DEC([.I4])" office:value-type="float" office:value="2565" calcext:value-type="float">
            <text:p>2565</text:p>
          </table:table-cell>
          <table:table-cell table:formula="of:=2*([.J4]*64+[.J5])*[.L3]" office:value-type="float" office:value="5836.87111111111" calcext:value-type="float">
            <text:p>5836,87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5740" calcext:value-type="float">
            <text:p>5740</text:p>
          </table:table-cell>
          <table:table-cell office:value-type="float" office:value="2906" calcext:value-type="float">
            <text:p>2906</text:p>
          </table:table-cell>
          <table:table-cell table:formula="of:=HEX2DEC([.G5])" office:value-type="float" office:value="10502" calcext:value-type="float">
            <text:p>10502</text:p>
          </table:table-cell>
          <table:table-cell office:value-type="float" office:value="2" calcext:value-type="float">
            <text:p>2</text:p>
          </table:table-cell>
          <table:table-cell table:formula="of:=HEX2DEC([.I5])"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 table:number-columns-spanned="3" table:number-rows-spanned="1">
            <text:p>Freq = 2*(n*64+A) * (Fosc/R)</text:p>
          </table:table-cell>
          <table:covered-table-cell table:number-columns-repeated="2"/>
          <table:table-cell table:number-columns-repeated="2"/>
          <table:table-cell office:value-type="float" office:value="5658" calcext:value-type="float">
            <text:p>5658</text:p>
          </table:table-cell>
          <table:table-cell office:value-type="string" calcext:value-type="string">
            <text:p>281d</text:p>
          </table:table-cell>
          <table:table-cell table:formula="of:=HEX2DEC([.G6])" office:value-type="float" office:value="10269" calcext:value-type="float">
            <text:p>10269</text:p>
          </table:table-cell>
          <table:table-cell table:number-columns-repeated="4"/>
          <table:table-cell office:value-type="float" office:value="118" calcext:value-type="float">
            <text:p>118</text:p>
          </table:table-cell>
          <table:table-cell table:number-columns-repeated="1011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  <table:table-cell office:value-type="float" office:value="5362" calcext:value-type="float">
            <text:p>5362</text:p>
          </table:table-cell>
          <table:table-cell office:value-type="float" office:value="2606" calcext:value-type="float">
            <text:p>2606</text:p>
          </table:table-cell>
          <table:table-cell table:formula="of:=HEX2DEC([.G7])" office:value-type="float" office:value="9734" calcext:value-type="float">
            <text:p>9734</text:p>
          </table:table-cell>
          <table:table-cell office:value-type="string" calcext:value-type="string">
            <text:p>2a0</text:p>
          </table:table-cell>
          <table:table-cell table:formula="of:=HEX2DEC([.I7])" office:value-type="float" office:value="672" calcext:value-type="float">
            <text:p>672</text:p>
          </table:table-cell>
          <table:table-cell table:formula="of:=2*([.J7]*64+[.J8])*[.M7]" office:value-type="float" office:value="5832.27118644068" calcext:value-type="float">
            <text:p>5832,27</text:p>
          </table:table-cell>
          <table:table-cell/>
          <table:table-cell table:formula="of:=[.M5]/[.M6]" office:value-type="float" office:value="0.0677966101694915" calcext:value-type="float">
            <text:p>0,07</text:p>
          </table:table-cell>
          <table:table-cell table:number-columns-repeated="1011"/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n <text:s text:c="3"/>8f3</text:p>
          </table:table-cell>
          <table:table-cell table:formula="of:=2*([.A8]*64+[.A9])*[.C3]" office:value-type="float" office:value="5865" calcext:value-type="float">
            <text:p>586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formula="of:=HEX2DEC([.I8])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31"/>
          <table:table-cell table:style-name="Default"/>
          <table:table-cell table:number-columns-repeated="990"/>
        </table:table-row>
        <table:table-row table:style-name="ro1"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990"/>
        </table:table-row>
        <table:table-row table:style-name="ro1"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7" table:formula="of:=[.$E11]/[.H11]" office:value-type="float" office:value="0.0677966101694915" calcext:value-type="float">
            <text:p>0,068</text:p>
          </table:table-cell>
          <table:table-cell office:value-type="float" office:value="118" calcext:value-type="float">
            <text:p>118</text:p>
          </table:table-cell>
          <table:table-cell table:style-name="ce7" table:formula="of:=[.$E11]/[.J11]" office:value-type="float" office:value="0.0680851063829787" calcext:value-type="float">
            <text:p>0,068</text:p>
          </table:table-cell>
          <table:table-cell table:formula="of:=[.H11]-[.D11]" office:value-type="float" office:value="117.5" calcext:value-type="float">
            <text:p>117,5</text:p>
          </table:table-cell>
          <table:table-cell table:style-name="ce7" table:formula="of:=[.$E11]/[.L11]" office:value-type="float" office:value="0.0683760683760684" calcext:value-type="float">
            <text:p>0,068</text:p>
          </table:table-cell>
          <table:table-cell table:formula="of:=[.J11]-[.D11]" office:value-type="float" office:value="117" calcext:value-type="float">
            <text:p>117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9" table:formula="of:=[.S11]/[.T11]" office:value-type="float" office:value="1.45833333333333" calcext:value-type="float">
            <text:p>1,45833</text:p>
          </table:table-cell>
          <table:table-cell table:number-columns-repeated="3"/>
          <table:table-cell table:formula="of:=[.Y10]+8" office:value-type="float" office:value="15" calcext:value-type="float">
            <text:p>15</text:p>
          </table:table-cell>
          <table:table-cell table:number-columns-repeated="8"/>
          <table:table-cell table:style-name="Default"/>
          <table:table-cell table:number-columns-repeated="990"/>
        </table:table-row>
        <table:table-row table:style-name="ro1">
          <table:table-cell table:formula="of:=[.F2]" office:value-type="float" office:value="5865" calcext:value-type="float">
            <text:p>5865</text:p>
          </table:table-cell>
          <table:table-cell table:formula="of:=[.G2]" office:value-type="string" office:string-value="2a05" calcext:value-type="string">
            <text:p>2a05</text:p>
          </table:table-cell>
          <table:table-cell table:formula="of:=LEFT([.B12];3)" office:value-type="string" office:string-value="2a0" calcext:value-type="string">
            <text:p>2a0</text:p>
          </table:table-cell>
          <table:table-cell table:formula="of:=RIGHT([.B12];1)" office:value-type="string" office:string-value="5" calcext:value-type="string">
            <text:p>5</text:p>
          </table:table-cell>
          <table:table-cell table:formula="of:=HEX2DEC([.C12])" office:value-type="float" office:value="672" calcext:value-type="float">
            <text:p>672</text:p>
          </table:table-cell>
          <table:table-cell table:formula="of:=HEX2DEC([.D12])" office:value-type="float" office:value="5" calcext:value-type="float">
            <text:p>5</text:p>
          </table:table-cell>
          <table:table-cell table:formula="of:=2*([.$E12]*64+[.$F12])*[.G$11]" office:value-type="float" office:value="5832.27118644068" calcext:value-type="float">
            <text:p>5832,27</text:p>
          </table:table-cell>
          <table:table-cell table:formula="of:=[.$A12]-[.G12]" office:value-type="float" office:value="32.7288135593244" calcext:value-type="float">
            <text:p>32,73</text:p>
          </table:table-cell>
          <table:table-cell table:formula="of:=2*([.$E12]*64+[.$F12])*[.I$11]" office:value-type="float" office:value="5857.08936170213" calcext:value-type="float">
            <text:p>5857,09</text:p>
          </table:table-cell>
          <table:table-cell table:formula="of:=[.$A12]-[.I12]" office:value-type="float" office:value="7.91063829787436" calcext:value-type="float">
            <text:p>7,91</text:p>
          </table:table-cell>
          <table:table-cell table:formula="of:=2*([.$E12]*64+[.$F12])*[.K$11]" office:value-type="float" office:value="5882.11965811966" calcext:value-type="float">
            <text:p>5882,12</text:p>
          </table:table-cell>
          <table:table-cell table:formula="of:=[.$A12]-[.K12]" office:value-type="float" office:value="-17.11965811966" calcext:value-type="float">
            <text:p>-17,12</text:p>
          </table:table-cell>
          <table:table-cell table:number-columns-repeated="12"/>
          <table:table-cell table:formula="of:=[.Y11]+8" office:value-type="float" office:value="23" calcext:value-type="float">
            <text:p>23</text:p>
          </table:table-cell>
          <table:table-cell table:number-columns-repeated="8"/>
          <table:table-cell table:style-name="Default"/>
          <table:table-cell table:number-columns-repeated="990"/>
        </table:table-row>
        <table:table-row table:style-name="ro1">
          <table:table-cell table:formula="of:=[.F3]" office:value-type="float" office:value="5733" calcext:value-type="float">
            <text:p>5733</text:p>
          </table:table-cell>
          <table:table-cell table:formula="of:=[.G3]" office:value-type="float" office:value="2903" calcext:value-type="float">
            <text:p>2903</text:p>
          </table:table-cell>
          <table:table-cell table:formula="of:=LEFT([.B13];3)" office:value-type="string" office:string-value="290" calcext:value-type="string">
            <text:p>290</text:p>
          </table:table-cell>
          <table:table-cell table:formula="of:=RIGHT([.B13];1)" office:value-type="string" office:string-value="3" calcext:value-type="string">
            <text:p>3</text:p>
          </table:table-cell>
          <table:table-cell table:formula="of:=HEX2DEC([.C13])" office:value-type="float" office:value="656" calcext:value-type="float">
            <text:p>656</text:p>
          </table:table-cell>
          <table:table-cell table:formula="of:=HEX2DEC([.D13])" office:value-type="float" office:value="3" calcext:value-type="float">
            <text:p>3</text:p>
          </table:table-cell>
          <table:table-cell table:formula="of:=2*([.$E13]*64+[.$F13])*[.G$11]" office:value-type="float" office:value="5693.15254237288" calcext:value-type="float">
            <text:p>5693,15</text:p>
          </table:table-cell>
          <table:table-cell table:formula="of:=[.$A13]-[.G13]" office:value-type="float" office:value="39.847457627121" calcext:value-type="float">
            <text:p>39,85</text:p>
          </table:table-cell>
          <table:table-cell table:formula="of:=2*([.$E13]*64+[.$F13])*[.I$11]" office:value-type="float" office:value="5717.37872340425" calcext:value-type="float">
            <text:p>5717,38</text:p>
          </table:table-cell>
          <table:table-cell table:formula="of:=[.$A13]-[.I13]" office:value-type="float" office:value="15.6212765957471" calcext:value-type="float">
            <text:p>15,62</text:p>
          </table:table-cell>
          <table:table-cell table:formula="of:=2*([.$E13]*64+[.$F13])*[.K$11]" office:value-type="float" office:value="5741.81196581197" calcext:value-type="float">
            <text:p>5741,81</text:p>
          </table:table-cell>
          <table:table-cell table:formula="of:=[.$A13]-[.K13]" office:value-type="float" office:value="-8.81196581196764" calcext:value-type="float">
            <text:p>-8,81</text:p>
          </table:table-cell>
          <table:table-cell table:number-columns-repeated="5"/>
          <table:table-cell office:value-type="float" office:value="1.63" calcext:value-type="float">
            <text:p>1,63</text:p>
          </table:table-cell>
          <table:table-cell office:value-type="float" office:value="1.46" calcext:value-type="float">
            <text:p>1,46</text:p>
          </table:table-cell>
          <table:table-cell office:value-type="float" office:value="1" calcext:value-type="float">
            <text:p>1</text:p>
          </table:table-cell>
          <table:table-cell table:style-name="ce10" table:formula="of:=[.S$13]*[.T13]" office:value-type="float" office:value="1.46" calcext:value-type="float">
            <text:p>1,460</text:p>
          </table:table-cell>
          <table:table-cell table:style-name="ce10" table:formula="of:=[.R$13]*[.T13]" office:value-type="float" office:value="1.63" calcext:value-type="float">
            <text:p>1,630</text:p>
          </table:table-cell>
          <table:table-cell table:number-columns-repeated="2"/>
          <table:table-cell table:formula="of:=[.Y12]+8" office:value-type="float" office:value="31" calcext:value-type="float">
            <text:p>31</text:p>
          </table:table-cell>
          <table:table-cell table:number-columns-repeated="8"/>
          <table:table-cell table:style-name="Default"/>
          <table:table-cell table:number-columns-repeated="990"/>
        </table:table-row>
        <table:table-row table:style-name="ro1">
          <table:table-cell table:formula="of:=[.F4]" office:value-type="float" office:value="5705" calcext:value-type="float">
            <text:p>5705</text:p>
          </table:table-cell>
          <table:table-cell table:formula="of:=[.G4]" office:value-type="float" office:value="2895" calcext:value-type="float">
            <text:p>2895</text:p>
          </table:table-cell>
          <table:table-cell table:formula="of:=LEFT([.B14];3)" office:value-type="string" office:string-value="289" calcext:value-type="string">
            <text:p>289</text:p>
          </table:table-cell>
          <table:table-cell table:formula="of:=RIGHT([.B14];1)" office:value-type="string" office:string-value="5" calcext:value-type="string">
            <text:p>5</text:p>
          </table:table-cell>
          <table:table-cell table:formula="of:=HEX2DEC([.C14])" office:value-type="float" office:value="649" calcext:value-type="float">
            <text:p>649</text:p>
          </table:table-cell>
          <table:table-cell table:formula="of:=HEX2DEC([.D14])" office:value-type="float" office:value="5" calcext:value-type="float">
            <text:p>5</text:p>
          </table:table-cell>
          <table:table-cell table:formula="of:=2*([.$E14]*64+[.$F14])*[.G$11]" office:value-type="float" office:value="5632.67796610169" calcext:value-type="float">
            <text:p>5632,68</text:p>
          </table:table-cell>
          <table:table-cell table:formula="of:=[.$A14]-[.G14]" office:value-type="float" office:value="72.3220338983074" calcext:value-type="float">
            <text:p>72,32</text:p>
          </table:table-cell>
          <table:table-cell table:formula="of:=2*([.$E14]*64+[.$F14])*[.I$11]" office:value-type="float" office:value="5656.64680851064" calcext:value-type="float">
            <text:p>5656,65</text:p>
          </table:table-cell>
          <table:table-cell table:formula="of:=[.$A14]-[.I14]" office:value-type="float" office:value="48.3531914893638" calcext:value-type="float">
            <text:p>48,35</text:p>
          </table:table-cell>
          <table:table-cell table:formula="of:=2*([.$E14]*64+[.$F14])*[.K$11]" office:value-type="float" office:value="5680.82051282052" calcext:value-type="float">
            <text:p>5680,82</text:p>
          </table:table-cell>
          <table:table-cell table:formula="of:=[.$A14]-[.K14]" office:value-type="float" office:value="24.1794871794855" calcext:value-type="float">
            <text:p>24,1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style-name="ce10" table:formula="of:=[.S$13]*[.T14]" office:value-type="float" office:value="2.92" calcext:value-type="float">
            <text:p>2,920</text:p>
          </table:table-cell>
          <table:table-cell table:style-name="ce10" table:formula="of:=[.R$13]*[.T14]" office:value-type="float" office:value="3.26" calcext:value-type="float">
            <text:p>3,260</text:p>
          </table:table-cell>
          <table:table-cell table:number-columns-repeated="2"/>
          <table:table-cell table:formula="of:=[.Y13]+8"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990"/>
        </table:table-row>
        <table:table-row table:style-name="ro1">
          <table:table-cell table:formula="of:=[.F5]" office:value-type="float" office:value="5740" calcext:value-type="float">
            <text:p>5740</text:p>
          </table:table-cell>
          <table:table-cell table:formula="of:=[.G5]" office:value-type="float" office:value="2906" calcext:value-type="float">
            <text:p>2906</text:p>
          </table:table-cell>
          <table:table-cell table:formula="of:=LEFT([.B15];3)" office:value-type="string" office:string-value="290" calcext:value-type="string">
            <text:p>290</text:p>
          </table:table-cell>
          <table:table-cell table:formula="of:=RIGHT([.B15];1)" office:value-type="string" office:string-value="6" calcext:value-type="string">
            <text:p>6</text:p>
          </table:table-cell>
          <table:table-cell table:formula="of:=HEX2DEC([.C15])" office:value-type="float" office:value="656" calcext:value-type="float">
            <text:p>656</text:p>
          </table:table-cell>
          <table:table-cell table:formula="of:=HEX2DEC([.D15])" office:value-type="float" office:value="6" calcext:value-type="float">
            <text:p>6</text:p>
          </table:table-cell>
          <table:table-cell table:formula="of:=2*([.$E15]*64+[.$F15])*[.G$11]" office:value-type="float" office:value="5693.5593220339" calcext:value-type="float">
            <text:p>5693,56</text:p>
          </table:table-cell>
          <table:table-cell table:formula="of:=[.$A15]-[.G15]" office:value-type="float" office:value="46.440677966104" calcext:value-type="float">
            <text:p>46,44</text:p>
          </table:table-cell>
          <table:table-cell table:formula="of:=2*([.$E15]*64+[.$F15])*[.I$11]" office:value-type="float" office:value="5717.78723404255" calcext:value-type="float">
            <text:p>5717,79</text:p>
          </table:table-cell>
          <table:table-cell table:formula="of:=[.$A15]-[.I15]" office:value-type="float" office:value="22.2127659574489" calcext:value-type="float">
            <text:p>22,21</text:p>
          </table:table-cell>
          <table:table-cell table:formula="of:=2*([.$E15]*64+[.$F15])*[.K$11]" office:value-type="float" office:value="5742.22222222222" calcext:value-type="float">
            <text:p>5742,22</text:p>
          </table:table-cell>
          <table:table-cell table:formula="of:=[.$A15]-[.K15]" office:value-type="float" office:value="-2.22222222222354" calcext:value-type="float">
            <text:p>-2,2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style-name="ce10" table:formula="of:=[.S$13]*[.T15]" office:value-type="float" office:value="4.38" calcext:value-type="float">
            <text:p>4,380</text:p>
          </table:table-cell>
          <table:table-cell table:style-name="ce10" table:formula="of:=[.R$13]*[.T15]" office:value-type="float" office:value="4.89" calcext:value-type="float">
            <text:p>4,890</text:p>
          </table:table-cell>
          <table:table-cell table:number-columns-repeated="2"/>
          <table:table-cell table:formula="of:=[.Y14]+8" office:value-type="float" office:value="47" calcext:value-type="float">
            <text:p>47</text:p>
          </table:table-cell>
          <table:table-cell table:number-columns-repeated="8"/>
          <table:table-cell table:style-name="Default"/>
          <table:table-cell table:number-columns-repeated="990"/>
        </table:table-row>
        <table:table-row table:style-name="ro1">
          <table:table-cell table:formula="of:=[.F6]" office:value-type="float" office:value="5658" calcext:value-type="float">
            <text:p>5658</text:p>
          </table:table-cell>
          <table:table-cell table:formula="of:=[.G6]" office:value-type="string" office:string-value="281d" calcext:value-type="string">
            <text:p>281d</text:p>
          </table:table-cell>
          <table:table-cell table:formula="of:=LEFT([.B16];3)" office:value-type="string" office:string-value="281" calcext:value-type="string">
            <text:p>281</text:p>
          </table:table-cell>
          <table:table-cell table:formula="of:=RIGHT([.B16];1)" office:value-type="string" office:string-value="d" calcext:value-type="string">
            <text:p>d</text:p>
          </table:table-cell>
          <table:table-cell table:formula="of:=HEX2DEC([.C16])" office:value-type="float" office:value="641" calcext:value-type="float">
            <text:p>641</text:p>
          </table:table-cell>
          <table:table-cell table:formula="of:=HEX2DEC([.D16])" office:value-type="float" office:value="13" calcext:value-type="float">
            <text:p>13</text:p>
          </table:table-cell>
          <table:table-cell table:formula="of:=2*([.$E16]*64+[.$F16])*[.G$11]" office:value-type="float" office:value="5564.33898305084" calcext:value-type="float">
            <text:p>5564,34</text:p>
          </table:table-cell>
          <table:table-cell table:formula="of:=[.$A16]-[.G16]" office:value-type="float" office:value="93.6610169491551" calcext:value-type="float">
            <text:p>93,66</text:p>
          </table:table-cell>
          <table:table-cell table:formula="of:=2*([.$E16]*64+[.$F16])*[.I$11]" office:value-type="float" office:value="5588.01702127659" calcext:value-type="float">
            <text:p>5588,02</text:p>
          </table:table-cell>
          <table:table-cell table:formula="of:=[.$A16]-[.I16]" office:value-type="float" office:value="69.9829787234066" calcext:value-type="float">
            <text:p>69,98</text:p>
          </table:table-cell>
          <table:table-cell table:formula="of:=2*([.$E16]*64+[.$F16])*[.K$11]" office:value-type="float" office:value="5611.89743589744" calcext:value-type="float">
            <text:p>5611,9</text:p>
          </table:table-cell>
          <table:table-cell table:formula="of:=[.$A16]-[.K16]" office:value-type="float" office:value="46.1025641025626" calcext:value-type="float">
            <text:p>46,1</text:p>
          </table:table-cell>
          <table:table-cell table:number-columns-repeated="4"/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table:style-name="ce10" table:formula="of:=[.S$13]*[.T16]" office:value-type="float" office:value="5.84" calcext:value-type="float">
            <text:p>5,840</text:p>
          </table:table-cell>
          <table:table-cell table:style-name="ce10" table:formula="of:=[.R$13]*[.T16]" office:value-type="float" office:value="6.52" calcext:value-type="float">
            <text:p>6,520</text:p>
          </table:table-cell>
          <table:table-cell table:number-columns-repeated="2"/>
          <table:table-cell table:formula="of:=[.Y15]+8" office:value-type="float" office:value="55" calcext:value-type="float">
            <text:p>55</text:p>
          </table:table-cell>
          <table:table-cell table:number-columns-repeated="8"/>
          <table:table-cell table:style-name="Default"/>
          <table:table-cell table:number-columns-repeated="990"/>
        </table:table-row>
        <table:table-row table:style-name="ro1">
          <table:table-cell table:formula="of:=[.F7]" office:value-type="float" office:value="5362" calcext:value-type="float">
            <text:p>5362</text:p>
          </table:table-cell>
          <table:table-cell table:formula="of:=[.G7]" office:value-type="float" office:value="2606" calcext:value-type="float">
            <text:p>2606</text:p>
          </table:table-cell>
          <table:table-cell table:formula="of:=LEFT([.B17];3)" office:value-type="string" office:string-value="260" calcext:value-type="string">
            <text:p>260</text:p>
          </table:table-cell>
          <table:table-cell table:formula="of:=RIGHT([.B17];1)" office:value-type="string" office:string-value="6" calcext:value-type="string">
            <text:p>6</text:p>
          </table:table-cell>
          <table:table-cell table:formula="of:=HEX2DEC([.C17])" office:value-type="float" office:value="608" calcext:value-type="float">
            <text:p>608</text:p>
          </table:table-cell>
          <table:table-cell table:formula="of:=HEX2DEC([.D17])" office:value-type="float" office:value="6" calcext:value-type="float">
            <text:p>6</text:p>
          </table:table-cell>
          <table:table-cell table:formula="of:=2*([.$E17]*64+[.$F17])*[.G$11]" office:value-type="float" office:value="5277.01694915254" calcext:value-type="float">
            <text:p>5277,02</text:p>
          </table:table-cell>
          <table:table-cell table:formula="of:=[.$A17]-[.G17]" office:value-type="float" office:value="84.9830508474597" calcext:value-type="float">
            <text:p>84,98</text:p>
          </table:table-cell>
          <table:table-cell table:formula="of:=2*([.$E17]*64+[.$F17])*[.I$11]" office:value-type="float" office:value="5299.47234042553" calcext:value-type="float">
            <text:p>5299,47</text:p>
          </table:table-cell>
          <table:table-cell table:formula="of:=[.$A17]-[.I17]" office:value-type="float" office:value="62.5276595744699" calcext:value-type="float">
            <text:p>62,53</text:p>
          </table:table-cell>
          <table:table-cell table:formula="of:=2*([.$E17]*64+[.$F17])*[.K$11]" office:value-type="float" office:value="5322.11965811966" calcext:value-type="float">
            <text:p>5322,12</text:p>
          </table:table-cell>
          <table:table-cell table:formula="of:=[.$A17]-[.K17]" office:value-type="float" office:value="39.88034188034" calcext:value-type="float">
            <text:p>39,88</text:p>
          </table:table-cell>
          <table:table-cell table:number-columns-repeated="4"/>
          <table:table-cell table:style-name="Default"/>
          <table:table-cell table:number-columns-repeated="2"/>
          <table:table-cell office:value-type="float" office:value="5" calcext:value-type="float">
            <text:p>5</text:p>
          </table:table-cell>
          <table:table-cell table:style-name="ce10" table:formula="of:=[.S$13]*[.T17]" office:value-type="float" office:value="7.3" calcext:value-type="float">
            <text:p>7,300</text:p>
          </table:table-cell>
          <table:table-cell table:style-name="ce10" table:formula="of:=[.R$13]*[.T17]" office:value-type="float" office:value="8.15" calcext:value-type="float">
            <text:p>8,150</text:p>
          </table:table-cell>
          <table:table-cell table:number-columns-repeated="2"/>
          <table:table-cell table:formula="of:=[.Y16]+8" office:value-type="float" office:value="63" calcext:value-type="float">
            <text:p>63</text:p>
          </table:table-cell>
          <table:table-cell table:number-columns-repeated="8"/>
          <table:table-cell table:style-name="Default"/>
          <table:table-cell table:number-columns-repeated="990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office:value-type="float" office:value="6" calcext:value-type="float">
            <text:p>6</text:p>
          </table:table-cell>
          <table:table-cell table:style-name="ce10" table:formula="of:=[.S$13]*[.T18]" office:value-type="float" office:value="8.76" calcext:value-type="float">
            <text:p>8,760</text:p>
          </table:table-cell>
          <table:table-cell table:style-name="ce10" table:formula="of:=[.R$13]*[.T18]" office:value-type="float" office:value="9.78" calcext:value-type="float">
            <text:p>9,780</text:p>
          </table:table-cell>
          <table:table-cell table:number-columns-repeated="2"/>
          <table:table-cell table:formula="of:=[.Y17]+8" office:value-type="float" office:value="71" calcext:value-type="float">
            <text:p>71</text:p>
          </table:table-cell>
          <table:table-cell table:number-columns-repeated="8"/>
          <table:table-cell table:style-name="Default"/>
          <table:table-cell table:number-columns-repeated="990"/>
        </table:table-row>
        <table:table-row table:style-name="ro1">
          <table:table-cell table:number-columns-repeated="19"/>
          <table:table-cell office:value-type="float" office:value="7" calcext:value-type="float">
            <text:p>7</text:p>
          </table:table-cell>
          <table:table-cell table:style-name="ce10" table:formula="of:=[.S$13]*[.T19]" office:value-type="float" office:value="10.22" calcext:value-type="float">
            <text:p>10,220</text:p>
          </table:table-cell>
          <table:table-cell table:style-name="ce10" table:formula="of:=[.R$13]*[.T19]" office:value-type="float" office:value="11.41" calcext:value-type="float">
            <text:p>11,410</text:p>
          </table:table-cell>
          <table:table-cell table:number-columns-repeated="2"/>
          <table:table-cell table:formula="of:=[.Y18]+8" office:value-type="float" office:value="79" calcext:value-type="float">
            <text:p>79</text:p>
          </table:table-cell>
          <table:table-cell table:number-columns-repeated="8"/>
          <table:table-cell table:style-name="Default"/>
          <table:table-cell table:number-columns-repeated="990"/>
        </table:table-row>
        <table:table-row table:style-name="ro1">
          <table:table-cell table:number-columns-repeated="19"/>
          <table:table-cell office:value-type="float" office:value="8" calcext:value-type="float">
            <text:p>8</text:p>
          </table:table-cell>
          <table:table-cell table:style-name="ce10" table:formula="of:=[.S$13]*[.T20]" office:value-type="float" office:value="11.68" calcext:value-type="float">
            <text:p>11,680</text:p>
          </table:table-cell>
          <table:table-cell table:style-name="ce10" table:formula="of:=[.R$13]*[.T20]" office:value-type="float" office:value="13.04" calcext:value-type="float">
            <text:p>13,04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9" calcext:value-type="float">
            <text:p>9</text:p>
          </table:table-cell>
          <table:table-cell table:style-name="ce10" table:formula="of:=[.S$13]*[.T21]" office:value-type="float" office:value="13.14" calcext:value-type="float">
            <text:p>13,140</text:p>
          </table:table-cell>
          <table:table-cell table:style-name="ce10" table:formula="of:=[.R$13]*[.T21]" office:value-type="float" office:value="14.67" calcext:value-type="float">
            <text:p>14,670</text:p>
          </table:table-cell>
          <table:table-cell table:number-columns-repeated="100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39" calcext:value-type="float">
            <text:p>39</text:p>
          </table:table-cell>
          <table:table-cell table:style-name="ce3" table:formula="of:=[.A22]*[.B22]" office:value-type="float" office:value="117" calcext:value-type="float">
            <text:p>117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style-name="ce10" table:formula="of:=[.S$13]*[.T22]" office:value-type="float" office:value="14.6" calcext:value-type="float">
            <text:p>14,600</text:p>
          </table:table-cell>
          <table:table-cell table:style-name="ce10" table:formula="of:=[.R$13]*[.T22]" office:value-type="float" office:value="16.3" calcext:value-type="float">
            <text:p>16,300</text:p>
          </table:table-cell>
          <table:table-cell table:number-columns-repeated="1002"/>
        </table:table-row>
        <table:table-row table:style-name="ro1">
          <table:table-cell table:style-name="ce3" table:formula="of:=5/2" office:value-type="float" office:value="2.5" calcext:value-type="float">
            <text:p>2,5</text:p>
          </table:table-cell>
          <table:table-cell table:style-name="ce3" office:value-type="float" office:value="47" calcext:value-type="float">
            <text:p>47</text:p>
          </table:table-cell>
          <table:table-cell table:style-name="ce3" table:formula="of:=[.A23]*[.B23]" office:value-type="float" office:value="117.5" calcext:value-type="float">
            <text:p>117,5</text:p>
          </table:table-cell>
          <table:table-cell table:number-columns-repeated="16"/>
          <table:table-cell office:value-type="float" office:value="11" calcext:value-type="float">
            <text:p>11</text:p>
          </table:table-cell>
          <table:table-cell table:style-name="ce10" table:formula="of:=[.S$13]*[.T23]" office:value-type="float" office:value="16.06" calcext:value-type="float">
            <text:p>16,060</text:p>
          </table:table-cell>
          <table:table-cell table:style-name="ce10" table:formula="of:=[.R$13]*[.T23]" office:value-type="float" office:value="17.93" calcext:value-type="float">
            <text:p>17,930</text:p>
          </table:table-cell>
          <table:table-cell table:number-columns-repeated="1002"/>
        </table:table-row>
        <table:table-row table:style-name="ro1">
          <table:table-cell table:style-name="ce4" table:formula="of:=[.C24]/[.B24]" office:value-type="float" office:value="1.4625" calcext:value-type="float">
            <text:p>1,46</text:p>
          </table:table-cell>
          <table:table-cell table:style-name="ce5" table:formula="of:=MAX(['calcul spi'.C1:.C293])" office:value-type="float" office:value="80" calcext:value-type="float">
            <text:p>80</text:p>
          </table:table-cell>
          <table:table-cell table:style-name="ce5" office:value-type="float" office:value="117" calcext:value-type="float">
            <text:p>117</text:p>
          </table:table-cell>
          <table:table-cell table:number-columns-repeated="16"/>
          <table:table-cell office:value-type="float" office:value="12" calcext:value-type="float">
            <text:p>12</text:p>
          </table:table-cell>
          <table:table-cell table:style-name="ce10" table:formula="of:=[.S$13]*[.T24]" office:value-type="float" office:value="17.52" calcext:value-type="float">
            <text:p>17,520</text:p>
          </table:table-cell>
          <table:table-cell table:style-name="ce10" table:formula="of:=[.R$13]*[.T24]" office:value-type="float" office:value="19.56" calcext:value-type="float">
            <text:p>19,560</text:p>
          </table:table-cell>
          <table:table-cell table:number-columns-repeated="1002"/>
        </table:table-row>
        <table:table-row table:style-name="ro1">
          <table:table-cell table:formula="of:=[.D25]/[.E25]" office:value-type="float" office:value="1.4" calcext:value-type="float">
            <text:p>1,4</text:p>
          </table:table-cell>
          <table:table-cell table:formula="of:=[.B24]" office:value-type="float" office:value="80" calcext:value-type="float">
            <text:p>80</text:p>
          </table:table-cell>
          <table:table-cell table:formula="of:=[.A25]*[.B25]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13" calcext:value-type="float">
            <text:p>13</text:p>
          </table:table-cell>
          <table:table-cell table:style-name="ce10" table:formula="of:=[.S$13]*[.T25]" office:value-type="float" office:value="18.98" calcext:value-type="float">
            <text:p>18,980</text:p>
          </table:table-cell>
          <table:table-cell table:style-name="ce10" table:formula="of:=[.R$13]*[.T25]" office:value-type="float" office:value="21.19" calcext:value-type="float">
            <text:p>21,190</text:p>
          </table:table-cell>
          <table:table-cell table:number-columns-repeated="1002"/>
        </table:table-row>
        <table:table-row table:style-name="ro1">
          <table:table-cell table:formula="of:=[.D26]/[.E26]" office:value-type="float" office:value="1.45833333333333" calcext:value-type="float">
            <text:p>1,46</text:p>
          </table:table-cell>
          <table:table-cell table:formula="of:=[.B25]" office:value-type="float" office:value="80" calcext:value-type="float">
            <text:p>80</text:p>
          </table:table-cell>
          <table:table-cell table:formula="of:=[.A26]*[.B26]" office:value-type="float" office:value="116.666666666667" calcext:value-type="float">
            <text:p>116,67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14"/>
          <table:table-cell office:value-type="float" office:value="14" calcext:value-type="float">
            <text:p>14</text:p>
          </table:table-cell>
          <table:table-cell table:style-name="ce10" table:formula="of:=[.S$13]*[.T26]" office:value-type="float" office:value="20.44" calcext:value-type="float">
            <text:p>20,440</text:p>
          </table:table-cell>
          <table:table-cell table:style-name="ce10" table:formula="of:=[.R$13]*[.T26]" office:value-type="float" office:value="22.82" calcext:value-type="float">
            <text:p>22,820</text:p>
          </table:table-cell>
          <table:table-cell table:number-columns-repeated="1002"/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[.B26]" office:value-type="float" office:value="80" calcext:value-type="float">
            <text:p>80</text:p>
          </table:table-cell>
          <table:table-cell table:formula="of:=[.A27]*[.B27]" office:value-type="float" office:value="120" calcext:value-type="float">
            <text:p>120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style-name="ce10" table:formula="of:=[.S$13]*[.T27]" office:value-type="float" office:value="21.9" calcext:value-type="float">
            <text:p>21,900</text:p>
          </table:table-cell>
          <table:table-cell table:style-name="ce10" table:formula="of:=[.R$13]*[.T27]" office:value-type="float" office:value="24.45" calcext:value-type="float">
            <text:p>24,450</text:p>
          </table:table-cell>
          <table:table-cell table:number-columns-repeated="1002"/>
        </table:table-row>
        <table:table-row table:style-name="ro1">
          <table:table-cell/>
          <table:table-cell table:formula="of:=[.B27]" office:value-type="float" office:value="80" calcext:value-type="float">
            <text:p>80</text:p>
          </table:table-cell>
          <table:table-cell table:formula="of:=[.A28]*[.B28]" office:value-type="float" office:value="0" calcext:value-type="float">
            <text:p>0</text:p>
          </table:table-cell>
          <table:table-cell table:number-columns-repeated="16"/>
          <table:table-cell office:value-type="float" office:value="16" calcext:value-type="float">
            <text:p>16</text:p>
          </table:table-cell>
          <table:table-cell table:style-name="ce10" table:formula="of:=[.S$13]*[.T28]" office:value-type="float" office:value="23.36" calcext:value-type="float">
            <text:p>23,360</text:p>
          </table:table-cell>
          <table:table-cell table:style-name="ce10" table:formula="of:=[.R$13]*[.T28]" office:value-type="float" office:value="26.08" calcext:value-type="float">
            <text:p>26,080</text:p>
          </table:table-cell>
          <table:table-cell table:number-columns-repeated="1002"/>
        </table:table-row>
        <table:table-row table:style-name="ro1">
          <table:table-cell table:style-name="ce4" table:formula="of:=[.C29]/[.B29]" office:value-type="float" office:value="1.625" calcext:value-type="float">
            <text:p>1,63</text:p>
          </table:table-cell>
          <table:table-cell table:style-name="ce5" office:value-type="float" office:value="72" calcext:value-type="float">
            <text:p>72</text:p>
          </table:table-cell>
          <table:table-cell table:style-name="ce5" table:formula="of:=[.C22]" office:value-type="float" office:value="117" calcext:value-type="float">
            <text:p>117</text:p>
          </table:table-cell>
          <table:table-cell table:number-columns-repeated="16"/>
          <table:table-cell office:value-type="float" office:value="17" calcext:value-type="float">
            <text:p>17</text:p>
          </table:table-cell>
          <table:table-cell table:style-name="ce10" table:formula="of:=[.S$13]*[.T29]" office:value-type="float" office:value="24.82" calcext:value-type="float">
            <text:p>24,820</text:p>
          </table:table-cell>
          <table:table-cell table:style-name="ce10" table:formula="of:=[.R$13]*[.T29]" office:value-type="float" office:value="27.71" calcext:value-type="float">
            <text:p>27,710</text:p>
          </table:table-cell>
          <table:table-cell table:number-columns-repeated="1002"/>
        </table:table-row>
        <table:table-row table:style-name="ro1">
          <table:table-cell table:formula="of:=[.D30]/[.E30]" office:value-type="float" office:value="1.63333333333333" calcext:value-type="float">
            <text:p>1,63</text:p>
          </table:table-cell>
          <table:table-cell table:formula="of:=[.B29]" office:value-type="float" office:value="72" calcext:value-type="float">
            <text:p>72</text:p>
          </table:table-cell>
          <table:table-cell table:formula="of:=[.A30]*[.B30]" office:value-type="float" office:value="117.6" calcext:value-type="float">
            <text:p>117,6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table:number-columns-repeated="14"/>
          <table:table-cell office:value-type="float" office:value="18" calcext:value-type="float">
            <text:p>18</text:p>
          </table:table-cell>
          <table:table-cell table:style-name="ce10" table:formula="of:=[.S$13]*[.T30]" office:value-type="float" office:value="26.28" calcext:value-type="float">
            <text:p>26,280</text:p>
          </table:table-cell>
          <table:table-cell table:style-name="ce10" table:formula="of:=[.R$13]*[.T30]" office:value-type="float" office:value="29.34" calcext:value-type="float">
            <text:p>29,340</text:p>
          </table:table-cell>
          <table:table-cell table:number-columns-repeated="1002"/>
        </table:table-row>
        <table:table-row table:style-name="ro1">
          <table:table-cell/>
          <table:table-cell table:formula="of:=[.B30]" office:value-type="float" office:value="72" calcext:value-type="float">
            <text:p>72</text:p>
          </table:table-cell>
          <table:table-cell table:formula="of:=[.A31]*[.B31]" office:value-type="float" office:value="0" calcext:value-type="float">
            <text:p>0</text:p>
          </table:table-cell>
          <table:table-cell table:number-columns-repeated="16"/>
          <table:table-cell office:value-type="float" office:value="19" calcext:value-type="float">
            <text:p>19</text:p>
          </table:table-cell>
          <table:table-cell table:style-name="ce10" table:formula="of:=[.S$13]*[.T31]" office:value-type="float" office:value="27.74" calcext:value-type="float">
            <text:p>27,740</text:p>
          </table:table-cell>
          <table:table-cell table:style-name="ce10" table:formula="of:=[.R$13]*[.T31]" office:value-type="float" office:value="30.97" calcext:value-type="float">
            <text:p>30,97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20" calcext:value-type="float">
            <text:p>20</text:p>
          </table:table-cell>
          <table:table-cell table:style-name="ce10" table:formula="of:=[.S$13]*[.T32]" office:value-type="float" office:value="29.2" calcext:value-type="float">
            <text:p>29,200</text:p>
          </table:table-cell>
          <table:table-cell table:style-name="ce10" table:formula="of:=[.R$13]*[.T32]" office:value-type="float" office:value="32.6" calcext:value-type="float">
            <text:p>32,60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21" calcext:value-type="float">
            <text:p>21</text:p>
          </table:table-cell>
          <table:table-cell table:style-name="ce10" table:formula="of:=[.S$13]*[.T33]" office:value-type="float" office:value="30.66" calcext:value-type="float">
            <text:p>30,660</text:p>
          </table:table-cell>
          <table:table-cell table:style-name="ce10" table:formula="of:=[.R$13]*[.T33]" office:value-type="float" office:value="34.23" calcext:value-type="float">
            <text:p>34,23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22" calcext:value-type="float">
            <text:p>22</text:p>
          </table:table-cell>
          <table:table-cell table:style-name="ce10" table:formula="of:=[.S$13]*[.T34]" office:value-type="float" office:value="32.12" calcext:value-type="float">
            <text:p>32,120</text:p>
          </table:table-cell>
          <table:table-cell table:style-name="ce10" table:formula="of:=[.R$13]*[.T34]" office:value-type="float" office:value="35.86" calcext:value-type="float">
            <text:p>35,86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23" calcext:value-type="float">
            <text:p>23</text:p>
          </table:table-cell>
          <table:table-cell table:style-name="ce10" table:formula="of:=[.S$13]*[.T35]" office:value-type="float" office:value="33.58" calcext:value-type="float">
            <text:p>33,580</text:p>
          </table:table-cell>
          <table:table-cell table:style-name="ce10" table:formula="of:=[.R$13]*[.T35]" office:value-type="float" office:value="37.49" calcext:value-type="float">
            <text:p>37,49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24" calcext:value-type="float">
            <text:p>24</text:p>
          </table:table-cell>
          <table:table-cell table:style-name="ce10" table:formula="of:=[.S$13]*[.T36]" office:value-type="float" office:value="35.04" calcext:value-type="float">
            <text:p>35,040</text:p>
          </table:table-cell>
          <table:table-cell table:style-name="ce10" table:formula="of:=[.R$13]*[.T36]" office:value-type="float" office:value="39.12" calcext:value-type="float">
            <text:p>39,12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25" calcext:value-type="float">
            <text:p>25</text:p>
          </table:table-cell>
          <table:table-cell table:style-name="ce10" table:formula="of:=[.S$13]*[.T37]" office:value-type="float" office:value="36.5" calcext:value-type="float">
            <text:p>36,500</text:p>
          </table:table-cell>
          <table:table-cell table:style-name="ce10" table:formula="of:=[.R$13]*[.T37]" office:value-type="float" office:value="40.75" calcext:value-type="float">
            <text:p>40,75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26" calcext:value-type="float">
            <text:p>26</text:p>
          </table:table-cell>
          <table:table-cell table:style-name="ce10" table:formula="of:=[.S$13]*[.T38]" office:value-type="float" office:value="37.96" calcext:value-type="float">
            <text:p>37,960</text:p>
          </table:table-cell>
          <table:table-cell table:style-name="ce10" table:formula="of:=[.R$13]*[.T38]" office:value-type="float" office:value="42.38" calcext:value-type="float">
            <text:p>42,38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27" calcext:value-type="float">
            <text:p>27</text:p>
          </table:table-cell>
          <table:table-cell table:style-name="ce10" table:formula="of:=[.S$13]*[.T39]" office:value-type="float" office:value="39.42" calcext:value-type="float">
            <text:p>39,420</text:p>
          </table:table-cell>
          <table:table-cell table:style-name="ce10" table:formula="of:=[.R$13]*[.T39]" office:value-type="float" office:value="44.01" calcext:value-type="float">
            <text:p>44,01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28" calcext:value-type="float">
            <text:p>28</text:p>
          </table:table-cell>
          <table:table-cell table:style-name="ce10" table:formula="of:=[.S$13]*[.T40]" office:value-type="float" office:value="40.88" calcext:value-type="float">
            <text:p>40,880</text:p>
          </table:table-cell>
          <table:table-cell table:style-name="ce10" table:formula="of:=[.R$13]*[.T40]" office:value-type="float" office:value="45.64" calcext:value-type="float">
            <text:p>45,64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29" calcext:value-type="float">
            <text:p>29</text:p>
          </table:table-cell>
          <table:table-cell table:style-name="ce10" table:formula="of:=[.S$13]*[.T41]" office:value-type="float" office:value="42.34" calcext:value-type="float">
            <text:p>42,340</text:p>
          </table:table-cell>
          <table:table-cell table:style-name="ce10" table:formula="of:=[.R$13]*[.T41]" office:value-type="float" office:value="47.27" calcext:value-type="float">
            <text:p>47,27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30" calcext:value-type="float">
            <text:p>30</text:p>
          </table:table-cell>
          <table:table-cell table:style-name="ce10" table:formula="of:=[.S$13]*[.T42]" office:value-type="float" office:value="43.8" calcext:value-type="float">
            <text:p>43,800</text:p>
          </table:table-cell>
          <table:table-cell table:style-name="ce10" table:formula="of:=[.R$13]*[.T42]" office:value-type="float" office:value="48.9" calcext:value-type="float">
            <text:p>48,90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31" calcext:value-type="float">
            <text:p>31</text:p>
          </table:table-cell>
          <table:table-cell table:style-name="ce10" table:formula="of:=[.S$13]*[.T43]" office:value-type="float" office:value="45.26" calcext:value-type="float">
            <text:p>45,260</text:p>
          </table:table-cell>
          <table:table-cell table:style-name="ce10" table:formula="of:=[.R$13]*[.T43]" office:value-type="float" office:value="50.53" calcext:value-type="float">
            <text:p>50,53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32" calcext:value-type="float">
            <text:p>32</text:p>
          </table:table-cell>
          <table:table-cell table:style-name="ce10" table:formula="of:=[.S$13]*[.T44]" office:value-type="float" office:value="46.72" calcext:value-type="float">
            <text:p>46,720</text:p>
          </table:table-cell>
          <table:table-cell table:style-name="ce10" table:formula="of:=[.R$13]*[.T44]" office:value-type="float" office:value="52.16" calcext:value-type="float">
            <text:p>52,16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33" calcext:value-type="float">
            <text:p>33</text:p>
          </table:table-cell>
          <table:table-cell table:style-name="ce10" table:formula="of:=[.S$13]*[.T45]" office:value-type="float" office:value="48.18" calcext:value-type="float">
            <text:p>48,180</text:p>
          </table:table-cell>
          <table:table-cell table:style-name="ce10" table:formula="of:=[.R$13]*[.T45]" office:value-type="float" office:value="53.79" calcext:value-type="float">
            <text:p>53,79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34" calcext:value-type="float">
            <text:p>34</text:p>
          </table:table-cell>
          <table:table-cell table:style-name="ce10" table:formula="of:=[.S$13]*[.T46]" office:value-type="float" office:value="49.64" calcext:value-type="float">
            <text:p>49,640</text:p>
          </table:table-cell>
          <table:table-cell table:style-name="ce10" table:formula="of:=[.R$13]*[.T46]" office:value-type="float" office:value="55.42" calcext:value-type="float">
            <text:p>55,42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35" calcext:value-type="float">
            <text:p>35</text:p>
          </table:table-cell>
          <table:table-cell table:style-name="ce10" table:formula="of:=[.S$13]*[.T47]" office:value-type="float" office:value="51.1" calcext:value-type="float">
            <text:p>51,100</text:p>
          </table:table-cell>
          <table:table-cell table:style-name="ce10" table:formula="of:=[.R$13]*[.T47]" office:value-type="float" office:value="57.05" calcext:value-type="float">
            <text:p>57,050</text:p>
          </table:table-cell>
          <table:table-cell table:number-columns-repeated="1002"/>
        </table:table-row>
        <table:table-row table:style-name="ro1">
          <table:table-cell table:number-columns-repeated="19"/>
          <table:table-cell office:value-type="float" office:value="36" calcext:value-type="float">
            <text:p>36</text:p>
          </table:table-cell>
          <table:table-cell table:style-name="ce10" table:formula="of:=[.S$13]*[.T48]" office:value-type="float" office:value="52.56" calcext:value-type="float">
            <text:p>52,560</text:p>
          </table:table-cell>
          <table:table-cell table:style-name="ce10" table:formula="of:=[.R$13]*[.T48]" office:value-type="float" office:value="58.68" calcext:value-type="float">
            <text:p>58,680</text:p>
          </table:table-cell>
          <table:table-cell table:number-columns-repeated="100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 spi" table:style-name="ta1" table:print="false">
        <office:forms form:automatic-focus="false" form:apply-design-mode="false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number-columns-repeated="3" table:default-cell-style-name="ce1"/>
        <table:table-column table:style-name="co12" table:default-cell-style-name="ce12"/>
        <table:table-column table:style-name="co12" table:default-cell-style-name="ce13"/>
        <table:table-column table:style-name="co13" table:default-cell-style-name="ce3"/>
        <table:table-column table:style-name="co2" table:number-columns-repeated="2" table:default-cell-style-name="ce1"/>
        <table:table-column table:style-name="co13" table:default-cell-style-name="ce3"/>
        <table:table-column table:style-name="co2" table:number-columns-repeated="3" table:default-cell-style-name="ce1"/>
        <table:table-column table:style-name="co14" table:default-cell-style-name="ce15"/>
        <table:table-column table:style-name="co2" table:number-columns-repeated="1000" table:default-cell-style-name="ce1"/>
        <table:table-row table:style-name="ro1">
          <table:table-cell office:value-type="float" office:value="9999" calcext:value-type="float">
            <text:p>9999</text:p>
          </table:table-cell>
          <table:table-cell table:number-columns-repeated="6"/>
          <table:table-cell table:style-name="ce1" table:formula="of:=MIN([.H3:.H1048576])" office:value-type="float" office:value="5325" calcext:value-type="float">
            <text:p>5325</text:p>
          </table:table-cell>
          <table:table-cell table:style-name="ce1"/>
          <table:table-cell/>
          <table:table-cell table:formula="of:=MIN([.K3:.K1048576])" office:value-type="float" office:value="5325" calcext:value-type="float">
            <text:p>5325</text:p>
          </table:table-cell>
          <table:table-cell table:number-columns-repeated="2"/>
          <table:table-cell table:style-name="Default"/>
          <table:table-cell/>
          <table:table-cell table:style-name="ce14" table:formula="of:=[divers.A6]" office:value-type="string" office:string-value="Freq = 2*(n*64+A) * (Fosc/R)" calcext:value-type="string">
            <text:p>Freq = 2*(n*64+A) * (Fosc/R)</text:p>
          </table:table-cell>
          <table:table-cell table:number-columns-repeated="1001"/>
        </table:table-row>
        <table:table-row table:style-name="ro2">
          <table:table-cell table:number-columns-repeated="2"/>
          <table:table-cell office:value-type="string" calcext:value-type="string">
            <text:p>N°</text:p>
          </table:table-cell>
          <table:table-cell table:style-name="ce11" office:value-type="string" calcext:value-type="string">
            <text:p>Order</text:p>
          </table:table-cell>
          <table:table-cell/>
          <table:table-cell table:style-name="ce2" office:value-type="string" calcext:value-type="string" table:number-columns-spanned="2" table:number-rows-spanned="1">
            <text:p>Band</text:p>
          </table:table-cell>
          <table:covered-table-cell/>
          <table:table-cell office:value-type="string" calcext:value-type="string">
            <text:p>Freq</text:p>
          </table:table-cell>
          <table:table-cell office:value-type="string" calcext:value-type="string">
            <text:p>SPI</text:p>
          </table:table-cell>
          <table:table-cell/>
          <table:table-cell table:style-name="ce7" table:formula="of:=[.H2]" office:value-type="string" office:string-value="Freq" calcext:value-type="string">
            <text:p>Freq</text:p>
          </table:table-cell>
          <table:table-cell table:style-name="ce7" table:formula="of:=[.C2]" office:value-type="string" office:string-value="N°" calcext:value-type="string">
            <text:p>N°</text:p>
          </table:table-cell>
          <table:table-cell/>
          <table:table-cell office:value-type="string" calcext:value-type="string">
            <text:p>t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SPI calcul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3]-ROUNDDOWN([.B3]/9; )" office:value-type="float" office:value="1" calcext:value-type="float">
            <text:p>1</text:p>
          </table:table-cell>
          <table:table-cell table:formula="of:=LOOKUP([.H3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A</text:p>
          </table:table-cell>
          <table:table-cell table:formula="of:=MOD([.B3];9)" office:value-type="float" office:value="1" calcext:value-type="float">
            <text:p>1</text:p>
          </table:table-cell>
          <table:table-cell office:value-type="float" office:value="5869" calcext:value-type="float">
            <text:p>5869</text:p>
          </table:table-cell>
          <table:table-cell office:value-type="string" calcext:value-type="string">
            <text:p>2a05</text:p>
          </table:table-cell>
          <table:table-cell/>
          <table:table-cell table:style-name="ce6" table:formula="of:=IF([.F3]=&quot;D&quot;;&quot;&quot;;IF([.H3]=0;[.A$1];[.H3]))" office:value-type="float" office:value="5869" calcext:value-type="float">
            <text:p>5869</text:p>
          </table:table-cell>
          <table:table-cell table:style-name="ce6" table:formula="of:=IF([.F3]=&quot;D&quot;;&quot;&quot;;[.C3])" office:value-type="float" office:value="1" calcext:value-type="float">
            <text:p>1</text:p>
          </table:table-cell>
          <table:table-cell/>
          <table:table-cell table:formula="of:=INT(([.H3]-479)/2)" office:value-type="float" office:value="2695" calcext:value-type="float">
            <text:p>2695</text:p>
          </table:table-cell>
          <table:table-cell table:formula="of:=INT([.N3]/32)" office:value-type="float" office:value="84" calcext:value-type="float">
            <text:p>84</text:p>
          </table:table-cell>
          <table:table-cell table:formula="of:=MOD([.N3];32)" office:value-type="float" office:value="7" calcext:value-type="float">
            <text:p>7</text:p>
          </table:table-cell>
          <table:table-cell table:formula="of:=DEC2HEX([.O3]*2^7+[.P3];4)" office:value-type="string" office:string-value="2A07" calcext:value-type="string">
            <text:p>2A0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4]-ROUNDDOWN([.B4]/9; )" office:value-type="float" office:value="2" calcext:value-type="float">
            <text:p>2</text:p>
          </table:table-cell>
          <table:table-cell table:formula="of:=LOOKUP([.H4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A</text:p>
          </table:table-cell>
          <table:table-cell table:formula="of:=MOD([.B4];9)" office:value-type="float" office:value="2" calcext:value-type="float">
            <text:p>2</text:p>
          </table:table-cell>
          <table:table-cell office:value-type="float" office:value="5845" calcext:value-type="float">
            <text:p>5845</text:p>
          </table:table-cell>
          <table:table-cell office:value-type="string" calcext:value-type="string">
            <text:p>299b</text:p>
          </table:table-cell>
          <table:table-cell/>
          <table:table-cell table:style-name="ce6" table:formula="of:=IF([.F4]=&quot;D&quot;;&quot;&quot;;IF([.H4]=0;[.A$1];[.H4]))" office:value-type="float" office:value="5845" calcext:value-type="float">
            <text:p>5845</text:p>
          </table:table-cell>
          <table:table-cell table:style-name="ce6" table:formula="of:=IF([.F4]=&quot;D&quot;;&quot;&quot;;[.C4])" office:value-type="float" office:value="2" calcext:value-type="float">
            <text:p>2</text:p>
          </table:table-cell>
          <table:table-cell/>
          <table:table-cell table:formula="of:=INT(([.H4]-479)/2)" office:value-type="float" office:value="2683" calcext:value-type="float">
            <text:p>2683</text:p>
          </table:table-cell>
          <table:table-cell table:formula="of:=INT([.N4]/32)" office:value-type="float" office:value="83" calcext:value-type="float">
            <text:p>83</text:p>
          </table:table-cell>
          <table:table-cell table:formula="of:=MOD([.N4];32)" office:value-type="float" office:value="27" calcext:value-type="float">
            <text:p>27</text:p>
          </table:table-cell>
          <table:table-cell table:formula="of:=DEC2HEX([.O4]*2^7+[.P4];4)" office:value-type="string" office:string-value="299B" calcext:value-type="string">
            <text:p>299B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5]-ROUNDDOWN([.B5]/9; )" office:value-type="float" office:value="3" calcext:value-type="float">
            <text:p>3</text:p>
          </table:table-cell>
          <table:table-cell table:formula="of:=LOOKUP([.H5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A</text:p>
          </table:table-cell>
          <table:table-cell table:formula="of:=MOD([.B5];9)" office:value-type="float" office:value="3" calcext:value-type="float">
            <text:p>3</text:p>
          </table:table-cell>
          <table:table-cell office:value-type="float" office:value="5825" calcext:value-type="float">
            <text:p>5825</text:p>
          </table:table-cell>
          <table:table-cell office:value-type="float" office:value="2991" calcext:value-type="float">
            <text:p>2991</text:p>
          </table:table-cell>
          <table:table-cell/>
          <table:table-cell table:style-name="ce6" table:formula="of:=IF([.F5]=&quot;D&quot;;&quot;&quot;;IF([.H5]=0;[.A$1];[.H5]))" office:value-type="float" office:value="5825" calcext:value-type="float">
            <text:p>5825</text:p>
          </table:table-cell>
          <table:table-cell table:style-name="ce6" table:formula="of:=IF([.F5]=&quot;D&quot;;&quot;&quot;;[.C5])" office:value-type="float" office:value="3" calcext:value-type="float">
            <text:p>3</text:p>
          </table:table-cell>
          <table:table-cell/>
          <table:table-cell table:formula="of:=INT(([.H5]-479)/2)" office:value-type="float" office:value="2673" calcext:value-type="float">
            <text:p>2673</text:p>
          </table:table-cell>
          <table:table-cell table:formula="of:=INT([.N5]/32)" office:value-type="float" office:value="83" calcext:value-type="float">
            <text:p>83</text:p>
          </table:table-cell>
          <table:table-cell table:formula="of:=MOD([.N5];32)" office:value-type="float" office:value="17" calcext:value-type="float">
            <text:p>17</text:p>
          </table:table-cell>
          <table:table-cell table:formula="of:=DEC2HEX([.O5]*2^7+[.P5];4)" office:value-type="string" office:string-value="2991" calcext:value-type="string">
            <text:p>299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6]-ROUNDDOWN([.B6]/9; )" office:value-type="float" office:value="4" calcext:value-type="float">
            <text:p>4</text:p>
          </table:table-cell>
          <table:table-cell table:formula="of:=LOOKUP([.H6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A</text:p>
          </table:table-cell>
          <table:table-cell table:formula="of:=MOD([.B6];9)" office:value-type="float" office:value="4" calcext:value-type="float">
            <text:p>4</text:p>
          </table:table-cell>
          <table:table-cell office:value-type="float" office:value="5805" calcext:value-type="float">
            <text:p>5805</text:p>
          </table:table-cell>
          <table:table-cell office:value-type="float" office:value="2987" calcext:value-type="float">
            <text:p>2987</text:p>
          </table:table-cell>
          <table:table-cell/>
          <table:table-cell table:style-name="ce6" table:formula="of:=IF([.F6]=&quot;D&quot;;&quot;&quot;;IF([.H6]=0;[.A$1];[.H6]))" office:value-type="float" office:value="5805" calcext:value-type="float">
            <text:p>5805</text:p>
          </table:table-cell>
          <table:table-cell table:style-name="ce6" table:formula="of:=IF([.F6]=&quot;D&quot;;&quot;&quot;;[.C6])" office:value-type="float" office:value="4" calcext:value-type="float">
            <text:p>4</text:p>
          </table:table-cell>
          <table:table-cell/>
          <table:table-cell table:formula="of:=INT(([.H6]-479)/2)" office:value-type="float" office:value="2663" calcext:value-type="float">
            <text:p>2663</text:p>
          </table:table-cell>
          <table:table-cell table:formula="of:=INT([.N6]/32)" office:value-type="float" office:value="83" calcext:value-type="float">
            <text:p>83</text:p>
          </table:table-cell>
          <table:table-cell table:formula="of:=MOD([.N6];32)" office:value-type="float" office:value="7" calcext:value-type="float">
            <text:p>7</text:p>
          </table:table-cell>
          <table:table-cell table:formula="of:=DEC2HEX([.O6]*2^7+[.P6];4)" office:value-type="string" office:string-value="2987" calcext:value-type="string">
            <text:p>298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7]-ROUNDDOWN([.B7]/9; )" office:value-type="float" office:value="5" calcext:value-type="float">
            <text:p>5</text:p>
          </table:table-cell>
          <table:table-cell table:formula="of:=LOOKUP([.H7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A</text:p>
          </table:table-cell>
          <table:table-cell table:formula="of:=MOD([.B7];9)" office:value-type="float" office:value="5" calcext:value-type="float">
            <text:p>5</text:p>
          </table:table-cell>
          <table:table-cell office:value-type="float" office:value="5785" calcext:value-type="float">
            <text:p>5785</text:p>
          </table:table-cell>
          <table:table-cell office:value-type="string" calcext:value-type="string">
            <text:p>291d</text:p>
          </table:table-cell>
          <table:table-cell/>
          <table:table-cell table:style-name="ce6" table:formula="of:=IF([.F7]=&quot;D&quot;;&quot;&quot;;IF([.H7]=0;[.A$1];[.H7]))" office:value-type="float" office:value="5785" calcext:value-type="float">
            <text:p>5785</text:p>
          </table:table-cell>
          <table:table-cell table:style-name="ce6" table:formula="of:=IF([.F7]=&quot;D&quot;;&quot;&quot;;[.C7])" office:value-type="float" office:value="5" calcext:value-type="float">
            <text:p>5</text:p>
          </table:table-cell>
          <table:table-cell/>
          <table:table-cell table:formula="of:=INT(([.H7]-479)/2)" office:value-type="float" office:value="2653" calcext:value-type="float">
            <text:p>2653</text:p>
          </table:table-cell>
          <table:table-cell table:formula="of:=INT([.N7]/32)" office:value-type="float" office:value="82" calcext:value-type="float">
            <text:p>82</text:p>
          </table:table-cell>
          <table:table-cell table:formula="of:=MOD([.N7];32)" office:value-type="float" office:value="29" calcext:value-type="float">
            <text:p>29</text:p>
          </table:table-cell>
          <table:table-cell table:formula="of:=DEC2HEX([.O7]*2^7+[.P7];4)" office:value-type="string" office:string-value="291D" calcext:value-type="string">
            <text:p>291D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8]-ROUNDDOWN([.B8]/9; )" office:value-type="float" office:value="6" calcext:value-type="float">
            <text:p>6</text:p>
          </table:table-cell>
          <table:table-cell table:formula="of:=LOOKUP([.H8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A</text:p>
          </table:table-cell>
          <table:table-cell table:formula="of:=MOD([.B8];9)" office:value-type="float" office:value="6" calcext:value-type="float">
            <text:p>6</text:p>
          </table:table-cell>
          <table:table-cell office:value-type="float" office:value="5765" calcext:value-type="float">
            <text:p>5765</text:p>
          </table:table-cell>
          <table:table-cell office:value-type="float" office:value="2913" calcext:value-type="float">
            <text:p>2913</text:p>
          </table:table-cell>
          <table:table-cell/>
          <table:table-cell table:style-name="ce6" table:formula="of:=IF([.F8]=&quot;D&quot;;&quot;&quot;;IF([.H8]=0;[.A$1];[.H8]))" office:value-type="float" office:value="5765" calcext:value-type="float">
            <text:p>5765</text:p>
          </table:table-cell>
          <table:table-cell table:style-name="ce6" table:formula="of:=IF([.F8]=&quot;D&quot;;&quot;&quot;;[.C8])" office:value-type="float" office:value="6" calcext:value-type="float">
            <text:p>6</text:p>
          </table:table-cell>
          <table:table-cell/>
          <table:table-cell table:formula="of:=INT(([.H8]-479)/2)" office:value-type="float" office:value="2643" calcext:value-type="float">
            <text:p>2643</text:p>
          </table:table-cell>
          <table:table-cell table:formula="of:=INT([.N8]/32)" office:value-type="float" office:value="82" calcext:value-type="float">
            <text:p>82</text:p>
          </table:table-cell>
          <table:table-cell table:formula="of:=MOD([.N8];32)" office:value-type="float" office:value="19" calcext:value-type="float">
            <text:p>19</text:p>
          </table:table-cell>
          <table:table-cell table:formula="of:=DEC2HEX([.O8]*2^7+[.P8];4)" office:value-type="string" office:string-value="2913" calcext:value-type="string">
            <text:p>29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9]-ROUNDDOWN([.B9]/9; )" office:value-type="float" office:value="7" calcext:value-type="float">
            <text:p>7</text:p>
          </table:table-cell>
          <table:table-cell table:formula="of:=LOOKUP([.H9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A</text:p>
          </table:table-cell>
          <table:table-cell table:formula="of:=MOD([.B9];9)" office:value-type="float" office:value="7" calcext:value-type="float">
            <text:p>7</text:p>
          </table:table-cell>
          <table:table-cell office:value-type="float" office:value="5745" calcext:value-type="float">
            <text:p>5745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ce6" table:formula="of:=IF([.F9]=&quot;D&quot;;&quot;&quot;;IF([.H9]=0;[.A$1];[.H9]))" office:value-type="float" office:value="5745" calcext:value-type="float">
            <text:p>5745</text:p>
          </table:table-cell>
          <table:table-cell table:style-name="ce6" table:formula="of:=IF([.F9]=&quot;D&quot;;&quot;&quot;;[.C9])" office:value-type="float" office:value="7" calcext:value-type="float">
            <text:p>7</text:p>
          </table:table-cell>
          <table:table-cell/>
          <table:table-cell table:formula="of:=INT(([.H9]-479)/2)" office:value-type="float" office:value="2633" calcext:value-type="float">
            <text:p>2633</text:p>
          </table:table-cell>
          <table:table-cell table:formula="of:=INT([.N9]/32)" office:value-type="float" office:value="82" calcext:value-type="float">
            <text:p>82</text:p>
          </table:table-cell>
          <table:table-cell table:formula="of:=MOD([.N9];32)" office:value-type="float" office:value="9" calcext:value-type="float">
            <text:p>9</text:p>
          </table:table-cell>
          <table:table-cell table:formula="of:=DEC2HEX([.O9]*2^7+[.P9];4)" office:value-type="string" office:string-value="2909" calcext:value-type="string">
            <text:p>290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0]-ROUNDDOWN([.B10]/9; )" office:value-type="float" office:value="8" calcext:value-type="float">
            <text:p>8</text:p>
          </table:table-cell>
          <table:table-cell table:formula="of:=LOOKUP([.H10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A</text:p>
          </table:table-cell>
          <table:table-cell table:formula="of:=MOD([.B10];9)" office:value-type="float" office:value="8" calcext:value-type="float">
            <text:p>8</text:p>
          </table:table-cell>
          <table:table-cell office:value-type="float" office:value="5725" calcext:value-type="float">
            <text:p>5725</text:p>
          </table:table-cell>
          <table:table-cell office:value-type="string" calcext:value-type="string">
            <text:p>289f</text:p>
          </table:table-cell>
          <table:table-cell/>
          <table:table-cell table:style-name="ce6" table:formula="of:=IF([.F10]=&quot;D&quot;;&quot;&quot;;IF([.H10]=0;[.A$1];[.H10]))" office:value-type="float" office:value="5725" calcext:value-type="float">
            <text:p>5725</text:p>
          </table:table-cell>
          <table:table-cell table:style-name="ce6" table:formula="of:=IF([.F10]=&quot;D&quot;;&quot;&quot;;[.C10])" office:value-type="float" office:value="8" calcext:value-type="float">
            <text:p>8</text:p>
          </table:table-cell>
          <table:table-cell/>
          <table:table-cell table:formula="of:=INT(([.H10]-479)/2)" office:value-type="float" office:value="2623" calcext:value-type="float">
            <text:p>2623</text:p>
          </table:table-cell>
          <table:table-cell table:formula="of:=INT([.N10]/32)" office:value-type="float" office:value="81" calcext:value-type="float">
            <text:p>81</text:p>
          </table:table-cell>
          <table:table-cell table:formula="of:=MOD([.N10];32)" office:value-type="float" office:value="31" calcext:value-type="float">
            <text:p>31</text:p>
          </table:table-cell>
          <table:table-cell table:formula="of:=DEC2HEX([.O10]*2^7+[.P10];4)" office:value-type="string" office:string-value="289F" calcext:value-type="string">
            <text:p>289F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1]-ROUNDDOWN([.B11]/9; )" office:value-type="float" office:value="8" calcext:value-type="float">
            <text:p>8</text:p>
          </table:table-cell>
          <table:table-cell table:formula="of:=LOOKUP([.H11];[order.F$1:.F$125];[order.G$1:.G$125])" office:value-type="string" office:string-value="" calcext:value-type="error">
            <text:p>#N/D</text:p>
          </table:table-cell>
          <table:table-cell table:number-columns-repeated="2"/>
          <table:table-cell table:formula="of:=MOD([.B11];9)" office:value-type="float" office:value="0" calcext:value-type="float">
            <text:p>0</text:p>
          </table:table-cell>
          <table:table-cell table:number-columns-repeated="3"/>
          <table:table-cell table:style-name="ce6" table:formula="of:=IF([.F11]=&quot;D&quot;;&quot;&quot;;IF([.H11]=0;[.A$1];[.H11]))" office:value-type="float" office:value="9999" calcext:value-type="float">
            <text:p>9999</text:p>
          </table:table-cell>
          <table:table-cell table:style-name="ce6" table:formula="of:=IF([.F11]=&quot;D&quot;;&quot;&quot;;[.C11])" office:value-type="float" office:value="8" calcext:value-type="float">
            <text:p>8</text:p>
          </table:table-cell>
          <table:table-cell/>
          <table:table-cell table:formula="of:=INT(([.H11]-479)/2)" office:value-type="float" office:value="-240" calcext:value-type="float">
            <text:p>-240</text:p>
          </table:table-cell>
          <table:table-cell table:formula="of:=INT([.N11]/32)" office:value-type="float" office:value="-8" calcext:value-type="float">
            <text:p>-8</text:p>
          </table:table-cell>
          <table:table-cell table:formula="of:=MOD([.N11];32)" office:value-type="float" office:value="16" calcext:value-type="float">
            <text:p>16</text:p>
          </table:table-cell>
          <table:table-cell table:formula="of:=DEC2HEX([.O11]*2^7+[.P11];4)" office:value-type="string" office:string-value="FFFFFFFC10" calcext:value-type="string">
            <text:p>FFFFFFFC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2]-ROUNDDOWN([.B12]/9; )" office:value-type="float" office:value="9" calcext:value-type="float">
            <text:p>9</text:p>
          </table:table-cell>
          <table:table-cell table:formula="of:=LOOKUP([.H12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B</text:p>
          </table:table-cell>
          <table:table-cell table:formula="of:=MOD([.B12];9)" office:value-type="float" office:value="1" calcext:value-type="float">
            <text:p>1</text:p>
          </table:table-cell>
          <table:table-cell office:value-type="float" office:value="5733" calcext:value-type="float">
            <text:p>5733</text:p>
          </table:table-cell>
          <table:table-cell office:value-type="float" office:value="2903" calcext:value-type="float">
            <text:p>2903</text:p>
          </table:table-cell>
          <table:table-cell/>
          <table:table-cell table:style-name="ce6" table:formula="of:=IF([.F12]=&quot;D&quot;;&quot;&quot;;IF([.H12]=0;[.A$1];[.H12]))" office:value-type="float" office:value="5733" calcext:value-type="float">
            <text:p>5733</text:p>
          </table:table-cell>
          <table:table-cell table:style-name="ce6" table:formula="of:=IF([.F12]=&quot;D&quot;;&quot;&quot;;[.C12])" office:value-type="float" office:value="9" calcext:value-type="float">
            <text:p>9</text:p>
          </table:table-cell>
          <table:table-cell/>
          <table:table-cell table:formula="of:=INT(([.H12]-479)/2)" office:value-type="float" office:value="2627" calcext:value-type="float">
            <text:p>2627</text:p>
          </table:table-cell>
          <table:table-cell table:formula="of:=INT([.N12]/32)" office:value-type="float" office:value="82" calcext:value-type="float">
            <text:p>82</text:p>
          </table:table-cell>
          <table:table-cell table:formula="of:=MOD([.N12];32)" office:value-type="float" office:value="3" calcext:value-type="float">
            <text:p>3</text:p>
          </table:table-cell>
          <table:table-cell table:formula="of:=DEC2HEX([.O12]*2^7+[.P12];4)" office:value-type="string" office:string-value="2903" calcext:value-type="string">
            <text:p>290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3]-ROUNDDOWN([.B13]/9; )" office:value-type="float" office:value="10" calcext:value-type="float">
            <text:p>10</text:p>
          </table:table-cell>
          <table:table-cell table:formula="of:=LOOKUP([.H13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B</text:p>
          </table:table-cell>
          <table:table-cell table:formula="of:=MOD([.B13];9)" office:value-type="float" office:value="2" calcext:value-type="float">
            <text:p>2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290c</text:p>
          </table:table-cell>
          <table:table-cell/>
          <table:table-cell table:style-name="ce6" table:formula="of:=IF([.F13]=&quot;D&quot;;&quot;&quot;;IF([.H13]=0;[.A$1];[.H13]))" office:value-type="float" office:value="5752" calcext:value-type="float">
            <text:p>5752</text:p>
          </table:table-cell>
          <table:table-cell table:style-name="ce6" table:formula="of:=IF([.F13]=&quot;D&quot;;&quot;&quot;;[.C13])" office:value-type="float" office:value="10" calcext:value-type="float">
            <text:p>10</text:p>
          </table:table-cell>
          <table:table-cell/>
          <table:table-cell table:formula="of:=INT(([.H13]-479)/2)" office:value-type="float" office:value="2636" calcext:value-type="float">
            <text:p>2636</text:p>
          </table:table-cell>
          <table:table-cell table:formula="of:=INT([.N13]/32)" office:value-type="float" office:value="82" calcext:value-type="float">
            <text:p>82</text:p>
          </table:table-cell>
          <table:table-cell table:formula="of:=MOD([.N13];32)" office:value-type="float" office:value="12" calcext:value-type="float">
            <text:p>12</text:p>
          </table:table-cell>
          <table:table-cell table:formula="of:=DEC2HEX([.O13]*2^7+[.P13];4)" office:value-type="string" office:string-value="290C" calcext:value-type="string">
            <text:p>290C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4]-ROUNDDOWN([.B14]/9; )" office:value-type="float" office:value="11" calcext:value-type="float">
            <text:p>11</text:p>
          </table:table-cell>
          <table:table-cell table:formula="of:=LOOKUP([.H14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B</text:p>
          </table:table-cell>
          <table:table-cell table:formula="of:=MOD([.B14];9)" office:value-type="float" office:value="3" calcext:value-type="float">
            <text:p>3</text:p>
          </table:table-cell>
          <table:table-cell office:value-type="float" office:value="5771" calcext:value-type="float">
            <text:p>5771</text:p>
          </table:table-cell>
          <table:table-cell office:value-type="float" office:value="2916" calcext:value-type="float">
            <text:p>2916</text:p>
          </table:table-cell>
          <table:table-cell/>
          <table:table-cell table:style-name="ce6" table:formula="of:=IF([.F14]=&quot;D&quot;;&quot;&quot;;IF([.H14]=0;[.A$1];[.H14]))" office:value-type="float" office:value="5771" calcext:value-type="float">
            <text:p>5771</text:p>
          </table:table-cell>
          <table:table-cell table:style-name="ce6" table:formula="of:=IF([.F14]=&quot;D&quot;;&quot;&quot;;[.C14])" office:value-type="float" office:value="11" calcext:value-type="float">
            <text:p>11</text:p>
          </table:table-cell>
          <table:table-cell/>
          <table:table-cell table:formula="of:=INT(([.H14]-479)/2)" office:value-type="float" office:value="2646" calcext:value-type="float">
            <text:p>2646</text:p>
          </table:table-cell>
          <table:table-cell table:formula="of:=INT([.N14]/32)" office:value-type="float" office:value="82" calcext:value-type="float">
            <text:p>82</text:p>
          </table:table-cell>
          <table:table-cell table:formula="of:=MOD([.N14];32)" office:value-type="float" office:value="22" calcext:value-type="float">
            <text:p>22</text:p>
          </table:table-cell>
          <table:table-cell table:formula="of:=DEC2HEX([.O14]*2^7+[.P14];4)" office:value-type="string" office:string-value="2916" calcext:value-type="string">
            <text:p>291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5]-ROUNDDOWN([.B15]/9; )" office:value-type="float" office:value="12" calcext:value-type="float">
            <text:p>12</text:p>
          </table:table-cell>
          <table:table-cell table:formula="of:=LOOKUP([.H15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B</text:p>
          </table:table-cell>
          <table:table-cell table:formula="of:=MOD([.B15];9)" office:value-type="float" office:value="4" calcext:value-type="float">
            <text:p>4</text:p>
          </table:table-cell>
          <table:table-cell office:value-type="float" office:value="5790" calcext:value-type="float">
            <text:p>5790</text:p>
          </table:table-cell>
          <table:table-cell office:value-type="string" calcext:value-type="string">
            <text:p>291f</text:p>
          </table:table-cell>
          <table:table-cell/>
          <table:table-cell table:style-name="ce6" table:formula="of:=IF([.F15]=&quot;D&quot;;&quot;&quot;;IF([.H15]=0;[.A$1];[.H15]))" office:value-type="float" office:value="5790" calcext:value-type="float">
            <text:p>5790</text:p>
          </table:table-cell>
          <table:table-cell table:style-name="ce6" table:formula="of:=IF([.F15]=&quot;D&quot;;&quot;&quot;;[.C15])" office:value-type="float" office:value="12" calcext:value-type="float">
            <text:p>12</text:p>
          </table:table-cell>
          <table:table-cell/>
          <table:table-cell table:formula="of:=INT(([.H15]-479)/2)" office:value-type="float" office:value="2655" calcext:value-type="float">
            <text:p>2655</text:p>
          </table:table-cell>
          <table:table-cell table:formula="of:=INT([.N15]/32)" office:value-type="float" office:value="82" calcext:value-type="float">
            <text:p>82</text:p>
          </table:table-cell>
          <table:table-cell table:formula="of:=MOD([.N15];32)" office:value-type="float" office:value="31" calcext:value-type="float">
            <text:p>31</text:p>
          </table:table-cell>
          <table:table-cell table:formula="of:=DEC2HEX([.O15]*2^7+[.P15];4)" office:value-type="string" office:string-value="291F" calcext:value-type="string">
            <text:p>291F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6]-ROUNDDOWN([.B16]/9; )" office:value-type="float" office:value="13" calcext:value-type="float">
            <text:p>13</text:p>
          </table:table-cell>
          <table:table-cell table:formula="of:=LOOKUP([.H16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B</text:p>
          </table:table-cell>
          <table:table-cell table:formula="of:=MOD([.B16];9)" office:value-type="float" office:value="5" calcext:value-type="float">
            <text:p>5</text:p>
          </table:table-cell>
          <table:table-cell office:value-type="float" office:value="5809" calcext:value-type="float">
            <text:p>5809</text:p>
          </table:table-cell>
          <table:table-cell office:value-type="float" office:value="2989" calcext:value-type="float">
            <text:p>2989</text:p>
          </table:table-cell>
          <table:table-cell/>
          <table:table-cell table:style-name="ce6" table:formula="of:=IF([.F16]=&quot;D&quot;;&quot;&quot;;IF([.H16]=0;[.A$1];[.H16]))" office:value-type="float" office:value="5809" calcext:value-type="float">
            <text:p>5809</text:p>
          </table:table-cell>
          <table:table-cell table:style-name="ce6" table:formula="of:=IF([.F16]=&quot;D&quot;;&quot;&quot;;[.C16])" office:value-type="float" office:value="13" calcext:value-type="float">
            <text:p>13</text:p>
          </table:table-cell>
          <table:table-cell/>
          <table:table-cell table:formula="of:=INT(([.H16]-479)/2)" office:value-type="float" office:value="2665" calcext:value-type="float">
            <text:p>2665</text:p>
          </table:table-cell>
          <table:table-cell table:formula="of:=INT([.N16]/32)" office:value-type="float" office:value="83" calcext:value-type="float">
            <text:p>83</text:p>
          </table:table-cell>
          <table:table-cell table:formula="of:=MOD([.N16];32)" office:value-type="float" office:value="9" calcext:value-type="float">
            <text:p>9</text:p>
          </table:table-cell>
          <table:table-cell table:formula="of:=DEC2HEX([.O16]*2^7+[.P16];4)" office:value-type="string" office:string-value="2989" calcext:value-type="string">
            <text:p>298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17]-ROUNDDOWN([.B17]/9; )" office:value-type="float" office:value="14" calcext:value-type="float">
            <text:p>14</text:p>
          </table:table-cell>
          <table:table-cell table:formula="of:=LOOKUP([.H17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B</text:p>
          </table:table-cell>
          <table:table-cell table:formula="of:=MOD([.B17];9)" office:value-type="float" office:value="6" calcext:value-type="float">
            <text:p>6</text:p>
          </table:table-cell>
          <table:table-cell office:value-type="float" office:value="5828" calcext:value-type="float">
            <text:p>5828</text:p>
          </table:table-cell>
          <table:table-cell office:value-type="float" office:value="2992" calcext:value-type="float">
            <text:p>2992</text:p>
          </table:table-cell>
          <table:table-cell/>
          <table:table-cell table:style-name="ce6" table:formula="of:=IF([.F17]=&quot;D&quot;;&quot;&quot;;IF([.H17]=0;[.A$1];[.H17]))" office:value-type="float" office:value="5828" calcext:value-type="float">
            <text:p>5828</text:p>
          </table:table-cell>
          <table:table-cell table:style-name="ce6" table:formula="of:=IF([.F17]=&quot;D&quot;;&quot;&quot;;[.C17])" office:value-type="float" office:value="14" calcext:value-type="float">
            <text:p>14</text:p>
          </table:table-cell>
          <table:table-cell/>
          <table:table-cell table:formula="of:=INT(([.H17]-479)/2)" office:value-type="float" office:value="2674" calcext:value-type="float">
            <text:p>2674</text:p>
          </table:table-cell>
          <table:table-cell table:formula="of:=INT([.N17]/32)" office:value-type="float" office:value="83" calcext:value-type="float">
            <text:p>83</text:p>
          </table:table-cell>
          <table:table-cell table:formula="of:=MOD([.N17];32)" office:value-type="float" office:value="18" calcext:value-type="float">
            <text:p>18</text:p>
          </table:table-cell>
          <table:table-cell table:formula="of:=DEC2HEX([.O17]*2^7+[.P17];4)" office:value-type="string" office:string-value="2992" calcext:value-type="string">
            <text:p>299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18]-ROUNDDOWN([.B18]/9; )" office:value-type="float" office:value="15" calcext:value-type="float">
            <text:p>15</text:p>
          </table:table-cell>
          <table:table-cell table:formula="of:=LOOKUP([.H18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B</text:p>
          </table:table-cell>
          <table:table-cell table:formula="of:=MOD([.B18];9)" office:value-type="float" office:value="7" calcext:value-type="float">
            <text:p>7</text:p>
          </table:table-cell>
          <table:table-cell office:value-type="float" office:value="5847" calcext:value-type="float">
            <text:p>5847</text:p>
          </table:table-cell>
          <table:table-cell office:value-type="string" calcext:value-type="string">
            <text:p>299c</text:p>
          </table:table-cell>
          <table:table-cell/>
          <table:table-cell table:style-name="ce6" table:formula="of:=IF([.F18]=&quot;D&quot;;&quot;&quot;;IF([.H18]=0;[.A$1];[.H18]))" office:value-type="float" office:value="5847" calcext:value-type="float">
            <text:p>5847</text:p>
          </table:table-cell>
          <table:table-cell table:style-name="ce6" table:formula="of:=IF([.F18]=&quot;D&quot;;&quot;&quot;;[.C18])" office:value-type="float" office:value="15" calcext:value-type="float">
            <text:p>15</text:p>
          </table:table-cell>
          <table:table-cell/>
          <table:table-cell table:formula="of:=INT(([.H18]-479)/2)" office:value-type="float" office:value="2684" calcext:value-type="float">
            <text:p>2684</text:p>
          </table:table-cell>
          <table:table-cell table:formula="of:=INT([.N18]/32)" office:value-type="float" office:value="83" calcext:value-type="float">
            <text:p>83</text:p>
          </table:table-cell>
          <table:table-cell table:formula="of:=MOD([.N18];32)" office:value-type="float" office:value="28" calcext:value-type="float">
            <text:p>28</text:p>
          </table:table-cell>
          <table:table-cell table:formula="of:=DEC2HEX([.O18]*2^7+[.P18];4)" office:value-type="string" office:string-value="299C" calcext:value-type="string">
            <text:p>299C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19]-ROUNDDOWN([.B19]/9; )" office:value-type="float" office:value="16" calcext:value-type="float">
            <text:p>16</text:p>
          </table:table-cell>
          <table:table-cell table:formula="of:=LOOKUP([.H19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B</text:p>
          </table:table-cell>
          <table:table-cell table:formula="of:=MOD([.B19];9)" office:value-type="float" office:value="8" calcext:value-type="float">
            <text:p>8</text:p>
          </table:table-cell>
          <table:table-cell office:value-type="float" office:value="5866" calcext:value-type="float">
            <text:p>5866</text:p>
          </table:table-cell>
          <table:table-cell office:value-type="string" calcext:value-type="string">
            <text:p>2a05</text:p>
          </table:table-cell>
          <table:table-cell/>
          <table:table-cell table:style-name="ce6" table:formula="of:=IF([.F19]=&quot;D&quot;;&quot;&quot;;IF([.H19]=0;[.A$1];[.H19]))" office:value-type="float" office:value="5866" calcext:value-type="float">
            <text:p>5866</text:p>
          </table:table-cell>
          <table:table-cell table:style-name="ce6" table:formula="of:=IF([.F19]=&quot;D&quot;;&quot;&quot;;[.C19])" office:value-type="float" office:value="16" calcext:value-type="float">
            <text:p>16</text:p>
          </table:table-cell>
          <table:table-cell/>
          <table:table-cell table:formula="of:=INT(([.H19]-479)/2)" office:value-type="float" office:value="2693" calcext:value-type="float">
            <text:p>2693</text:p>
          </table:table-cell>
          <table:table-cell table:formula="of:=INT([.N19]/32)" office:value-type="float" office:value="84" calcext:value-type="float">
            <text:p>84</text:p>
          </table:table-cell>
          <table:table-cell table:formula="of:=MOD([.N19];32)" office:value-type="float" office:value="5" calcext:value-type="float">
            <text:p>5</text:p>
          </table:table-cell>
          <table:table-cell table:formula="of:=DEC2HEX([.O19]*2^7+[.P19];4)" office:value-type="string" office:string-value="2A05" calcext:value-type="string">
            <text:p>2A0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20]-ROUNDDOWN([.B20]/9; )" office:value-type="float" office:value="16" calcext:value-type="float">
            <text:p>16</text:p>
          </table:table-cell>
          <table:table-cell table:formula="of:=LOOKUP([.H20];[order.F$1:.F$125];[order.G$1:.G$125])" office:value-type="string" office:string-value="" calcext:value-type="error">
            <text:p>#N/D</text:p>
          </table:table-cell>
          <table:table-cell table:number-columns-repeated="2"/>
          <table:table-cell table:formula="of:=MOD([.B20];9)" office:value-type="float" office:value="0" calcext:value-type="float">
            <text:p>0</text:p>
          </table:table-cell>
          <table:table-cell table:number-columns-repeated="3"/>
          <table:table-cell table:style-name="ce6" table:formula="of:=IF([.F20]=&quot;D&quot;;&quot;&quot;;IF([.H20]=0;[.A$1];[.H20]))" office:value-type="float" office:value="9999" calcext:value-type="float">
            <text:p>9999</text:p>
          </table:table-cell>
          <table:table-cell table:style-name="ce6" table:formula="of:=IF([.F20]=&quot;D&quot;;&quot;&quot;;[.C20])" office:value-type="float" office:value="16" calcext:value-type="float">
            <text:p>16</text:p>
          </table:table-cell>
          <table:table-cell/>
          <table:table-cell table:formula="of:=INT(([.H20]-479)/2)" office:value-type="float" office:value="-240" calcext:value-type="float">
            <text:p>-240</text:p>
          </table:table-cell>
          <table:table-cell table:formula="of:=INT([.N20]/32)" office:value-type="float" office:value="-8" calcext:value-type="float">
            <text:p>-8</text:p>
          </table:table-cell>
          <table:table-cell table:formula="of:=MOD([.N20];32)" office:value-type="float" office:value="16" calcext:value-type="float">
            <text:p>16</text:p>
          </table:table-cell>
          <table:table-cell table:formula="of:=DEC2HEX([.O20]*2^7+[.P20];4)" office:value-type="string" office:string-value="FFFFFFFC10" calcext:value-type="string">
            <text:p>FFFFFFFC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21]-ROUNDDOWN([.B21]/9; )" office:value-type="float" office:value="17" calcext:value-type="float">
            <text:p>17</text:p>
          </table:table-cell>
          <table:table-cell table:formula="of:=LOOKUP([.H21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E</text:p>
          </table:table-cell>
          <table:table-cell table:formula="of:=MOD([.B21];9)" office:value-type="float" office:value="1" calcext:value-type="float">
            <text:p>1</text:p>
          </table:table-cell>
          <table:table-cell office:value-type="float" office:value="5705" calcext:value-type="float">
            <text:p>5705</text:p>
          </table:table-cell>
          <table:table-cell office:value-type="float" office:value="2895" calcext:value-type="float">
            <text:p>2895</text:p>
          </table:table-cell>
          <table:table-cell/>
          <table:table-cell table:style-name="ce6" table:formula="of:=IF([.F21]=&quot;D&quot;;&quot;&quot;;IF([.H21]=0;[.A$1];[.H21]))" office:value-type="float" office:value="5705" calcext:value-type="float">
            <text:p>5705</text:p>
          </table:table-cell>
          <table:table-cell table:style-name="ce6" table:formula="of:=IF([.F21]=&quot;D&quot;;&quot;&quot;;[.C21])" office:value-type="float" office:value="17" calcext:value-type="float">
            <text:p>17</text:p>
          </table:table-cell>
          <table:table-cell/>
          <table:table-cell table:formula="of:=INT(([.H21]-479)/2)" office:value-type="float" office:value="2613" calcext:value-type="float">
            <text:p>2613</text:p>
          </table:table-cell>
          <table:table-cell table:formula="of:=INT([.N21]/32)" office:value-type="float" office:value="81" calcext:value-type="float">
            <text:p>81</text:p>
          </table:table-cell>
          <table:table-cell table:formula="of:=MOD([.N21];32)" office:value-type="float" office:value="21" calcext:value-type="float">
            <text:p>21</text:p>
          </table:table-cell>
          <table:table-cell table:formula="of:=DEC2HEX([.O21]*2^7+[.P21];4)" office:value-type="string" office:string-value="2895" calcext:value-type="string">
            <text:p>289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2]-ROUNDDOWN([.B22]/9; )" office:value-type="float" office:value="18" calcext:value-type="float">
            <text:p>18</text:p>
          </table:table-cell>
          <table:table-cell table:formula="of:=LOOKUP([.H22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E</text:p>
          </table:table-cell>
          <table:table-cell table:formula="of:=MOD([.B22];9)" office:value-type="float" office:value="2" calcext:value-type="float">
            <text:p>2</text:p>
          </table:table-cell>
          <table:table-cell office:value-type="float" office:value="5685" calcext:value-type="float">
            <text:p>5685</text:p>
          </table:table-cell>
          <table:table-cell office:value-type="string" calcext:value-type="string">
            <text:p>288b</text:p>
          </table:table-cell>
          <table:table-cell/>
          <table:table-cell table:style-name="ce6" table:formula="of:=IF([.F22]=&quot;D&quot;;&quot;&quot;;IF([.H22]=0;[.A$1];[.H22]))" office:value-type="float" office:value="5685" calcext:value-type="float">
            <text:p>5685</text:p>
          </table:table-cell>
          <table:table-cell table:style-name="ce6" table:formula="of:=IF([.F22]=&quot;D&quot;;&quot;&quot;;[.C22])" office:value-type="float" office:value="18" calcext:value-type="float">
            <text:p>18</text:p>
          </table:table-cell>
          <table:table-cell/>
          <table:table-cell table:formula="of:=INT(([.H22]-479)/2)" office:value-type="float" office:value="2603" calcext:value-type="float">
            <text:p>2603</text:p>
          </table:table-cell>
          <table:table-cell table:formula="of:=INT([.N22]/32)" office:value-type="float" office:value="81" calcext:value-type="float">
            <text:p>81</text:p>
          </table:table-cell>
          <table:table-cell table:formula="of:=MOD([.N22];32)" office:value-type="float" office:value="11" calcext:value-type="float">
            <text:p>11</text:p>
          </table:table-cell>
          <table:table-cell table:formula="of:=DEC2HEX([.O22]*2^7+[.P22];4)" office:value-type="string" office:string-value="288B" calcext:value-type="string">
            <text:p>288B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B23]-ROUNDDOWN([.B23]/9; )" office:value-type="float" office:value="19" calcext:value-type="float">
            <text:p>19</text:p>
          </table:table-cell>
          <table:table-cell table:formula="of:=LOOKUP([.H23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E</text:p>
          </table:table-cell>
          <table:table-cell table:formula="of:=MOD([.B23];9)" office:value-type="float" office:value="3" calcext:value-type="float">
            <text:p>3</text:p>
          </table:table-cell>
          <table:table-cell office:value-type="float" office:value="5665" calcext:value-type="float">
            <text:p>5665</text:p>
          </table:table-cell>
          <table:table-cell office:value-type="float" office:value="2881" calcext:value-type="float">
            <text:p>2881</text:p>
          </table:table-cell>
          <table:table-cell/>
          <table:table-cell table:style-name="ce6" table:formula="of:=IF([.F23]=&quot;D&quot;;&quot;&quot;;IF([.H23]=0;[.A$1];[.H23]))" office:value-type="float" office:value="5665" calcext:value-type="float">
            <text:p>5665</text:p>
          </table:table-cell>
          <table:table-cell table:style-name="ce6" table:formula="of:=IF([.F23]=&quot;D&quot;;&quot;&quot;;[.C23])" office:value-type="float" office:value="19" calcext:value-type="float">
            <text:p>19</text:p>
          </table:table-cell>
          <table:table-cell/>
          <table:table-cell table:formula="of:=INT(([.H23]-479)/2)" office:value-type="float" office:value="2593" calcext:value-type="float">
            <text:p>2593</text:p>
          </table:table-cell>
          <table:table-cell table:formula="of:=INT([.N23]/32)" office:value-type="float" office:value="81" calcext:value-type="float">
            <text:p>81</text:p>
          </table:table-cell>
          <table:table-cell table:formula="of:=MOD([.N23];32)" office:value-type="float" office:value="1" calcext:value-type="float">
            <text:p>1</text:p>
          </table:table-cell>
          <table:table-cell table:formula="of:=DEC2HEX([.O23]*2^7+[.P23];4)" office:value-type="string" office:string-value="2881" calcext:value-type="string">
            <text:p>288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B24]-ROUNDDOWN([.B24]/9; )" office:value-type="float" office:value="20" calcext:value-type="float">
            <text:p>20</text:p>
          </table:table-cell>
          <table:table-cell table:formula="of:=LOOKUP([.H24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E</text:p>
          </table:table-cell>
          <table:table-cell table:formula="of:=MOD([.B24];9)" office:value-type="float" office:value="4" calcext:value-type="float">
            <text:p>4</text:p>
          </table:table-cell>
          <table:table-cell office:value-type="float" office:value="5645" calcext:value-type="float">
            <text:p>5645</text:p>
          </table:table-cell>
          <table:table-cell office:value-type="float" office:value="2817" calcext:value-type="float">
            <text:p>2817</text:p>
          </table:table-cell>
          <table:table-cell/>
          <table:table-cell table:style-name="ce6" table:formula="of:=IF([.F24]=&quot;D&quot;;&quot;&quot;;IF([.H24]=0;[.A$1];[.H24]))" office:value-type="float" office:value="5645" calcext:value-type="float">
            <text:p>5645</text:p>
          </table:table-cell>
          <table:table-cell table:style-name="ce6" table:formula="of:=IF([.F24]=&quot;D&quot;;&quot;&quot;;[.C24])" office:value-type="float" office:value="20" calcext:value-type="float">
            <text:p>20</text:p>
          </table:table-cell>
          <table:table-cell/>
          <table:table-cell table:formula="of:=INT(([.H24]-479)/2)" office:value-type="float" office:value="2583" calcext:value-type="float">
            <text:p>2583</text:p>
          </table:table-cell>
          <table:table-cell table:formula="of:=INT([.N24]/32)" office:value-type="float" office:value="80" calcext:value-type="float">
            <text:p>80</text:p>
          </table:table-cell>
          <table:table-cell table:formula="of:=MOD([.N24];32)" office:value-type="float" office:value="23" calcext:value-type="float">
            <text:p>23</text:p>
          </table:table-cell>
          <table:table-cell table:formula="of:=DEC2HEX([.O24]*2^7+[.P24];4)" office:value-type="string" office:string-value="2817" calcext:value-type="string">
            <text:p>281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B25]-ROUNDDOWN([.B25]/9; )" office:value-type="float" office:value="21" calcext:value-type="float">
            <text:p>21</text:p>
          </table:table-cell>
          <table:table-cell table:formula="of:=LOOKUP([.H25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E</text:p>
          </table:table-cell>
          <table:table-cell table:formula="of:=MOD([.B25];9)" office:value-type="float" office:value="5" calcext:value-type="float">
            <text:p>5</text:p>
          </table:table-cell>
          <table:table-cell office:value-type="float" office:value="5885" calcext:value-type="float">
            <text:p>5885</text:p>
          </table:table-cell>
          <table:table-cell office:value-type="string" calcext:value-type="string">
            <text:p>2a0f</text:p>
          </table:table-cell>
          <table:table-cell/>
          <table:table-cell table:style-name="ce6" table:formula="of:=IF([.F25]=&quot;D&quot;;&quot;&quot;;IF([.H25]=0;[.A$1];[.H25]))" office:value-type="float" office:value="5885" calcext:value-type="float">
            <text:p>5885</text:p>
          </table:table-cell>
          <table:table-cell table:style-name="ce6" table:formula="of:=IF([.F25]=&quot;D&quot;;&quot;&quot;;[.C25])" office:value-type="float" office:value="21" calcext:value-type="float">
            <text:p>21</text:p>
          </table:table-cell>
          <table:table-cell/>
          <table:table-cell table:formula="of:=INT(([.H25]-479)/2)" office:value-type="float" office:value="2703" calcext:value-type="float">
            <text:p>2703</text:p>
          </table:table-cell>
          <table:table-cell table:formula="of:=INT([.N25]/32)" office:value-type="float" office:value="84" calcext:value-type="float">
            <text:p>84</text:p>
          </table:table-cell>
          <table:table-cell table:formula="of:=MOD([.N25];32)" office:value-type="float" office:value="15" calcext:value-type="float">
            <text:p>15</text:p>
          </table:table-cell>
          <table:table-cell table:formula="of:=DEC2HEX([.O25]*2^7+[.P25];4)" office:value-type="string" office:string-value="2A0F" calcext:value-type="string">
            <text:p>2A0F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26]-ROUNDDOWN([.B26]/9; )" office:value-type="float" office:value="22" calcext:value-type="float">
            <text:p>22</text:p>
          </table:table-cell>
          <table:table-cell table:formula="of:=LOOKUP([.H26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E</text:p>
          </table:table-cell>
          <table:table-cell table:formula="of:=MOD([.B26];9)" office:value-type="float" office:value="6" calcext:value-type="float">
            <text:p>6</text:p>
          </table:table-cell>
          <table:table-cell office:value-type="float" office:value="5905" calcext:value-type="float">
            <text:p>5905</text:p>
          </table:table-cell>
          <table:table-cell office:value-type="string" calcext:value-type="string">
            <text:p>2a19</text:p>
          </table:table-cell>
          <table:table-cell/>
          <table:table-cell table:style-name="ce6" table:formula="of:=IF([.F26]=&quot;D&quot;;&quot;&quot;;IF([.H26]=0;[.A$1];[.H26]))" office:value-type="float" office:value="5905" calcext:value-type="float">
            <text:p>5905</text:p>
          </table:table-cell>
          <table:table-cell table:style-name="ce6" table:formula="of:=IF([.F26]=&quot;D&quot;;&quot;&quot;;[.C26])" office:value-type="float" office:value="22" calcext:value-type="float">
            <text:p>22</text:p>
          </table:table-cell>
          <table:table-cell/>
          <table:table-cell table:formula="of:=INT(([.H26]-479)/2)" office:value-type="float" office:value="2713" calcext:value-type="float">
            <text:p>2713</text:p>
          </table:table-cell>
          <table:table-cell table:formula="of:=INT([.N26]/32)" office:value-type="float" office:value="84" calcext:value-type="float">
            <text:p>84</text:p>
          </table:table-cell>
          <table:table-cell table:formula="of:=MOD([.N26];32)" office:value-type="float" office:value="25" calcext:value-type="float">
            <text:p>25</text:p>
          </table:table-cell>
          <table:table-cell table:formula="of:=DEC2HEX([.O26]*2^7+[.P26];4)" office:value-type="string" office:string-value="2A19" calcext:value-type="string">
            <text:p>2A1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B27]-ROUNDDOWN([.B27]/9; )" office:value-type="float" office:value="23" calcext:value-type="float">
            <text:p>23</text:p>
          </table:table-cell>
          <table:table-cell table:formula="of:=LOOKUP([.H27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E</text:p>
          </table:table-cell>
          <table:table-cell table:formula="of:=MOD([.B27];9)" office:value-type="float" office:value="7" calcext:value-type="float">
            <text:p>7</text:p>
          </table:table-cell>
          <table:table-cell office:value-type="float" office:value="5925" calcext:value-type="float">
            <text:p>5925</text:p>
          </table:table-cell>
          <table:table-cell office:value-type="string" calcext:value-type="string">
            <text:p>2a83</text:p>
          </table:table-cell>
          <table:table-cell/>
          <table:table-cell table:style-name="ce6" table:formula="of:=IF([.F27]=&quot;D&quot;;&quot;&quot;;IF([.H27]=0;[.A$1];[.H27]))" office:value-type="float" office:value="5925" calcext:value-type="float">
            <text:p>5925</text:p>
          </table:table-cell>
          <table:table-cell table:style-name="ce6" table:formula="of:=IF([.F27]=&quot;D&quot;;&quot;&quot;;[.C27])" office:value-type="float" office:value="23" calcext:value-type="float">
            <text:p>23</text:p>
          </table:table-cell>
          <table:table-cell/>
          <table:table-cell table:formula="of:=INT(([.H27]-479)/2)" office:value-type="float" office:value="2723" calcext:value-type="float">
            <text:p>2723</text:p>
          </table:table-cell>
          <table:table-cell table:formula="of:=INT([.N27]/32)" office:value-type="float" office:value="85" calcext:value-type="float">
            <text:p>85</text:p>
          </table:table-cell>
          <table:table-cell table:formula="of:=MOD([.N27];32)" office:value-type="float" office:value="3" calcext:value-type="float">
            <text:p>3</text:p>
          </table:table-cell>
          <table:table-cell table:formula="of:=DEC2HEX([.O27]*2^7+[.P27];4)" office:value-type="string" office:string-value="2A83" calcext:value-type="string">
            <text:p>2A8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28]-ROUNDDOWN([.B28]/9; )" office:value-type="float" office:value="24" calcext:value-type="float">
            <text:p>24</text:p>
          </table:table-cell>
          <table:table-cell table:formula="of:=LOOKUP([.H28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E</text:p>
          </table:table-cell>
          <table:table-cell table:formula="of:=MOD([.B28];9)" office:value-type="float" office:value="8" calcext:value-type="float">
            <text:p>8</text:p>
          </table:table-cell>
          <table:table-cell office:value-type="float" office:value="5945" calcext:value-type="float">
            <text:p>5945</text:p>
          </table:table-cell>
          <table:table-cell office:value-type="string" calcext:value-type="string">
            <text:p>2a8d</text:p>
          </table:table-cell>
          <table:table-cell/>
          <table:table-cell table:style-name="ce6" table:formula="of:=IF([.F28]=&quot;D&quot;;&quot;&quot;;IF([.H28]=0;[.A$1];[.H28]))" office:value-type="float" office:value="5945" calcext:value-type="float">
            <text:p>5945</text:p>
          </table:table-cell>
          <table:table-cell table:style-name="ce6" table:formula="of:=IF([.F28]=&quot;D&quot;;&quot;&quot;;[.C28])" office:value-type="float" office:value="24" calcext:value-type="float">
            <text:p>24</text:p>
          </table:table-cell>
          <table:table-cell/>
          <table:table-cell table:formula="of:=INT(([.H28]-479)/2)" office:value-type="float" office:value="2733" calcext:value-type="float">
            <text:p>2733</text:p>
          </table:table-cell>
          <table:table-cell table:formula="of:=INT([.N28]/32)" office:value-type="float" office:value="85" calcext:value-type="float">
            <text:p>85</text:p>
          </table:table-cell>
          <table:table-cell table:formula="of:=MOD([.N28];32)" office:value-type="float" office:value="13" calcext:value-type="float">
            <text:p>13</text:p>
          </table:table-cell>
          <table:table-cell table:formula="of:=DEC2HEX([.O28]*2^7+[.P28];4)" office:value-type="string" office:string-value="2A8D" calcext:value-type="string">
            <text:p>2A8D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B29]-ROUNDDOWN([.B29]/9; )" office:value-type="float" office:value="24" calcext:value-type="float">
            <text:p>24</text:p>
          </table:table-cell>
          <table:table-cell table:formula="of:=LOOKUP([.H29];[order.F$1:.F$125];[order.G$1:.G$125])" office:value-type="string" office:string-value="" calcext:value-type="error">
            <text:p>#N/D</text:p>
          </table:table-cell>
          <table:table-cell table:number-columns-repeated="2"/>
          <table:table-cell table:formula="of:=MOD([.B29];9)" office:value-type="float" office:value="0" calcext:value-type="float">
            <text:p>0</text:p>
          </table:table-cell>
          <table:table-cell table:number-columns-repeated="3"/>
          <table:table-cell table:style-name="ce6" table:formula="of:=IF([.F29]=&quot;D&quot;;&quot;&quot;;IF([.H29]=0;[.A$1];[.H29]))" office:value-type="float" office:value="9999" calcext:value-type="float">
            <text:p>9999</text:p>
          </table:table-cell>
          <table:table-cell table:style-name="ce6" table:formula="of:=IF([.F29]=&quot;D&quot;;&quot;&quot;;[.C29])" office:value-type="float" office:value="24" calcext:value-type="float">
            <text:p>24</text:p>
          </table:table-cell>
          <table:table-cell/>
          <table:table-cell table:formula="of:=INT(([.H29]-479)/2)" office:value-type="float" office:value="-240" calcext:value-type="float">
            <text:p>-240</text:p>
          </table:table-cell>
          <table:table-cell table:formula="of:=INT([.N29]/32)" office:value-type="float" office:value="-8" calcext:value-type="float">
            <text:p>-8</text:p>
          </table:table-cell>
          <table:table-cell table:formula="of:=MOD([.N29];32)" office:value-type="float" office:value="16" calcext:value-type="float">
            <text:p>16</text:p>
          </table:table-cell>
          <table:table-cell table:formula="of:=DEC2HEX([.O29]*2^7+[.P29];4)" office:value-type="string" office:string-value="FFFFFFFC10" calcext:value-type="string">
            <text:p>FFFFFFFC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B30]-ROUNDDOWN([.B30]/9; )" office:value-type="float" office:value="25" calcext:value-type="float">
            <text:p>25</text:p>
          </table:table-cell>
          <table:table-cell table:formula="of:=LOOKUP([.H30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F</text:p>
          </table:table-cell>
          <table:table-cell table:formula="of:=MOD([.B30];9)" office:value-type="float" office:value="1" calcext:value-type="float">
            <text:p>1</text:p>
          </table:table-cell>
          <table:table-cell office:value-type="float" office:value="5740" calcext:value-type="float">
            <text:p>5740</text:p>
          </table:table-cell>
          <table:table-cell office:value-type="float" office:value="2906" calcext:value-type="float">
            <text:p>2906</text:p>
          </table:table-cell>
          <table:table-cell/>
          <table:table-cell table:style-name="ce6" table:formula="of:=IF([.F30]=&quot;D&quot;;&quot;&quot;;IF([.H30]=0;[.A$1];[.H30]))" office:value-type="float" office:value="5740" calcext:value-type="float">
            <text:p>5740</text:p>
          </table:table-cell>
          <table:table-cell table:style-name="ce6" table:formula="of:=IF([.F30]=&quot;D&quot;;&quot;&quot;;[.C30])" office:value-type="float" office:value="25" calcext:value-type="float">
            <text:p>25</text:p>
          </table:table-cell>
          <table:table-cell/>
          <table:table-cell table:formula="of:=INT(([.H30]-479)/2)" office:value-type="float" office:value="2630" calcext:value-type="float">
            <text:p>2630</text:p>
          </table:table-cell>
          <table:table-cell table:formula="of:=INT([.N30]/32)" office:value-type="float" office:value="82" calcext:value-type="float">
            <text:p>82</text:p>
          </table:table-cell>
          <table:table-cell table:formula="of:=MOD([.N30];32)" office:value-type="float" office:value="6" calcext:value-type="float">
            <text:p>6</text:p>
          </table:table-cell>
          <table:table-cell table:formula="of:=DEC2HEX([.O30]*2^7+[.P30];4)" office:value-type="string" office:string-value="2906" calcext:value-type="string">
            <text:p>290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B31]-ROUNDDOWN([.B31]/9; )" office:value-type="float" office:value="26" calcext:value-type="float">
            <text:p>26</text:p>
          </table:table-cell>
          <table:table-cell table:formula="of:=LOOKUP([.H31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F</text:p>
          </table:table-cell>
          <table:table-cell table:formula="of:=MOD([.B31];9)" office:value-type="float" office:value="2" calcext:value-type="float">
            <text:p>2</text:p>
          </table:table-cell>
          <table:table-cell office:value-type="float" office:value="5760" calcext:value-type="float">
            <text:p>5760</text:p>
          </table:table-cell>
          <table:table-cell office:value-type="float" office:value="2910" calcext:value-type="float">
            <text:p>2910</text:p>
          </table:table-cell>
          <table:table-cell/>
          <table:table-cell table:style-name="ce6" table:formula="of:=IF([.F31]=&quot;D&quot;;&quot;&quot;;IF([.H31]=0;[.A$1];[.H31]))" office:value-type="float" office:value="5760" calcext:value-type="float">
            <text:p>5760</text:p>
          </table:table-cell>
          <table:table-cell table:style-name="ce6" table:formula="of:=IF([.F31]=&quot;D&quot;;&quot;&quot;;[.C31])" office:value-type="float" office:value="26" calcext:value-type="float">
            <text:p>26</text:p>
          </table:table-cell>
          <table:table-cell/>
          <table:table-cell table:formula="of:=INT(([.H31]-479)/2)" office:value-type="float" office:value="2640" calcext:value-type="float">
            <text:p>2640</text:p>
          </table:table-cell>
          <table:table-cell table:formula="of:=INT([.N31]/32)" office:value-type="float" office:value="82" calcext:value-type="float">
            <text:p>82</text:p>
          </table:table-cell>
          <table:table-cell table:formula="of:=MOD([.N31];32)" office:value-type="float" office:value="16" calcext:value-type="float">
            <text:p>16</text:p>
          </table:table-cell>
          <table:table-cell table:formula="of:=DEC2HEX([.O31]*2^7+[.P31];4)" office:value-type="string" office:string-value="2910" calcext:value-type="string">
            <text:p>29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B32]-ROUNDDOWN([.B32]/9; )" office:value-type="float" office:value="27" calcext:value-type="float">
            <text:p>27</text:p>
          </table:table-cell>
          <table:table-cell table:formula="of:=LOOKUP([.H32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F</text:p>
          </table:table-cell>
          <table:table-cell table:formula="of:=MOD([.B32];9)" office:value-type="float" office:value="3" calcext:value-type="float">
            <text:p>3</text:p>
          </table:table-cell>
          <table:table-cell office:value-type="float" office:value="5780" calcext:value-type="float">
            <text:p>5780</text:p>
          </table:table-cell>
          <table:table-cell office:value-type="string" calcext:value-type="string">
            <text:p>291a</text:p>
          </table:table-cell>
          <table:table-cell/>
          <table:table-cell table:style-name="ce6" table:formula="of:=IF([.F32]=&quot;D&quot;;&quot;&quot;;IF([.H32]=0;[.A$1];[.H32]))" office:value-type="float" office:value="5780" calcext:value-type="float">
            <text:p>5780</text:p>
          </table:table-cell>
          <table:table-cell table:style-name="ce6" table:formula="of:=IF([.F32]=&quot;D&quot;;&quot;&quot;;[.C32])" office:value-type="float" office:value="27" calcext:value-type="float">
            <text:p>27</text:p>
          </table:table-cell>
          <table:table-cell/>
          <table:table-cell table:formula="of:=INT(([.H32]-479)/2)" office:value-type="float" office:value="2650" calcext:value-type="float">
            <text:p>2650</text:p>
          </table:table-cell>
          <table:table-cell table:formula="of:=INT([.N32]/32)" office:value-type="float" office:value="82" calcext:value-type="float">
            <text:p>82</text:p>
          </table:table-cell>
          <table:table-cell table:formula="of:=MOD([.N32];32)" office:value-type="float" office:value="26" calcext:value-type="float">
            <text:p>26</text:p>
          </table:table-cell>
          <table:table-cell table:formula="of:=DEC2HEX([.O32]*2^7+[.P32];4)" office:value-type="string" office:string-value="291A" calcext:value-type="string">
            <text:p>291A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B33]-ROUNDDOWN([.B33]/9; )" office:value-type="float" office:value="28" calcext:value-type="float">
            <text:p>28</text:p>
          </table:table-cell>
          <table:table-cell table:formula="of:=LOOKUP([.H33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F</text:p>
          </table:table-cell>
          <table:table-cell table:formula="of:=MOD([.B33];9)" office:value-type="float" office:value="4" calcext:value-type="float">
            <text:p>4</text:p>
          </table:table-cell>
          <table:table-cell office:value-type="float" office:value="5800" calcext:value-type="float">
            <text:p>5800</text:p>
          </table:table-cell>
          <table:table-cell office:value-type="float" office:value="2984" calcext:value-type="float">
            <text:p>2984</text:p>
          </table:table-cell>
          <table:table-cell/>
          <table:table-cell table:style-name="ce6" table:formula="of:=IF([.F33]=&quot;D&quot;;&quot;&quot;;IF([.H33]=0;[.A$1];[.H33]))" office:value-type="float" office:value="5800" calcext:value-type="float">
            <text:p>5800</text:p>
          </table:table-cell>
          <table:table-cell table:style-name="ce6" table:formula="of:=IF([.F33]=&quot;D&quot;;&quot;&quot;;[.C33])" office:value-type="float" office:value="28" calcext:value-type="float">
            <text:p>28</text:p>
          </table:table-cell>
          <table:table-cell/>
          <table:table-cell table:formula="of:=INT(([.H33]-479)/2)" office:value-type="float" office:value="2660" calcext:value-type="float">
            <text:p>2660</text:p>
          </table:table-cell>
          <table:table-cell table:formula="of:=INT([.N33]/32)" office:value-type="float" office:value="83" calcext:value-type="float">
            <text:p>83</text:p>
          </table:table-cell>
          <table:table-cell table:formula="of:=MOD([.N33];32)" office:value-type="float" office:value="4" calcext:value-type="float">
            <text:p>4</text:p>
          </table:table-cell>
          <table:table-cell table:formula="of:=DEC2HEX([.O33]*2^7+[.P33];4)" office:value-type="string" office:string-value="2984" calcext:value-type="string">
            <text:p>2984</text:p>
          </table:table-cell>
          <table:table-cell table:number-columns-repeated="1000"/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table:formula="of:=[.B34]-ROUNDDOWN([.B34]/9; )" office:value-type="float" office:value="29" calcext:value-type="float">
            <text:p>29</text:p>
          </table:table-cell>
          <table:table-cell table:formula="of:=LOOKUP([.H34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F</text:p>
          </table:table-cell>
          <table:table-cell table:formula="of:=MOD([.B34];9)" office:value-type="float" office:value="5" calcext:value-type="float">
            <text:p>5</text:p>
          </table:table-cell>
          <table:table-cell office:value-type="float" office:value="5820" calcext:value-type="float">
            <text:p>5820</text:p>
          </table:table-cell>
          <table:table-cell office:value-type="string" calcext:value-type="string">
            <text:p>298<text:span text:style-name="T1">e</text:span></text:p>
          </table:table-cell>
          <table:table-cell/>
          <table:table-cell table:style-name="ce6" table:formula="of:=IF([.F34]=&quot;D&quot;;&quot;&quot;;IF([.H34]=0;[.A$1];[.H34]))" office:value-type="float" office:value="5820" calcext:value-type="float">
            <text:p>5820</text:p>
          </table:table-cell>
          <table:table-cell table:style-name="ce6" table:formula="of:=IF([.F34]=&quot;D&quot;;&quot;&quot;;[.C34])" office:value-type="float" office:value="29" calcext:value-type="float">
            <text:p>29</text:p>
          </table:table-cell>
          <table:table-cell/>
          <table:table-cell table:formula="of:=INT(([.H34]-479)/2)" office:value-type="float" office:value="2670" calcext:value-type="float">
            <text:p>2670</text:p>
          </table:table-cell>
          <table:table-cell table:formula="of:=INT([.N34]/32)" office:value-type="float" office:value="83" calcext:value-type="float">
            <text:p>83</text:p>
          </table:table-cell>
          <table:table-cell table:formula="of:=MOD([.N34];32)" office:value-type="float" office:value="14" calcext:value-type="float">
            <text:p>14</text:p>
          </table:table-cell>
          <table:table-cell table:formula="of:=DEC2HEX([.O34]*2^7+[.P34];4)" office:value-type="string" office:string-value="298E" calcext:value-type="string">
            <text:p>298E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35]-ROUNDDOWN([.B35]/9; )" office:value-type="float" office:value="30" calcext:value-type="float">
            <text:p>30</text:p>
          </table:table-cell>
          <table:table-cell table:formula="of:=LOOKUP([.H35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F</text:p>
          </table:table-cell>
          <table:table-cell table:formula="of:=MOD([.B35];9)" office:value-type="float" office:value="6" calcext:value-type="float">
            <text:p>6</text:p>
          </table:table-cell>
          <table:table-cell office:value-type="float" office:value="5840" calcext:value-type="float">
            <text:p>5840</text:p>
          </table:table-cell>
          <table:table-cell office:value-type="float" office:value="2998" calcext:value-type="float">
            <text:p>2998</text:p>
          </table:table-cell>
          <table:table-cell/>
          <table:table-cell table:style-name="ce6" table:formula="of:=IF([.F35]=&quot;D&quot;;&quot;&quot;;IF([.H35]=0;[.A$1];[.H35]))" office:value-type="float" office:value="5840" calcext:value-type="float">
            <text:p>5840</text:p>
          </table:table-cell>
          <table:table-cell table:style-name="ce6" table:formula="of:=IF([.F35]=&quot;D&quot;;&quot;&quot;;[.C35])" office:value-type="float" office:value="30" calcext:value-type="float">
            <text:p>30</text:p>
          </table:table-cell>
          <table:table-cell/>
          <table:table-cell table:formula="of:=INT(([.H35]-479)/2)" office:value-type="float" office:value="2680" calcext:value-type="float">
            <text:p>2680</text:p>
          </table:table-cell>
          <table:table-cell table:formula="of:=INT([.N35]/32)" office:value-type="float" office:value="83" calcext:value-type="float">
            <text:p>83</text:p>
          </table:table-cell>
          <table:table-cell table:formula="of:=MOD([.N35];32)" office:value-type="float" office:value="24" calcext:value-type="float">
            <text:p>24</text:p>
          </table:table-cell>
          <table:table-cell table:formula="of:=DEC2HEX([.O35]*2^7+[.P35];4)" office:value-type="string" office:string-value="2998" calcext:value-type="string">
            <text:p>299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36]-ROUNDDOWN([.B36]/9; )" office:value-type="float" office:value="31" calcext:value-type="float">
            <text:p>31</text:p>
          </table:table-cell>
          <table:table-cell table:formula="of:=LOOKUP([.H36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F</text:p>
          </table:table-cell>
          <table:table-cell table:formula="of:=MOD([.B36];9)" office:value-type="float" office:value="7" calcext:value-type="float">
            <text:p>7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2a02</text:p>
          </table:table-cell>
          <table:table-cell/>
          <table:table-cell table:style-name="ce6" table:formula="of:=IF([.F36]=&quot;D&quot;;&quot;&quot;;IF([.H36]=0;[.A$1];[.H36]))" office:value-type="float" office:value="5860" calcext:value-type="float">
            <text:p>5860</text:p>
          </table:table-cell>
          <table:table-cell table:style-name="ce6" table:formula="of:=IF([.F36]=&quot;D&quot;;&quot;&quot;;[.C36])" office:value-type="float" office:value="31" calcext:value-type="float">
            <text:p>31</text:p>
          </table:table-cell>
          <table:table-cell/>
          <table:table-cell table:formula="of:=INT(([.H36]-479)/2)" office:value-type="float" office:value="2690" calcext:value-type="float">
            <text:p>2690</text:p>
          </table:table-cell>
          <table:table-cell table:formula="of:=INT([.N36]/32)" office:value-type="float" office:value="84" calcext:value-type="float">
            <text:p>84</text:p>
          </table:table-cell>
          <table:table-cell table:formula="of:=MOD([.N36];32)" office:value-type="float" office:value="2" calcext:value-type="float">
            <text:p>2</text:p>
          </table:table-cell>
          <table:table-cell table:formula="of:=DEC2HEX([.O36]*2^7+[.P36];4)" office:value-type="string" office:string-value="2A02" calcext:value-type="string">
            <text:p>2A0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37]-ROUNDDOWN([.B37]/9; )" office:value-type="float" office:value="32" calcext:value-type="float">
            <text:p>32</text:p>
          </table:table-cell>
          <table:table-cell table:formula="of:=LOOKUP([.H37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F</text:p>
          </table:table-cell>
          <table:table-cell table:formula="of:=MOD([.B37];9)" office:value-type="float" office:value="8" calcext:value-type="float">
            <text:p>8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2a0c</text:p>
          </table:table-cell>
          <table:table-cell/>
          <table:table-cell table:style-name="ce6" table:formula="of:=IF([.F37]=&quot;D&quot;;&quot;&quot;;IF([.H37]=0;[.A$1];[.H37]))" office:value-type="float" office:value="5880" calcext:value-type="float">
            <text:p>5880</text:p>
          </table:table-cell>
          <table:table-cell table:style-name="ce6" table:formula="of:=IF([.F37]=&quot;D&quot;;&quot;&quot;;[.C37])" office:value-type="float" office:value="32" calcext:value-type="float">
            <text:p>32</text:p>
          </table:table-cell>
          <table:table-cell/>
          <table:table-cell table:formula="of:=INT(([.H37]-479)/2)" office:value-type="float" office:value="2700" calcext:value-type="float">
            <text:p>2700</text:p>
          </table:table-cell>
          <table:table-cell table:formula="of:=INT([.N37]/32)" office:value-type="float" office:value="84" calcext:value-type="float">
            <text:p>84</text:p>
          </table:table-cell>
          <table:table-cell table:formula="of:=MOD([.N37];32)" office:value-type="float" office:value="12" calcext:value-type="float">
            <text:p>12</text:p>
          </table:table-cell>
          <table:table-cell table:formula="of:=DEC2HEX([.O37]*2^7+[.P37];4)" office:value-type="string" office:string-value="2A0C" calcext:value-type="string">
            <text:p>2A0C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B38]-ROUNDDOWN([.B38]/9; )" office:value-type="float" office:value="32" calcext:value-type="float">
            <text:p>32</text:p>
          </table:table-cell>
          <table:table-cell table:formula="of:=LOOKUP([.H38];[order.F$1:.F$125];[order.G$1:.G$125])" office:value-type="string" office:string-value="" calcext:value-type="error">
            <text:p>#N/D</text:p>
          </table:table-cell>
          <table:table-cell table:number-columns-repeated="2"/>
          <table:table-cell table:formula="of:=MOD([.B38];9)" office:value-type="float" office:value="0" calcext:value-type="float">
            <text:p>0</text:p>
          </table:table-cell>
          <table:table-cell table:number-columns-repeated="3"/>
          <table:table-cell table:style-name="ce6" table:formula="of:=IF([.F38]=&quot;D&quot;;&quot;&quot;;IF([.H38]=0;[.A$1];[.H38]))" office:value-type="float" office:value="9999" calcext:value-type="float">
            <text:p>9999</text:p>
          </table:table-cell>
          <table:table-cell table:style-name="ce6" table:formula="of:=IF([.F38]=&quot;D&quot;;&quot;&quot;;[.C38])" office:value-type="float" office:value="32" calcext:value-type="float">
            <text:p>32</text:p>
          </table:table-cell>
          <table:table-cell/>
          <table:table-cell table:formula="of:=INT(([.H38]-479)/2)" office:value-type="float" office:value="-240" calcext:value-type="float">
            <text:p>-240</text:p>
          </table:table-cell>
          <table:table-cell table:formula="of:=INT([.N38]/32)" office:value-type="float" office:value="-8" calcext:value-type="float">
            <text:p>-8</text:p>
          </table:table-cell>
          <table:table-cell table:formula="of:=MOD([.N38];32)" office:value-type="float" office:value="16" calcext:value-type="float">
            <text:p>16</text:p>
          </table:table-cell>
          <table:table-cell table:formula="of:=DEC2HEX([.O38]*2^7+[.P38];4)" office:value-type="string" office:string-value="FFFFFFFC10" calcext:value-type="string">
            <text:p>FFFFFFFC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[.B39]-ROUNDDOWN([.B39]/9; )" office:value-type="float" office:value="33" calcext:value-type="float">
            <text:p>33</text:p>
          </table:table-cell>
          <table:table-cell table:formula="of:=LOOKUP([.H39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R</text:p>
          </table:table-cell>
          <table:table-cell table:formula="of:=MOD([.B39];9)" office:value-type="float" office:value="1" calcext:value-type="float">
            <text:p>1</text:p>
          </table:table-cell>
          <table:table-cell office:value-type="float" office:value="5658" calcext:value-type="float">
            <text:p>5658</text:p>
          </table:table-cell>
          <table:table-cell office:value-type="string" calcext:value-type="string">
            <text:p>281d</text:p>
          </table:table-cell>
          <table:table-cell/>
          <table:table-cell table:style-name="ce6" table:formula="of:=IF([.F39]=&quot;D&quot;;&quot;&quot;;IF([.H39]=0;[.A$1];[.H39]))" office:value-type="float" office:value="5658" calcext:value-type="float">
            <text:p>5658</text:p>
          </table:table-cell>
          <table:table-cell table:style-name="ce6" table:formula="of:=IF([.F39]=&quot;D&quot;;&quot;&quot;;[.C39])" office:value-type="float" office:value="33" calcext:value-type="float">
            <text:p>33</text:p>
          </table:table-cell>
          <table:table-cell/>
          <table:table-cell table:formula="of:=INT(([.H39]-479)/2)" office:value-type="float" office:value="2589" calcext:value-type="float">
            <text:p>2589</text:p>
          </table:table-cell>
          <table:table-cell table:formula="of:=INT([.N39]/32)" office:value-type="float" office:value="80" calcext:value-type="float">
            <text:p>80</text:p>
          </table:table-cell>
          <table:table-cell table:formula="of:=MOD([.N39];32)" office:value-type="float" office:value="29" calcext:value-type="float">
            <text:p>29</text:p>
          </table:table-cell>
          <table:table-cell table:formula="of:=DEC2HEX([.O39]*2^7+[.P39];4)" office:value-type="string" office:string-value="281D" calcext:value-type="string">
            <text:p>281D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[.B40]-ROUNDDOWN([.B40]/9; )" office:value-type="float" office:value="34" calcext:value-type="float">
            <text:p>34</text:p>
          </table:table-cell>
          <table:table-cell table:formula="of:=LOOKUP([.H40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R</text:p>
          </table:table-cell>
          <table:table-cell table:formula="of:=MOD([.B40];9)" office:value-type="float" office:value="2" calcext:value-type="float">
            <text:p>2</text:p>
          </table:table-cell>
          <table:table-cell office:value-type="float" office:value="5695" calcext:value-type="float">
            <text:p>5695</text:p>
          </table:table-cell>
          <table:table-cell office:value-type="string" calcext:value-type="string">
            <text:p>288f</text:p>
          </table:table-cell>
          <table:table-cell/>
          <table:table-cell table:style-name="ce6" table:formula="of:=IF([.F40]=&quot;D&quot;;&quot;&quot;;IF([.H40]=0;[.A$1];[.H40]))" office:value-type="float" office:value="5695" calcext:value-type="float">
            <text:p>5695</text:p>
          </table:table-cell>
          <table:table-cell table:style-name="ce6" table:formula="of:=IF([.F40]=&quot;D&quot;;&quot;&quot;;[.C40])" office:value-type="float" office:value="34" calcext:value-type="float">
            <text:p>34</text:p>
          </table:table-cell>
          <table:table-cell/>
          <table:table-cell table:formula="of:=INT(([.H40]-479)/2)" office:value-type="float" office:value="2608" calcext:value-type="float">
            <text:p>2608</text:p>
          </table:table-cell>
          <table:table-cell table:formula="of:=INT([.N40]/32)" office:value-type="float" office:value="81" calcext:value-type="float">
            <text:p>81</text:p>
          </table:table-cell>
          <table:table-cell table:formula="of:=MOD([.N40];32)" office:value-type="float" office:value="16" calcext:value-type="float">
            <text:p>16</text:p>
          </table:table-cell>
          <table:table-cell table:formula="of:=DEC2HEX([.O40]*2^7+[.P40];4)" office:value-type="string" office:string-value="2890" calcext:value-type="string">
            <text:p>289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[.B41]-ROUNDDOWN([.B41]/9; )" office:value-type="float" office:value="35" calcext:value-type="float">
            <text:p>35</text:p>
          </table:table-cell>
          <table:table-cell table:formula="of:=LOOKUP([.H41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R</text:p>
          </table:table-cell>
          <table:table-cell table:formula="of:=MOD([.B41];9)" office:value-type="float" office:value="3" calcext:value-type="float">
            <text:p>3</text:p>
          </table:table-cell>
          <table:table-cell office:value-type="float" office:value="5732" calcext:value-type="float">
            <text:p>5732</text:p>
          </table:table-cell>
          <table:table-cell office:value-type="float" office:value="2902" calcext:value-type="float">
            <text:p>2902</text:p>
          </table:table-cell>
          <table:table-cell/>
          <table:table-cell table:style-name="ce6" table:formula="of:=IF([.F41]=&quot;D&quot;;&quot;&quot;;IF([.H41]=0;[.A$1];[.H41]))" office:value-type="float" office:value="5732" calcext:value-type="float">
            <text:p>5732</text:p>
          </table:table-cell>
          <table:table-cell table:style-name="ce6" table:formula="of:=IF([.F41]=&quot;D&quot;;&quot;&quot;;[.C41])" office:value-type="float" office:value="35" calcext:value-type="float">
            <text:p>35</text:p>
          </table:table-cell>
          <table:table-cell/>
          <table:table-cell table:formula="of:=INT(([.H41]-479)/2)" office:value-type="float" office:value="2626" calcext:value-type="float">
            <text:p>2626</text:p>
          </table:table-cell>
          <table:table-cell table:formula="of:=INT([.N41]/32)" office:value-type="float" office:value="82" calcext:value-type="float">
            <text:p>82</text:p>
          </table:table-cell>
          <table:table-cell table:formula="of:=MOD([.N41];32)" office:value-type="float" office:value="2" calcext:value-type="float">
            <text:p>2</text:p>
          </table:table-cell>
          <table:table-cell table:formula="of:=DEC2HEX([.O41]*2^7+[.P41];4)" office:value-type="string" office:string-value="2902" calcext:value-type="string">
            <text:p>290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42]-ROUNDDOWN([.B42]/9; )" office:value-type="float" office:value="36" calcext:value-type="float">
            <text:p>36</text:p>
          </table:table-cell>
          <table:table-cell table:formula="of:=LOOKUP([.H42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R</text:p>
          </table:table-cell>
          <table:table-cell table:formula="of:=MOD([.B42];9)" office:value-type="float" office:value="4" calcext:value-type="float">
            <text:p>4</text:p>
          </table:table-cell>
          <table:table-cell office:value-type="float" office:value="5769" calcext:value-type="float">
            <text:p>5769</text:p>
          </table:table-cell>
          <table:table-cell office:value-type="float" office:value="2914" calcext:value-type="float">
            <text:p>2914</text:p>
          </table:table-cell>
          <table:table-cell/>
          <table:table-cell table:style-name="ce6" table:formula="of:=IF([.F42]=&quot;D&quot;;&quot;&quot;;IF([.H42]=0;[.A$1];[.H42]))" office:value-type="float" office:value="5769" calcext:value-type="float">
            <text:p>5769</text:p>
          </table:table-cell>
          <table:table-cell table:style-name="ce6" table:formula="of:=IF([.F42]=&quot;D&quot;;&quot;&quot;;[.C42])" office:value-type="float" office:value="36" calcext:value-type="float">
            <text:p>36</text:p>
          </table:table-cell>
          <table:table-cell/>
          <table:table-cell table:formula="of:=INT(([.H42]-479)/2)" office:value-type="float" office:value="2645" calcext:value-type="float">
            <text:p>2645</text:p>
          </table:table-cell>
          <table:table-cell table:formula="of:=INT([.N42]/32)" office:value-type="float" office:value="82" calcext:value-type="float">
            <text:p>82</text:p>
          </table:table-cell>
          <table:table-cell table:formula="of:=MOD([.N42];32)" office:value-type="float" office:value="21" calcext:value-type="float">
            <text:p>21</text:p>
          </table:table-cell>
          <table:table-cell table:formula="of:=DEC2HEX([.O42]*2^7+[.P42];4)" office:value-type="string" office:string-value="2915" calcext:value-type="string">
            <text:p>29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[.B43]-ROUNDDOWN([.B43]/9; )" office:value-type="float" office:value="37" calcext:value-type="float">
            <text:p>37</text:p>
          </table:table-cell>
          <table:table-cell table:formula="of:=LOOKUP([.H43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R</text:p>
          </table:table-cell>
          <table:table-cell table:formula="of:=MOD([.B43];9)" office:value-type="float" office:value="5" calcext:value-type="float">
            <text:p>5</text:p>
          </table:table-cell>
          <table:table-cell office:value-type="float" office:value="5806" calcext:value-type="float">
            <text:p>5806</text:p>
          </table:table-cell>
          <table:table-cell office:value-type="float" office:value="2987" calcext:value-type="float">
            <text:p>2987</text:p>
          </table:table-cell>
          <table:table-cell/>
          <table:table-cell table:style-name="ce6" table:formula="of:=IF([.F43]=&quot;D&quot;;&quot;&quot;;IF([.H43]=0;[.A$1];[.H43]))" office:value-type="float" office:value="5806" calcext:value-type="float">
            <text:p>5806</text:p>
          </table:table-cell>
          <table:table-cell table:style-name="ce6" table:formula="of:=IF([.F43]=&quot;D&quot;;&quot;&quot;;[.C43])" office:value-type="float" office:value="37" calcext:value-type="float">
            <text:p>37</text:p>
          </table:table-cell>
          <table:table-cell/>
          <table:table-cell table:formula="of:=INT(([.H43]-479)/2)" office:value-type="float" office:value="2663" calcext:value-type="float">
            <text:p>2663</text:p>
          </table:table-cell>
          <table:table-cell table:formula="of:=INT([.N43]/32)" office:value-type="float" office:value="83" calcext:value-type="float">
            <text:p>83</text:p>
          </table:table-cell>
          <table:table-cell table:formula="of:=MOD([.N43];32)" office:value-type="float" office:value="7" calcext:value-type="float">
            <text:p>7</text:p>
          </table:table-cell>
          <table:table-cell table:formula="of:=DEC2HEX([.O43]*2^7+[.P43];4)" office:value-type="string" office:string-value="2987" calcext:value-type="string">
            <text:p>298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[.B44]-ROUNDDOWN([.B44]/9; )" office:value-type="float" office:value="38" calcext:value-type="float">
            <text:p>38</text:p>
          </table:table-cell>
          <table:table-cell table:formula="of:=LOOKUP([.H44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R</text:p>
          </table:table-cell>
          <table:table-cell table:formula="of:=MOD([.B44];9)" office:value-type="float" office:value="6" calcext:value-type="float">
            <text:p>6</text:p>
          </table:table-cell>
          <table:table-cell office:value-type="float" office:value="5843" calcext:value-type="float">
            <text:p>5843</text:p>
          </table:table-cell>
          <table:table-cell office:value-type="float" office:value="2999" calcext:value-type="float">
            <text:p>2999</text:p>
          </table:table-cell>
          <table:table-cell/>
          <table:table-cell table:style-name="ce6" table:formula="of:=IF([.F44]=&quot;D&quot;;&quot;&quot;;IF([.H44]=0;[.A$1];[.H44]))" office:value-type="float" office:value="5843" calcext:value-type="float">
            <text:p>5843</text:p>
          </table:table-cell>
          <table:table-cell table:style-name="ce6" table:formula="of:=IF([.F44]=&quot;D&quot;;&quot;&quot;;[.C44])" office:value-type="float" office:value="38" calcext:value-type="float">
            <text:p>38</text:p>
          </table:table-cell>
          <table:table-cell/>
          <table:table-cell table:formula="of:=INT(([.H44]-479)/2)" office:value-type="float" office:value="2682" calcext:value-type="float">
            <text:p>2682</text:p>
          </table:table-cell>
          <table:table-cell table:formula="of:=INT([.N44]/32)" office:value-type="float" office:value="83" calcext:value-type="float">
            <text:p>83</text:p>
          </table:table-cell>
          <table:table-cell table:formula="of:=MOD([.N44];32)" office:value-type="float" office:value="26" calcext:value-type="float">
            <text:p>26</text:p>
          </table:table-cell>
          <table:table-cell table:formula="of:=DEC2HEX([.O44]*2^7+[.P44];4)" office:value-type="string" office:string-value="299A" calcext:value-type="string">
            <text:p>299A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[.B45]-ROUNDDOWN([.B45]/9; )" office:value-type="float" office:value="39" calcext:value-type="float">
            <text:p>39</text:p>
          </table:table-cell>
          <table:table-cell table:formula="of:=LOOKUP([.H45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R</text:p>
          </table:table-cell>
          <table:table-cell table:formula="of:=MOD([.B45];9)" office:value-type="float" office:value="7" calcext:value-type="float">
            <text:p>7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2a0c</text:p>
          </table:table-cell>
          <table:table-cell/>
          <table:table-cell table:style-name="ce6" table:formula="of:=IF([.F45]=&quot;D&quot;;&quot;&quot;;IF([.H45]=0;[.A$1];[.H45]))" office:value-type="float" office:value="5880" calcext:value-type="float">
            <text:p>5880</text:p>
          </table:table-cell>
          <table:table-cell table:style-name="ce6" table:formula="of:=IF([.F45]=&quot;D&quot;;&quot;&quot;;[.C45])" office:value-type="float" office:value="39" calcext:value-type="float">
            <text:p>39</text:p>
          </table:table-cell>
          <table:table-cell/>
          <table:table-cell table:formula="of:=INT(([.H45]-479)/2)" office:value-type="float" office:value="2700" calcext:value-type="float">
            <text:p>2700</text:p>
          </table:table-cell>
          <table:table-cell table:formula="of:=INT([.N45]/32)" office:value-type="float" office:value="84" calcext:value-type="float">
            <text:p>84</text:p>
          </table:table-cell>
          <table:table-cell table:formula="of:=MOD([.N45];32)" office:value-type="float" office:value="12" calcext:value-type="float">
            <text:p>12</text:p>
          </table:table-cell>
          <table:table-cell table:formula="of:=DEC2HEX([.O45]*2^7+[.P45];4)" office:value-type="string" office:string-value="2A0C" calcext:value-type="string">
            <text:p>2A0C</text:p>
          </table:table-cell>
          <table:table-cell table:number-columns-repeated="1000"/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table:formula="of:=[.B46]-ROUNDDOWN([.B46]/9; )" office:value-type="float" office:value="40" calcext:value-type="float">
            <text:p>40</text:p>
          </table:table-cell>
          <table:table-cell table:formula="of:=LOOKUP([.H46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R</text:p>
          </table:table-cell>
          <table:table-cell table:formula="of:=MOD([.B46];9)" office:value-type="float" office:value="8" calcext:value-type="float">
            <text:p>8</text:p>
          </table:table-cell>
          <table:table-cell office:value-type="float" office:value="5917" calcext:value-type="float">
            <text:p>5917</text:p>
          </table:table-cell>
          <table:table-cell office:value-type="string" calcext:value-type="string">
            <text:p>2a1<text:span text:style-name="T1">E</text:span></text:p>
          </table:table-cell>
          <table:table-cell/>
          <table:table-cell table:style-name="ce6" table:formula="of:=IF([.F46]=&quot;D&quot;;&quot;&quot;;IF([.H46]=0;[.A$1];[.H46]))" office:value-type="float" office:value="5917" calcext:value-type="float">
            <text:p>5917</text:p>
          </table:table-cell>
          <table:table-cell table:style-name="ce6" table:formula="of:=IF([.F46]=&quot;D&quot;;&quot;&quot;;[.C46])" office:value-type="float" office:value="40" calcext:value-type="float">
            <text:p>40</text:p>
          </table:table-cell>
          <table:table-cell/>
          <table:table-cell table:formula="of:=INT(([.H46]-479)/2)" office:value-type="float" office:value="2719" calcext:value-type="float">
            <text:p>2719</text:p>
          </table:table-cell>
          <table:table-cell table:formula="of:=INT([.N46]/32)" office:value-type="float" office:value="84" calcext:value-type="float">
            <text:p>84</text:p>
          </table:table-cell>
          <table:table-cell table:formula="of:=MOD([.N46];32)" office:value-type="float" office:value="31" calcext:value-type="float">
            <text:p>31</text:p>
          </table:table-cell>
          <table:table-cell table:formula="of:=DEC2HEX([.O46]*2^7+[.P46];4)" office:value-type="string" office:string-value="2A1F" calcext:value-type="string">
            <text:p>2A1F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[.B47]-ROUNDDOWN([.B47]/9; )" office:value-type="float" office:value="40" calcext:value-type="float">
            <text:p>40</text:p>
          </table:table-cell>
          <table:table-cell table:formula="of:=LOOKUP([.H47];[order.F$1:.F$125];[order.G$1:.G$125])" office:value-type="string" office:string-value="" calcext:value-type="error">
            <text:p>#N/D</text:p>
          </table:table-cell>
          <table:table-cell table:number-columns-repeated="2"/>
          <table:table-cell table:formula="of:=MOD([.B47];9)" office:value-type="float" office:value="0" calcext:value-type="float">
            <text:p>0</text:p>
          </table:table-cell>
          <table:table-cell table:number-columns-repeated="3"/>
          <table:table-cell table:style-name="ce6" table:formula="of:=IF([.F47]=&quot;D&quot;;&quot;&quot;;IF([.H47]=0;[.A$1];[.H47]))" office:value-type="float" office:value="9999" calcext:value-type="float">
            <text:p>9999</text:p>
          </table:table-cell>
          <table:table-cell table:style-name="ce6" table:formula="of:=IF([.F47]=&quot;D&quot;;&quot;&quot;;[.C47])" office:value-type="float" office:value="40" calcext:value-type="float">
            <text:p>40</text:p>
          </table:table-cell>
          <table:table-cell/>
          <table:table-cell table:formula="of:=INT(([.H47]-479)/2)" office:value-type="float" office:value="-240" calcext:value-type="float">
            <text:p>-240</text:p>
          </table:table-cell>
          <table:table-cell table:formula="of:=INT([.N47]/32)" office:value-type="float" office:value="-8" calcext:value-type="float">
            <text:p>-8</text:p>
          </table:table-cell>
          <table:table-cell table:formula="of:=MOD([.N47];32)" office:value-type="float" office:value="16" calcext:value-type="float">
            <text:p>16</text:p>
          </table:table-cell>
          <table:table-cell table:formula="of:=DEC2HEX([.O47]*2^7+[.P47];4)" office:value-type="string" office:string-value="FFFFFFFC10" calcext:value-type="string">
            <text:p>FFFFFFFC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B48]-ROUNDDOWN([.B48]/9; )" office:value-type="float" office:value="41" calcext:value-type="float">
            <text:p>41</text:p>
          </table:table-cell>
          <table:table-cell table:formula="of:=LOOKUP([.H48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D</text:p>
          </table:table-cell>
          <table:table-cell table:formula="of:=MOD([.B48];9)" office:value-type="float" office:value="1" calcext:value-type="float">
            <text:p>1</text:p>
          </table:table-cell>
          <table:table-cell office:value-type="float" office:value="5362" calcext:value-type="float">
            <text:p>5362</text:p>
          </table:table-cell>
          <table:table-cell office:value-type="float" office:value="2609" calcext:value-type="float">
            <text:p>2609</text:p>
          </table:table-cell>
          <table:table-cell/>
          <table:table-cell table:style-name="ce6" table:formula="of:=IF([.F48]=&quot;D&quot;;&quot;&quot;;IF([.H48]=0;[.A$1];[.H48]))">
            <text:p/>
          </table:table-cell>
          <table:table-cell table:style-name="ce6" table:formula="of:=IF([.F48]=&quot;D&quot;;&quot;&quot;;[.C48])">
            <text:p/>
          </table:table-cell>
          <table:table-cell/>
          <table:table-cell table:formula="of:=INT(([.H48]-479)/2)" office:value-type="float" office:value="2441" calcext:value-type="float">
            <text:p>2441</text:p>
          </table:table-cell>
          <table:table-cell table:formula="of:=INT([.N48]/32)" office:value-type="float" office:value="76" calcext:value-type="float">
            <text:p>76</text:p>
          </table:table-cell>
          <table:table-cell table:formula="of:=MOD([.N48];32)" office:value-type="float" office:value="9" calcext:value-type="float">
            <text:p>9</text:p>
          </table:table-cell>
          <table:table-cell table:formula="of:=DEC2HEX([.O48]*2^7+[.P48];4)" office:value-type="string" office:string-value="2609" calcext:value-type="string">
            <text:p>260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[.B49]-ROUNDDOWN([.B49]/9; )" office:value-type="float" office:value="42" calcext:value-type="float">
            <text:p>42</text:p>
          </table:table-cell>
          <table:table-cell table:formula="of:=LOOKUP([.H49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D</text:p>
          </table:table-cell>
          <table:table-cell table:formula="of:=MOD([.B49];9)" office:value-type="float" office:value="2" calcext:value-type="float">
            <text:p>2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261c</text:p>
          </table:table-cell>
          <table:table-cell/>
          <table:table-cell table:style-name="ce6" table:formula="of:=IF([.F49]=&quot;D&quot;;&quot;&quot;;IF([.H49]=0;[.A$1];[.H49]))">
            <text:p/>
          </table:table-cell>
          <table:table-cell table:style-name="ce6" table:formula="of:=IF([.F49]=&quot;D&quot;;&quot;&quot;;[.C49])">
            <text:p/>
          </table:table-cell>
          <table:table-cell/>
          <table:table-cell table:formula="of:=INT(([.H49]-479)/2)" office:value-type="float" office:value="2460" calcext:value-type="float">
            <text:p>2460</text:p>
          </table:table-cell>
          <table:table-cell table:formula="of:=INT([.N49]/32)" office:value-type="float" office:value="76" calcext:value-type="float">
            <text:p>76</text:p>
          </table:table-cell>
          <table:table-cell table:formula="of:=MOD([.N49];32)" office:value-type="float" office:value="28" calcext:value-type="float">
            <text:p>28</text:p>
          </table:table-cell>
          <table:table-cell table:formula="of:=DEC2HEX([.O49]*2^7+[.P49];4)" office:value-type="string" office:string-value="261C" calcext:value-type="string">
            <text:p>261C</text:p>
          </table:table-cell>
          <table:table-cell table:number-columns-repeated="1000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table:formula="of:=[.B50]-ROUNDDOWN([.B50]/9; )" office:value-type="float" office:value="43" calcext:value-type="float">
            <text:p>43</text:p>
          </table:table-cell>
          <table:table-cell table:formula="of:=LOOKUP([.H50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D</text:p>
          </table:table-cell>
          <table:table-cell table:formula="of:=MOD([.B50];9)" office:value-type="float" office:value="3" calcext:value-type="float">
            <text:p>3</text:p>
          </table:table-cell>
          <table:table-cell office:value-type="float" office:value="5436" calcext:value-type="float">
            <text:p>5436</text:p>
          </table:table-cell>
          <table:table-cell office:value-type="string" calcext:value-type="string">
            <text:p>268<text:span text:style-name="T1">e</text:span></text:p>
          </table:table-cell>
          <table:table-cell/>
          <table:table-cell table:style-name="ce6" table:formula="of:=IF([.F50]=&quot;D&quot;;&quot;&quot;;IF([.H50]=0;[.A$1];[.H50]))">
            <text:p/>
          </table:table-cell>
          <table:table-cell table:style-name="ce6" table:formula="of:=IF([.F50]=&quot;D&quot;;&quot;&quot;;[.C50])">
            <text:p/>
          </table:table-cell>
          <table:table-cell/>
          <table:table-cell table:formula="of:=INT(([.H50]-479)/2)" office:value-type="float" office:value="2478" calcext:value-type="float">
            <text:p>2478</text:p>
          </table:table-cell>
          <table:table-cell table:formula="of:=INT([.N50]/32)" office:value-type="float" office:value="77" calcext:value-type="float">
            <text:p>77</text:p>
          </table:table-cell>
          <table:table-cell table:formula="of:=MOD([.N50];32)" office:value-type="float" office:value="14" calcext:value-type="float">
            <text:p>14</text:p>
          </table:table-cell>
          <table:table-cell table:formula="of:=DEC2HEX([.O50]*2^7+[.P50];4)" office:value-type="string" office:string-value="268E" calcext:value-type="string">
            <text:p>268E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[.B51]-ROUNDDOWN([.B51]/9; )" office:value-type="float" office:value="44" calcext:value-type="float">
            <text:p>44</text:p>
          </table:table-cell>
          <table:table-cell table:formula="of:=LOOKUP([.H51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D</text:p>
          </table:table-cell>
          <table:table-cell table:formula="of:=MOD([.B51];9)" office:value-type="float" office:value="4" calcext:value-type="float">
            <text:p>4</text:p>
          </table:table-cell>
          <table:table-cell office:value-type="float" office:value="5473" calcext:value-type="float">
            <text:p>5473</text:p>
          </table:table-cell>
          <table:table-cell office:value-type="float" office:value="2701" calcext:value-type="float">
            <text:p>2701</text:p>
          </table:table-cell>
          <table:table-cell/>
          <table:table-cell table:style-name="ce6" table:formula="of:=IF([.F51]=&quot;D&quot;;&quot;&quot;;IF([.H51]=0;[.A$1];[.H51]))">
            <text:p/>
          </table:table-cell>
          <table:table-cell table:style-name="ce6" table:formula="of:=IF([.F51]=&quot;D&quot;;&quot;&quot;;[.C51])">
            <text:p/>
          </table:table-cell>
          <table:table-cell/>
          <table:table-cell table:formula="of:=INT(([.H51]-479)/2)" office:value-type="float" office:value="2497" calcext:value-type="float">
            <text:p>2497</text:p>
          </table:table-cell>
          <table:table-cell table:formula="of:=INT([.N51]/32)" office:value-type="float" office:value="78" calcext:value-type="float">
            <text:p>78</text:p>
          </table:table-cell>
          <table:table-cell table:formula="of:=MOD([.N51];32)" office:value-type="float" office:value="1" calcext:value-type="float">
            <text:p>1</text:p>
          </table:table-cell>
          <table:table-cell table:formula="of:=DEC2HEX([.O51]*2^7+[.P51];4)" office:value-type="string" office:string-value="2701" calcext:value-type="string">
            <text:p>270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[.B52]-ROUNDDOWN([.B52]/9; )" office:value-type="float" office:value="45" calcext:value-type="float">
            <text:p>45</text:p>
          </table:table-cell>
          <table:table-cell table:formula="of:=LOOKUP([.H52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D</text:p>
          </table:table-cell>
          <table:table-cell table:formula="of:=MOD([.B52];9)" office:value-type="float" office:value="5" calcext:value-type="float">
            <text:p>5</text:p>
          </table:table-cell>
          <table:table-cell office:value-type="float" office:value="5510" calcext:value-type="float">
            <text:p>5510</text:p>
          </table:table-cell>
          <table:table-cell office:value-type="float" office:value="2713" calcext:value-type="float">
            <text:p>2713</text:p>
          </table:table-cell>
          <table:table-cell/>
          <table:table-cell table:style-name="ce6" table:formula="of:=IF([.F52]=&quot;D&quot;;&quot;&quot;;IF([.H52]=0;[.A$1];[.H52]))">
            <text:p/>
          </table:table-cell>
          <table:table-cell table:style-name="ce6" table:formula="of:=IF([.F52]=&quot;D&quot;;&quot;&quot;;[.C52])">
            <text:p/>
          </table:table-cell>
          <table:table-cell/>
          <table:table-cell table:formula="of:=INT(([.H52]-479)/2)" office:value-type="float" office:value="2515" calcext:value-type="float">
            <text:p>2515</text:p>
          </table:table-cell>
          <table:table-cell table:formula="of:=INT([.N52]/32)" office:value-type="float" office:value="78" calcext:value-type="float">
            <text:p>78</text:p>
          </table:table-cell>
          <table:table-cell table:formula="of:=MOD([.N52];32)" office:value-type="float" office:value="19" calcext:value-type="float">
            <text:p>19</text:p>
          </table:table-cell>
          <table:table-cell table:formula="of:=DEC2HEX([.O52]*2^7+[.P52];4)" office:value-type="string" office:string-value="2713" calcext:value-type="string">
            <text:p>27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[.B53]-ROUNDDOWN([.B53]/9; )" office:value-type="float" office:value="46" calcext:value-type="float">
            <text:p>46</text:p>
          </table:table-cell>
          <table:table-cell table:formula="of:=LOOKUP([.H53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D</text:p>
          </table:table-cell>
          <table:table-cell table:formula="of:=MOD([.B53];9)" office:value-type="float" office:value="6" calcext:value-type="float">
            <text:p>6</text:p>
          </table:table-cell>
          <table:table-cell office:value-type="float" office:value="5547" calcext:value-type="float">
            <text:p>5547</text:p>
          </table:table-cell>
          <table:table-cell office:value-type="float" office:value="2786" calcext:value-type="float">
            <text:p>2786</text:p>
          </table:table-cell>
          <table:table-cell/>
          <table:table-cell table:style-name="ce6" table:formula="of:=IF([.F53]=&quot;D&quot;;&quot;&quot;;IF([.H53]=0;[.A$1];[.H53]))">
            <text:p/>
          </table:table-cell>
          <table:table-cell table:style-name="ce6" table:formula="of:=IF([.F53]=&quot;D&quot;;&quot;&quot;;[.C53])">
            <text:p/>
          </table:table-cell>
          <table:table-cell/>
          <table:table-cell table:formula="of:=INT(([.H53]-479)/2)" office:value-type="float" office:value="2534" calcext:value-type="float">
            <text:p>2534</text:p>
          </table:table-cell>
          <table:table-cell table:formula="of:=INT([.N53]/32)" office:value-type="float" office:value="79" calcext:value-type="float">
            <text:p>79</text:p>
          </table:table-cell>
          <table:table-cell table:formula="of:=MOD([.N53];32)" office:value-type="float" office:value="6" calcext:value-type="float">
            <text:p>6</text:p>
          </table:table-cell>
          <table:table-cell table:formula="of:=DEC2HEX([.O53]*2^7+[.P53];4)" office:value-type="string" office:string-value="2786" calcext:value-type="string">
            <text:p>278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[.B54]-ROUNDDOWN([.B54]/9; )" office:value-type="float" office:value="47" calcext:value-type="float">
            <text:p>47</text:p>
          </table:table-cell>
          <table:table-cell table:formula="of:=LOOKUP([.H54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D</text:p>
          </table:table-cell>
          <table:table-cell table:formula="of:=MOD([.B54];9)" office:value-type="float" office:value="7" calcext:value-type="float">
            <text:p>7</text:p>
          </table:table-cell>
          <table:table-cell office:value-type="float" office:value="5584" calcext:value-type="float">
            <text:p>5584</text:p>
          </table:table-cell>
          <table:table-cell office:value-type="float" office:value="2798" calcext:value-type="float">
            <text:p>2798</text:p>
          </table:table-cell>
          <table:table-cell/>
          <table:table-cell table:style-name="ce6" table:formula="of:=IF([.F54]=&quot;D&quot;;&quot;&quot;;IF([.H54]=0;[.A$1];[.H54]))">
            <text:p/>
          </table:table-cell>
          <table:table-cell table:style-name="ce6" table:formula="of:=IF([.F54]=&quot;D&quot;;&quot;&quot;;[.C54])">
            <text:p/>
          </table:table-cell>
          <table:table-cell/>
          <table:table-cell table:formula="of:=INT(([.H54]-479)/2)" office:value-type="float" office:value="2552" calcext:value-type="float">
            <text:p>2552</text:p>
          </table:table-cell>
          <table:table-cell table:formula="of:=INT([.N54]/32)" office:value-type="float" office:value="79" calcext:value-type="float">
            <text:p>79</text:p>
          </table:table-cell>
          <table:table-cell table:formula="of:=MOD([.N54];32)" office:value-type="float" office:value="24" calcext:value-type="float">
            <text:p>24</text:p>
          </table:table-cell>
          <table:table-cell table:formula="of:=DEC2HEX([.O54]*2^7+[.P54];4)" office:value-type="string" office:string-value="2798" calcext:value-type="string">
            <text:p>279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B55]-ROUNDDOWN([.B55]/9; )" office:value-type="float" office:value="48" calcext:value-type="float">
            <text:p>48</text:p>
          </table:table-cell>
          <table:table-cell table:formula="of:=LOOKUP([.H55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D</text:p>
          </table:table-cell>
          <table:table-cell table:formula="of:=MOD([.B55];9)" office:value-type="float" office:value="8" calcext:value-type="float">
            <text:p>8</text:p>
          </table:table-cell>
          <table:table-cell office:value-type="float" office:value="5621" calcext:value-type="float">
            <text:p>5621</text:p>
          </table:table-cell>
          <table:table-cell office:value-type="string" calcext:value-type="string">
            <text:p>280b</text:p>
          </table:table-cell>
          <table:table-cell/>
          <table:table-cell table:style-name="ce6" table:formula="of:=IF([.F55]=&quot;D&quot;;&quot;&quot;;IF([.H55]=0;[.A$1];[.H55]))">
            <text:p/>
          </table:table-cell>
          <table:table-cell table:style-name="ce6" table:formula="of:=IF([.F55]=&quot;D&quot;;&quot;&quot;;[.C55])">
            <text:p/>
          </table:table-cell>
          <table:table-cell/>
          <table:table-cell table:formula="of:=INT(([.H55]-479)/2)" office:value-type="float" office:value="2571" calcext:value-type="float">
            <text:p>2571</text:p>
          </table:table-cell>
          <table:table-cell table:formula="of:=INT([.N55]/32)" office:value-type="float" office:value="80" calcext:value-type="float">
            <text:p>80</text:p>
          </table:table-cell>
          <table:table-cell table:formula="of:=MOD([.N55];32)" office:value-type="float" office:value="11" calcext:value-type="float">
            <text:p>11</text:p>
          </table:table-cell>
          <table:table-cell table:formula="of:=DEC2HEX([.O55]*2^7+[.P55];4)" office:value-type="string" office:string-value="280B" calcext:value-type="string">
            <text:p>280B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[.B56]-ROUNDDOWN([.B56]/9; )" office:value-type="float" office:value="48" calcext:value-type="float">
            <text:p>48</text:p>
          </table:table-cell>
          <table:table-cell table:formula="of:=LOOKUP([.H56];[order.F$1:.F$125];[order.G$1:.G$125])" office:value-type="string" office:string-value="" calcext:value-type="error">
            <text:p>#N/D</text:p>
          </table:table-cell>
          <table:table-cell table:number-columns-repeated="2"/>
          <table:table-cell table:formula="of:=MOD([.B56];9)" office:value-type="float" office:value="0" calcext:value-type="float">
            <text:p>0</text:p>
          </table:table-cell>
          <table:table-cell table:number-columns-repeated="3"/>
          <table:table-cell table:style-name="ce6" table:formula="of:=IF([.F56]=&quot;D&quot;;&quot;&quot;;IF([.H56]=0;[.A$1];[.H56]))" office:value-type="float" office:value="9999" calcext:value-type="float">
            <text:p>9999</text:p>
          </table:table-cell>
          <table:table-cell table:style-name="ce6" table:formula="of:=IF([.F56]=&quot;D&quot;;&quot;&quot;;IF([.C56]&gt;43;[.C56]-8;[.C56]))" office:value-type="float" office:value="40" calcext:value-type="float">
            <text:p>40</text:p>
          </table:table-cell>
          <table:table-cell/>
          <table:table-cell table:formula="of:=INT(([.H56]-479)/2)" office:value-type="float" office:value="-240" calcext:value-type="float">
            <text:p>-240</text:p>
          </table:table-cell>
          <table:table-cell table:formula="of:=INT([.N56]/32)" office:value-type="float" office:value="-8" calcext:value-type="float">
            <text:p>-8</text:p>
          </table:table-cell>
          <table:table-cell table:formula="of:=MOD([.N56];32)" office:value-type="float" office:value="16" calcext:value-type="float">
            <text:p>16</text:p>
          </table:table-cell>
          <table:table-cell table:formula="of:=DEC2HEX([.O56]*2^7+[.P56];4)" office:value-type="string" office:string-value="FFFFFFFC10" calcext:value-type="string">
            <text:p>FFFFFFFC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[.B57]-ROUNDDOWN([.B57]/9; )" office:value-type="float" office:value="49" calcext:value-type="float">
            <text:p>49</text:p>
          </table:table-cell>
          <table:table-cell table:formula="of:=LOOKUP([.H57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U</text:p>
          </table:table-cell>
          <table:table-cell table:formula="of:=MOD([.B57];9)" office:value-type="float" office:value="1" calcext:value-type="float">
            <text:p>1</text:p>
          </table:table-cell>
          <table:table-cell office:value-type="float" office:value="5325" calcext:value-type="float">
            <text:p>5325</text:p>
          </table:table-cell>
          <table:table-cell table:style-name="Default"/>
          <table:table-cell/>
          <table:table-cell table:style-name="ce6" table:formula="of:=IF([.F57]=&quot;D&quot;;&quot;&quot;;IF([.H57]=0;[.A$1];[.H57]))" office:value-type="float" office:value="5325" calcext:value-type="float">
            <text:p>5325</text:p>
          </table:table-cell>
          <table:table-cell table:style-name="ce6" table:formula="of:=IF([.F57]=&quot;D&quot;;&quot;&quot;;IF([.C57]&gt;43;[.C57]-8;[.C57]))" office:value-type="float" office:value="41" calcext:value-type="float">
            <text:p>41</text:p>
          </table:table-cell>
          <table:table-cell/>
          <table:table-cell table:formula="of:=INT(([.H57]-479)/2)" office:value-type="float" office:value="2423" calcext:value-type="float">
            <text:p>2423</text:p>
          </table:table-cell>
          <table:table-cell table:formula="of:=INT([.N57]/32)" office:value-type="float" office:value="75" calcext:value-type="float">
            <text:p>75</text:p>
          </table:table-cell>
          <table:table-cell table:formula="of:=MOD([.N57];32)" office:value-type="float" office:value="23" calcext:value-type="float">
            <text:p>23</text:p>
          </table:table-cell>
          <table:table-cell table:formula="of:=DEC2HEX([.O57]*2^7+[.P57];4)" office:value-type="string" office:string-value="2597" calcext:value-type="string">
            <text:p>259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B58]-ROUNDDOWN([.B58]/9; )" office:value-type="float" office:value="50" calcext:value-type="float">
            <text:p>50</text:p>
          </table:table-cell>
          <table:table-cell table:formula="of:=LOOKUP([.H58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U</text:p>
          </table:table-cell>
          <table:table-cell table:formula="of:=MOD([.B58];9)" office:value-type="float" office:value="2" calcext:value-type="float">
            <text:p>2</text:p>
          </table:table-cell>
          <table:table-cell office:value-type="float" office:value="5348" calcext:value-type="float">
            <text:p>5348</text:p>
          </table:table-cell>
          <table:table-cell table:style-name="Default"/>
          <table:table-cell/>
          <table:table-cell table:style-name="ce6" table:formula="of:=IF([.F58]=&quot;D&quot;;&quot;&quot;;IF([.H58]=0;[.A$1];[.H58]))" office:value-type="float" office:value="5348" calcext:value-type="float">
            <text:p>5348</text:p>
          </table:table-cell>
          <table:table-cell table:style-name="ce6" table:formula="of:=IF([.F58]=&quot;D&quot;;&quot;&quot;;IF([.C58]&gt;43;[.C58]-8;[.C58]))" office:value-type="float" office:value="42" calcext:value-type="float">
            <text:p>42</text:p>
          </table:table-cell>
          <table:table-cell/>
          <table:table-cell table:formula="of:=INT(([.H58]-479)/2)" office:value-type="float" office:value="2434" calcext:value-type="float">
            <text:p>2434</text:p>
          </table:table-cell>
          <table:table-cell table:formula="of:=INT([.N58]/32)" office:value-type="float" office:value="76" calcext:value-type="float">
            <text:p>76</text:p>
          </table:table-cell>
          <table:table-cell table:formula="of:=MOD([.N58];32)" office:value-type="float" office:value="2" calcext:value-type="float">
            <text:p>2</text:p>
          </table:table-cell>
          <table:table-cell table:formula="of:=DEC2HEX([.O58]*2^7+[.P58];4)" office:value-type="string" office:string-value="2602" calcext:value-type="string">
            <text:p>260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[.B59]-ROUNDDOWN([.B59]/9; )" office:value-type="float" office:value="51" calcext:value-type="float">
            <text:p>51</text:p>
          </table:table-cell>
          <table:table-cell table:formula="of:=LOOKUP([.H59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U</text:p>
          </table:table-cell>
          <table:table-cell table:formula="of:=MOD([.B59];9)" office:value-type="float" office:value="3" calcext:value-type="float">
            <text:p>3</text:p>
          </table:table-cell>
          <table:table-cell office:value-type="float" office:value="5366" calcext:value-type="float">
            <text:p>5366</text:p>
          </table:table-cell>
          <table:table-cell table:style-name="Default"/>
          <table:table-cell/>
          <table:table-cell table:style-name="ce6" table:formula="of:=IF([.F59]=&quot;D&quot;;&quot;&quot;;IF([.H59]=0;[.A$1];[.H59]))" office:value-type="float" office:value="5366" calcext:value-type="float">
            <text:p>5366</text:p>
          </table:table-cell>
          <table:table-cell table:style-name="ce6" table:formula="of:=IF([.F59]=&quot;D&quot;;&quot;&quot;;IF([.C59]&gt;43;[.C59]-8;[.C59]))" office:value-type="float" office:value="43" calcext:value-type="float">
            <text:p>43</text:p>
          </table:table-cell>
          <table:table-cell/>
          <table:table-cell table:formula="of:=INT(([.H59]-479)/2)" office:value-type="float" office:value="2443" calcext:value-type="float">
            <text:p>2443</text:p>
          </table:table-cell>
          <table:table-cell table:formula="of:=INT([.N59]/32)" office:value-type="float" office:value="76" calcext:value-type="float">
            <text:p>76</text:p>
          </table:table-cell>
          <table:table-cell table:formula="of:=MOD([.N59];32)" office:value-type="float" office:value="11" calcext:value-type="float">
            <text:p>11</text:p>
          </table:table-cell>
          <table:table-cell table:formula="of:=DEC2HEX([.O59]*2^7+[.P59];4)" office:value-type="string" office:string-value="260B" calcext:value-type="string">
            <text:p>260B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[.B60]-ROUNDDOWN([.B60]/9; )" office:value-type="float" office:value="52" calcext:value-type="float">
            <text:p>52</text:p>
          </table:table-cell>
          <table:table-cell table:formula="of:=LOOKUP([.H60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U</text:p>
          </table:table-cell>
          <table:table-cell table:formula="of:=MOD([.B60];9)" office:value-type="float" office:value="4" calcext:value-type="float">
            <text:p>4</text:p>
          </table:table-cell>
          <table:table-cell office:value-type="float" office:value="5384" calcext:value-type="float">
            <text:p>5384</text:p>
          </table:table-cell>
          <table:table-cell table:style-name="Default"/>
          <table:table-cell/>
          <table:table-cell table:style-name="ce6" table:formula="of:=IF([.F60]=&quot;D&quot;;&quot;&quot;;IF([.H60]=0;[.A$1];[.H60]))" office:value-type="float" office:value="5384" calcext:value-type="float">
            <text:p>5384</text:p>
          </table:table-cell>
          <table:table-cell table:style-name="ce6" table:formula="of:=IF([.F60]=&quot;D&quot;;&quot;&quot;;IF([.C60]&gt;43;[.C60]-8;[.C60]))" office:value-type="float" office:value="44" calcext:value-type="float">
            <text:p>44</text:p>
          </table:table-cell>
          <table:table-cell/>
          <table:table-cell table:formula="of:=INT(([.H60]-479)/2)" office:value-type="float" office:value="2452" calcext:value-type="float">
            <text:p>2452</text:p>
          </table:table-cell>
          <table:table-cell table:formula="of:=INT([.N60]/32)" office:value-type="float" office:value="76" calcext:value-type="float">
            <text:p>76</text:p>
          </table:table-cell>
          <table:table-cell table:formula="of:=MOD([.N60];32)" office:value-type="float" office:value="20" calcext:value-type="float">
            <text:p>20</text:p>
          </table:table-cell>
          <table:table-cell table:formula="of:=DEC2HEX([.O60]*2^7+[.P60];4)" office:value-type="string" office:string-value="2614" calcext:value-type="string">
            <text:p>26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[.B61]-ROUNDDOWN([.B61]/9; )" office:value-type="float" office:value="53" calcext:value-type="float">
            <text:p>53</text:p>
          </table:table-cell>
          <table:table-cell table:formula="of:=LOOKUP([.H61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U</text:p>
          </table:table-cell>
          <table:table-cell table:formula="of:=MOD([.B61];9)" office:value-type="float" office:value="5" calcext:value-type="float">
            <text:p>5</text:p>
          </table:table-cell>
          <table:table-cell office:value-type="float" office:value="5402" calcext:value-type="float">
            <text:p>5402</text:p>
          </table:table-cell>
          <table:table-cell table:style-name="Default"/>
          <table:table-cell/>
          <table:table-cell table:style-name="ce6" table:formula="of:=IF([.F61]=&quot;D&quot;;&quot;&quot;;IF([.H61]=0;[.A$1];[.H61]))" office:value-type="float" office:value="5402" calcext:value-type="float">
            <text:p>5402</text:p>
          </table:table-cell>
          <table:table-cell table:style-name="ce6" table:formula="of:=IF([.F61]=&quot;D&quot;;&quot;&quot;;IF([.C61]&gt;43;[.C61]-8;[.C61]))" office:value-type="float" office:value="45" calcext:value-type="float">
            <text:p>45</text:p>
          </table:table-cell>
          <table:table-cell/>
          <table:table-cell table:formula="of:=INT(([.H61]-479)/2)" office:value-type="float" office:value="2461" calcext:value-type="float">
            <text:p>2461</text:p>
          </table:table-cell>
          <table:table-cell table:formula="of:=INT([.N61]/32)" office:value-type="float" office:value="76" calcext:value-type="float">
            <text:p>76</text:p>
          </table:table-cell>
          <table:table-cell table:formula="of:=MOD([.N61];32)" office:value-type="float" office:value="29" calcext:value-type="float">
            <text:p>29</text:p>
          </table:table-cell>
          <table:table-cell table:formula="of:=DEC2HEX([.O61]*2^7+[.P61];4)" office:value-type="string" office:string-value="261D" calcext:value-type="string">
            <text:p>261D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[.B62]-ROUNDDOWN([.B62]/9; )" office:value-type="float" office:value="54" calcext:value-type="float">
            <text:p>54</text:p>
          </table:table-cell>
          <table:table-cell table:formula="of:=LOOKUP([.H62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U</text:p>
          </table:table-cell>
          <table:table-cell table:formula="of:=MOD([.B62];9)" office:value-type="float" office:value="6" calcext:value-type="float">
            <text:p>6</text:p>
          </table:table-cell>
          <table:table-cell office:value-type="float" office:value="5420" calcext:value-type="float">
            <text:p>5420</text:p>
          </table:table-cell>
          <table:table-cell table:style-name="Default"/>
          <table:table-cell/>
          <table:table-cell table:style-name="ce6" table:formula="of:=IF([.F62]=&quot;D&quot;;&quot;&quot;;IF([.H62]=0;[.A$1];[.H62]))" office:value-type="float" office:value="5420" calcext:value-type="float">
            <text:p>5420</text:p>
          </table:table-cell>
          <table:table-cell table:style-name="ce6" table:formula="of:=IF([.F62]=&quot;D&quot;;&quot;&quot;;IF([.C62]&gt;43;[.C62]-8;[.C62]))" office:value-type="float" office:value="46" calcext:value-type="float">
            <text:p>46</text:p>
          </table:table-cell>
          <table:table-cell/>
          <table:table-cell table:formula="of:=INT(([.H62]-479)/2)" office:value-type="float" office:value="2470" calcext:value-type="float">
            <text:p>2470</text:p>
          </table:table-cell>
          <table:table-cell table:formula="of:=INT([.N62]/32)" office:value-type="float" office:value="77" calcext:value-type="float">
            <text:p>77</text:p>
          </table:table-cell>
          <table:table-cell table:formula="of:=MOD([.N62];32)" office:value-type="float" office:value="6" calcext:value-type="float">
            <text:p>6</text:p>
          </table:table-cell>
          <table:table-cell table:formula="of:=DEC2HEX([.O62]*2^7+[.P62];4)" office:value-type="string" office:string-value="2686" calcext:value-type="string">
            <text:p>268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[.B63]-ROUNDDOWN([.B63]/9; )" office:value-type="float" office:value="55" calcext:value-type="float">
            <text:p>55</text:p>
          </table:table-cell>
          <table:table-cell table:formula="of:=LOOKUP([.H63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U</text:p>
          </table:table-cell>
          <table:table-cell table:formula="of:=MOD([.B63];9)" office:value-type="float" office:value="7" calcext:value-type="float">
            <text:p>7</text:p>
          </table:table-cell>
          <table:table-cell office:value-type="float" office:value="5438" calcext:value-type="float">
            <text:p>5438</text:p>
          </table:table-cell>
          <table:table-cell table:style-name="Default"/>
          <table:table-cell/>
          <table:table-cell table:style-name="ce6" table:formula="of:=IF([.F63]=&quot;D&quot;;&quot;&quot;;IF([.H63]=0;[.A$1];[.H63]))" office:value-type="float" office:value="5438" calcext:value-type="float">
            <text:p>5438</text:p>
          </table:table-cell>
          <table:table-cell table:style-name="ce6" table:formula="of:=IF([.F63]=&quot;D&quot;;&quot;&quot;;IF([.C63]&gt;43;[.C63]-8;[.C63]))" office:value-type="float" office:value="47" calcext:value-type="float">
            <text:p>47</text:p>
          </table:table-cell>
          <table:table-cell/>
          <table:table-cell table:formula="of:=INT(([.H63]-479)/2)" office:value-type="float" office:value="2479" calcext:value-type="float">
            <text:p>2479</text:p>
          </table:table-cell>
          <table:table-cell table:formula="of:=INT([.N63]/32)" office:value-type="float" office:value="77" calcext:value-type="float">
            <text:p>77</text:p>
          </table:table-cell>
          <table:table-cell table:formula="of:=MOD([.N63];32)" office:value-type="float" office:value="15" calcext:value-type="float">
            <text:p>15</text:p>
          </table:table-cell>
          <table:table-cell table:formula="of:=DEC2HEX([.O63]*2^7+[.P63];4)" office:value-type="string" office:string-value="268F" calcext:value-type="string">
            <text:p>268F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[.B64]-ROUNDDOWN([.B64]/9; )" office:value-type="float" office:value="56" calcext:value-type="float">
            <text:p>56</text:p>
          </table:table-cell>
          <table:table-cell table:formula="of:=LOOKUP([.H64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U</text:p>
          </table:table-cell>
          <table:table-cell table:formula="of:=MOD([.B64];9)" office:value-type="float" office:value="8" calcext:value-type="float">
            <text:p>8</text:p>
          </table:table-cell>
          <table:table-cell office:value-type="float" office:value="5456" calcext:value-type="float">
            <text:p>5456</text:p>
          </table:table-cell>
          <table:table-cell table:style-name="Default"/>
          <table:table-cell/>
          <table:table-cell table:style-name="ce6" table:formula="of:=IF([.F64]=&quot;D&quot;;&quot;&quot;;IF([.H64]=0;[.A$1];[.H64]))" office:value-type="float" office:value="5456" calcext:value-type="float">
            <text:p>5456</text:p>
          </table:table-cell>
          <table:table-cell table:style-name="ce6" table:formula="of:=IF([.F64]=&quot;D&quot;;&quot;&quot;;IF([.C64]&gt;43;[.C64]-8;[.C64]))" office:value-type="float" office:value="48" calcext:value-type="float">
            <text:p>48</text:p>
          </table:table-cell>
          <table:table-cell/>
          <table:table-cell table:formula="of:=INT(([.H64]-479)/2)" office:value-type="float" office:value="2488" calcext:value-type="float">
            <text:p>2488</text:p>
          </table:table-cell>
          <table:table-cell table:formula="of:=INT([.N64]/32)" office:value-type="float" office:value="77" calcext:value-type="float">
            <text:p>77</text:p>
          </table:table-cell>
          <table:table-cell table:formula="of:=MOD([.N64];32)" office:value-type="float" office:value="24" calcext:value-type="float">
            <text:p>24</text:p>
          </table:table-cell>
          <table:table-cell table:formula="of:=DEC2HEX([.O64]*2^7+[.P64];4)" office:value-type="string" office:string-value="2698" calcext:value-type="string">
            <text:p>269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[.B65]-ROUNDDOWN([.B65]/9; )" office:value-type="float" office:value="56" calcext:value-type="float">
            <text:p>56</text:p>
          </table:table-cell>
          <table:table-cell table:formula="of:=LOOKUP([.H65];[order.F$1:.F$125];[order.G$1:.G$125])" office:value-type="string" office:string-value="" calcext:value-type="error">
            <text:p>#N/D</text:p>
          </table:table-cell>
          <table:table-cell table:number-columns-repeated="2"/>
          <table:table-cell table:formula="of:=MOD([.B65];9)" office:value-type="float" office:value="0" calcext:value-type="float">
            <text:p>0</text:p>
          </table:table-cell>
          <table:table-cell table:number-columns-repeated="3"/>
          <table:table-cell table:style-name="ce6" table:formula="of:=IF([.F65]=&quot;D&quot;;&quot;&quot;;IF([.H65]=0;[.A$1];[.H65]))" office:value-type="float" office:value="9999" calcext:value-type="float">
            <text:p>9999</text:p>
          </table:table-cell>
          <table:table-cell table:style-name="ce6" table:formula="of:=IF([.F65]=&quot;D&quot;;&quot;&quot;;IF([.C65]&gt;43;[.C65]-8;[.C65]))" office:value-type="float" office:value="48" calcext:value-type="float">
            <text:p>48</text:p>
          </table:table-cell>
          <table:table-cell/>
          <table:table-cell table:formula="of:=INT(([.H65]-479)/2)" office:value-type="float" office:value="-240" calcext:value-type="float">
            <text:p>-240</text:p>
          </table:table-cell>
          <table:table-cell table:formula="of:=INT([.N65]/32)" office:value-type="float" office:value="-8" calcext:value-type="float">
            <text:p>-8</text:p>
          </table:table-cell>
          <table:table-cell table:formula="of:=MOD([.N65];32)" office:value-type="float" office:value="16" calcext:value-type="float">
            <text:p>16</text:p>
          </table:table-cell>
          <table:table-cell table:formula="of:=DEC2HEX([.O65]*2^7+[.P65];4)" office:value-type="string" office:string-value="FFFFFFFC10" calcext:value-type="string">
            <text:p>FFFFFFFC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B66]-ROUNDDOWN([.B66]/9; )" office:value-type="float" office:value="57" calcext:value-type="float">
            <text:p>57</text:p>
          </table:table-cell>
          <table:table-cell table:formula="of:=LOOKUP([.H66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O</text:p>
          </table:table-cell>
          <table:table-cell table:formula="of:=MOD([.B66];9)" office:value-type="float" office:value="1" calcext:value-type="float">
            <text:p>1</text:p>
          </table:table-cell>
          <table:table-cell office:value-type="float" office:value="5474" calcext:value-type="float">
            <text:p>5474</text:p>
          </table:table-cell>
          <table:table-cell table:number-columns-repeated="2"/>
          <table:table-cell table:style-name="ce6" table:formula="of:=IF([.F66]=&quot;D&quot;;&quot;&quot;;IF([.H66]=0;[.A$1];[.H66]))" office:value-type="float" office:value="5474" calcext:value-type="float">
            <text:p>5474</text:p>
          </table:table-cell>
          <table:table-cell table:style-name="ce6" table:formula="of:=IF([.F66]=&quot;D&quot;;&quot;&quot;;IF([.C66]&gt;43;[.C66]-8;[.C66]))" office:value-type="float" office:value="49" calcext:value-type="float">
            <text:p>49</text:p>
          </table:table-cell>
          <table:table-cell/>
          <table:table-cell table:formula="of:=INT(([.H66]-479)/2)" office:value-type="float" office:value="2497" calcext:value-type="float">
            <text:p>2497</text:p>
          </table:table-cell>
          <table:table-cell table:formula="of:=INT([.N66]/32)" office:value-type="float" office:value="78" calcext:value-type="float">
            <text:p>78</text:p>
          </table:table-cell>
          <table:table-cell table:formula="of:=MOD([.N66];32)" office:value-type="float" office:value="1" calcext:value-type="float">
            <text:p>1</text:p>
          </table:table-cell>
          <table:table-cell table:formula="of:=DEC2HEX([.O66]*2^7+[.P66];4)" office:value-type="string" office:string-value="2701" calcext:value-type="string">
            <text:p>270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[.B67]-ROUNDDOWN([.B67]/9; )" office:value-type="float" office:value="58" calcext:value-type="float">
            <text:p>58</text:p>
          </table:table-cell>
          <table:table-cell table:formula="of:=LOOKUP([.H67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O</text:p>
          </table:table-cell>
          <table:table-cell table:formula="of:=MOD([.B67];9)" office:value-type="float" office:value="2" calcext:value-type="float">
            <text:p>2</text:p>
          </table:table-cell>
          <table:table-cell office:value-type="float" office:value="5792" calcext:value-type="float">
            <text:p>5792</text:p>
          </table:table-cell>
          <table:table-cell table:number-columns-repeated="2"/>
          <table:table-cell table:style-name="ce6" table:formula="of:=IF([.F67]=&quot;D&quot;;&quot;&quot;;IF([.H67]=0;[.A$1];[.H67]))" office:value-type="float" office:value="5792" calcext:value-type="float">
            <text:p>5792</text:p>
          </table:table-cell>
          <table:table-cell table:style-name="ce6" table:formula="of:=IF([.F67]=&quot;D&quot;;&quot;&quot;;IF([.C67]&gt;43;[.C67]-8;[.C67]))" office:value-type="float" office:value="50" calcext:value-type="float">
            <text:p>50</text:p>
          </table:table-cell>
          <table:table-cell/>
          <table:table-cell table:formula="of:=INT(([.H67]-479)/2)" office:value-type="float" office:value="2656" calcext:value-type="float">
            <text:p>2656</text:p>
          </table:table-cell>
          <table:table-cell table:formula="of:=INT([.N67]/32)" office:value-type="float" office:value="83" calcext:value-type="float">
            <text:p>83</text:p>
          </table:table-cell>
          <table:table-cell table:formula="of:=MOD([.N67];32)" office:value-type="float" office:value="0" calcext:value-type="float">
            <text:p>0</text:p>
          </table:table-cell>
          <table:table-cell table:formula="of:=DEC2HEX([.O67]*2^7+[.P67];4)" office:value-type="string" office:string-value="2980" calcext:value-type="string">
            <text:p>298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[.B68]-ROUNDDOWN([.B68]/9; )" office:value-type="float" office:value="59" calcext:value-type="float">
            <text:p>59</text:p>
          </table:table-cell>
          <table:table-cell table:formula="of:=LOOKUP([.H68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O</text:p>
          </table:table-cell>
          <table:table-cell table:formula="of:=MOD([.B68];9)" office:value-type="float" office:value="3" calcext:value-type="float">
            <text:p>3</text:p>
          </table:table-cell>
          <table:table-cell office:value-type="float" office:value="5510" calcext:value-type="float">
            <text:p>5510</text:p>
          </table:table-cell>
          <table:table-cell table:number-columns-repeated="2"/>
          <table:table-cell table:style-name="ce6" table:formula="of:=IF([.F68]=&quot;D&quot;;&quot;&quot;;IF([.H68]=0;[.A$1];[.H68]))" office:value-type="float" office:value="5510" calcext:value-type="float">
            <text:p>5510</text:p>
          </table:table-cell>
          <table:table-cell table:style-name="ce6" table:formula="of:=IF([.F68]=&quot;D&quot;;&quot;&quot;;IF([.C68]&gt;43;[.C68]-8;[.C68]))" office:value-type="float" office:value="51" calcext:value-type="float">
            <text:p>51</text:p>
          </table:table-cell>
          <table:table-cell/>
          <table:table-cell table:formula="of:=INT(([.H68]-479)/2)" office:value-type="float" office:value="2515" calcext:value-type="float">
            <text:p>2515</text:p>
          </table:table-cell>
          <table:table-cell table:formula="of:=INT([.N68]/32)" office:value-type="float" office:value="78" calcext:value-type="float">
            <text:p>78</text:p>
          </table:table-cell>
          <table:table-cell table:formula="of:=MOD([.N68];32)" office:value-type="float" office:value="19" calcext:value-type="float">
            <text:p>19</text:p>
          </table:table-cell>
          <table:table-cell table:formula="of:=DEC2HEX([.O68]*2^7+[.P68];4)" office:value-type="string" office:string-value="2713" calcext:value-type="string">
            <text:p>27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[.B69]-ROUNDDOWN([.B69]/9; )" office:value-type="float" office:value="60" calcext:value-type="float">
            <text:p>60</text:p>
          </table:table-cell>
          <table:table-cell table:formula="of:=LOOKUP([.H69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O</text:p>
          </table:table-cell>
          <table:table-cell table:formula="of:=MOD([.B69];9)" office:value-type="float" office:value="4" calcext:value-type="float">
            <text:p>4</text:p>
          </table:table-cell>
          <table:table-cell office:value-type="float" office:value="5528" calcext:value-type="float">
            <text:p>5528</text:p>
          </table:table-cell>
          <table:table-cell table:number-columns-repeated="2"/>
          <table:table-cell table:style-name="ce6" table:formula="of:=IF([.F69]=&quot;D&quot;;&quot;&quot;;IF([.H69]=0;[.A$1];[.H69]))" office:value-type="float" office:value="5528" calcext:value-type="float">
            <text:p>5528</text:p>
          </table:table-cell>
          <table:table-cell table:style-name="ce6" table:formula="of:=IF([.F69]=&quot;D&quot;;&quot;&quot;;IF([.C69]&gt;43;[.C69]-8;[.C69]))" office:value-type="float" office:value="52" calcext:value-type="float">
            <text:p>52</text:p>
          </table:table-cell>
          <table:table-cell/>
          <table:table-cell table:formula="of:=INT(([.H69]-479)/2)" office:value-type="float" office:value="2524" calcext:value-type="float">
            <text:p>2524</text:p>
          </table:table-cell>
          <table:table-cell table:formula="of:=INT([.N69]/32)" office:value-type="float" office:value="78" calcext:value-type="float">
            <text:p>78</text:p>
          </table:table-cell>
          <table:table-cell table:formula="of:=MOD([.N69];32)" office:value-type="float" office:value="28" calcext:value-type="float">
            <text:p>28</text:p>
          </table:table-cell>
          <table:table-cell table:formula="of:=DEC2HEX([.O69]*2^7+[.P69];4)" office:value-type="string" office:string-value="271C" calcext:value-type="string">
            <text:p>271C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[.B70]-ROUNDDOWN([.B70]/9; )" office:value-type="float" office:value="61" calcext:value-type="float">
            <text:p>61</text:p>
          </table:table-cell>
          <table:table-cell table:formula="of:=LOOKUP([.H70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O</text:p>
          </table:table-cell>
          <table:table-cell table:formula="of:=MOD([.B70];9)" office:value-type="float" office:value="5" calcext:value-type="float">
            <text:p>5</text:p>
          </table:table-cell>
          <table:table-cell office:value-type="float" office:value="5546" calcext:value-type="float">
            <text:p>5546</text:p>
          </table:table-cell>
          <table:table-cell table:number-columns-repeated="2"/>
          <table:table-cell table:style-name="ce6" table:formula="of:=IF([.F70]=&quot;D&quot;;&quot;&quot;;IF([.H70]=0;[.A$1];[.H70]))" office:value-type="float" office:value="5546" calcext:value-type="float">
            <text:p>5546</text:p>
          </table:table-cell>
          <table:table-cell table:style-name="ce6" table:formula="of:=IF([.F70]=&quot;D&quot;;&quot;&quot;;IF([.C70]&gt;43;[.C70]-8;[.C70]))" office:value-type="float" office:value="53" calcext:value-type="float">
            <text:p>53</text:p>
          </table:table-cell>
          <table:table-cell/>
          <table:table-cell table:formula="of:=INT(([.H70]-479)/2)" office:value-type="float" office:value="2533" calcext:value-type="float">
            <text:p>2533</text:p>
          </table:table-cell>
          <table:table-cell table:formula="of:=INT([.N70]/32)" office:value-type="float" office:value="79" calcext:value-type="float">
            <text:p>79</text:p>
          </table:table-cell>
          <table:table-cell table:formula="of:=MOD([.N70];32)" office:value-type="float" office:value="5" calcext:value-type="float">
            <text:p>5</text:p>
          </table:table-cell>
          <table:table-cell table:formula="of:=DEC2HEX([.O70]*2^7+[.P70];4)" office:value-type="string" office:string-value="2785" calcext:value-type="string">
            <text:p>278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[.B71]-ROUNDDOWN([.B71]/9; )" office:value-type="float" office:value="62" calcext:value-type="float">
            <text:p>62</text:p>
          </table:table-cell>
          <table:table-cell table:formula="of:=LOOKUP([.H71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O</text:p>
          </table:table-cell>
          <table:table-cell table:formula="of:=MOD([.B71];9)" office:value-type="float" office:value="6" calcext:value-type="float">
            <text:p>6</text:p>
          </table:table-cell>
          <table:table-cell office:value-type="float" office:value="5564" calcext:value-type="float">
            <text:p>5564</text:p>
          </table:table-cell>
          <table:table-cell table:number-columns-repeated="2"/>
          <table:table-cell table:style-name="ce6" table:formula="of:=IF([.F71]=&quot;D&quot;;&quot;&quot;;IF([.H71]=0;[.A$1];[.H71]))" office:value-type="float" office:value="5564" calcext:value-type="float">
            <text:p>5564</text:p>
          </table:table-cell>
          <table:table-cell table:style-name="ce6" table:formula="of:=IF([.F71]=&quot;D&quot;;&quot;&quot;;IF([.C71]&gt;43;[.C71]-8;[.C71]))" office:value-type="float" office:value="54" calcext:value-type="float">
            <text:p>54</text:p>
          </table:table-cell>
          <table:table-cell/>
          <table:table-cell table:formula="of:=INT(([.H71]-479)/2)" office:value-type="float" office:value="2542" calcext:value-type="float">
            <text:p>2542</text:p>
          </table:table-cell>
          <table:table-cell table:formula="of:=INT([.N71]/32)" office:value-type="float" office:value="79" calcext:value-type="float">
            <text:p>79</text:p>
          </table:table-cell>
          <table:table-cell table:formula="of:=MOD([.N71];32)" office:value-type="float" office:value="14" calcext:value-type="float">
            <text:p>14</text:p>
          </table:table-cell>
          <table:table-cell table:formula="of:=DEC2HEX([.O71]*2^7+[.P71];4)" office:value-type="string" office:string-value="278E" calcext:value-type="string">
            <text:p>278E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[.B72]-ROUNDDOWN([.B72]/9; )" office:value-type="float" office:value="63" calcext:value-type="float">
            <text:p>63</text:p>
          </table:table-cell>
          <table:table-cell table:formula="of:=LOOKUP([.H72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O</text:p>
          </table:table-cell>
          <table:table-cell table:formula="of:=MOD([.B72];9)" office:value-type="float" office:value="7" calcext:value-type="float">
            <text:p>7</text:p>
          </table:table-cell>
          <table:table-cell office:value-type="float" office:value="5582" calcext:value-type="float">
            <text:p>5582</text:p>
          </table:table-cell>
          <table:table-cell table:number-columns-repeated="2"/>
          <table:table-cell table:style-name="ce6" table:formula="of:=IF([.F72]=&quot;D&quot;;&quot;&quot;;IF([.H72]=0;[.A$1];[.H72]))" office:value-type="float" office:value="5582" calcext:value-type="float">
            <text:p>5582</text:p>
          </table:table-cell>
          <table:table-cell table:style-name="ce6" table:formula="of:=IF([.F72]=&quot;D&quot;;&quot;&quot;;IF([.C72]&gt;43;[.C72]-8;[.C72]))" office:value-type="float" office:value="55" calcext:value-type="float">
            <text:p>55</text:p>
          </table:table-cell>
          <table:table-cell/>
          <table:table-cell table:formula="of:=INT(([.H72]-479)/2)" office:value-type="float" office:value="2551" calcext:value-type="float">
            <text:p>2551</text:p>
          </table:table-cell>
          <table:table-cell table:formula="of:=INT([.N72]/32)" office:value-type="float" office:value="79" calcext:value-type="float">
            <text:p>79</text:p>
          </table:table-cell>
          <table:table-cell table:formula="of:=MOD([.N72];32)" office:value-type="float" office:value="23" calcext:value-type="float">
            <text:p>23</text:p>
          </table:table-cell>
          <table:table-cell table:formula="of:=DEC2HEX([.O72]*2^7+[.P72];4)" office:value-type="string" office:string-value="2797" calcext:value-type="string">
            <text:p>279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[.B73]-ROUNDDOWN([.B73]/9; )" office:value-type="float" office:value="64" calcext:value-type="float">
            <text:p>64</text:p>
          </table:table-cell>
          <table:table-cell table:formula="of:=LOOKUP([.H73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O</text:p>
          </table:table-cell>
          <table:table-cell table:formula="of:=MOD([.B73];9)" office:value-type="float" office:value="8" calcext:value-type="float">
            <text:p>8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style-name="ce6" table:formula="of:=IF([.F73]=&quot;D&quot;;&quot;&quot;;IF([.H73]=0;[.A$1];[.H73]))" office:value-type="float" office:value="5600" calcext:value-type="float">
            <text:p>5600</text:p>
          </table:table-cell>
          <table:table-cell table:style-name="ce6" table:formula="of:=IF([.F73]=&quot;D&quot;;&quot;&quot;;IF([.C73]&gt;43;[.C73]-8;[.C73]))" office:value-type="float" office:value="56" calcext:value-type="float">
            <text:p>56</text:p>
          </table:table-cell>
          <table:table-cell/>
          <table:table-cell table:formula="of:=INT(([.H73]-479)/2)" office:value-type="float" office:value="2560" calcext:value-type="float">
            <text:p>2560</text:p>
          </table:table-cell>
          <table:table-cell table:formula="of:=INT([.N73]/32)" office:value-type="float" office:value="80" calcext:value-type="float">
            <text:p>80</text:p>
          </table:table-cell>
          <table:table-cell table:formula="of:=MOD([.N73];32)" office:value-type="float" office:value="0" calcext:value-type="float">
            <text:p>0</text:p>
          </table:table-cell>
          <table:table-cell table:formula="of:=DEC2HEX([.O73]*2^7+[.P73];4)" office:value-type="string" office:string-value="2800" calcext:value-type="string">
            <text:p>280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B74]-ROUNDDOWN([.B74]/9; )" office:value-type="float" office:value="64" calcext:value-type="float">
            <text:p>64</text:p>
          </table:table-cell>
          <table:table-cell table:formula="of:=LOOKUP([.H74];[order.F$1:.F$125];[order.G$1:.G$125])" office:value-type="string" office:string-value="" calcext:value-type="error">
            <text:p>#N/D</text:p>
          </table:table-cell>
          <table:table-cell table:number-columns-repeated="2"/>
          <table:table-cell table:formula="of:=MOD([.B74];9)" office:value-type="float" office:value="0" calcext:value-type="float">
            <text:p>0</text:p>
          </table:table-cell>
          <table:table-cell table:number-columns-repeated="3"/>
          <table:table-cell table:style-name="ce6" table:formula="of:=IF([.F74]=&quot;D&quot;;&quot;&quot;;IF([.H74]=0;[.A$1];[.H74]))" office:value-type="float" office:value="9999" calcext:value-type="float">
            <text:p>9999</text:p>
          </table:table-cell>
          <table:table-cell table:style-name="ce6" table:formula="of:=IF([.F74]=&quot;D&quot;;&quot;&quot;;IF([.C74]&gt;43;[.C74]-8;[.C74]))" office:value-type="float" office:value="56" calcext:value-type="float">
            <text:p>56</text:p>
          </table:table-cell>
          <table:table-cell/>
          <table:table-cell table:formula="of:=INT(([.H74]-479)/2)" office:value-type="float" office:value="-240" calcext:value-type="float">
            <text:p>-240</text:p>
          </table:table-cell>
          <table:table-cell table:formula="of:=INT([.N74]/32)" office:value-type="float" office:value="-8" calcext:value-type="float">
            <text:p>-8</text:p>
          </table:table-cell>
          <table:table-cell table:formula="of:=MOD([.N74];32)" office:value-type="float" office:value="16" calcext:value-type="float">
            <text:p>16</text:p>
          </table:table-cell>
          <table:table-cell table:formula="of:=DEC2HEX([.O74]*2^7+[.P74];4)" office:value-type="string" office:string-value="FFFFFFFC10" calcext:value-type="string">
            <text:p>FFFFFFFC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[.B75]-ROUNDDOWN([.B75]/9; )" office:value-type="float" office:value="65" calcext:value-type="float">
            <text:p>65</text:p>
          </table:table-cell>
          <table:table-cell table:formula="of:=LOOKUP([.H75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L</text:p>
          </table:table-cell>
          <table:table-cell table:formula="of:=MOD([.B75];9)" office:value-type="float" office:value="1" calcext:value-type="float">
            <text:p>1</text:p>
          </table:table-cell>
          <table:table-cell office:value-type="float" office:value="5333" calcext:value-type="float">
            <text:p>5333</text:p>
          </table:table-cell>
          <table:table-cell office:value-type="string" calcext:value-type="string">
            <text:p>259b</text:p>
          </table:table-cell>
          <table:table-cell/>
          <table:table-cell table:style-name="ce6" table:formula="of:=IF([.F75]=&quot;D&quot;;&quot;&quot;;IF([.H75]=0;[.A$1];[.H75]))" office:value-type="float" office:value="5333" calcext:value-type="float">
            <text:p>5333</text:p>
          </table:table-cell>
          <table:table-cell table:style-name="ce6" table:formula="of:=IF([.F75]=&quot;D&quot;;&quot;&quot;;IF([.C75]&gt;43;[.C75]-8;[.C75]))" office:value-type="float" office:value="57" calcext:value-type="float">
            <text:p>57</text:p>
          </table:table-cell>
          <table:table-cell/>
          <table:table-cell table:formula="of:=INT(([.H75]-479)/2)" office:value-type="float" office:value="2427" calcext:value-type="float">
            <text:p>2427</text:p>
          </table:table-cell>
          <table:table-cell table:formula="of:=INT([.N75]/32)" office:value-type="float" office:value="75" calcext:value-type="float">
            <text:p>75</text:p>
          </table:table-cell>
          <table:table-cell table:formula="of:=MOD([.N75];32)" office:value-type="float" office:value="27" calcext:value-type="float">
            <text:p>27</text:p>
          </table:table-cell>
          <table:table-cell table:formula="of:=DEC2HEX([.O75]*2^7+[.P75];4)" office:value-type="string" office:string-value="259B" calcext:value-type="string">
            <text:p>259B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[.B76]-ROUNDDOWN([.B76]/9; )" office:value-type="float" office:value="66" calcext:value-type="float">
            <text:p>66</text:p>
          </table:table-cell>
          <table:table-cell table:formula="of:=LOOKUP([.H76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L</text:p>
          </table:table-cell>
          <table:table-cell table:formula="of:=MOD([.B76];9)" office:value-type="float" office:value="2" calcext:value-type="float">
            <text:p>2</text:p>
          </table:table-cell>
          <table:table-cell office:value-type="float" office:value="5373" calcext:value-type="float">
            <text:p>5373</text:p>
          </table:table-cell>
          <table:table-cell office:value-type="string" calcext:value-type="string">
            <text:p>260f</text:p>
          </table:table-cell>
          <table:table-cell/>
          <table:table-cell table:style-name="ce6" table:formula="of:=IF([.F76]=&quot;D&quot;;&quot;&quot;;IF([.H76]=0;[.A$1];[.H76]))" office:value-type="float" office:value="5373" calcext:value-type="float">
            <text:p>5373</text:p>
          </table:table-cell>
          <table:table-cell table:style-name="ce6" table:formula="of:=IF([.F76]=&quot;D&quot;;&quot;&quot;;IF([.C76]&gt;43;[.C76]-8;[.C76]))" office:value-type="float" office:value="58" calcext:value-type="float">
            <text:p>58</text:p>
          </table:table-cell>
          <table:table-cell/>
          <table:table-cell table:formula="of:=INT(([.H76]-479)/2)" office:value-type="float" office:value="2447" calcext:value-type="float">
            <text:p>2447</text:p>
          </table:table-cell>
          <table:table-cell table:formula="of:=INT([.N76]/32)" office:value-type="float" office:value="76" calcext:value-type="float">
            <text:p>76</text:p>
          </table:table-cell>
          <table:table-cell table:formula="of:=MOD([.N76];32)" office:value-type="float" office:value="15" calcext:value-type="float">
            <text:p>15</text:p>
          </table:table-cell>
          <table:table-cell table:formula="of:=DEC2HEX([.O76]*2^7+[.P76];4)" office:value-type="string" office:string-value="260F" calcext:value-type="string">
            <text:p>260F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[.B77]-ROUNDDOWN([.B77]/9; )" office:value-type="float" office:value="67" calcext:value-type="float">
            <text:p>67</text:p>
          </table:table-cell>
          <table:table-cell table:formula="of:=LOOKUP([.H77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L</text:p>
          </table:table-cell>
          <table:table-cell table:formula="of:=MOD([.B77];9)" office:value-type="float" office:value="3" calcext:value-type="float">
            <text:p>3</text:p>
          </table:table-cell>
          <table:table-cell office:value-type="float" office:value="5413" calcext:value-type="float">
            <text:p>5413</text:p>
          </table:table-cell>
          <table:table-cell office:value-type="float" office:value="2683" calcext:value-type="float">
            <text:p>2683</text:p>
          </table:table-cell>
          <table:table-cell/>
          <table:table-cell table:style-name="ce6" table:formula="of:=IF([.F77]=&quot;D&quot;;&quot;&quot;;IF([.H77]=0;[.A$1];[.H77]))" office:value-type="float" office:value="5413" calcext:value-type="float">
            <text:p>5413</text:p>
          </table:table-cell>
          <table:table-cell table:style-name="ce6" table:formula="of:=IF([.F77]=&quot;D&quot;;&quot;&quot;;IF([.C77]&gt;43;[.C77]-8;[.C77]))" office:value-type="float" office:value="59" calcext:value-type="float">
            <text:p>59</text:p>
          </table:table-cell>
          <table:table-cell/>
          <table:table-cell table:formula="of:=INT(([.H77]-479)/2)" office:value-type="float" office:value="2467" calcext:value-type="float">
            <text:p>2467</text:p>
          </table:table-cell>
          <table:table-cell table:formula="of:=INT([.N77]/32)" office:value-type="float" office:value="77" calcext:value-type="float">
            <text:p>77</text:p>
          </table:table-cell>
          <table:table-cell table:formula="of:=MOD([.N77];32)" office:value-type="float" office:value="3" calcext:value-type="float">
            <text:p>3</text:p>
          </table:table-cell>
          <table:table-cell table:formula="of:=DEC2HEX([.O77]*2^7+[.P77];4)" office:value-type="string" office:string-value="2683" calcext:value-type="string">
            <text:p>268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B78]-ROUNDDOWN([.B78]/9; )" office:value-type="float" office:value="68" calcext:value-type="float">
            <text:p>68</text:p>
          </table:table-cell>
          <table:table-cell table:formula="of:=LOOKUP([.H78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L</text:p>
          </table:table-cell>
          <table:table-cell table:formula="of:=MOD([.B78];9)" office:value-type="float" office:value="4" calcext:value-type="float">
            <text:p>4</text:p>
          </table:table-cell>
          <table:table-cell office:value-type="float" office:value="5453" calcext:value-type="float">
            <text:p>5453</text:p>
          </table:table-cell>
          <table:table-cell office:value-type="float" office:value="2697" calcext:value-type="float">
            <text:p>2697</text:p>
          </table:table-cell>
          <table:table-cell/>
          <table:table-cell table:style-name="ce6" table:formula="of:=IF([.F78]=&quot;D&quot;;&quot;&quot;;IF([.H78]=0;[.A$1];[.H78]))" office:value-type="float" office:value="5453" calcext:value-type="float">
            <text:p>5453</text:p>
          </table:table-cell>
          <table:table-cell table:style-name="ce6" table:formula="of:=IF([.F78]=&quot;D&quot;;&quot;&quot;;IF([.C78]&gt;43;[.C78]-8;[.C78]))" office:value-type="float" office:value="60" calcext:value-type="float">
            <text:p>60</text:p>
          </table:table-cell>
          <table:table-cell/>
          <table:table-cell table:formula="of:=INT(([.H78]-479)/2)" office:value-type="float" office:value="2487" calcext:value-type="float">
            <text:p>2487</text:p>
          </table:table-cell>
          <table:table-cell table:formula="of:=INT([.N78]/32)" office:value-type="float" office:value="77" calcext:value-type="float">
            <text:p>77</text:p>
          </table:table-cell>
          <table:table-cell table:formula="of:=MOD([.N78];32)" office:value-type="float" office:value="23" calcext:value-type="float">
            <text:p>23</text:p>
          </table:table-cell>
          <table:table-cell table:formula="of:=DEC2HEX([.O78]*2^7+[.P78];4)" office:value-type="string" office:string-value="2697" calcext:value-type="string">
            <text:p>269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[.B79]-ROUNDDOWN([.B79]/9; )" office:value-type="float" office:value="69" calcext:value-type="float">
            <text:p>69</text:p>
          </table:table-cell>
          <table:table-cell table:formula="of:=LOOKUP([.H79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L</text:p>
          </table:table-cell>
          <table:table-cell table:formula="of:=MOD([.B79];9)" office:value-type="float" office:value="5" calcext:value-type="float">
            <text:p>5</text:p>
          </table:table-cell>
          <table:table-cell office:value-type="float" office:value="5493" calcext:value-type="float">
            <text:p>5493</text:p>
          </table:table-cell>
          <table:table-cell office:value-type="string" calcext:value-type="string">
            <text:p>270b</text:p>
          </table:table-cell>
          <table:table-cell/>
          <table:table-cell table:style-name="ce6" table:formula="of:=IF([.F79]=&quot;D&quot;;&quot;&quot;;IF([.H79]=0;[.A$1];[.H79]))" office:value-type="float" office:value="5493" calcext:value-type="float">
            <text:p>5493</text:p>
          </table:table-cell>
          <table:table-cell table:style-name="ce6" table:formula="of:=IF([.F79]=&quot;D&quot;;&quot;&quot;;IF([.C79]&gt;43;[.C79]-8;[.C79]))" office:value-type="float" office:value="61" calcext:value-type="float">
            <text:p>61</text:p>
          </table:table-cell>
          <table:table-cell/>
          <table:table-cell table:formula="of:=INT(([.H79]-479)/2)" office:value-type="float" office:value="2507" calcext:value-type="float">
            <text:p>2507</text:p>
          </table:table-cell>
          <table:table-cell table:formula="of:=INT([.N79]/32)" office:value-type="float" office:value="78" calcext:value-type="float">
            <text:p>78</text:p>
          </table:table-cell>
          <table:table-cell table:formula="of:=MOD([.N79];32)" office:value-type="float" office:value="11" calcext:value-type="float">
            <text:p>11</text:p>
          </table:table-cell>
          <table:table-cell table:formula="of:=DEC2HEX([.O79]*2^7+[.P79];4)" office:value-type="string" office:string-value="270B" calcext:value-type="string">
            <text:p>270B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[.B80]-ROUNDDOWN([.B80]/9; )" office:value-type="float" office:value="70" calcext:value-type="float">
            <text:p>70</text:p>
          </table:table-cell>
          <table:table-cell table:formula="of:=LOOKUP([.H80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L</text:p>
          </table:table-cell>
          <table:table-cell table:formula="of:=MOD([.B80];9)" office:value-type="float" office:value="6" calcext:value-type="float">
            <text:p>6</text:p>
          </table:table-cell>
          <table:table-cell office:value-type="float" office:value="5533" calcext:value-type="float">
            <text:p>5533</text:p>
          </table:table-cell>
          <table:table-cell office:value-type="string" calcext:value-type="string">
            <text:p>271f</text:p>
          </table:table-cell>
          <table:table-cell/>
          <table:table-cell table:style-name="ce6" table:formula="of:=IF([.F80]=&quot;D&quot;;&quot;&quot;;IF([.H80]=0;[.A$1];[.H80]))" office:value-type="float" office:value="5533" calcext:value-type="float">
            <text:p>5533</text:p>
          </table:table-cell>
          <table:table-cell table:style-name="ce6" table:formula="of:=IF([.F80]=&quot;D&quot;;&quot;&quot;;IF([.C80]&gt;43;[.C80]-8;[.C80]))" office:value-type="float" office:value="62" calcext:value-type="float">
            <text:p>62</text:p>
          </table:table-cell>
          <table:table-cell/>
          <table:table-cell table:formula="of:=INT(([.H80]-479)/2)" office:value-type="float" office:value="2527" calcext:value-type="float">
            <text:p>2527</text:p>
          </table:table-cell>
          <table:table-cell table:formula="of:=INT([.N80]/32)" office:value-type="float" office:value="78" calcext:value-type="float">
            <text:p>78</text:p>
          </table:table-cell>
          <table:table-cell table:formula="of:=MOD([.N80];32)" office:value-type="float" office:value="31" calcext:value-type="float">
            <text:p>31</text:p>
          </table:table-cell>
          <table:table-cell table:formula="of:=DEC2HEX([.O80]*2^7+[.P80];4)" office:value-type="string" office:string-value="271F" calcext:value-type="string">
            <text:p>271F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[.B81]-ROUNDDOWN([.B81]/9; )" office:value-type="float" office:value="71" calcext:value-type="float">
            <text:p>71</text:p>
          </table:table-cell>
          <table:table-cell table:formula="of:=LOOKUP([.H81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L</text:p>
          </table:table-cell>
          <table:table-cell table:formula="of:=MOD([.B81];9)" office:value-type="float" office:value="7" calcext:value-type="float">
            <text:p>7</text:p>
          </table:table-cell>
          <table:table-cell office:value-type="float" office:value="5573" calcext:value-type="float">
            <text:p>5573</text:p>
          </table:table-cell>
          <table:table-cell office:value-type="float" office:value="2793" calcext:value-type="float">
            <text:p>2793</text:p>
          </table:table-cell>
          <table:table-cell/>
          <table:table-cell table:style-name="ce6" table:formula="of:=IF([.F81]=&quot;D&quot;;&quot;&quot;;IF([.H81]=0;[.A$1];[.H81]))" office:value-type="float" office:value="5573" calcext:value-type="float">
            <text:p>5573</text:p>
          </table:table-cell>
          <table:table-cell table:style-name="ce6" table:formula="of:=IF([.F81]=&quot;D&quot;;&quot;&quot;;IF([.C81]&gt;43;[.C81]-8;[.C81]))" office:value-type="float" office:value="63" calcext:value-type="float">
            <text:p>63</text:p>
          </table:table-cell>
          <table:table-cell/>
          <table:table-cell table:formula="of:=INT(([.H81]-479)/2)" office:value-type="float" office:value="2547" calcext:value-type="float">
            <text:p>2547</text:p>
          </table:table-cell>
          <table:table-cell table:formula="of:=INT([.N81]/32)" office:value-type="float" office:value="79" calcext:value-type="float">
            <text:p>79</text:p>
          </table:table-cell>
          <table:table-cell table:formula="of:=MOD([.N81];32)" office:value-type="float" office:value="19" calcext:value-type="float">
            <text:p>19</text:p>
          </table:table-cell>
          <table:table-cell table:formula="of:=DEC2HEX([.O81]*2^7+[.P81];4)" office:value-type="string" office:string-value="2793" calcext:value-type="string">
            <text:p>279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82]-ROUNDDOWN([.B82]/9; )" office:value-type="float" office:value="72" calcext:value-type="float">
            <text:p>72</text:p>
          </table:table-cell>
          <table:table-cell table:formula="of:=LOOKUP([.H82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L</text:p>
          </table:table-cell>
          <table:table-cell table:formula="of:=MOD([.B82];9)" office:value-type="float" office:value="8" calcext:value-type="float">
            <text:p>8</text:p>
          </table:table-cell>
          <table:table-cell office:value-type="float" office:value="5613" calcext:value-type="float">
            <text:p>5613</text:p>
          </table:table-cell>
          <table:table-cell office:value-type="float" office:value="2807" calcext:value-type="float">
            <text:p>2807</text:p>
          </table:table-cell>
          <table:table-cell/>
          <table:table-cell table:style-name="ce6" table:formula="of:=IF([.F82]=&quot;D&quot;;&quot;&quot;;IF([.H82]=0;[.A$1];[.H82]))" office:value-type="float" office:value="5613" calcext:value-type="float">
            <text:p>5613</text:p>
          </table:table-cell>
          <table:table-cell table:style-name="ce6" table:formula="of:=IF([.F82]=&quot;D&quot;;&quot;&quot;;IF([.C82]&gt;43;[.C82]-8;[.C82]))" office:value-type="float" office:value="64" calcext:value-type="float">
            <text:p>64</text:p>
          </table:table-cell>
          <table:table-cell/>
          <table:table-cell table:formula="of:=INT(([.H82]-479)/2)" office:value-type="float" office:value="2567" calcext:value-type="float">
            <text:p>2567</text:p>
          </table:table-cell>
          <table:table-cell table:formula="of:=INT([.N82]/32)" office:value-type="float" office:value="80" calcext:value-type="float">
            <text:p>80</text:p>
          </table:table-cell>
          <table:table-cell table:formula="of:=MOD([.N82];32)" office:value-type="float" office:value="7" calcext:value-type="float">
            <text:p>7</text:p>
          </table:table-cell>
          <table:table-cell table:formula="of:=DEC2HEX([.O82]*2^7+[.P82];4)" office:value-type="string" office:string-value="2807" calcext:value-type="string">
            <text:p>280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[.B83]-ROUNDDOWN([.B83]/9; )" office:value-type="float" office:value="72" calcext:value-type="float">
            <text:p>72</text:p>
          </table:table-cell>
          <table:table-cell table:formula="of:=LOOKUP([.H83];[order.F$1:.F$125];[order.G$1:.G$125])" office:value-type="string" office:string-value="" calcext:value-type="error">
            <text:p>#N/D</text:p>
          </table:table-cell>
          <table:table-cell table:number-columns-repeated="2"/>
          <table:table-cell table:formula="of:=MOD([.B83];9)" office:value-type="float" office:value="0" calcext:value-type="float">
            <text:p>0</text:p>
          </table:table-cell>
          <table:table-cell table:number-columns-repeated="3"/>
          <table:table-cell table:style-name="ce6" table:formula="of:=IF([.F83]=&quot;D&quot;;&quot;&quot;;IF([.H83]=0;[.A$1];[.H83]))" office:value-type="float" office:value="9999" calcext:value-type="float">
            <text:p>9999</text:p>
          </table:table-cell>
          <table:table-cell table:style-name="ce6" table:formula="of:=IF([.F83]=&quot;D&quot;;&quot;&quot;;IF([.C83]&gt;43;[.C83]-8;[.C83]))" office:value-type="float" office:value="64" calcext:value-type="float">
            <text:p>64</text:p>
          </table:table-cell>
          <table:table-cell/>
          <table:table-cell table:formula="of:=INT(([.H83]-479)/2)" office:value-type="float" office:value="-240" calcext:value-type="float">
            <text:p>-240</text:p>
          </table:table-cell>
          <table:table-cell table:formula="of:=INT([.N83]/32)" office:value-type="float" office:value="-8" calcext:value-type="float">
            <text:p>-8</text:p>
          </table:table-cell>
          <table:table-cell table:formula="of:=MOD([.N83];32)" office:value-type="float" office:value="16" calcext:value-type="float">
            <text:p>16</text:p>
          </table:table-cell>
          <table:table-cell table:formula="of:=DEC2HEX([.O83]*2^7+[.P83];4)" office:value-type="string" office:string-value="FFFFFFFC10" calcext:value-type="string">
            <text:p>FFFFFFFC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[.B84]-ROUNDDOWN([.B84]/9; )" office:value-type="float" office:value="73" calcext:value-type="float">
            <text:p>73</text:p>
          </table:table-cell>
          <table:table-cell table:formula="of:=LOOKUP([.H84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H</text:p>
          </table:table-cell>
          <table:table-cell table:formula="of:=MOD([.B84];9)" office:value-type="float" office:value="1" calcext:value-type="float">
            <text:p>1</text:p>
          </table:table-cell>
          <table:table-cell office:value-type="float" office:value="5653" calcext:value-type="float">
            <text:p>5653</text:p>
          </table:table-cell>
          <table:table-cell office:value-type="string" calcext:value-type="string">
            <text:p>281b</text:p>
          </table:table-cell>
          <table:table-cell/>
          <table:table-cell table:style-name="ce6" table:formula="of:=IF([.F84]=&quot;D&quot;;&quot;&quot;;IF([.H84]=0;[.A$1];[.H84]))" office:value-type="float" office:value="5653" calcext:value-type="float">
            <text:p>5653</text:p>
          </table:table-cell>
          <table:table-cell table:style-name="ce6" table:formula="of:=IF([.F84]=&quot;D&quot;;&quot;&quot;;IF([.C84]&gt;43;[.C84]-8;[.C84]))" office:value-type="float" office:value="65" calcext:value-type="float">
            <text:p>65</text:p>
          </table:table-cell>
          <table:table-cell/>
          <table:table-cell table:formula="of:=INT(([.H84]-479)/2)" office:value-type="float" office:value="2587" calcext:value-type="float">
            <text:p>2587</text:p>
          </table:table-cell>
          <table:table-cell table:formula="of:=INT([.N84]/32)" office:value-type="float" office:value="80" calcext:value-type="float">
            <text:p>80</text:p>
          </table:table-cell>
          <table:table-cell table:formula="of:=MOD([.N84];32)" office:value-type="float" office:value="27" calcext:value-type="float">
            <text:p>27</text:p>
          </table:table-cell>
          <table:table-cell table:formula="of:=DEC2HEX([.O84]*2^7+[.P84];4)" office:value-type="string" office:string-value="281B" calcext:value-type="string">
            <text:p>281B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[.B85]-ROUNDDOWN([.B85]/9; )" office:value-type="float" office:value="74" calcext:value-type="float">
            <text:p>74</text:p>
          </table:table-cell>
          <table:table-cell table:formula="of:=LOOKUP([.H85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H</text:p>
          </table:table-cell>
          <table:table-cell table:formula="of:=MOD([.B85];9)" office:value-type="float" office:value="2" calcext:value-type="float">
            <text:p>2</text:p>
          </table:table-cell>
          <table:table-cell office:value-type="float" office:value="5693" calcext:value-type="float">
            <text:p>5693</text:p>
          </table:table-cell>
          <table:table-cell office:value-type="string" calcext:value-type="string">
            <text:p>288f</text:p>
          </table:table-cell>
          <table:table-cell/>
          <table:table-cell table:style-name="ce6" table:formula="of:=IF([.F85]=&quot;D&quot;;&quot;&quot;;IF([.H85]=0;[.A$1];[.H85]))" office:value-type="float" office:value="5693" calcext:value-type="float">
            <text:p>5693</text:p>
          </table:table-cell>
          <table:table-cell table:style-name="ce6" table:formula="of:=IF([.F85]=&quot;D&quot;;&quot;&quot;;IF([.C85]&gt;43;[.C85]-8;[.C85]))" office:value-type="float" office:value="66" calcext:value-type="float">
            <text:p>66</text:p>
          </table:table-cell>
          <table:table-cell/>
          <table:table-cell table:formula="of:=INT(([.H85]-479)/2)" office:value-type="float" office:value="2607" calcext:value-type="float">
            <text:p>2607</text:p>
          </table:table-cell>
          <table:table-cell table:formula="of:=INT([.N85]/32)" office:value-type="float" office:value="81" calcext:value-type="float">
            <text:p>81</text:p>
          </table:table-cell>
          <table:table-cell table:formula="of:=MOD([.N85];32)" office:value-type="float" office:value="15" calcext:value-type="float">
            <text:p>15</text:p>
          </table:table-cell>
          <table:table-cell table:formula="of:=DEC2HEX([.O85]*2^7+[.P85];4)" office:value-type="string" office:string-value="288F" calcext:value-type="string">
            <text:p>288F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[.B86]-ROUNDDOWN([.B86]/9; )" office:value-type="float" office:value="75" calcext:value-type="float">
            <text:p>75</text:p>
          </table:table-cell>
          <table:table-cell table:formula="of:=LOOKUP([.H86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H</text:p>
          </table:table-cell>
          <table:table-cell table:formula="of:=MOD([.B86];9)" office:value-type="float" office:value="3" calcext:value-type="float">
            <text:p>3</text:p>
          </table:table-cell>
          <table:table-cell office:value-type="float" office:value="5733" calcext:value-type="float">
            <text:p>5733</text:p>
          </table:table-cell>
          <table:table-cell office:value-type="float" office:value="2903" calcext:value-type="float">
            <text:p>2903</text:p>
          </table:table-cell>
          <table:table-cell/>
          <table:table-cell table:style-name="ce6" table:formula="of:=IF([.F86]=&quot;D&quot;;&quot;&quot;;IF([.H86]=0;[.A$1];[.H86]))" office:value-type="float" office:value="5733" calcext:value-type="float">
            <text:p>5733</text:p>
          </table:table-cell>
          <table:table-cell table:style-name="ce6" table:formula="of:=IF([.F86]=&quot;D&quot;;&quot;&quot;;IF([.C86]&gt;43;[.C86]-8;[.C86]))" office:value-type="float" office:value="67" calcext:value-type="float">
            <text:p>67</text:p>
          </table:table-cell>
          <table:table-cell/>
          <table:table-cell table:formula="of:=INT(([.H86]-479)/2)" office:value-type="float" office:value="2627" calcext:value-type="float">
            <text:p>2627</text:p>
          </table:table-cell>
          <table:table-cell table:formula="of:=INT([.N86]/32)" office:value-type="float" office:value="82" calcext:value-type="float">
            <text:p>82</text:p>
          </table:table-cell>
          <table:table-cell table:formula="of:=MOD([.N86];32)" office:value-type="float" office:value="3" calcext:value-type="float">
            <text:p>3</text:p>
          </table:table-cell>
          <table:table-cell table:formula="of:=DEC2HEX([.O86]*2^7+[.P86];4)" office:value-type="string" office:string-value="2903" calcext:value-type="string">
            <text:p>290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[.B87]-ROUNDDOWN([.B87]/9; )" office:value-type="float" office:value="76" calcext:value-type="float">
            <text:p>76</text:p>
          </table:table-cell>
          <table:table-cell table:formula="of:=LOOKUP([.H87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H</text:p>
          </table:table-cell>
          <table:table-cell table:formula="of:=MOD([.B87];9)" office:value-type="float" office:value="4" calcext:value-type="float">
            <text:p>4</text:p>
          </table:table-cell>
          <table:table-cell office:value-type="float" office:value="5773" calcext:value-type="float">
            <text:p>5773</text:p>
          </table:table-cell>
          <table:table-cell office:value-type="float" office:value="2917" calcext:value-type="float">
            <text:p>2917</text:p>
          </table:table-cell>
          <table:table-cell/>
          <table:table-cell table:style-name="ce6" table:formula="of:=IF([.F87]=&quot;D&quot;;&quot;&quot;;IF([.H87]=0;[.A$1];[.H87]))" office:value-type="float" office:value="5773" calcext:value-type="float">
            <text:p>5773</text:p>
          </table:table-cell>
          <table:table-cell table:style-name="ce6" table:formula="of:=IF([.F87]=&quot;D&quot;;&quot;&quot;;IF([.C87]&gt;43;[.C87]-8;[.C87]))" office:value-type="float" office:value="68" calcext:value-type="float">
            <text:p>68</text:p>
          </table:table-cell>
          <table:table-cell/>
          <table:table-cell table:formula="of:=INT(([.H87]-479)/2)" office:value-type="float" office:value="2647" calcext:value-type="float">
            <text:p>2647</text:p>
          </table:table-cell>
          <table:table-cell table:formula="of:=INT([.N87]/32)" office:value-type="float" office:value="82" calcext:value-type="float">
            <text:p>82</text:p>
          </table:table-cell>
          <table:table-cell table:formula="of:=MOD([.N87];32)" office:value-type="float" office:value="23" calcext:value-type="float">
            <text:p>23</text:p>
          </table:table-cell>
          <table:table-cell table:formula="of:=DEC2HEX([.O87]*2^7+[.P87];4)" office:value-type="string" office:string-value="2917" calcext:value-type="string">
            <text:p>291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[.B88]-ROUNDDOWN([.B88]/9; )" office:value-type="float" office:value="77" calcext:value-type="float">
            <text:p>77</text:p>
          </table:table-cell>
          <table:table-cell table:formula="of:=LOOKUP([.H88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H</text:p>
          </table:table-cell>
          <table:table-cell table:formula="of:=MOD([.B88];9)" office:value-type="float" office:value="5" calcext:value-type="float">
            <text:p>5</text:p>
          </table:table-cell>
          <table:table-cell office:value-type="float" office:value="5813" calcext:value-type="float">
            <text:p>5813</text:p>
          </table:table-cell>
          <table:table-cell office:value-type="string" calcext:value-type="string">
            <text:p>298b</text:p>
          </table:table-cell>
          <table:table-cell/>
          <table:table-cell table:style-name="ce6" table:formula="of:=IF([.F88]=&quot;D&quot;;&quot;&quot;;IF([.H88]=0;[.A$1];[.H88]))" office:value-type="float" office:value="5813" calcext:value-type="float">
            <text:p>5813</text:p>
          </table:table-cell>
          <table:table-cell table:style-name="ce6" table:formula="of:=IF([.F88]=&quot;D&quot;;&quot;&quot;;IF([.C88]&gt;43;[.C88]-8;[.C88]))" office:value-type="float" office:value="69" calcext:value-type="float">
            <text:p>69</text:p>
          </table:table-cell>
          <table:table-cell/>
          <table:table-cell table:formula="of:=INT(([.H88]-479)/2)" office:value-type="float" office:value="2667" calcext:value-type="float">
            <text:p>2667</text:p>
          </table:table-cell>
          <table:table-cell table:formula="of:=INT([.N88]/32)" office:value-type="float" office:value="83" calcext:value-type="float">
            <text:p>83</text:p>
          </table:table-cell>
          <table:table-cell table:formula="of:=MOD([.N88];32)" office:value-type="float" office:value="11" calcext:value-type="float">
            <text:p>11</text:p>
          </table:table-cell>
          <table:table-cell table:formula="of:=DEC2HEX([.O88]*2^7+[.P88];4)" office:value-type="string" office:string-value="298B" calcext:value-type="string">
            <text:p>298B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[.B89]-ROUNDDOWN([.B89]/9; )" office:value-type="float" office:value="78" calcext:value-type="float">
            <text:p>78</text:p>
          </table:table-cell>
          <table:table-cell table:formula="of:=LOOKUP([.H89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H</text:p>
          </table:table-cell>
          <table:table-cell table:formula="of:=MOD([.B89];9)" office:value-type="float" office:value="6" calcext:value-type="float">
            <text:p>6</text:p>
          </table:table-cell>
          <table:table-cell office:value-type="float" office:value="5853" calcext:value-type="float">
            <text:p>5853</text:p>
          </table:table-cell>
          <table:table-cell office:value-type="string" calcext:value-type="string">
            <text:p>299f</text:p>
          </table:table-cell>
          <table:table-cell/>
          <table:table-cell table:style-name="ce6" table:formula="of:=IF([.F89]=&quot;D&quot;;&quot;&quot;;IF([.H89]=0;[.A$1];[.H89]))" office:value-type="float" office:value="5853" calcext:value-type="float">
            <text:p>5853</text:p>
          </table:table-cell>
          <table:table-cell table:style-name="ce6" table:formula="of:=IF([.F89]=&quot;D&quot;;&quot;&quot;;IF([.C89]&gt;43;[.C89]-8;[.C89]))" office:value-type="float" office:value="70" calcext:value-type="float">
            <text:p>70</text:p>
          </table:table-cell>
          <table:table-cell/>
          <table:table-cell table:formula="of:=INT(([.H89]-479)/2)" office:value-type="float" office:value="2687" calcext:value-type="float">
            <text:p>2687</text:p>
          </table:table-cell>
          <table:table-cell table:formula="of:=INT([.N89]/32)" office:value-type="float" office:value="83" calcext:value-type="float">
            <text:p>83</text:p>
          </table:table-cell>
          <table:table-cell table:formula="of:=MOD([.N89];32)" office:value-type="float" office:value="31" calcext:value-type="float">
            <text:p>31</text:p>
          </table:table-cell>
          <table:table-cell table:formula="of:=DEC2HEX([.O89]*2^7+[.P89];4)" office:value-type="string" office:string-value="299F" calcext:value-type="string">
            <text:p>299F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B90]-ROUNDDOWN([.B90]/9; )" office:value-type="float" office:value="79" calcext:value-type="float">
            <text:p>79</text:p>
          </table:table-cell>
          <table:table-cell table:formula="of:=LOOKUP([.H90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H</text:p>
          </table:table-cell>
          <table:table-cell table:formula="of:=MOD([.B90];9)" office:value-type="float" office:value="7" calcext:value-type="float">
            <text:p>7</text:p>
          </table:table-cell>
          <table:table-cell office:value-type="float" office:value="5893" calcext:value-type="float">
            <text:p>5893</text:p>
          </table:table-cell>
          <table:table-cell office:value-type="string" calcext:value-type="string">
            <text:p>2a13</text:p>
          </table:table-cell>
          <table:table-cell/>
          <table:table-cell table:style-name="ce6" table:formula="of:=IF([.F90]=&quot;D&quot;;&quot;&quot;;IF([.H90]=0;[.A$1];[.H90]))" office:value-type="float" office:value="5893" calcext:value-type="float">
            <text:p>5893</text:p>
          </table:table-cell>
          <table:table-cell table:style-name="ce6" table:formula="of:=IF([.F90]=&quot;D&quot;;&quot;&quot;;IF([.C90]&gt;43;[.C90]-8;[.C90]))" office:value-type="float" office:value="71" calcext:value-type="float">
            <text:p>71</text:p>
          </table:table-cell>
          <table:table-cell/>
          <table:table-cell table:formula="of:=INT(([.H90]-479)/2)" office:value-type="float" office:value="2707" calcext:value-type="float">
            <text:p>2707</text:p>
          </table:table-cell>
          <table:table-cell table:formula="of:=INT([.N90]/32)" office:value-type="float" office:value="84" calcext:value-type="float">
            <text:p>84</text:p>
          </table:table-cell>
          <table:table-cell table:formula="of:=MOD([.N90];32)" office:value-type="float" office:value="19" calcext:value-type="float">
            <text:p>19</text:p>
          </table:table-cell>
          <table:table-cell table:formula="of:=DEC2HEX([.O90]*2^7+[.P90];4)" office:value-type="string" office:string-value="2A13" calcext:value-type="string">
            <text:p>2A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[.B91]-ROUNDDOWN([.B91]/9; )" office:value-type="float" office:value="80" calcext:value-type="float">
            <text:p>80</text:p>
          </table:table-cell>
          <table:table-cell table:formula="of:=LOOKUP([.H91];[order.F$1:.F$125];[order.G$1:.G$125])" office:value-type="float" office:value="0" calcext:value-type="float">
            <text:p/>
          </table:table-cell>
          <table:table-cell/>
          <table:table-cell office:value-type="string" calcext:value-type="string">
            <text:p>H</text:p>
          </table:table-cell>
          <table:table-cell table:formula="of:=MOD([.B91];9)" office:value-type="float" office:value="8" calcext:value-type="float">
            <text:p>8</text:p>
          </table:table-cell>
          <table:table-cell office:value-type="float" office:value="5933" calcext:value-type="float">
            <text:p>5933</text:p>
          </table:table-cell>
          <table:table-cell office:value-type="string" calcext:value-type="string">
            <text:p>2a87</text:p>
          </table:table-cell>
          <table:table-cell/>
          <table:table-cell table:style-name="ce6" table:formula="of:=IF([.F91]=&quot;D&quot;;&quot;&quot;;IF([.H91]=0;[.A$1];[.H91]))" office:value-type="float" office:value="5933" calcext:value-type="float">
            <text:p>5933</text:p>
          </table:table-cell>
          <table:table-cell table:style-name="ce6" table:formula="of:=IF([.F91]=&quot;D&quot;;&quot;&quot;;IF([.C91]&gt;43;[.C91]-8;[.C91]))" office:value-type="float" office:value="72" calcext:value-type="float">
            <text:p>72</text:p>
          </table:table-cell>
          <table:table-cell/>
          <table:table-cell table:formula="of:=INT(([.H91]-479)/2)" office:value-type="float" office:value="2727" calcext:value-type="float">
            <text:p>2727</text:p>
          </table:table-cell>
          <table:table-cell table:formula="of:=INT([.N91]/32)" office:value-type="float" office:value="85" calcext:value-type="float">
            <text:p>85</text:p>
          </table:table-cell>
          <table:table-cell table:formula="of:=MOD([.N91];32)" office:value-type="float" office:value="7" calcext:value-type="float">
            <text:p>7</text:p>
          </table:table-cell>
          <table:table-cell table:formula="of:=DEC2HEX([.O91]*2^7+[.P91];4)" office:value-type="string" office:string-value="2A87" calcext:value-type="string">
            <text:p>2A87</text:p>
          </table:table-cell>
          <table:table-cell table:number-columns-repeated="1000"/>
        </table:table-row>
        <table:table-row table:style-name="ro1" table:number-rows-repeated="1048484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order" table:style-name="ta1" table:print="false">
        <office:forms form:automatic-focus="false" form:apply-design-mode="false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9" table:default-cell-style-name="ce1"/>
        <table:table-column table:style-name="co18" table:number-columns-repeated="2" table:default-cell-style-name="ce1"/>
        <table:table-column table:style-name="co19" table:default-cell-style-name="ce15"/>
        <table:table-column table:style-name="co20" table:default-cell-style-name="ce14"/>
        <table:table-column table:style-name="co15" table:default-cell-style-name="ce1"/>
        <table:table-column table:style-name="co21" table:default-cell-style-name="ce15"/>
        <table:table-column table:style-name="co22" table:default-cell-style-name="ce1"/>
        <table:table-column table:style-name="co2" table:number-columns-repeated="1006" table:default-cell-style-name="ce1"/>
        <table:table-row table:style-name="ro1">
          <table:table-cell office:value-type="float" office:value="55" calcext:value-type="float">
            <text:p>55</text:p>
          </table:table-cell>
          <table:table-cell table:formula="of:=[.A1]-ROUNDDOWN([.A1]/9; )" office:value-type="float" office:value="49" calcext:value-type="float">
            <text:p>49</text:p>
          </table:table-cell>
          <table:table-cell table:formula="of:=LOOKUP([.G1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U</text:p>
          </table:table-cell>
          <table:table-cell table:formula="of:=MOD([.A1];9)" office:value-type="float" office:value="1" calcext:value-type="float">
            <text:p>1</text:p>
          </table:table-cell>
          <table:table-cell table:style-name="ce12" office:value-type="float" office:value="5325" calcext:value-type="float">
            <text:p>5325</text:p>
          </table:table-cell>
          <table:table-cell table:style-name="Default"/>
          <table:table-cell table:style-name="ce3"/>
          <table:table-cell table:style-name="ce6" table:formula="of:=IF([.E1]=&quot;D&quot;;&quot;&quot;;[.G1])" office:value-type="float" office:value="5325" calcext:value-type="float">
            <text:p>5325</text:p>
          </table:table-cell>
          <table:table-cell table:style-name="ce6" table:formula="of:=IF([.E1]=&quot;D&quot;;&quot;&quot;;IF([.B1]&gt;43;[.B1]-8;[.B1]))" office:value-type="float" office:value="41" calcext:value-type="float">
            <text:p>41</text:p>
          </table:table-cell>
          <table:table-cell/>
          <table:table-cell table:formula="of:=DEC2HEX([.O1]*2^7+[.P1];4)" office:value-type="string" office:string-value="2597" calcext:value-type="string">
            <text:p>2597</text:p>
          </table:table-cell>
          <table:table-cell table:style-name="ce15" table:formula="of:=INT(([.G1]-479)/2)" office:value-type="float" office:value="2423" calcext:value-type="float">
            <text:p>2423</text:p>
          </table:table-cell>
          <table:table-cell table:formula="of:=INT([.N1]/32)" office:value-type="float" office:value="75" calcext:value-type="float">
            <text:p>75</text:p>
          </table:table-cell>
          <table:table-cell table:formula="of:=MOD([.N1];32)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2]-ROUNDDOWN([.A2]/9; )" office:value-type="float" office:value="65" calcext:value-type="float">
            <text:p>65</text:p>
          </table:table-cell>
          <table:table-cell table:formula="of:=LOOKUP([.G2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L</text:p>
          </table:table-cell>
          <table:table-cell table:formula="of:=MOD([.A2];9)" office:value-type="float" office:value="1" calcext:value-type="float">
            <text:p>1</text:p>
          </table:table-cell>
          <table:table-cell table:style-name="ce12" office:value-type="float" office:value="5333" calcext:value-type="float">
            <text:p>5333</text:p>
          </table:table-cell>
          <table:table-cell table:style-name="ce13" office:value-type="string" calcext:value-type="string">
            <text:p>259b</text:p>
          </table:table-cell>
          <table:table-cell table:style-name="ce3"/>
          <table:table-cell table:style-name="ce6" table:formula="of:=IF([.E2]=&quot;D&quot;;&quot;&quot;;[.G2])" office:value-type="float" office:value="5333" calcext:value-type="float">
            <text:p>5333</text:p>
          </table:table-cell>
          <table:table-cell table:style-name="ce6" table:formula="of:=IF([.E2]=&quot;D&quot;;&quot;&quot;;IF([.B2]&gt;43;[.B2]-8;[.B2]))" office:value-type="float" office:value="57" calcext:value-type="float">
            <text:p>57</text:p>
          </table:table-cell>
          <table:table-cell/>
          <table:table-cell table:formula="of:=DEC2HEX([.O2]*2^7+[.P2];4)" office:value-type="string" office:string-value="259B" calcext:value-type="string">
            <text:p>259B</text:p>
          </table:table-cell>
          <table:table-cell table:style-name="ce15" table:formula="of:=INT(([.G2]-479)/2)" office:value-type="float" office:value="2427" calcext:value-type="float">
            <text:p>2427</text:p>
          </table:table-cell>
          <table:table-cell table:formula="of:=INT([.N2]/32)" office:value-type="float" office:value="75" calcext:value-type="float">
            <text:p>75</text:p>
          </table:table-cell>
          <table:table-cell table:formula="of:=MOD([.N2];32)"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3]-ROUNDDOWN([.A3]/9; )" office:value-type="float" office:value="50" calcext:value-type="float">
            <text:p>50</text:p>
          </table:table-cell>
          <table:table-cell table:formula="of:=LOOKUP([.G3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U</text:p>
          </table:table-cell>
          <table:table-cell table:formula="of:=MOD([.A3];9)" office:value-type="float" office:value="2" calcext:value-type="float">
            <text:p>2</text:p>
          </table:table-cell>
          <table:table-cell table:style-name="ce12" office:value-type="float" office:value="5348" calcext:value-type="float">
            <text:p>5348</text:p>
          </table:table-cell>
          <table:table-cell table:style-name="Default"/>
          <table:table-cell table:style-name="ce3"/>
          <table:table-cell table:style-name="ce6" table:formula="of:=IF([.E3]=&quot;D&quot;;&quot;&quot;;[.G3])" office:value-type="float" office:value="5348" calcext:value-type="float">
            <text:p>5348</text:p>
          </table:table-cell>
          <table:table-cell table:style-name="ce6" table:formula="of:=IF([.E3]=&quot;D&quot;;&quot;&quot;;IF([.B3]&gt;43;[.B3]-8;[.B3]))" office:value-type="float" office:value="42" calcext:value-type="float">
            <text:p>42</text:p>
          </table:table-cell>
          <table:table-cell/>
          <table:table-cell table:formula="of:=DEC2HEX([.O3]*2^7+[.P3];4)" office:value-type="string" office:string-value="2602" calcext:value-type="string">
            <text:p>2602</text:p>
          </table:table-cell>
          <table:table-cell table:style-name="ce15" table:formula="of:=INT(([.G3]-479)/2)" office:value-type="float" office:value="2434" calcext:value-type="float">
            <text:p>2434</text:p>
          </table:table-cell>
          <table:table-cell table:formula="of:=INT([.N3]/32)" office:value-type="float" office:value="76" calcext:value-type="float">
            <text:p>76</text:p>
          </table:table-cell>
          <table:table-cell table:formula="of:=MOD([.N3];32)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]-ROUNDDOWN([.A4]/9; )" office:value-type="float" office:value="41" calcext:value-type="float">
            <text:p>41</text:p>
          </table:table-cell>
          <table:table-cell table:formula="of:=LOOKUP([.G4];[sortie.E$1:.E$126];[sortie.F$1:.F$126])" office:value-type="float" office:value="5366" calcext:value-type="float">
            <text:p>5366</text:p>
          </table:table-cell>
          <table:table-cell/>
          <table:table-cell office:value-type="string" calcext:value-type="string">
            <text:p>D</text:p>
          </table:table-cell>
          <table:table-cell table:formula="of:=MOD([.A4];9)" office:value-type="float" office:value="1" calcext:value-type="float">
            <text:p>1</text:p>
          </table:table-cell>
          <table:table-cell table:style-name="ce12" office:value-type="float" office:value="5362" calcext:value-type="float">
            <text:p>5362</text:p>
          </table:table-cell>
          <table:table-cell table:style-name="ce13" office:value-type="float" office:value="2609" calcext:value-type="float">
            <text:p>2609</text:p>
          </table:table-cell>
          <table:table-cell table:style-name="ce3"/>
          <table:table-cell table:style-name="ce6" table:formula="of:=IF([.E4]=&quot;D&quot;;&quot;&quot;;[.G4])">
            <text:p/>
          </table:table-cell>
          <table:table-cell table:style-name="ce6" table:formula="of:=IF([.E4]=&quot;D&quot;;&quot;&quot;;[.B4])">
            <text:p/>
          </table:table-cell>
          <table:table-cell/>
          <table:table-cell table:formula="of:=DEC2HEX([.O4]*2^7+[.P4];4)" office:value-type="string" office:string-value="2609" calcext:value-type="string">
            <text:p>2609</text:p>
          </table:table-cell>
          <table:table-cell table:style-name="ce15" table:formula="of:=INT(([.G4]-479)/2)" office:value-type="float" office:value="2441" calcext:value-type="float">
            <text:p>2441</text:p>
          </table:table-cell>
          <table:table-cell table:formula="of:=INT([.N4]/32)" office:value-type="float" office:value="76" calcext:value-type="float">
            <text:p>76</text:p>
          </table:table-cell>
          <table:table-cell table:formula="of:=MOD([.N4];32)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]-ROUNDDOWN([.A5]/9; )" office:value-type="float" office:value="51" calcext:value-type="float">
            <text:p>51</text:p>
          </table:table-cell>
          <table:table-cell table:formula="of:=LOOKUP([.G5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U</text:p>
          </table:table-cell>
          <table:table-cell table:formula="of:=MOD([.A5];9)" office:value-type="float" office:value="3" calcext:value-type="float">
            <text:p>3</text:p>
          </table:table-cell>
          <table:table-cell table:style-name="ce12" office:value-type="float" office:value="5366" calcext:value-type="float">
            <text:p>5366</text:p>
          </table:table-cell>
          <table:table-cell table:style-name="Default"/>
          <table:table-cell table:style-name="ce3"/>
          <table:table-cell table:style-name="ce6" table:formula="of:=IF([.E5]=&quot;D&quot;;&quot;&quot;;[.G5])" office:value-type="float" office:value="5366" calcext:value-type="float">
            <text:p>5366</text:p>
          </table:table-cell>
          <table:table-cell table:style-name="ce6" table:formula="of:=IF([.E5]=&quot;D&quot;;&quot;&quot;;IF([.B5]&gt;43;[.B5]-8;[.B5]))" office:value-type="float" office:value="43" calcext:value-type="float">
            <text:p>43</text:p>
          </table:table-cell>
          <table:table-cell/>
          <table:table-cell table:formula="of:=DEC2HEX([.O5]*2^7+[.P5];4)" office:value-type="string" office:string-value="260B" calcext:value-type="string">
            <text:p>260B</text:p>
          </table:table-cell>
          <table:table-cell table:style-name="ce15" table:formula="of:=INT(([.G5]-479)/2)" office:value-type="float" office:value="2443" calcext:value-type="float">
            <text:p>2443</text:p>
          </table:table-cell>
          <table:table-cell table:formula="of:=INT([.N5]/32)" office:value-type="float" office:value="76" calcext:value-type="float">
            <text:p>76</text:p>
          </table:table-cell>
          <table:table-cell table:formula="of:=MOD([.N5];32)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6]-ROUNDDOWN([.A6]/9; )" office:value-type="float" office:value="66" calcext:value-type="float">
            <text:p>66</text:p>
          </table:table-cell>
          <table:table-cell table:formula="of:=LOOKUP([.G6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L</text:p>
          </table:table-cell>
          <table:table-cell table:formula="of:=MOD([.A6];9)" office:value-type="float" office:value="2" calcext:value-type="float">
            <text:p>2</text:p>
          </table:table-cell>
          <table:table-cell table:style-name="ce12" office:value-type="float" office:value="5373" calcext:value-type="float">
            <text:p>5373</text:p>
          </table:table-cell>
          <table:table-cell table:style-name="ce13" office:value-type="string" calcext:value-type="string">
            <text:p>260f</text:p>
          </table:table-cell>
          <table:table-cell table:style-name="ce3"/>
          <table:table-cell table:style-name="ce6" table:formula="of:=IF([.E6]=&quot;D&quot;;&quot;&quot;;[.G6])" office:value-type="float" office:value="5373" calcext:value-type="float">
            <text:p>5373</text:p>
          </table:table-cell>
          <table:table-cell table:style-name="ce6" table:formula="of:=IF([.E6]=&quot;D&quot;;&quot;&quot;;IF([.B6]&gt;43;[.B6]-8;[.B6]))" office:value-type="float" office:value="58" calcext:value-type="float">
            <text:p>58</text:p>
          </table:table-cell>
          <table:table-cell/>
          <table:table-cell table:formula="of:=DEC2HEX([.O6]*2^7+[.P6];4)" office:value-type="string" office:string-value="260F" calcext:value-type="string">
            <text:p>260F</text:p>
          </table:table-cell>
          <table:table-cell table:style-name="ce15" table:formula="of:=INT(([.G6]-479)/2)" office:value-type="float" office:value="2447" calcext:value-type="float">
            <text:p>2447</text:p>
          </table:table-cell>
          <table:table-cell table:formula="of:=INT([.N6]/32)" office:value-type="float" office:value="76" calcext:value-type="float">
            <text:p>76</text:p>
          </table:table-cell>
          <table:table-cell table:formula="of:=MOD([.N6];32)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7]-ROUNDDOWN([.A7]/9; )" office:value-type="float" office:value="52" calcext:value-type="float">
            <text:p>52</text:p>
          </table:table-cell>
          <table:table-cell table:formula="of:=LOOKUP([.G7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U</text:p>
          </table:table-cell>
          <table:table-cell table:formula="of:=MOD([.A7];9)" office:value-type="float" office:value="4" calcext:value-type="float">
            <text:p>4</text:p>
          </table:table-cell>
          <table:table-cell table:style-name="ce12" office:value-type="float" office:value="5384" calcext:value-type="float">
            <text:p>5384</text:p>
          </table:table-cell>
          <table:table-cell table:style-name="Default"/>
          <table:table-cell table:style-name="ce3"/>
          <table:table-cell table:style-name="ce6" table:formula="of:=IF([.E7]=&quot;D&quot;;&quot;&quot;;[.G7])" office:value-type="float" office:value="5384" calcext:value-type="float">
            <text:p>5384</text:p>
          </table:table-cell>
          <table:table-cell table:style-name="ce6" table:formula="of:=IF([.E7]=&quot;D&quot;;&quot;&quot;;IF([.B7]&gt;43;[.B7]-8;[.B7]))" office:value-type="float" office:value="44" calcext:value-type="float">
            <text:p>44</text:p>
          </table:table-cell>
          <table:table-cell/>
          <table:table-cell table:formula="of:=DEC2HEX([.O7]*2^7+[.P7];4)" office:value-type="string" office:string-value="2614" calcext:value-type="string">
            <text:p>2614</text:p>
          </table:table-cell>
          <table:table-cell table:style-name="ce15" table:formula="of:=INT(([.G7]-479)/2)" office:value-type="float" office:value="2452" calcext:value-type="float">
            <text:p>2452</text:p>
          </table:table-cell>
          <table:table-cell table:formula="of:=INT([.N7]/32)" office:value-type="float" office:value="76" calcext:value-type="float">
            <text:p>76</text:p>
          </table:table-cell>
          <table:table-cell table:formula="of:=MOD([.N7];32)" office:value-type="float" office:value="20" calcext:value-type="float">
            <text:p>20</text:p>
          </table:table-cell>
          <table:table-cell table:number-columns-repeated="1001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8]-ROUNDDOWN([.A8]/9; )" office:value-type="float" office:value="42" calcext:value-type="float">
            <text:p>42</text:p>
          </table:table-cell>
          <table:table-cell table:formula="of:=LOOKUP([.G8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D</text:p>
          </table:table-cell>
          <table:table-cell table:formula="of:=MOD([.A8];9)" office:value-type="float" office:value="2" calcext:value-type="float">
            <text:p>2</text:p>
          </table:table-cell>
          <table:table-cell table:style-name="ce12" office:value-type="float" office:value="5399" calcext:value-type="float">
            <text:p>5399</text:p>
          </table:table-cell>
          <table:table-cell table:style-name="ce13" office:value-type="string" calcext:value-type="string">
            <text:p>261c</text:p>
          </table:table-cell>
          <table:table-cell table:style-name="ce3"/>
          <table:table-cell table:style-name="ce6" table:formula="of:=IF([.E8]=&quot;D&quot;;&quot;&quot;;[.G8])">
            <text:p/>
          </table:table-cell>
          <table:table-cell table:style-name="ce6" table:formula="of:=IF([.E8]=&quot;D&quot;;&quot;&quot;;[.B8])">
            <text:p/>
          </table:table-cell>
          <table:table-cell/>
          <table:table-cell table:formula="of:=DEC2HEX([.O8]*2^7+[.P8];4)" office:value-type="string" office:string-value="261C" calcext:value-type="string">
            <text:p>261C</text:p>
          </table:table-cell>
          <table:table-cell table:style-name="ce15" table:formula="of:=INT(([.G8]-479)/2)" office:value-type="float" office:value="2460" calcext:value-type="float">
            <text:p>2460</text:p>
          </table:table-cell>
          <table:table-cell table:formula="of:=INT([.N8]/32)" office:value-type="float" office:value="76" calcext:value-type="float">
            <text:p>76</text:p>
          </table:table-cell>
          <table:table-cell table:formula="of:=MOD([.N8];32)"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]-ROUNDDOWN([.A9]/9; )" office:value-type="float" office:value="53" calcext:value-type="float">
            <text:p>53</text:p>
          </table:table-cell>
          <table:table-cell table:formula="of:=LOOKUP([.G9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U</text:p>
          </table:table-cell>
          <table:table-cell table:formula="of:=MOD([.A9];9)" office:value-type="float" office:value="5" calcext:value-type="float">
            <text:p>5</text:p>
          </table:table-cell>
          <table:table-cell table:style-name="ce12" office:value-type="float" office:value="5402" calcext:value-type="float">
            <text:p>5402</text:p>
          </table:table-cell>
          <table:table-cell table:style-name="Default"/>
          <table:table-cell table:style-name="ce3"/>
          <table:table-cell table:style-name="ce6" table:formula="of:=IF([.E9]=&quot;D&quot;;&quot;&quot;;[.G9])" office:value-type="float" office:value="5402" calcext:value-type="float">
            <text:p>5402</text:p>
          </table:table-cell>
          <table:table-cell table:style-name="ce6" table:formula="of:=IF([.E9]=&quot;D&quot;;&quot;&quot;;IF([.B9]&gt;43;[.B9]-8;[.B9]))" office:value-type="float" office:value="45" calcext:value-type="float">
            <text:p>45</text:p>
          </table:table-cell>
          <table:table-cell/>
          <table:table-cell table:formula="of:=DEC2HEX([.O9]*2^7+[.P9];4)" office:value-type="string" office:string-value="261D" calcext:value-type="string">
            <text:p>261D</text:p>
          </table:table-cell>
          <table:table-cell table:style-name="ce15" table:formula="of:=INT(([.G9]-479)/2)" office:value-type="float" office:value="2461" calcext:value-type="float">
            <text:p>2461</text:p>
          </table:table-cell>
          <table:table-cell table:formula="of:=INT([.N9]/32)" office:value-type="float" office:value="76" calcext:value-type="float">
            <text:p>76</text:p>
          </table:table-cell>
          <table:table-cell table:formula="of:=MOD([.N9];32)" office:value-type="float" office:value="29" calcext:value-type="float">
            <text:p>29</text:p>
          </table:table-cell>
          <table:table-cell table:number-columns-repeated="1001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10]-ROUNDDOWN([.A10]/9; )" office:value-type="float" office:value="67" calcext:value-type="float">
            <text:p>67</text:p>
          </table:table-cell>
          <table:table-cell table:formula="of:=LOOKUP([.G10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L</text:p>
          </table:table-cell>
          <table:table-cell table:formula="of:=MOD([.A10];9)" office:value-type="float" office:value="3" calcext:value-type="float">
            <text:p>3</text:p>
          </table:table-cell>
          <table:table-cell table:style-name="ce12" office:value-type="float" office:value="5413" calcext:value-type="float">
            <text:p>5413</text:p>
          </table:table-cell>
          <table:table-cell table:style-name="ce13" office:value-type="float" office:value="2683" calcext:value-type="float">
            <text:p>2683</text:p>
          </table:table-cell>
          <table:table-cell table:style-name="ce3"/>
          <table:table-cell table:style-name="ce6" table:formula="of:=IF([.E10]=&quot;D&quot;;&quot;&quot;;[.G10])" office:value-type="float" office:value="5413" calcext:value-type="float">
            <text:p>5413</text:p>
          </table:table-cell>
          <table:table-cell table:style-name="ce6" table:formula="of:=IF([.E10]=&quot;D&quot;;&quot;&quot;;IF([.B10]&gt;43;[.B10]-8;[.B10]))" office:value-type="float" office:value="59" calcext:value-type="float">
            <text:p>59</text:p>
          </table:table-cell>
          <table:table-cell/>
          <table:table-cell table:formula="of:=DEC2HEX([.O10]*2^7+[.P10];4)" office:value-type="string" office:string-value="2683" calcext:value-type="string">
            <text:p>2683</text:p>
          </table:table-cell>
          <table:table-cell table:style-name="ce15" table:formula="of:=INT(([.G10]-479)/2)" office:value-type="float" office:value="2467" calcext:value-type="float">
            <text:p>2467</text:p>
          </table:table-cell>
          <table:table-cell table:formula="of:=INT([.N10]/32)" office:value-type="float" office:value="77" calcext:value-type="float">
            <text:p>77</text:p>
          </table:table-cell>
          <table:table-cell table:formula="of:=MOD([.N10];32)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11]-ROUNDDOWN([.A11]/9; )" office:value-type="float" office:value="54" calcext:value-type="float">
            <text:p>54</text:p>
          </table:table-cell>
          <table:table-cell table:formula="of:=LOOKUP([.G11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U</text:p>
          </table:table-cell>
          <table:table-cell table:formula="of:=MOD([.A11];9)" office:value-type="float" office:value="6" calcext:value-type="float">
            <text:p>6</text:p>
          </table:table-cell>
          <table:table-cell table:style-name="ce12" office:value-type="float" office:value="5420" calcext:value-type="float">
            <text:p>5420</text:p>
          </table:table-cell>
          <table:table-cell table:style-name="Default"/>
          <table:table-cell table:style-name="ce3"/>
          <table:table-cell table:style-name="ce6" table:formula="of:=IF([.E11]=&quot;D&quot;;&quot;&quot;;[.G11])" office:value-type="float" office:value="5420" calcext:value-type="float">
            <text:p>5420</text:p>
          </table:table-cell>
          <table:table-cell table:style-name="ce6" table:formula="of:=IF([.E11]=&quot;D&quot;;&quot;&quot;;IF([.B11]&gt;43;[.B11]-8;[.B11]))" office:value-type="float" office:value="46" calcext:value-type="float">
            <text:p>46</text:p>
          </table:table-cell>
          <table:table-cell/>
          <table:table-cell table:formula="of:=DEC2HEX([.O11]*2^7+[.P11];4)" office:value-type="string" office:string-value="2686" calcext:value-type="string">
            <text:p>2686</text:p>
          </table:table-cell>
          <table:table-cell table:style-name="ce15" table:formula="of:=INT(([.G11]-479)/2)" office:value-type="float" office:value="2470" calcext:value-type="float">
            <text:p>2470</text:p>
          </table:table-cell>
          <table:table-cell table:formula="of:=INT([.N11]/32)" office:value-type="float" office:value="77" calcext:value-type="float">
            <text:p>77</text:p>
          </table:table-cell>
          <table:table-cell table:formula="of:=MOD([.N11];32)"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[.A12]-ROUNDDOWN([.A12]/9; )" office:value-type="float" office:value="43" calcext:value-type="float">
            <text:p>43</text:p>
          </table:table-cell>
          <table:table-cell table:formula="of:=LOOKUP([.G12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D</text:p>
          </table:table-cell>
          <table:table-cell table:formula="of:=MOD([.A12];9)" office:value-type="float" office:value="3" calcext:value-type="float">
            <text:p>3</text:p>
          </table:table-cell>
          <table:table-cell table:style-name="ce12" office:value-type="float" office:value="5436" calcext:value-type="float">
            <text:p>5436</text:p>
          </table:table-cell>
          <table:table-cell table:style-name="ce13" office:value-type="string" calcext:value-type="string">
            <text:p>268<text:span text:style-name="T1">e</text:span></text:p>
          </table:table-cell>
          <table:table-cell table:style-name="ce3"/>
          <table:table-cell table:style-name="ce6" table:formula="of:=IF([.E12]=&quot;D&quot;;&quot;&quot;;[.G12])">
            <text:p/>
          </table:table-cell>
          <table:table-cell table:style-name="ce6" table:formula="of:=IF([.E12]=&quot;D&quot;;&quot;&quot;;[.B12])">
            <text:p/>
          </table:table-cell>
          <table:table-cell/>
          <table:table-cell table:formula="of:=DEC2HEX([.O12]*2^7+[.P12];4)" office:value-type="string" office:string-value="268E" calcext:value-type="string">
            <text:p>268E</text:p>
          </table:table-cell>
          <table:table-cell table:style-name="ce15" table:formula="of:=INT(([.G12]-479)/2)" office:value-type="float" office:value="2478" calcext:value-type="float">
            <text:p>2478</text:p>
          </table:table-cell>
          <table:table-cell table:formula="of:=INT([.N12]/32)" office:value-type="float" office:value="77" calcext:value-type="float">
            <text:p>77</text:p>
          </table:table-cell>
          <table:table-cell table:formula="of:=MOD([.N12];32)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13]-ROUNDDOWN([.A13]/9; )" office:value-type="float" office:value="55" calcext:value-type="float">
            <text:p>55</text:p>
          </table:table-cell>
          <table:table-cell table:formula="of:=LOOKUP([.G13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U</text:p>
          </table:table-cell>
          <table:table-cell table:formula="of:=MOD([.A13];9)" office:value-type="float" office:value="7" calcext:value-type="float">
            <text:p>7</text:p>
          </table:table-cell>
          <table:table-cell table:style-name="ce12" office:value-type="float" office:value="5438" calcext:value-type="float">
            <text:p>5438</text:p>
          </table:table-cell>
          <table:table-cell table:style-name="Default"/>
          <table:table-cell table:style-name="ce3"/>
          <table:table-cell table:style-name="ce6" table:formula="of:=IF([.E13]=&quot;D&quot;;&quot;&quot;;[.G13])" office:value-type="float" office:value="5438" calcext:value-type="float">
            <text:p>5438</text:p>
          </table:table-cell>
          <table:table-cell table:style-name="ce6" table:formula="of:=IF([.E13]=&quot;D&quot;;&quot;&quot;;IF([.B13]&gt;43;[.B13]-8;[.B13]))" office:value-type="float" office:value="47" calcext:value-type="float">
            <text:p>47</text:p>
          </table:table-cell>
          <table:table-cell/>
          <table:table-cell table:formula="of:=DEC2HEX([.O13]*2^7+[.P13];4)" office:value-type="string" office:string-value="268F" calcext:value-type="string">
            <text:p>268F</text:p>
          </table:table-cell>
          <table:table-cell table:style-name="ce15" table:formula="of:=INT(([.G13]-479)/2)" office:value-type="float" office:value="2479" calcext:value-type="float">
            <text:p>2479</text:p>
          </table:table-cell>
          <table:table-cell table:formula="of:=INT([.N13]/32)" office:value-type="float" office:value="77" calcext:value-type="float">
            <text:p>77</text:p>
          </table:table-cell>
          <table:table-cell table:formula="of:=MOD([.N13];32)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14]-ROUNDDOWN([.A14]/9; )" office:value-type="float" office:value="68" calcext:value-type="float">
            <text:p>68</text:p>
          </table:table-cell>
          <table:table-cell table:formula="of:=LOOKUP([.G14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L</text:p>
          </table:table-cell>
          <table:table-cell table:formula="of:=MOD([.A14];9)" office:value-type="float" office:value="4" calcext:value-type="float">
            <text:p>4</text:p>
          </table:table-cell>
          <table:table-cell table:style-name="ce12" office:value-type="float" office:value="5453" calcext:value-type="float">
            <text:p>5453</text:p>
          </table:table-cell>
          <table:table-cell table:style-name="ce13" office:value-type="float" office:value="2697" calcext:value-type="float">
            <text:p>2697</text:p>
          </table:table-cell>
          <table:table-cell table:style-name="ce3"/>
          <table:table-cell table:style-name="ce6" table:formula="of:=IF([.E14]=&quot;D&quot;;&quot;&quot;;[.G14])" office:value-type="float" office:value="5453" calcext:value-type="float">
            <text:p>5453</text:p>
          </table:table-cell>
          <table:table-cell table:style-name="ce6" table:formula="of:=IF([.E14]=&quot;D&quot;;&quot;&quot;;IF([.B14]&gt;43;[.B14]-8;[.B14]))" office:value-type="float" office:value="60" calcext:value-type="float">
            <text:p>60</text:p>
          </table:table-cell>
          <table:table-cell/>
          <table:table-cell table:formula="of:=DEC2HEX([.O14]*2^7+[.P14];4)" office:value-type="string" office:string-value="2697" calcext:value-type="string">
            <text:p>2697</text:p>
          </table:table-cell>
          <table:table-cell table:style-name="ce15" table:formula="of:=INT(([.G14]-479)/2)" office:value-type="float" office:value="2487" calcext:value-type="float">
            <text:p>2487</text:p>
          </table:table-cell>
          <table:table-cell table:formula="of:=INT([.N14]/32)" office:value-type="float" office:value="77" calcext:value-type="float">
            <text:p>77</text:p>
          </table:table-cell>
          <table:table-cell table:formula="of:=MOD([.N14];32)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15]-ROUNDDOWN([.A15]/9; )" office:value-type="float" office:value="56" calcext:value-type="float">
            <text:p>56</text:p>
          </table:table-cell>
          <table:table-cell table:formula="of:=LOOKUP([.G15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U</text:p>
          </table:table-cell>
          <table:table-cell table:formula="of:=MOD([.A15];9)" office:value-type="float" office:value="8" calcext:value-type="float">
            <text:p>8</text:p>
          </table:table-cell>
          <table:table-cell table:style-name="ce12" office:value-type="float" office:value="5456" calcext:value-type="float">
            <text:p>5456</text:p>
          </table:table-cell>
          <table:table-cell table:style-name="Default"/>
          <table:table-cell table:style-name="ce3"/>
          <table:table-cell table:style-name="ce6" table:formula="of:=IF([.E15]=&quot;D&quot;;&quot;&quot;;[.G15])" office:value-type="float" office:value="5456" calcext:value-type="float">
            <text:p>5456</text:p>
          </table:table-cell>
          <table:table-cell table:style-name="ce6" table:formula="of:=IF([.E15]=&quot;D&quot;;&quot;&quot;;IF([.B15]&gt;43;[.B15]-8;[.B15]))" office:value-type="float" office:value="48" calcext:value-type="float">
            <text:p>48</text:p>
          </table:table-cell>
          <table:table-cell/>
          <table:table-cell table:formula="of:=DEC2HEX([.O15]*2^7+[.P15];4)" office:value-type="string" office:string-value="2698" calcext:value-type="string">
            <text:p>2698</text:p>
          </table:table-cell>
          <table:table-cell table:style-name="ce15" table:formula="of:=INT(([.G15]-479)/2)" office:value-type="float" office:value="2488" calcext:value-type="float">
            <text:p>2488</text:p>
          </table:table-cell>
          <table:table-cell table:formula="of:=INT([.N15]/32)" office:value-type="float" office:value="77" calcext:value-type="float">
            <text:p>77</text:p>
          </table:table-cell>
          <table:table-cell table:formula="of:=MOD([.N15];32)" office:value-type="float" office:value="24" calcext:value-type="float">
            <text:p>24</text:p>
          </table:table-cell>
          <table:table-cell table:number-columns-repeated="1001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16]-ROUNDDOWN([.A16]/9; )" office:value-type="float" office:value="44" calcext:value-type="float">
            <text:p>44</text:p>
          </table:table-cell>
          <table:table-cell table:formula="of:=LOOKUP([.G16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D</text:p>
          </table:table-cell>
          <table:table-cell table:formula="of:=MOD([.A16];9)" office:value-type="float" office:value="4" calcext:value-type="float">
            <text:p>4</text:p>
          </table:table-cell>
          <table:table-cell table:style-name="ce12" office:value-type="float" office:value="5473" calcext:value-type="float">
            <text:p>5473</text:p>
          </table:table-cell>
          <table:table-cell table:style-name="ce13" office:value-type="float" office:value="2701" calcext:value-type="float">
            <text:p>2701</text:p>
          </table:table-cell>
          <table:table-cell table:style-name="ce3"/>
          <table:table-cell table:style-name="ce6" table:formula="of:=IF([.E16]=&quot;D&quot;;&quot;&quot;;[.G16])">
            <text:p/>
          </table:table-cell>
          <table:table-cell table:style-name="ce6" table:formula="of:=IF([.E16]=&quot;D&quot;;&quot;&quot;;[.B16])">
            <text:p/>
          </table:table-cell>
          <table:table-cell/>
          <table:table-cell table:formula="of:=DEC2HEX([.O16]*2^7+[.P16];4)" office:value-type="string" office:string-value="2701" calcext:value-type="string">
            <text:p>2701</text:p>
          </table:table-cell>
          <table:table-cell table:style-name="ce15" table:formula="of:=INT(([.G16]-479)/2)" office:value-type="float" office:value="2497" calcext:value-type="float">
            <text:p>2497</text:p>
          </table:table-cell>
          <table:table-cell table:formula="of:=INT([.N16]/32)" office:value-type="float" office:value="78" calcext:value-type="float">
            <text:p>78</text:p>
          </table:table-cell>
          <table:table-cell table:formula="of:=MOD([.N16];32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17]-ROUNDDOWN([.A17]/9; )" office:value-type="float" office:value="57" calcext:value-type="float">
            <text:p>57</text:p>
          </table:table-cell>
          <table:table-cell table:formula="of:=LOOKUP([.G17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O</text:p>
          </table:table-cell>
          <table:table-cell table:formula="of:=MOD([.A17];9)" office:value-type="float" office:value="1" calcext:value-type="float">
            <text:p>1</text:p>
          </table:table-cell>
          <table:table-cell table:style-name="ce12" office:value-type="float" office:value="5474" calcext:value-type="float">
            <text:p>5474</text:p>
          </table:table-cell>
          <table:table-cell table:style-name="ce13"/>
          <table:table-cell table:style-name="ce3"/>
          <table:table-cell table:style-name="ce6" table:formula="of:=IF([.E17]=&quot;D&quot;;&quot;&quot;;[.G17])" office:value-type="float" office:value="5474" calcext:value-type="float">
            <text:p>5474</text:p>
          </table:table-cell>
          <table:table-cell table:style-name="ce6" table:formula="of:=IF([.E17]=&quot;D&quot;;&quot;&quot;;IF([.B17]&gt;43;[.B17]-8;[.B17]))" office:value-type="float" office:value="49" calcext:value-type="float">
            <text:p>49</text:p>
          </table:table-cell>
          <table:table-cell/>
          <table:table-cell table:formula="of:=DEC2HEX([.O17]*2^7+[.P17];4)" office:value-type="string" office:string-value="2701" calcext:value-type="string">
            <text:p>2701</text:p>
          </table:table-cell>
          <table:table-cell table:style-name="ce15" table:formula="of:=INT(([.G17]-479)/2)" office:value-type="float" office:value="2497" calcext:value-type="float">
            <text:p>2497</text:p>
          </table:table-cell>
          <table:table-cell table:formula="of:=INT([.N17]/32)" office:value-type="float" office:value="78" calcext:value-type="float">
            <text:p>78</text:p>
          </table:table-cell>
          <table:table-cell table:formula="of:=MOD([.N17];32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18]-ROUNDDOWN([.A18]/9; )" office:value-type="float" office:value="69" calcext:value-type="float">
            <text:p>69</text:p>
          </table:table-cell>
          <table:table-cell table:formula="of:=LOOKUP([.G18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L</text:p>
          </table:table-cell>
          <table:table-cell table:formula="of:=MOD([.A18];9)" office:value-type="float" office:value="5" calcext:value-type="float">
            <text:p>5</text:p>
          </table:table-cell>
          <table:table-cell table:style-name="ce12" office:value-type="float" office:value="5493" calcext:value-type="float">
            <text:p>5493</text:p>
          </table:table-cell>
          <table:table-cell table:style-name="ce13" office:value-type="string" calcext:value-type="string">
            <text:p>270b</text:p>
          </table:table-cell>
          <table:table-cell table:style-name="ce3"/>
          <table:table-cell table:style-name="ce6" table:formula="of:=IF([.E18]=&quot;D&quot;;&quot;&quot;;[.G18])" office:value-type="float" office:value="5493" calcext:value-type="float">
            <text:p>5493</text:p>
          </table:table-cell>
          <table:table-cell table:style-name="ce6" table:formula="of:=IF([.E18]=&quot;D&quot;;&quot;&quot;;IF([.B18]&gt;43;[.B18]-8;[.B18]))" office:value-type="float" office:value="61" calcext:value-type="float">
            <text:p>61</text:p>
          </table:table-cell>
          <table:table-cell/>
          <table:table-cell table:formula="of:=DEC2HEX([.O18]*2^7+[.P18];4)" office:value-type="string" office:string-value="270B" calcext:value-type="string">
            <text:p>270B</text:p>
          </table:table-cell>
          <table:table-cell table:style-name="ce15" table:formula="of:=INT(([.G18]-479)/2)" office:value-type="float" office:value="2507" calcext:value-type="float">
            <text:p>2507</text:p>
          </table:table-cell>
          <table:table-cell table:formula="of:=INT([.N18]/32)" office:value-type="float" office:value="78" calcext:value-type="float">
            <text:p>78</text:p>
          </table:table-cell>
          <table:table-cell table:formula="of:=MOD([.N18];32)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9]-ROUNDDOWN([.A19]/9; )" office:value-type="float" office:value="45" calcext:value-type="float">
            <text:p>45</text:p>
          </table:table-cell>
          <table:table-cell table:formula="of:=LOOKUP([.G19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D</text:p>
          </table:table-cell>
          <table:table-cell table:formula="of:=MOD([.A19];9)" office:value-type="float" office:value="5" calcext:value-type="float">
            <text:p>5</text:p>
          </table:table-cell>
          <table:table-cell table:style-name="ce12" office:value-type="float" office:value="5510" calcext:value-type="float">
            <text:p>5510</text:p>
          </table:table-cell>
          <table:table-cell table:style-name="ce13" office:value-type="float" office:value="2713" calcext:value-type="float">
            <text:p>2713</text:p>
          </table:table-cell>
          <table:table-cell table:style-name="ce3"/>
          <table:table-cell table:style-name="ce6" table:formula="of:=IF([.E19]=&quot;D&quot;;&quot;&quot;;[.G19])">
            <text:p/>
          </table:table-cell>
          <table:table-cell table:style-name="ce6" table:formula="of:=IF([.E19]=&quot;D&quot;;&quot;&quot;;[.B19])">
            <text:p/>
          </table:table-cell>
          <table:table-cell/>
          <table:table-cell table:formula="of:=DEC2HEX([.O19]*2^7+[.P19];4)" office:value-type="string" office:string-value="2713" calcext:value-type="string">
            <text:p>2713</text:p>
          </table:table-cell>
          <table:table-cell table:style-name="ce15" table:formula="of:=INT(([.G19]-479)/2)" office:value-type="float" office:value="2515" calcext:value-type="float">
            <text:p>2515</text:p>
          </table:table-cell>
          <table:table-cell table:formula="of:=INT([.N19]/32)" office:value-type="float" office:value="78" calcext:value-type="float">
            <text:p>78</text:p>
          </table:table-cell>
          <table:table-cell table:formula="of:=MOD([.N19];32)" office:value-type="float" office:value="19" calcext:value-type="float">
            <text:p>19</text:p>
          </table:table-cell>
          <table:table-cell table:number-columns-repeated="1001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20]-ROUNDDOWN([.A20]/9; )" office:value-type="float" office:value="59" calcext:value-type="float">
            <text:p>59</text:p>
          </table:table-cell>
          <table:table-cell table:formula="of:=LOOKUP([.G20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O</text:p>
          </table:table-cell>
          <table:table-cell table:formula="of:=MOD([.A20];9)" office:value-type="float" office:value="3" calcext:value-type="float">
            <text:p>3</text:p>
          </table:table-cell>
          <table:table-cell table:style-name="ce12" office:value-type="float" office:value="5510" calcext:value-type="float">
            <text:p>5510</text:p>
          </table:table-cell>
          <table:table-cell table:style-name="ce13"/>
          <table:table-cell table:style-name="ce3"/>
          <table:table-cell table:style-name="ce6" table:formula="of:=IF([.E20]=&quot;D&quot;;&quot;&quot;;[.G20])" office:value-type="float" office:value="5510" calcext:value-type="float">
            <text:p>5510</text:p>
          </table:table-cell>
          <table:table-cell table:style-name="ce6" table:formula="of:=IF([.E20]=&quot;D&quot;;&quot;&quot;;IF([.B20]&gt;43;[.B20]-8;[.B20]))" office:value-type="float" office:value="51" calcext:value-type="float">
            <text:p>51</text:p>
          </table:table-cell>
          <table:table-cell/>
          <table:table-cell table:formula="of:=DEC2HEX([.O20]*2^7+[.P20];4)" office:value-type="string" office:string-value="2713" calcext:value-type="string">
            <text:p>2713</text:p>
          </table:table-cell>
          <table:table-cell table:style-name="ce15" table:formula="of:=INT(([.G20]-479)/2)" office:value-type="float" office:value="2515" calcext:value-type="float">
            <text:p>2515</text:p>
          </table:table-cell>
          <table:table-cell table:formula="of:=INT([.N20]/32)" office:value-type="float" office:value="78" calcext:value-type="float">
            <text:p>78</text:p>
          </table:table-cell>
          <table:table-cell table:formula="of:=MOD([.N20];32)" office:value-type="float" office:value="19" calcext:value-type="float">
            <text:p>19</text:p>
          </table:table-cell>
          <table:table-cell table:number-columns-repeated="1001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21]-ROUNDDOWN([.A21]/9; )" office:value-type="float" office:value="60" calcext:value-type="float">
            <text:p>60</text:p>
          </table:table-cell>
          <table:table-cell table:formula="of:=LOOKUP([.G21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O</text:p>
          </table:table-cell>
          <table:table-cell table:formula="of:=MOD([.A21];9)" office:value-type="float" office:value="4" calcext:value-type="float">
            <text:p>4</text:p>
          </table:table-cell>
          <table:table-cell table:style-name="ce12" office:value-type="float" office:value="5528" calcext:value-type="float">
            <text:p>5528</text:p>
          </table:table-cell>
          <table:table-cell table:style-name="ce13"/>
          <table:table-cell table:style-name="ce3"/>
          <table:table-cell table:style-name="ce6" table:formula="of:=IF([.E21]=&quot;D&quot;;&quot;&quot;;[.G21])" office:value-type="float" office:value="5528" calcext:value-type="float">
            <text:p>5528</text:p>
          </table:table-cell>
          <table:table-cell table:style-name="ce6" table:formula="of:=IF([.E21]=&quot;D&quot;;&quot;&quot;;IF([.B21]&gt;43;[.B21]-8;[.B21]))" office:value-type="float" office:value="52" calcext:value-type="float">
            <text:p>52</text:p>
          </table:table-cell>
          <table:table-cell/>
          <table:table-cell table:formula="of:=DEC2HEX([.O21]*2^7+[.P21];4)" office:value-type="string" office:string-value="271C" calcext:value-type="string">
            <text:p>271C</text:p>
          </table:table-cell>
          <table:table-cell table:style-name="ce15" table:formula="of:=INT(([.G21]-479)/2)" office:value-type="float" office:value="2524" calcext:value-type="float">
            <text:p>2524</text:p>
          </table:table-cell>
          <table:table-cell table:formula="of:=INT([.N21]/32)" office:value-type="float" office:value="78" calcext:value-type="float">
            <text:p>78</text:p>
          </table:table-cell>
          <table:table-cell table:formula="of:=MOD([.N21];32)"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22]-ROUNDDOWN([.A22]/9; )" office:value-type="float" office:value="70" calcext:value-type="float">
            <text:p>70</text:p>
          </table:table-cell>
          <table:table-cell table:formula="of:=LOOKUP([.G22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L</text:p>
          </table:table-cell>
          <table:table-cell table:formula="of:=MOD([.A22];9)" office:value-type="float" office:value="6" calcext:value-type="float">
            <text:p>6</text:p>
          </table:table-cell>
          <table:table-cell table:style-name="ce12" office:value-type="float" office:value="5533" calcext:value-type="float">
            <text:p>5533</text:p>
          </table:table-cell>
          <table:table-cell table:style-name="ce13" office:value-type="string" calcext:value-type="string">
            <text:p>271f</text:p>
          </table:table-cell>
          <table:table-cell table:style-name="ce3"/>
          <table:table-cell table:style-name="ce6" table:formula="of:=IF([.E22]=&quot;D&quot;;&quot;&quot;;[.G22])" office:value-type="float" office:value="5533" calcext:value-type="float">
            <text:p>5533</text:p>
          </table:table-cell>
          <table:table-cell table:style-name="ce6" table:formula="of:=IF([.E22]=&quot;D&quot;;&quot;&quot;;IF([.B22]&gt;43;[.B22]-8;[.B22]))" office:value-type="float" office:value="62" calcext:value-type="float">
            <text:p>62</text:p>
          </table:table-cell>
          <table:table-cell/>
          <table:table-cell table:formula="of:=DEC2HEX([.O22]*2^7+[.P22];4)" office:value-type="string" office:string-value="271F" calcext:value-type="string">
            <text:p>271F</text:p>
          </table:table-cell>
          <table:table-cell table:style-name="ce15" table:formula="of:=INT(([.G22]-479)/2)" office:value-type="float" office:value="2527" calcext:value-type="float">
            <text:p>2527</text:p>
          </table:table-cell>
          <table:table-cell table:formula="of:=INT([.N22]/32)" office:value-type="float" office:value="78" calcext:value-type="float">
            <text:p>78</text:p>
          </table:table-cell>
          <table:table-cell table:formula="of:=MOD([.N22];32)" office:value-type="float" office:value="31" calcext:value-type="float">
            <text:p>31</text:p>
          </table:table-cell>
          <table:table-cell table:number-columns-repeated="1001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23]-ROUNDDOWN([.A23]/9; )" office:value-type="float" office:value="61" calcext:value-type="float">
            <text:p>61</text:p>
          </table:table-cell>
          <table:table-cell table:formula="of:=LOOKUP([.G23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O</text:p>
          </table:table-cell>
          <table:table-cell table:formula="of:=MOD([.A23];9)" office:value-type="float" office:value="5" calcext:value-type="float">
            <text:p>5</text:p>
          </table:table-cell>
          <table:table-cell table:style-name="ce12" office:value-type="float" office:value="5546" calcext:value-type="float">
            <text:p>5546</text:p>
          </table:table-cell>
          <table:table-cell table:style-name="ce13"/>
          <table:table-cell table:style-name="ce3"/>
          <table:table-cell table:style-name="ce6" table:formula="of:=IF([.E23]=&quot;D&quot;;&quot;&quot;;[.G23])" office:value-type="float" office:value="5546" calcext:value-type="float">
            <text:p>5546</text:p>
          </table:table-cell>
          <table:table-cell table:style-name="ce6" table:formula="of:=IF([.E23]=&quot;D&quot;;&quot;&quot;;IF([.B23]&gt;43;[.B23]-8;[.B23]))" office:value-type="float" office:value="53" calcext:value-type="float">
            <text:p>53</text:p>
          </table:table-cell>
          <table:table-cell/>
          <table:table-cell table:formula="of:=DEC2HEX([.O23]*2^7+[.P23];4)" office:value-type="string" office:string-value="2785" calcext:value-type="string">
            <text:p>2785</text:p>
          </table:table-cell>
          <table:table-cell table:style-name="ce15" table:formula="of:=INT(([.G23]-479)/2)" office:value-type="float" office:value="2533" calcext:value-type="float">
            <text:p>2533</text:p>
          </table:table-cell>
          <table:table-cell table:formula="of:=INT([.N23]/32)" office:value-type="float" office:value="79" calcext:value-type="float">
            <text:p>79</text:p>
          </table:table-cell>
          <table:table-cell table:formula="of:=MOD([.N23];32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24]-ROUNDDOWN([.A24]/9; )" office:value-type="float" office:value="46" calcext:value-type="float">
            <text:p>46</text:p>
          </table:table-cell>
          <table:table-cell table:formula="of:=LOOKUP([.G24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D</text:p>
          </table:table-cell>
          <table:table-cell table:formula="of:=MOD([.A24];9)" office:value-type="float" office:value="6" calcext:value-type="float">
            <text:p>6</text:p>
          </table:table-cell>
          <table:table-cell table:style-name="ce12" office:value-type="float" office:value="5547" calcext:value-type="float">
            <text:p>5547</text:p>
          </table:table-cell>
          <table:table-cell table:style-name="ce13" office:value-type="float" office:value="2786" calcext:value-type="float">
            <text:p>2786</text:p>
          </table:table-cell>
          <table:table-cell table:style-name="ce3"/>
          <table:table-cell table:style-name="ce6" table:formula="of:=IF([.E24]=&quot;D&quot;;&quot;&quot;;[.G24])">
            <text:p/>
          </table:table-cell>
          <table:table-cell table:style-name="ce6" table:formula="of:=IF([.E24]=&quot;D&quot;;&quot;&quot;;[.B24])">
            <text:p/>
          </table:table-cell>
          <table:table-cell/>
          <table:table-cell table:formula="of:=DEC2HEX([.O24]*2^7+[.P24];4)" office:value-type="string" office:string-value="2786" calcext:value-type="string">
            <text:p>2786</text:p>
          </table:table-cell>
          <table:table-cell table:style-name="ce15" table:formula="of:=INT(([.G24]-479)/2)" office:value-type="float" office:value="2534" calcext:value-type="float">
            <text:p>2534</text:p>
          </table:table-cell>
          <table:table-cell table:formula="of:=INT([.N24]/32)" office:value-type="float" office:value="79" calcext:value-type="float">
            <text:p>79</text:p>
          </table:table-cell>
          <table:table-cell table:formula="of:=MOD([.N24];32)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25]-ROUNDDOWN([.A25]/9; )" office:value-type="float" office:value="62" calcext:value-type="float">
            <text:p>62</text:p>
          </table:table-cell>
          <table:table-cell table:formula="of:=LOOKUP([.G25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O</text:p>
          </table:table-cell>
          <table:table-cell table:formula="of:=MOD([.A25];9)" office:value-type="float" office:value="6" calcext:value-type="float">
            <text:p>6</text:p>
          </table:table-cell>
          <table:table-cell table:style-name="ce12" office:value-type="float" office:value="5564" calcext:value-type="float">
            <text:p>5564</text:p>
          </table:table-cell>
          <table:table-cell table:style-name="ce13"/>
          <table:table-cell table:style-name="ce3"/>
          <table:table-cell table:style-name="ce6" table:formula="of:=IF([.E25]=&quot;D&quot;;&quot;&quot;;[.G25])" office:value-type="float" office:value="5564" calcext:value-type="float">
            <text:p>5564</text:p>
          </table:table-cell>
          <table:table-cell table:style-name="ce6" table:formula="of:=IF([.E25]=&quot;D&quot;;&quot;&quot;;IF([.B25]&gt;43;[.B25]-8;[.B25]))" office:value-type="float" office:value="54" calcext:value-type="float">
            <text:p>54</text:p>
          </table:table-cell>
          <table:table-cell/>
          <table:table-cell table:formula="of:=DEC2HEX([.O25]*2^7+[.P25];4)" office:value-type="string" office:string-value="278E" calcext:value-type="string">
            <text:p>278E</text:p>
          </table:table-cell>
          <table:table-cell table:style-name="ce15" table:formula="of:=INT(([.G25]-479)/2)" office:value-type="float" office:value="2542" calcext:value-type="float">
            <text:p>2542</text:p>
          </table:table-cell>
          <table:table-cell table:formula="of:=INT([.N25]/32)" office:value-type="float" office:value="79" calcext:value-type="float">
            <text:p>79</text:p>
          </table:table-cell>
          <table:table-cell table:formula="of:=MOD([.N25];32)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26]-ROUNDDOWN([.A26]/9; )" office:value-type="float" office:value="71" calcext:value-type="float">
            <text:p>71</text:p>
          </table:table-cell>
          <table:table-cell table:formula="of:=LOOKUP([.G26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L</text:p>
          </table:table-cell>
          <table:table-cell table:formula="of:=MOD([.A26];9)" office:value-type="float" office:value="7" calcext:value-type="float">
            <text:p>7</text:p>
          </table:table-cell>
          <table:table-cell table:style-name="ce12" office:value-type="float" office:value="5573" calcext:value-type="float">
            <text:p>5573</text:p>
          </table:table-cell>
          <table:table-cell table:style-name="ce13" office:value-type="float" office:value="2793" calcext:value-type="float">
            <text:p>2793</text:p>
          </table:table-cell>
          <table:table-cell table:style-name="ce3"/>
          <table:table-cell table:style-name="ce6" table:formula="of:=IF([.E26]=&quot;D&quot;;&quot;&quot;;[.G26])" office:value-type="float" office:value="5573" calcext:value-type="float">
            <text:p>5573</text:p>
          </table:table-cell>
          <table:table-cell table:style-name="ce6" table:formula="of:=IF([.E26]=&quot;D&quot;;&quot;&quot;;IF([.B26]&gt;43;[.B26]-8;[.B26]))" office:value-type="float" office:value="63" calcext:value-type="float">
            <text:p>63</text:p>
          </table:table-cell>
          <table:table-cell/>
          <table:table-cell table:formula="of:=DEC2HEX([.O26]*2^7+[.P26];4)" office:value-type="string" office:string-value="2793" calcext:value-type="string">
            <text:p>2793</text:p>
          </table:table-cell>
          <table:table-cell table:style-name="ce15" table:formula="of:=INT(([.G26]-479)/2)" office:value-type="float" office:value="2547" calcext:value-type="float">
            <text:p>2547</text:p>
          </table:table-cell>
          <table:table-cell table:formula="of:=INT([.N26]/32)" office:value-type="float" office:value="79" calcext:value-type="float">
            <text:p>79</text:p>
          </table:table-cell>
          <table:table-cell table:formula="of:=MOD([.N26];32)" office:value-type="float" office:value="19" calcext:value-type="float">
            <text:p>19</text:p>
          </table:table-cell>
          <table:table-cell table:number-columns-repeated="1001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27]-ROUNDDOWN([.A27]/9; )" office:value-type="float" office:value="63" calcext:value-type="float">
            <text:p>63</text:p>
          </table:table-cell>
          <table:table-cell table:formula="of:=LOOKUP([.G27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O</text:p>
          </table:table-cell>
          <table:table-cell table:formula="of:=MOD([.A27];9)" office:value-type="float" office:value="7" calcext:value-type="float">
            <text:p>7</text:p>
          </table:table-cell>
          <table:table-cell table:style-name="ce12" office:value-type="float" office:value="5582" calcext:value-type="float">
            <text:p>5582</text:p>
          </table:table-cell>
          <table:table-cell table:style-name="ce13"/>
          <table:table-cell table:style-name="ce3"/>
          <table:table-cell table:style-name="ce6" table:formula="of:=IF([.E27]=&quot;D&quot;;&quot;&quot;;[.G27])" office:value-type="float" office:value="5582" calcext:value-type="float">
            <text:p>5582</text:p>
          </table:table-cell>
          <table:table-cell table:style-name="ce6" table:formula="of:=IF([.E27]=&quot;D&quot;;&quot;&quot;;IF([.B27]&gt;43;[.B27]-8;[.B27]))" office:value-type="float" office:value="55" calcext:value-type="float">
            <text:p>55</text:p>
          </table:table-cell>
          <table:table-cell/>
          <table:table-cell table:formula="of:=DEC2HEX([.O27]*2^7+[.P27];4)" office:value-type="string" office:string-value="2797" calcext:value-type="string">
            <text:p>2797</text:p>
          </table:table-cell>
          <table:table-cell table:style-name="ce15" table:formula="of:=INT(([.G27]-479)/2)" office:value-type="float" office:value="2551" calcext:value-type="float">
            <text:p>2551</text:p>
          </table:table-cell>
          <table:table-cell table:formula="of:=INT([.N27]/32)" office:value-type="float" office:value="79" calcext:value-type="float">
            <text:p>79</text:p>
          </table:table-cell>
          <table:table-cell table:formula="of:=MOD([.N27];32)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28]-ROUNDDOWN([.A28]/9; )" office:value-type="float" office:value="47" calcext:value-type="float">
            <text:p>47</text:p>
          </table:table-cell>
          <table:table-cell table:formula="of:=LOOKUP([.G28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D</text:p>
          </table:table-cell>
          <table:table-cell table:formula="of:=MOD([.A28];9)" office:value-type="float" office:value="7" calcext:value-type="float">
            <text:p>7</text:p>
          </table:table-cell>
          <table:table-cell table:style-name="ce12" office:value-type="float" office:value="5584" calcext:value-type="float">
            <text:p>5584</text:p>
          </table:table-cell>
          <table:table-cell table:style-name="ce13" office:value-type="float" office:value="2798" calcext:value-type="float">
            <text:p>2798</text:p>
          </table:table-cell>
          <table:table-cell table:style-name="ce3"/>
          <table:table-cell table:style-name="ce6" table:formula="of:=IF([.E28]=&quot;D&quot;;&quot;&quot;;[.G28])">
            <text:p/>
          </table:table-cell>
          <table:table-cell table:style-name="ce6" table:formula="of:=IF([.E28]=&quot;D&quot;;&quot;&quot;;[.B28])">
            <text:p/>
          </table:table-cell>
          <table:table-cell/>
          <table:table-cell table:formula="of:=DEC2HEX([.O28]*2^7+[.P28];4)" office:value-type="string" office:string-value="2798" calcext:value-type="string">
            <text:p>2798</text:p>
          </table:table-cell>
          <table:table-cell table:style-name="ce15" table:formula="of:=INT(([.G28]-479)/2)" office:value-type="float" office:value="2552" calcext:value-type="float">
            <text:p>2552</text:p>
          </table:table-cell>
          <table:table-cell table:formula="of:=INT([.N28]/32)" office:value-type="float" office:value="79" calcext:value-type="float">
            <text:p>79</text:p>
          </table:table-cell>
          <table:table-cell table:formula="of:=MOD([.N28];32)" office:value-type="float" office:value="24" calcext:value-type="float">
            <text:p>24</text:p>
          </table:table-cell>
          <table:table-cell table:number-columns-repeated="1001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29]-ROUNDDOWN([.A29]/9; )" office:value-type="float" office:value="64" calcext:value-type="float">
            <text:p>64</text:p>
          </table:table-cell>
          <table:table-cell table:formula="of:=LOOKUP([.G29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O</text:p>
          </table:table-cell>
          <table:table-cell table:formula="of:=MOD([.A29];9)" office:value-type="float" office:value="8" calcext:value-type="float">
            <text:p>8</text:p>
          </table:table-cell>
          <table:table-cell table:style-name="ce12" office:value-type="float" office:value="5600" calcext:value-type="float">
            <text:p>5600</text:p>
          </table:table-cell>
          <table:table-cell table:style-name="ce13"/>
          <table:table-cell table:style-name="ce3"/>
          <table:table-cell table:style-name="ce6" table:formula="of:=IF([.E29]=&quot;D&quot;;&quot;&quot;;[.G29])" office:value-type="float" office:value="5600" calcext:value-type="float">
            <text:p>5600</text:p>
          </table:table-cell>
          <table:table-cell table:style-name="ce6" table:formula="of:=IF([.E29]=&quot;D&quot;;&quot;&quot;;IF([.B29]&gt;43;[.B29]-8;[.B29]))" office:value-type="float" office:value="56" calcext:value-type="float">
            <text:p>56</text:p>
          </table:table-cell>
          <table:table-cell/>
          <table:table-cell table:formula="of:=DEC2HEX([.O29]*2^7+[.P29];4)" office:value-type="string" office:string-value="2800" calcext:value-type="string">
            <text:p>2800</text:p>
          </table:table-cell>
          <table:table-cell table:style-name="ce15" table:formula="of:=INT(([.G29]-479)/2)" office:value-type="float" office:value="2560" calcext:value-type="float">
            <text:p>2560</text:p>
          </table:table-cell>
          <table:table-cell table:formula="of:=INT([.N29]/32)" office:value-type="float" office:value="80" calcext:value-type="float">
            <text:p>80</text:p>
          </table:table-cell>
          <table:table-cell table:formula="of:=MOD([.N29];32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30]-ROUNDDOWN([.A30]/9; )" office:value-type="float" office:value="72" calcext:value-type="float">
            <text:p>72</text:p>
          </table:table-cell>
          <table:table-cell table:formula="of:=LOOKUP([.G30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L</text:p>
          </table:table-cell>
          <table:table-cell table:formula="of:=MOD([.A30];9)" office:value-type="float" office:value="8" calcext:value-type="float">
            <text:p>8</text:p>
          </table:table-cell>
          <table:table-cell table:style-name="ce12" office:value-type="float" office:value="5613" calcext:value-type="float">
            <text:p>5613</text:p>
          </table:table-cell>
          <table:table-cell table:style-name="ce13" office:value-type="float" office:value="2807" calcext:value-type="float">
            <text:p>2807</text:p>
          </table:table-cell>
          <table:table-cell table:style-name="ce3"/>
          <table:table-cell table:style-name="ce6" table:formula="of:=IF([.E30]=&quot;D&quot;;&quot;&quot;;[.G30])" office:value-type="float" office:value="5613" calcext:value-type="float">
            <text:p>5613</text:p>
          </table:table-cell>
          <table:table-cell table:style-name="ce6" table:formula="of:=IF([.E30]=&quot;D&quot;;&quot;&quot;;IF([.B30]&gt;43;[.B30]-8;[.B30]))" office:value-type="float" office:value="64" calcext:value-type="float">
            <text:p>64</text:p>
          </table:table-cell>
          <table:table-cell/>
          <table:table-cell table:formula="of:=DEC2HEX([.O30]*2^7+[.P30];4)" office:value-type="string" office:string-value="2807" calcext:value-type="string">
            <text:p>2807</text:p>
          </table:table-cell>
          <table:table-cell table:style-name="ce15" table:formula="of:=INT(([.G30]-479)/2)" office:value-type="float" office:value="2567" calcext:value-type="float">
            <text:p>2567</text:p>
          </table:table-cell>
          <table:table-cell table:formula="of:=INT([.N30]/32)" office:value-type="float" office:value="80" calcext:value-type="float">
            <text:p>80</text:p>
          </table:table-cell>
          <table:table-cell table:formula="of:=MOD([.N30];32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31]-ROUNDDOWN([.A31]/9; )" office:value-type="float" office:value="48" calcext:value-type="float">
            <text:p>48</text:p>
          </table:table-cell>
          <table:table-cell table:formula="of:=LOOKUP([.G31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D</text:p>
          </table:table-cell>
          <table:table-cell table:formula="of:=MOD([.A31];9)" office:value-type="float" office:value="8" calcext:value-type="float">
            <text:p>8</text:p>
          </table:table-cell>
          <table:table-cell table:style-name="ce12" office:value-type="float" office:value="5621" calcext:value-type="float">
            <text:p>5621</text:p>
          </table:table-cell>
          <table:table-cell table:style-name="ce13" office:value-type="string" calcext:value-type="string">
            <text:p>280b</text:p>
          </table:table-cell>
          <table:table-cell table:style-name="ce3"/>
          <table:table-cell table:style-name="ce6" table:formula="of:=IF([.E31]=&quot;D&quot;;&quot;&quot;;[.G31])">
            <text:p/>
          </table:table-cell>
          <table:table-cell table:style-name="ce6" table:formula="of:=IF([.E31]=&quot;D&quot;;&quot;&quot;;[.B31])">
            <text:p/>
          </table:table-cell>
          <table:table-cell/>
          <table:table-cell table:formula="of:=DEC2HEX([.O31]*2^7+[.P31];4)" office:value-type="string" office:string-value="280B" calcext:value-type="string">
            <text:p>280B</text:p>
          </table:table-cell>
          <table:table-cell table:style-name="ce15" table:formula="of:=INT(([.G31]-479)/2)" office:value-type="float" office:value="2571" calcext:value-type="float">
            <text:p>2571</text:p>
          </table:table-cell>
          <table:table-cell table:formula="of:=INT([.N31]/32)" office:value-type="float" office:value="80" calcext:value-type="float">
            <text:p>80</text:p>
          </table:table-cell>
          <table:table-cell table:formula="of:=MOD([.N31];32)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32]-ROUNDDOWN([.A32]/9; )" office:value-type="float" office:value="20" calcext:value-type="float">
            <text:p>20</text:p>
          </table:table-cell>
          <table:table-cell table:formula="of:=LOOKUP([.G32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E</text:p>
          </table:table-cell>
          <table:table-cell table:formula="of:=MOD([.A32];9)" office:value-type="float" office:value="4" calcext:value-type="float">
            <text:p>4</text:p>
          </table:table-cell>
          <table:table-cell table:style-name="ce12" office:value-type="float" office:value="5645" calcext:value-type="float">
            <text:p>5645</text:p>
          </table:table-cell>
          <table:table-cell table:style-name="ce13" office:value-type="float" office:value="2817" calcext:value-type="float">
            <text:p>2817</text:p>
          </table:table-cell>
          <table:table-cell table:style-name="ce3"/>
          <table:table-cell table:style-name="ce6" table:formula="of:=IF([.E32]=&quot;D&quot;;&quot;&quot;;[.G32])" office:value-type="float" office:value="5645" calcext:value-type="float">
            <text:p>5645</text:p>
          </table:table-cell>
          <table:table-cell table:style-name="ce6" table:formula="of:=IF([.E32]=&quot;D&quot;;&quot;&quot;;[.B32])" office:value-type="float" office:value="20" calcext:value-type="float">
            <text:p>20</text:p>
          </table:table-cell>
          <table:table-cell/>
          <table:table-cell table:formula="of:=DEC2HEX([.O32]*2^7+[.P32];4)" office:value-type="string" office:string-value="2817" calcext:value-type="string">
            <text:p>2817</text:p>
          </table:table-cell>
          <table:table-cell table:style-name="ce15" table:formula="of:=INT(([.G32]-479)/2)" office:value-type="float" office:value="2583" calcext:value-type="float">
            <text:p>2583</text:p>
          </table:table-cell>
          <table:table-cell table:formula="of:=INT([.N32]/32)" office:value-type="float" office:value="80" calcext:value-type="float">
            <text:p>80</text:p>
          </table:table-cell>
          <table:table-cell table:formula="of:=MOD([.N32];32)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33]-ROUNDDOWN([.A33]/9; )" office:value-type="float" office:value="73" calcext:value-type="float">
            <text:p>73</text:p>
          </table:table-cell>
          <table:table-cell table:formula="of:=LOOKUP([.G33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H</text:p>
          </table:table-cell>
          <table:table-cell table:formula="of:=MOD([.A33];9)" office:value-type="float" office:value="1" calcext:value-type="float">
            <text:p>1</text:p>
          </table:table-cell>
          <table:table-cell table:style-name="ce12" office:value-type="float" office:value="5653" calcext:value-type="float">
            <text:p>5653</text:p>
          </table:table-cell>
          <table:table-cell table:style-name="ce13" office:value-type="string" calcext:value-type="string">
            <text:p>281b</text:p>
          </table:table-cell>
          <table:table-cell table:style-name="ce3"/>
          <table:table-cell table:style-name="ce6" table:formula="of:=IF([.E33]=&quot;D&quot;;&quot;&quot;;[.G33])" office:value-type="float" office:value="5653" calcext:value-type="float">
            <text:p>5653</text:p>
          </table:table-cell>
          <table:table-cell table:style-name="ce6" table:formula="of:=IF([.E33]=&quot;D&quot;;&quot;&quot;;IF([.B33]&gt;43;[.B33]-8;[.B33]))" office:value-type="float" office:value="65" calcext:value-type="float">
            <text:p>65</text:p>
          </table:table-cell>
          <table:table-cell/>
          <table:table-cell table:formula="of:=DEC2HEX([.O33]*2^7+[.P33];4)" office:value-type="string" office:string-value="281B" calcext:value-type="string">
            <text:p>281B</text:p>
          </table:table-cell>
          <table:table-cell table:style-name="ce15" table:formula="of:=INT(([.G33]-479)/2)" office:value-type="float" office:value="2587" calcext:value-type="float">
            <text:p>2587</text:p>
          </table:table-cell>
          <table:table-cell table:formula="of:=INT([.N33]/32)" office:value-type="float" office:value="80" calcext:value-type="float">
            <text:p>80</text:p>
          </table:table-cell>
          <table:table-cell table:formula="of:=MOD([.N33];32)"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4]-ROUNDDOWN([.A34]/9; )" office:value-type="float" office:value="33" calcext:value-type="float">
            <text:p>33</text:p>
          </table:table-cell>
          <table:table-cell table:formula="of:=LOOKUP([.G34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R</text:p>
          </table:table-cell>
          <table:table-cell table:formula="of:=MOD([.A34];9)" office:value-type="float" office:value="1" calcext:value-type="float">
            <text:p>1</text:p>
          </table:table-cell>
          <table:table-cell table:style-name="ce12" office:value-type="float" office:value="5658" calcext:value-type="float">
            <text:p>5658</text:p>
          </table:table-cell>
          <table:table-cell table:style-name="ce13" office:value-type="string" calcext:value-type="string">
            <text:p>281d</text:p>
          </table:table-cell>
          <table:table-cell table:style-name="ce3"/>
          <table:table-cell table:style-name="ce6" table:formula="of:=IF([.E34]=&quot;D&quot;;&quot;&quot;;[.G34])" office:value-type="float" office:value="5658" calcext:value-type="float">
            <text:p>5658</text:p>
          </table:table-cell>
          <table:table-cell table:style-name="ce6" table:formula="of:=IF([.E34]=&quot;D&quot;;&quot;&quot;;[.B34])" office:value-type="float" office:value="33" calcext:value-type="float">
            <text:p>33</text:p>
          </table:table-cell>
          <table:table-cell/>
          <table:table-cell table:formula="of:=DEC2HEX([.O34]*2^7+[.P34];4)" office:value-type="string" office:string-value="281D" calcext:value-type="string">
            <text:p>281D</text:p>
          </table:table-cell>
          <table:table-cell table:style-name="ce15" table:formula="of:=INT(([.G34]-479)/2)" office:value-type="float" office:value="2589" calcext:value-type="float">
            <text:p>2589</text:p>
          </table:table-cell>
          <table:table-cell table:formula="of:=INT([.N34]/32)" office:value-type="float" office:value="80" calcext:value-type="float">
            <text:p>80</text:p>
          </table:table-cell>
          <table:table-cell table:formula="of:=MOD([.N34];32)" office:value-type="float" office:value="29" calcext:value-type="float">
            <text:p>29</text:p>
          </table:table-cell>
          <table:table-cell table:number-columns-repeated="100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35]-ROUNDDOWN([.A35]/9; )" office:value-type="float" office:value="19" calcext:value-type="float">
            <text:p>19</text:p>
          </table:table-cell>
          <table:table-cell table:formula="of:=LOOKUP([.G35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E</text:p>
          </table:table-cell>
          <table:table-cell table:formula="of:=MOD([.A35];9)" office:value-type="float" office:value="3" calcext:value-type="float">
            <text:p>3</text:p>
          </table:table-cell>
          <table:table-cell table:style-name="ce12" office:value-type="float" office:value="5665" calcext:value-type="float">
            <text:p>5665</text:p>
          </table:table-cell>
          <table:table-cell table:style-name="ce13" office:value-type="float" office:value="2881" calcext:value-type="float">
            <text:p>2881</text:p>
          </table:table-cell>
          <table:table-cell table:style-name="ce3"/>
          <table:table-cell table:style-name="ce6" table:formula="of:=IF([.E35]=&quot;D&quot;;&quot;&quot;;[.G35])" office:value-type="float" office:value="5665" calcext:value-type="float">
            <text:p>5665</text:p>
          </table:table-cell>
          <table:table-cell table:style-name="ce6" table:formula="of:=IF([.E35]=&quot;D&quot;;&quot;&quot;;[.B35])" office:value-type="float" office:value="19" calcext:value-type="float">
            <text:p>19</text:p>
          </table:table-cell>
          <table:table-cell/>
          <table:table-cell table:formula="of:=DEC2HEX([.O35]*2^7+[.P35];4)" office:value-type="string" office:string-value="2881" calcext:value-type="string">
            <text:p>2881</text:p>
          </table:table-cell>
          <table:table-cell table:style-name="ce15" table:formula="of:=INT(([.G35]-479)/2)" office:value-type="float" office:value="2593" calcext:value-type="float">
            <text:p>2593</text:p>
          </table:table-cell>
          <table:table-cell table:formula="of:=INT([.N35]/32)" office:value-type="float" office:value="81" calcext:value-type="float">
            <text:p>81</text:p>
          </table:table-cell>
          <table:table-cell table:formula="of:=MOD([.N35];32)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36]-ROUNDDOWN([.A36]/9; )" office:value-type="float" office:value="18" calcext:value-type="float">
            <text:p>18</text:p>
          </table:table-cell>
          <table:table-cell table:formula="of:=LOOKUP([.G36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E</text:p>
          </table:table-cell>
          <table:table-cell table:formula="of:=MOD([.A36];9)" office:value-type="float" office:value="2" calcext:value-type="float">
            <text:p>2</text:p>
          </table:table-cell>
          <table:table-cell table:style-name="ce12" office:value-type="float" office:value="5685" calcext:value-type="float">
            <text:p>5685</text:p>
          </table:table-cell>
          <table:table-cell table:style-name="ce13" office:value-type="string" calcext:value-type="string">
            <text:p>288b</text:p>
          </table:table-cell>
          <table:table-cell table:style-name="ce3"/>
          <table:table-cell table:style-name="ce6" table:formula="of:=IF([.E36]=&quot;D&quot;;&quot;&quot;;[.G36])" office:value-type="float" office:value="5685" calcext:value-type="float">
            <text:p>5685</text:p>
          </table:table-cell>
          <table:table-cell table:style-name="ce6" table:formula="of:=IF([.E36]=&quot;D&quot;;&quot;&quot;;[.B36])" office:value-type="float" office:value="18" calcext:value-type="float">
            <text:p>18</text:p>
          </table:table-cell>
          <table:table-cell/>
          <table:table-cell table:formula="of:=DEC2HEX([.O36]*2^7+[.P36];4)" office:value-type="string" office:string-value="288B" calcext:value-type="string">
            <text:p>288B</text:p>
          </table:table-cell>
          <table:table-cell table:style-name="ce15" table:formula="of:=INT(([.G36]-479)/2)" office:value-type="float" office:value="2603" calcext:value-type="float">
            <text:p>2603</text:p>
          </table:table-cell>
          <table:table-cell table:formula="of:=INT([.N36]/32)" office:value-type="float" office:value="81" calcext:value-type="float">
            <text:p>81</text:p>
          </table:table-cell>
          <table:table-cell table:formula="of:=MOD([.N36];32)" office:value-type="float" office:value="11" calcext:value-type="float">
            <text:p>11</text:p>
          </table:table-cell>
          <table:table-cell table:number-columns-repeated="1001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37]-ROUNDDOWN([.A37]/9; )" office:value-type="float" office:value="74" calcext:value-type="float">
            <text:p>74</text:p>
          </table:table-cell>
          <table:table-cell table:formula="of:=LOOKUP([.G37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H</text:p>
          </table:table-cell>
          <table:table-cell table:formula="of:=MOD([.A37];9)" office:value-type="float" office:value="2" calcext:value-type="float">
            <text:p>2</text:p>
          </table:table-cell>
          <table:table-cell table:style-name="ce12" office:value-type="float" office:value="5693" calcext:value-type="float">
            <text:p>5693</text:p>
          </table:table-cell>
          <table:table-cell table:style-name="ce13" office:value-type="string" calcext:value-type="string">
            <text:p>288f</text:p>
          </table:table-cell>
          <table:table-cell table:style-name="ce3"/>
          <table:table-cell table:style-name="ce6" table:formula="of:=IF([.E37]=&quot;D&quot;;&quot;&quot;;[.G37])" office:value-type="float" office:value="5693" calcext:value-type="float">
            <text:p>5693</text:p>
          </table:table-cell>
          <table:table-cell table:style-name="ce6" table:formula="of:=IF([.E37]=&quot;D&quot;;&quot;&quot;;IF([.B37]&gt;43;[.B37]-8;[.B37]))" office:value-type="float" office:value="66" calcext:value-type="float">
            <text:p>66</text:p>
          </table:table-cell>
          <table:table-cell/>
          <table:table-cell table:formula="of:=DEC2HEX([.O37]*2^7+[.P37];4)" office:value-type="string" office:string-value="288F" calcext:value-type="string">
            <text:p>288F</text:p>
          </table:table-cell>
          <table:table-cell table:style-name="ce15" table:formula="of:=INT(([.G37]-479)/2)" office:value-type="float" office:value="2607" calcext:value-type="float">
            <text:p>2607</text:p>
          </table:table-cell>
          <table:table-cell table:formula="of:=INT([.N37]/32)" office:value-type="float" office:value="81" calcext:value-type="float">
            <text:p>81</text:p>
          </table:table-cell>
          <table:table-cell table:formula="of:=MOD([.N37];32)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8]-ROUNDDOWN([.A38]/9; )" office:value-type="float" office:value="34" calcext:value-type="float">
            <text:p>34</text:p>
          </table:table-cell>
          <table:table-cell table:formula="of:=LOOKUP([.G38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R</text:p>
          </table:table-cell>
          <table:table-cell table:formula="of:=MOD([.A38];9)" office:value-type="float" office:value="2" calcext:value-type="float">
            <text:p>2</text:p>
          </table:table-cell>
          <table:table-cell table:style-name="ce12" office:value-type="float" office:value="5695" calcext:value-type="float">
            <text:p>5695</text:p>
          </table:table-cell>
          <table:table-cell table:style-name="ce13" office:value-type="string" calcext:value-type="string">
            <text:p>288f</text:p>
          </table:table-cell>
          <table:table-cell table:style-name="ce3"/>
          <table:table-cell table:style-name="ce6" table:formula="of:=IF([.E38]=&quot;D&quot;;&quot;&quot;;[.G38])" office:value-type="float" office:value="5695" calcext:value-type="float">
            <text:p>5695</text:p>
          </table:table-cell>
          <table:table-cell table:style-name="ce6" table:formula="of:=IF([.E38]=&quot;D&quot;;&quot;&quot;;[.B38])" office:value-type="float" office:value="34" calcext:value-type="float">
            <text:p>34</text:p>
          </table:table-cell>
          <table:table-cell/>
          <table:table-cell table:formula="of:=DEC2HEX([.O38]*2^7+[.P38];4)" office:value-type="string" office:string-value="2890" calcext:value-type="string">
            <text:p>2890</text:p>
          </table:table-cell>
          <table:table-cell table:style-name="ce15" table:formula="of:=INT(([.G38]-479)/2)" office:value-type="float" office:value="2608" calcext:value-type="float">
            <text:p>2608</text:p>
          </table:table-cell>
          <table:table-cell table:formula="of:=INT([.N38]/32)" office:value-type="float" office:value="81" calcext:value-type="float">
            <text:p>81</text:p>
          </table:table-cell>
          <table:table-cell table:formula="of:=MOD([.N38];32)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39]-ROUNDDOWN([.A39]/9; )" office:value-type="float" office:value="17" calcext:value-type="float">
            <text:p>17</text:p>
          </table:table-cell>
          <table:table-cell table:formula="of:=LOOKUP([.G39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E</text:p>
          </table:table-cell>
          <table:table-cell table:formula="of:=MOD([.A39];9)" office:value-type="float" office:value="1" calcext:value-type="float">
            <text:p>1</text:p>
          </table:table-cell>
          <table:table-cell table:style-name="ce12" office:value-type="float" office:value="5705" calcext:value-type="float">
            <text:p>5705</text:p>
          </table:table-cell>
          <table:table-cell table:style-name="ce13" office:value-type="float" office:value="2895" calcext:value-type="float">
            <text:p>2895</text:p>
          </table:table-cell>
          <table:table-cell table:style-name="ce3"/>
          <table:table-cell table:style-name="ce6" table:formula="of:=IF([.E39]=&quot;D&quot;;&quot;&quot;;[.G39])" office:value-type="float" office:value="5705" calcext:value-type="float">
            <text:p>5705</text:p>
          </table:table-cell>
          <table:table-cell table:style-name="ce6" table:formula="of:=IF([.E39]=&quot;D&quot;;&quot;&quot;;[.B39])" office:value-type="float" office:value="17" calcext:value-type="float">
            <text:p>17</text:p>
          </table:table-cell>
          <table:table-cell/>
          <table:table-cell table:formula="of:=DEC2HEX([.O39]*2^7+[.P39];4)" office:value-type="string" office:string-value="2895" calcext:value-type="string">
            <text:p>2895</text:p>
          </table:table-cell>
          <table:table-cell table:style-name="ce15" table:formula="of:=INT(([.G39]-479)/2)" office:value-type="float" office:value="2613" calcext:value-type="float">
            <text:p>2613</text:p>
          </table:table-cell>
          <table:table-cell table:formula="of:=INT([.N39]/32)" office:value-type="float" office:value="81" calcext:value-type="float">
            <text:p>81</text:p>
          </table:table-cell>
          <table:table-cell table:formula="of:=MOD([.N39];32)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40]-ROUNDDOWN([.A40]/9; )" office:value-type="float" office:value="8" calcext:value-type="float">
            <text:p>8</text:p>
          </table:table-cell>
          <table:table-cell table:formula="of:=LOOKUP([.G40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formula="of:=MOD([.A40];9)" office:value-type="float" office:value="8" calcext:value-type="float">
            <text:p>8</text:p>
          </table:table-cell>
          <table:table-cell table:style-name="ce12" office:value-type="float" office:value="5725" calcext:value-type="float">
            <text:p>5725</text:p>
          </table:table-cell>
          <table:table-cell table:style-name="ce13" office:value-type="string" calcext:value-type="string">
            <text:p>289f</text:p>
          </table:table-cell>
          <table:table-cell table:style-name="ce3"/>
          <table:table-cell table:style-name="ce6" table:formula="of:=IF([.E40]=&quot;D&quot;;&quot;&quot;;[.G40])" office:value-type="float" office:value="5725" calcext:value-type="float">
            <text:p>5725</text:p>
          </table:table-cell>
          <table:table-cell table:style-name="ce6" table:formula="of:=IF([.E40]=&quot;D&quot;;&quot;&quot;;[.B40])" office:value-type="float" office:value="8" calcext:value-type="float">
            <text:p>8</text:p>
          </table:table-cell>
          <table:table-cell/>
          <table:table-cell table:formula="of:=DEC2HEX([.O40]*2^7+[.P40];4)" office:value-type="string" office:string-value="289F" calcext:value-type="string">
            <text:p>289F</text:p>
          </table:table-cell>
          <table:table-cell table:style-name="ce15" table:formula="of:=INT(([.G40]-479)/2)" office:value-type="float" office:value="2623" calcext:value-type="float">
            <text:p>2623</text:p>
          </table:table-cell>
          <table:table-cell table:formula="of:=INT([.N40]/32)" office:value-type="float" office:value="81" calcext:value-type="float">
            <text:p>81</text:p>
          </table:table-cell>
          <table:table-cell table:formula="of:=MOD([.N40];32)" office:value-type="float" office:value="31" calcext:value-type="float">
            <text:p>31</text:p>
          </table:table-cell>
          <table:table-cell table:number-columns-repeated="1001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-ROUNDDOWN([.A41]/9; )" office:value-type="float" office:value="35" calcext:value-type="float">
            <text:p>35</text:p>
          </table:table-cell>
          <table:table-cell table:formula="of:=LOOKUP([.G41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R</text:p>
          </table:table-cell>
          <table:table-cell table:formula="of:=MOD([.A41];9)" office:value-type="float" office:value="3" calcext:value-type="float">
            <text:p>3</text:p>
          </table:table-cell>
          <table:table-cell table:style-name="ce12" office:value-type="float" office:value="5732" calcext:value-type="float">
            <text:p>5732</text:p>
          </table:table-cell>
          <table:table-cell table:style-name="ce13" office:value-type="float" office:value="2902" calcext:value-type="float">
            <text:p>2902</text:p>
          </table:table-cell>
          <table:table-cell table:style-name="ce3"/>
          <table:table-cell table:style-name="ce6" table:formula="of:=IF([.E41]=&quot;D&quot;;&quot;&quot;;[.G41])" office:value-type="float" office:value="5732" calcext:value-type="float">
            <text:p>5732</text:p>
          </table:table-cell>
          <table:table-cell table:style-name="ce6" table:formula="of:=IF([.E41]=&quot;D&quot;;&quot;&quot;;[.B41])" office:value-type="float" office:value="35" calcext:value-type="float">
            <text:p>35</text:p>
          </table:table-cell>
          <table:table-cell/>
          <table:table-cell table:formula="of:=DEC2HEX([.O41]*2^7+[.P41];4)" office:value-type="string" office:string-value="2902" calcext:value-type="string">
            <text:p>2902</text:p>
          </table:table-cell>
          <table:table-cell table:style-name="ce15" table:formula="of:=INT(([.G41]-479)/2)" office:value-type="float" office:value="2626" calcext:value-type="float">
            <text:p>2626</text:p>
          </table:table-cell>
          <table:table-cell table:formula="of:=INT([.N41]/32)" office:value-type="float" office:value="82" calcext:value-type="float">
            <text:p>82</text:p>
          </table:table-cell>
          <table:table-cell table:formula="of:=MOD([.N41];32)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2]-ROUNDDOWN([.A42]/9; )" office:value-type="float" office:value="9" calcext:value-type="float">
            <text:p>9</text:p>
          </table:table-cell>
          <table:table-cell table:formula="of:=LOOKUP([.G42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B</text:p>
          </table:table-cell>
          <table:table-cell table:formula="of:=MOD([.A42];9)" office:value-type="float" office:value="1" calcext:value-type="float">
            <text:p>1</text:p>
          </table:table-cell>
          <table:table-cell table:style-name="ce12" office:value-type="float" office:value="5733" calcext:value-type="float">
            <text:p>5733</text:p>
          </table:table-cell>
          <table:table-cell table:style-name="ce13" office:value-type="float" office:value="2903" calcext:value-type="float">
            <text:p>2903</text:p>
          </table:table-cell>
          <table:table-cell table:style-name="ce3"/>
          <table:table-cell table:style-name="ce6" table:formula="of:=IF([.E42]=&quot;D&quot;;&quot;&quot;;[.G42])" office:value-type="float" office:value="5733" calcext:value-type="float">
            <text:p>5733</text:p>
          </table:table-cell>
          <table:table-cell table:style-name="ce6" table:formula="of:=IF([.E42]=&quot;D&quot;;&quot;&quot;;[.B42])" office:value-type="float" office:value="9" calcext:value-type="float">
            <text:p>9</text:p>
          </table:table-cell>
          <table:table-cell/>
          <table:table-cell table:formula="of:=DEC2HEX([.O42]*2^7+[.P42];4)" office:value-type="string" office:string-value="2903" calcext:value-type="string">
            <text:p>2903</text:p>
          </table:table-cell>
          <table:table-cell table:style-name="ce15" table:formula="of:=INT(([.G42]-479)/2)" office:value-type="float" office:value="2627" calcext:value-type="float">
            <text:p>2627</text:p>
          </table:table-cell>
          <table:table-cell table:formula="of:=INT([.N42]/32)" office:value-type="float" office:value="82" calcext:value-type="float">
            <text:p>82</text:p>
          </table:table-cell>
          <table:table-cell table:formula="of:=MOD([.N42];32)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43]-ROUNDDOWN([.A43]/9; )" office:value-type="float" office:value="75" calcext:value-type="float">
            <text:p>75</text:p>
          </table:table-cell>
          <table:table-cell table:formula="of:=LOOKUP([.G43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H</text:p>
          </table:table-cell>
          <table:table-cell table:formula="of:=MOD([.A43];9)" office:value-type="float" office:value="3" calcext:value-type="float">
            <text:p>3</text:p>
          </table:table-cell>
          <table:table-cell table:style-name="ce12" office:value-type="float" office:value="5733" calcext:value-type="float">
            <text:p>5733</text:p>
          </table:table-cell>
          <table:table-cell table:style-name="ce13" office:value-type="float" office:value="2903" calcext:value-type="float">
            <text:p>2903</text:p>
          </table:table-cell>
          <table:table-cell table:style-name="ce3"/>
          <table:table-cell table:style-name="ce6" table:formula="of:=IF([.E43]=&quot;D&quot;;&quot;&quot;;[.G43])" office:value-type="float" office:value="5733" calcext:value-type="float">
            <text:p>5733</text:p>
          </table:table-cell>
          <table:table-cell table:style-name="ce6" table:formula="of:=IF([.E43]=&quot;D&quot;;&quot;&quot;;IF([.B43]&gt;43;[.B43]-8;[.B43]))" office:value-type="float" office:value="67" calcext:value-type="float">
            <text:p>67</text:p>
          </table:table-cell>
          <table:table-cell/>
          <table:table-cell table:formula="of:=DEC2HEX([.O43]*2^7+[.P43];4)" office:value-type="string" office:string-value="2903" calcext:value-type="string">
            <text:p>2903</text:p>
          </table:table-cell>
          <table:table-cell table:style-name="ce15" table:formula="of:=INT(([.G43]-479)/2)" office:value-type="float" office:value="2627" calcext:value-type="float">
            <text:p>2627</text:p>
          </table:table-cell>
          <table:table-cell table:formula="of:=INT([.N43]/32)" office:value-type="float" office:value="82" calcext:value-type="float">
            <text:p>82</text:p>
          </table:table-cell>
          <table:table-cell table:formula="of:=MOD([.N43];32)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44]-ROUNDDOWN([.A44]/9; )" office:value-type="float" office:value="25" calcext:value-type="float">
            <text:p>25</text:p>
          </table:table-cell>
          <table:table-cell table:formula="of:=LOOKUP([.G44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formula="of:=MOD([.A44];9)" office:value-type="float" office:value="1" calcext:value-type="float">
            <text:p>1</text:p>
          </table:table-cell>
          <table:table-cell table:style-name="ce12" office:value-type="float" office:value="5740" calcext:value-type="float">
            <text:p>5740</text:p>
          </table:table-cell>
          <table:table-cell table:style-name="ce13" office:value-type="float" office:value="2906" calcext:value-type="float">
            <text:p>2906</text:p>
          </table:table-cell>
          <table:table-cell table:style-name="ce3"/>
          <table:table-cell table:style-name="ce6" table:formula="of:=IF([.E44]=&quot;D&quot;;&quot;&quot;;[.G44])" office:value-type="float" office:value="5740" calcext:value-type="float">
            <text:p>5740</text:p>
          </table:table-cell>
          <table:table-cell table:style-name="ce6" table:formula="of:=IF([.E44]=&quot;D&quot;;&quot;&quot;;[.B44])" office:value-type="float" office:value="25" calcext:value-type="float">
            <text:p>25</text:p>
          </table:table-cell>
          <table:table-cell/>
          <table:table-cell table:formula="of:=DEC2HEX([.O44]*2^7+[.P44];4)" office:value-type="string" office:string-value="2906" calcext:value-type="string">
            <text:p>2906</text:p>
          </table:table-cell>
          <table:table-cell table:style-name="ce15" table:formula="of:=INT(([.G44]-479)/2)" office:value-type="float" office:value="2630" calcext:value-type="float">
            <text:p>2630</text:p>
          </table:table-cell>
          <table:table-cell table:formula="of:=INT([.N44]/32)" office:value-type="float" office:value="82" calcext:value-type="float">
            <text:p>82</text:p>
          </table:table-cell>
          <table:table-cell table:formula="of:=MOD([.N44];32)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45]-ROUNDDOWN([.A45]/9; )" office:value-type="float" office:value="7" calcext:value-type="float">
            <text:p>7</text:p>
          </table:table-cell>
          <table:table-cell table:formula="of:=LOOKUP([.G45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formula="of:=MOD([.A45];9)" office:value-type="float" office:value="7" calcext:value-type="float">
            <text:p>7</text:p>
          </table:table-cell>
          <table:table-cell table:style-name="ce12" office:value-type="float" office:value="5745" calcext:value-type="float">
            <text:p>5745</text:p>
          </table:table-cell>
          <table:table-cell table:style-name="ce13" office:value-type="float" office:value="209" calcext:value-type="float">
            <text:p>209</text:p>
          </table:table-cell>
          <table:table-cell table:style-name="ce3"/>
          <table:table-cell table:style-name="ce6" table:formula="of:=IF([.E45]=&quot;D&quot;;&quot;&quot;;[.G45])" office:value-type="float" office:value="5745" calcext:value-type="float">
            <text:p>5745</text:p>
          </table:table-cell>
          <table:table-cell table:style-name="ce6" table:formula="of:=IF([.E45]=&quot;D&quot;;&quot;&quot;;[.B45])" office:value-type="float" office:value="7" calcext:value-type="float">
            <text:p>7</text:p>
          </table:table-cell>
          <table:table-cell/>
          <table:table-cell table:formula="of:=DEC2HEX([.O45]*2^7+[.P45];4)" office:value-type="string" office:string-value="2909" calcext:value-type="string">
            <text:p>2909</text:p>
          </table:table-cell>
          <table:table-cell table:style-name="ce15" table:formula="of:=INT(([.G45]-479)/2)" office:value-type="float" office:value="2633" calcext:value-type="float">
            <text:p>2633</text:p>
          </table:table-cell>
          <table:table-cell table:formula="of:=INT([.N45]/32)" office:value-type="float" office:value="82" calcext:value-type="float">
            <text:p>82</text:p>
          </table:table-cell>
          <table:table-cell table:formula="of:=MOD([.N45];32)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46]-ROUNDDOWN([.A46]/9; )" office:value-type="float" office:value="10" calcext:value-type="float">
            <text:p>10</text:p>
          </table:table-cell>
          <table:table-cell table:formula="of:=LOOKUP([.G46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B</text:p>
          </table:table-cell>
          <table:table-cell table:formula="of:=MOD([.A46];9)" office:value-type="float" office:value="2" calcext:value-type="float">
            <text:p>2</text:p>
          </table:table-cell>
          <table:table-cell table:style-name="ce12" office:value-type="float" office:value="5752" calcext:value-type="float">
            <text:p>5752</text:p>
          </table:table-cell>
          <table:table-cell table:style-name="ce13" office:value-type="string" calcext:value-type="string">
            <text:p>290c</text:p>
          </table:table-cell>
          <table:table-cell table:style-name="ce3"/>
          <table:table-cell table:style-name="ce6" table:formula="of:=IF([.E46]=&quot;D&quot;;&quot;&quot;;[.G46])" office:value-type="float" office:value="5752" calcext:value-type="float">
            <text:p>5752</text:p>
          </table:table-cell>
          <table:table-cell table:style-name="ce6" table:formula="of:=IF([.E46]=&quot;D&quot;;&quot;&quot;;[.B46])" office:value-type="float" office:value="10" calcext:value-type="float">
            <text:p>10</text:p>
          </table:table-cell>
          <table:table-cell/>
          <table:table-cell table:formula="of:=DEC2HEX([.O46]*2^7+[.P46];4)" office:value-type="string" office:string-value="290C" calcext:value-type="string">
            <text:p>290C</text:p>
          </table:table-cell>
          <table:table-cell table:style-name="ce15" table:formula="of:=INT(([.G46]-479)/2)" office:value-type="float" office:value="2636" calcext:value-type="float">
            <text:p>2636</text:p>
          </table:table-cell>
          <table:table-cell table:formula="of:=INT([.N46]/32)" office:value-type="float" office:value="82" calcext:value-type="float">
            <text:p>82</text:p>
          </table:table-cell>
          <table:table-cell table:formula="of:=MOD([.N46];32)"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47]-ROUNDDOWN([.A47]/9; )" office:value-type="float" office:value="26" calcext:value-type="float">
            <text:p>26</text:p>
          </table:table-cell>
          <table:table-cell table:formula="of:=LOOKUP([.G47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formula="of:=MOD([.A47];9)" office:value-type="float" office:value="2" calcext:value-type="float">
            <text:p>2</text:p>
          </table:table-cell>
          <table:table-cell table:style-name="ce12" office:value-type="float" office:value="5760" calcext:value-type="float">
            <text:p>5760</text:p>
          </table:table-cell>
          <table:table-cell table:style-name="ce13" office:value-type="float" office:value="2910" calcext:value-type="float">
            <text:p>2910</text:p>
          </table:table-cell>
          <table:table-cell table:style-name="ce3"/>
          <table:table-cell table:style-name="ce6" table:formula="of:=IF([.E47]=&quot;D&quot;;&quot;&quot;;[.G47])" office:value-type="float" office:value="5760" calcext:value-type="float">
            <text:p>5760</text:p>
          </table:table-cell>
          <table:table-cell table:style-name="ce6" table:formula="of:=IF([.E47]=&quot;D&quot;;&quot;&quot;;[.B47])" office:value-type="float" office:value="26" calcext:value-type="float">
            <text:p>26</text:p>
          </table:table-cell>
          <table:table-cell/>
          <table:table-cell table:formula="of:=DEC2HEX([.O47]*2^7+[.P47];4)" office:value-type="string" office:string-value="2910" calcext:value-type="string">
            <text:p>2910</text:p>
          </table:table-cell>
          <table:table-cell table:style-name="ce15" table:formula="of:=INT(([.G47]-479)/2)" office:value-type="float" office:value="2640" calcext:value-type="float">
            <text:p>2640</text:p>
          </table:table-cell>
          <table:table-cell table:formula="of:=INT([.N47]/32)" office:value-type="float" office:value="82" calcext:value-type="float">
            <text:p>82</text:p>
          </table:table-cell>
          <table:table-cell table:formula="of:=MOD([.N47];32)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48]-ROUNDDOWN([.A48]/9; )" office:value-type="float" office:value="6" calcext:value-type="float">
            <text:p>6</text:p>
          </table:table-cell>
          <table:table-cell table:formula="of:=LOOKUP([.G48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formula="of:=MOD([.A48];9)" office:value-type="float" office:value="6" calcext:value-type="float">
            <text:p>6</text:p>
          </table:table-cell>
          <table:table-cell table:style-name="ce12" office:value-type="float" office:value="5765" calcext:value-type="float">
            <text:p>5765</text:p>
          </table:table-cell>
          <table:table-cell table:style-name="ce13" office:value-type="float" office:value="2913" calcext:value-type="float">
            <text:p>2913</text:p>
          </table:table-cell>
          <table:table-cell table:style-name="ce3"/>
          <table:table-cell table:style-name="ce6" table:formula="of:=IF([.E48]=&quot;D&quot;;&quot;&quot;;[.G48])" office:value-type="float" office:value="5765" calcext:value-type="float">
            <text:p>5765</text:p>
          </table:table-cell>
          <table:table-cell table:style-name="ce6" table:formula="of:=IF([.E48]=&quot;D&quot;;&quot;&quot;;[.B48])" office:value-type="float" office:value="6" calcext:value-type="float">
            <text:p>6</text:p>
          </table:table-cell>
          <table:table-cell/>
          <table:table-cell table:formula="of:=DEC2HEX([.O48]*2^7+[.P48];4)" office:value-type="string" office:string-value="2913" calcext:value-type="string">
            <text:p>2913</text:p>
          </table:table-cell>
          <table:table-cell table:style-name="ce15" table:formula="of:=INT(([.G48]-479)/2)" office:value-type="float" office:value="2643" calcext:value-type="float">
            <text:p>2643</text:p>
          </table:table-cell>
          <table:table-cell table:formula="of:=INT([.N48]/32)" office:value-type="float" office:value="82" calcext:value-type="float">
            <text:p>82</text:p>
          </table:table-cell>
          <table:table-cell table:formula="of:=MOD([.N48];32)" office:value-type="float" office:value="19" calcext:value-type="float">
            <text:p>19</text:p>
          </table:table-cell>
          <table:table-cell table:number-columns-repeated="100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9]-ROUNDDOWN([.A49]/9; )" office:value-type="float" office:value="36" calcext:value-type="float">
            <text:p>36</text:p>
          </table:table-cell>
          <table:table-cell table:formula="of:=LOOKUP([.G49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R</text:p>
          </table:table-cell>
          <table:table-cell table:formula="of:=MOD([.A49];9)" office:value-type="float" office:value="4" calcext:value-type="float">
            <text:p>4</text:p>
          </table:table-cell>
          <table:table-cell table:style-name="ce12" office:value-type="float" office:value="5769" calcext:value-type="float">
            <text:p>5769</text:p>
          </table:table-cell>
          <table:table-cell table:style-name="ce13" office:value-type="float" office:value="2914" calcext:value-type="float">
            <text:p>2914</text:p>
          </table:table-cell>
          <table:table-cell table:style-name="ce3"/>
          <table:table-cell table:style-name="ce6" table:formula="of:=IF([.E49]=&quot;D&quot;;&quot;&quot;;[.G49])" office:value-type="float" office:value="5769" calcext:value-type="float">
            <text:p>5769</text:p>
          </table:table-cell>
          <table:table-cell table:style-name="ce6" table:formula="of:=IF([.E49]=&quot;D&quot;;&quot;&quot;;[.B49])" office:value-type="float" office:value="36" calcext:value-type="float">
            <text:p>36</text:p>
          </table:table-cell>
          <table:table-cell/>
          <table:table-cell table:formula="of:=DEC2HEX([.O49]*2^7+[.P49];4)" office:value-type="string" office:string-value="2915" calcext:value-type="string">
            <text:p>2915</text:p>
          </table:table-cell>
          <table:table-cell table:style-name="ce15" table:formula="of:=INT(([.G49]-479)/2)" office:value-type="float" office:value="2645" calcext:value-type="float">
            <text:p>2645</text:p>
          </table:table-cell>
          <table:table-cell table:formula="of:=INT([.N49]/32)" office:value-type="float" office:value="82" calcext:value-type="float">
            <text:p>82</text:p>
          </table:table-cell>
          <table:table-cell table:formula="of:=MOD([.N49];32)" office:value-type="float" office:value="21" calcext:value-type="float">
            <text:p>21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50]-ROUNDDOWN([.A50]/9; )" office:value-type="float" office:value="11" calcext:value-type="float">
            <text:p>11</text:p>
          </table:table-cell>
          <table:table-cell table:formula="of:=LOOKUP([.G50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B</text:p>
          </table:table-cell>
          <table:table-cell table:formula="of:=MOD([.A50];9)" office:value-type="float" office:value="3" calcext:value-type="float">
            <text:p>3</text:p>
          </table:table-cell>
          <table:table-cell table:style-name="ce12" office:value-type="float" office:value="5771" calcext:value-type="float">
            <text:p>5771</text:p>
          </table:table-cell>
          <table:table-cell table:style-name="ce13" office:value-type="float" office:value="2916" calcext:value-type="float">
            <text:p>2916</text:p>
          </table:table-cell>
          <table:table-cell table:style-name="ce3"/>
          <table:table-cell table:style-name="ce6" table:formula="of:=IF([.E50]=&quot;D&quot;;&quot;&quot;;[.G50])" office:value-type="float" office:value="5771" calcext:value-type="float">
            <text:p>5771</text:p>
          </table:table-cell>
          <table:table-cell table:style-name="ce6" table:formula="of:=IF([.E50]=&quot;D&quot;;&quot;&quot;;[.B50])" office:value-type="float" office:value="11" calcext:value-type="float">
            <text:p>11</text:p>
          </table:table-cell>
          <table:table-cell/>
          <table:table-cell table:formula="of:=DEC2HEX([.O50]*2^7+[.P50];4)" office:value-type="string" office:string-value="2916" calcext:value-type="string">
            <text:p>2916</text:p>
          </table:table-cell>
          <table:table-cell table:style-name="ce15" table:formula="of:=INT(([.G50]-479)/2)" office:value-type="float" office:value="2646" calcext:value-type="float">
            <text:p>2646</text:p>
          </table:table-cell>
          <table:table-cell table:formula="of:=INT([.N50]/32)" office:value-type="float" office:value="82" calcext:value-type="float">
            <text:p>82</text:p>
          </table:table-cell>
          <table:table-cell table:formula="of:=MOD([.N50];32)" office:value-type="float" office:value="22" calcext:value-type="float">
            <text:p>22</text:p>
          </table:table-cell>
          <table:table-cell table:number-columns-repeated="1001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51]-ROUNDDOWN([.A51]/9; )" office:value-type="float" office:value="76" calcext:value-type="float">
            <text:p>76</text:p>
          </table:table-cell>
          <table:table-cell table:formula="of:=LOOKUP([.G51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H</text:p>
          </table:table-cell>
          <table:table-cell table:formula="of:=MOD([.A51];9)" office:value-type="float" office:value="4" calcext:value-type="float">
            <text:p>4</text:p>
          </table:table-cell>
          <table:table-cell table:style-name="ce12" office:value-type="float" office:value="5773" calcext:value-type="float">
            <text:p>5773</text:p>
          </table:table-cell>
          <table:table-cell table:style-name="ce13" office:value-type="float" office:value="2917" calcext:value-type="float">
            <text:p>2917</text:p>
          </table:table-cell>
          <table:table-cell table:style-name="ce3"/>
          <table:table-cell table:style-name="ce6" table:formula="of:=IF([.E51]=&quot;D&quot;;&quot;&quot;;[.G51])" office:value-type="float" office:value="5773" calcext:value-type="float">
            <text:p>5773</text:p>
          </table:table-cell>
          <table:table-cell table:style-name="ce6" table:formula="of:=IF([.E51]=&quot;D&quot;;&quot;&quot;;IF([.B51]&gt;43;[.B51]-8;[.B51]))" office:value-type="float" office:value="68" calcext:value-type="float">
            <text:p>68</text:p>
          </table:table-cell>
          <table:table-cell/>
          <table:table-cell table:formula="of:=DEC2HEX([.O51]*2^7+[.P51];4)" office:value-type="string" office:string-value="2917" calcext:value-type="string">
            <text:p>2917</text:p>
          </table:table-cell>
          <table:table-cell table:style-name="ce15" table:formula="of:=INT(([.G51]-479)/2)" office:value-type="float" office:value="2647" calcext:value-type="float">
            <text:p>2647</text:p>
          </table:table-cell>
          <table:table-cell table:formula="of:=INT([.N51]/32)" office:value-type="float" office:value="82" calcext:value-type="float">
            <text:p>82</text:p>
          </table:table-cell>
          <table:table-cell table:formula="of:=MOD([.N51];32)" office:value-type="float" office:value="23" calcext:value-type="float">
            <text:p>23</text:p>
          </table:table-cell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52]-ROUNDDOWN([.A52]/9; )" office:value-type="float" office:value="27" calcext:value-type="float">
            <text:p>27</text:p>
          </table:table-cell>
          <table:table-cell table:formula="of:=LOOKUP([.G52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formula="of:=MOD([.A52];9)" office:value-type="float" office:value="3" calcext:value-type="float">
            <text:p>3</text:p>
          </table:table-cell>
          <table:table-cell table:style-name="ce12" office:value-type="float" office:value="5780" calcext:value-type="float">
            <text:p>5780</text:p>
          </table:table-cell>
          <table:table-cell table:style-name="ce13" office:value-type="string" calcext:value-type="string">
            <text:p>291a</text:p>
          </table:table-cell>
          <table:table-cell table:style-name="ce3"/>
          <table:table-cell table:style-name="ce6" table:formula="of:=IF([.E52]=&quot;D&quot;;&quot;&quot;;[.G52])" office:value-type="float" office:value="5780" calcext:value-type="float">
            <text:p>5780</text:p>
          </table:table-cell>
          <table:table-cell table:style-name="ce6" table:formula="of:=IF([.E52]=&quot;D&quot;;&quot;&quot;;[.B52])" office:value-type="float" office:value="27" calcext:value-type="float">
            <text:p>27</text:p>
          </table:table-cell>
          <table:table-cell/>
          <table:table-cell table:formula="of:=DEC2HEX([.O52]*2^7+[.P52];4)" office:value-type="string" office:string-value="291A" calcext:value-type="string">
            <text:p>291A</text:p>
          </table:table-cell>
          <table:table-cell table:style-name="ce15" table:formula="of:=INT(([.G52]-479)/2)" office:value-type="float" office:value="2650" calcext:value-type="float">
            <text:p>2650</text:p>
          </table:table-cell>
          <table:table-cell table:formula="of:=INT([.N52]/32)" office:value-type="float" office:value="82" calcext:value-type="float">
            <text:p>82</text:p>
          </table:table-cell>
          <table:table-cell table:formula="of:=MOD([.N52];32)"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3]-ROUNDDOWN([.A53]/9; )" office:value-type="float" office:value="5" calcext:value-type="float">
            <text:p>5</text:p>
          </table:table-cell>
          <table:table-cell table:formula="of:=LOOKUP([.G53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A</text:p>
          </table:table-cell>
          <table:table-cell table:formula="of:=MOD([.A53];9)" office:value-type="float" office:value="5" calcext:value-type="float">
            <text:p>5</text:p>
          </table:table-cell>
          <table:table-cell table:style-name="ce12" office:value-type="float" office:value="5785" calcext:value-type="float">
            <text:p>5785</text:p>
          </table:table-cell>
          <table:table-cell table:style-name="ce13" office:value-type="string" calcext:value-type="string">
            <text:p>291d</text:p>
          </table:table-cell>
          <table:table-cell table:style-name="ce3"/>
          <table:table-cell table:style-name="ce6" table:formula="of:=IF([.E53]=&quot;D&quot;;&quot;&quot;;[.G53])" office:value-type="float" office:value="5785" calcext:value-type="float">
            <text:p>5785</text:p>
          </table:table-cell>
          <table:table-cell table:style-name="ce6" table:formula="of:=IF([.E53]=&quot;D&quot;;&quot;&quot;;[.B53])" office:value-type="float" office:value="5" calcext:value-type="float">
            <text:p>5</text:p>
          </table:table-cell>
          <table:table-cell/>
          <table:table-cell table:formula="of:=DEC2HEX([.O53]*2^7+[.P53];4)" office:value-type="string" office:string-value="291D" calcext:value-type="string">
            <text:p>291D</text:p>
          </table:table-cell>
          <table:table-cell table:style-name="ce15" table:formula="of:=INT(([.G53]-479)/2)" office:value-type="float" office:value="2653" calcext:value-type="float">
            <text:p>2653</text:p>
          </table:table-cell>
          <table:table-cell table:formula="of:=INT([.N53]/32)" office:value-type="float" office:value="82" calcext:value-type="float">
            <text:p>82</text:p>
          </table:table-cell>
          <table:table-cell table:formula="of:=MOD([.N53];32)" office:value-type="float" office:value="29" calcext:value-type="float">
            <text:p>29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54]-ROUNDDOWN([.A54]/9; )" office:value-type="float" office:value="12" calcext:value-type="float">
            <text:p>12</text:p>
          </table:table-cell>
          <table:table-cell table:formula="of:=LOOKUP([.G54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B</text:p>
          </table:table-cell>
          <table:table-cell table:formula="of:=MOD([.A54];9)" office:value-type="float" office:value="4" calcext:value-type="float">
            <text:p>4</text:p>
          </table:table-cell>
          <table:table-cell table:style-name="ce12" office:value-type="float" office:value="5790" calcext:value-type="float">
            <text:p>5790</text:p>
          </table:table-cell>
          <table:table-cell table:style-name="ce13" office:value-type="string" calcext:value-type="string">
            <text:p>291f</text:p>
          </table:table-cell>
          <table:table-cell table:style-name="ce3"/>
          <table:table-cell table:style-name="ce6" table:formula="of:=IF([.E54]=&quot;D&quot;;&quot;&quot;;[.G54])" office:value-type="float" office:value="5790" calcext:value-type="float">
            <text:p>5790</text:p>
          </table:table-cell>
          <table:table-cell table:style-name="ce6" table:formula="of:=IF([.E54]=&quot;D&quot;;&quot;&quot;;[.B54])" office:value-type="float" office:value="12" calcext:value-type="float">
            <text:p>12</text:p>
          </table:table-cell>
          <table:table-cell/>
          <table:table-cell table:formula="of:=DEC2HEX([.O54]*2^7+[.P54];4)" office:value-type="string" office:string-value="291F" calcext:value-type="string">
            <text:p>291F</text:p>
          </table:table-cell>
          <table:table-cell table:style-name="ce15" table:formula="of:=INT(([.G54]-479)/2)" office:value-type="float" office:value="2655" calcext:value-type="float">
            <text:p>2655</text:p>
          </table:table-cell>
          <table:table-cell table:formula="of:=INT([.N54]/32)" office:value-type="float" office:value="82" calcext:value-type="float">
            <text:p>82</text:p>
          </table:table-cell>
          <table:table-cell table:formula="of:=MOD([.N54];32)" office:value-type="float" office:value="31" calcext:value-type="float">
            <text:p>31</text:p>
          </table:table-cell>
          <table:table-cell table:number-columns-repeated="1001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55]-ROUNDDOWN([.A55]/9; )" office:value-type="float" office:value="58" calcext:value-type="float">
            <text:p>58</text:p>
          </table:table-cell>
          <table:table-cell table:formula="of:=LOOKUP([.G55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O</text:p>
          </table:table-cell>
          <table:table-cell table:formula="of:=MOD([.A55];9)" office:value-type="float" office:value="2" calcext:value-type="float">
            <text:p>2</text:p>
          </table:table-cell>
          <table:table-cell table:style-name="ce12" office:value-type="float" office:value="5792" calcext:value-type="float">
            <text:p>5792</text:p>
          </table:table-cell>
          <table:table-cell table:style-name="ce13"/>
          <table:table-cell table:style-name="ce3"/>
          <table:table-cell table:style-name="ce6" table:formula="of:=IF([.E55]=&quot;D&quot;;&quot;&quot;;[.G55])" office:value-type="float" office:value="5792" calcext:value-type="float">
            <text:p>5792</text:p>
          </table:table-cell>
          <table:table-cell table:style-name="ce6" table:formula="of:=IF([.E55]=&quot;D&quot;;&quot;&quot;;IF([.B55]&gt;43;[.B55]-8;[.B55]))" office:value-type="float" office:value="50" calcext:value-type="float">
            <text:p>50</text:p>
          </table:table-cell>
          <table:table-cell/>
          <table:table-cell table:formula="of:=DEC2HEX([.O55]*2^7+[.P55];4)" office:value-type="string" office:string-value="2980" calcext:value-type="string">
            <text:p>2980</text:p>
          </table:table-cell>
          <table:table-cell table:style-name="ce15" table:formula="of:=INT(([.G55]-479)/2)" office:value-type="float" office:value="2656" calcext:value-type="float">
            <text:p>2656</text:p>
          </table:table-cell>
          <table:table-cell table:formula="of:=INT([.N55]/32)" office:value-type="float" office:value="83" calcext:value-type="float">
            <text:p>83</text:p>
          </table:table-cell>
          <table:table-cell table:formula="of:=MOD([.N55];32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56]-ROUNDDOWN([.A56]/9; )" office:value-type="float" office:value="28" calcext:value-type="float">
            <text:p>28</text:p>
          </table:table-cell>
          <table:table-cell table:formula="of:=LOOKUP([.G56];[sortie.E$1:.E$126];[sortie.F$1:.F$126])" office:value-type="float" office:value="5" calcext:value-type="float">
            <text:p>5</text:p>
          </table:table-cell>
          <table:table-cell/>
          <table:table-cell office:value-type="string" calcext:value-type="string">
            <text:p>F</text:p>
          </table:table-cell>
          <table:table-cell table:formula="of:=MOD([.A56];9)" office:value-type="float" office:value="4" calcext:value-type="float">
            <text:p>4</text:p>
          </table:table-cell>
          <table:table-cell table:style-name="ce12" office:value-type="float" office:value="5800" calcext:value-type="float">
            <text:p>5800</text:p>
          </table:table-cell>
          <table:table-cell table:style-name="ce13" office:value-type="float" office:value="2984" calcext:value-type="float">
            <text:p>2984</text:p>
          </table:table-cell>
          <table:table-cell table:style-name="ce3"/>
          <table:table-cell table:style-name="ce6" table:formula="of:=IF([.E56]=&quot;D&quot;;&quot;&quot;;[.G56])" office:value-type="float" office:value="5800" calcext:value-type="float">
            <text:p>5800</text:p>
          </table:table-cell>
          <table:table-cell table:style-name="ce6" table:formula="of:=IF([.E56]=&quot;D&quot;;&quot;&quot;;[.B56])" office:value-type="float" office:value="28" calcext:value-type="float">
            <text:p>28</text:p>
          </table:table-cell>
          <table:table-cell/>
          <table:table-cell table:formula="of:=DEC2HEX([.O56]*2^7+[.P56];4)" office:value-type="string" office:string-value="2984" calcext:value-type="string">
            <text:p>2984</text:p>
          </table:table-cell>
          <table:table-cell table:style-name="ce15" table:formula="of:=INT(([.G56]-479)/2)" office:value-type="float" office:value="2660" calcext:value-type="float">
            <text:p>2660</text:p>
          </table:table-cell>
          <table:table-cell table:formula="of:=INT([.N56]/32)" office:value-type="float" office:value="83" calcext:value-type="float">
            <text:p>83</text:p>
          </table:table-cell>
          <table:table-cell table:formula="of:=MOD([.N56];32)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7]-ROUNDDOWN([.A57]/9; )" office:value-type="float" office:value="4" calcext:value-type="float">
            <text:p>4</text:p>
          </table:table-cell>
          <table:table-cell table:formula="of:=LOOKUP([.G57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A</text:p>
          </table:table-cell>
          <table:table-cell table:formula="of:=MOD([.A57];9)" office:value-type="float" office:value="4" calcext:value-type="float">
            <text:p>4</text:p>
          </table:table-cell>
          <table:table-cell table:style-name="ce12" office:value-type="float" office:value="5805" calcext:value-type="float">
            <text:p>5805</text:p>
          </table:table-cell>
          <table:table-cell table:style-name="ce13" office:value-type="float" office:value="2987" calcext:value-type="float">
            <text:p>2987</text:p>
          </table:table-cell>
          <table:table-cell table:style-name="ce3"/>
          <table:table-cell table:style-name="ce6" table:formula="of:=IF([.E57]=&quot;D&quot;;&quot;&quot;;[.G57])" office:value-type="float" office:value="5805" calcext:value-type="float">
            <text:p>5805</text:p>
          </table:table-cell>
          <table:table-cell table:style-name="ce6" table:formula="of:=IF([.E57]=&quot;D&quot;;&quot;&quot;;[.B57])" office:value-type="float" office:value="4" calcext:value-type="float">
            <text:p>4</text:p>
          </table:table-cell>
          <table:table-cell/>
          <table:table-cell table:formula="of:=DEC2HEX([.O57]*2^7+[.P57];4)" office:value-type="string" office:string-value="2987" calcext:value-type="string">
            <text:p>2987</text:p>
          </table:table-cell>
          <table:table-cell table:style-name="ce15" table:formula="of:=INT(([.G57]-479)/2)" office:value-type="float" office:value="2663" calcext:value-type="float">
            <text:p>2663</text:p>
          </table:table-cell>
          <table:table-cell table:formula="of:=INT([.N57]/32)" office:value-type="float" office:value="83" calcext:value-type="float">
            <text:p>83</text:p>
          </table:table-cell>
          <table:table-cell table:formula="of:=MOD([.N57];32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58]-ROUNDDOWN([.A58]/9; )" office:value-type="float" office:value="37" calcext:value-type="float">
            <text:p>37</text:p>
          </table:table-cell>
          <table:table-cell table:formula="of:=LOOKUP([.G58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R</text:p>
          </table:table-cell>
          <table:table-cell table:formula="of:=MOD([.A58];9)" office:value-type="float" office:value="5" calcext:value-type="float">
            <text:p>5</text:p>
          </table:table-cell>
          <table:table-cell table:style-name="ce12" office:value-type="float" office:value="5806" calcext:value-type="float">
            <text:p>5806</text:p>
          </table:table-cell>
          <table:table-cell table:style-name="ce13" office:value-type="float" office:value="2987" calcext:value-type="float">
            <text:p>2987</text:p>
          </table:table-cell>
          <table:table-cell table:style-name="ce3"/>
          <table:table-cell table:style-name="ce6" table:formula="of:=IF([.E58]=&quot;D&quot;;&quot;&quot;;[.G58])" office:value-type="float" office:value="5806" calcext:value-type="float">
            <text:p>5806</text:p>
          </table:table-cell>
          <table:table-cell table:style-name="ce6" table:formula="of:=IF([.E58]=&quot;D&quot;;&quot;&quot;;[.B58])" office:value-type="float" office:value="37" calcext:value-type="float">
            <text:p>37</text:p>
          </table:table-cell>
          <table:table-cell/>
          <table:table-cell table:formula="of:=DEC2HEX([.O58]*2^7+[.P58];4)" office:value-type="string" office:string-value="2987" calcext:value-type="string">
            <text:p>2987</text:p>
          </table:table-cell>
          <table:table-cell table:style-name="ce15" table:formula="of:=INT(([.G58]-479)/2)" office:value-type="float" office:value="2663" calcext:value-type="float">
            <text:p>2663</text:p>
          </table:table-cell>
          <table:table-cell table:formula="of:=INT([.N58]/32)" office:value-type="float" office:value="83" calcext:value-type="float">
            <text:p>83</text:p>
          </table:table-cell>
          <table:table-cell table:formula="of:=MOD([.N58];32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59]-ROUNDDOWN([.A59]/9; )" office:value-type="float" office:value="13" calcext:value-type="float">
            <text:p>13</text:p>
          </table:table-cell>
          <table:table-cell table:formula="of:=LOOKUP([.G59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B</text:p>
          </table:table-cell>
          <table:table-cell table:formula="of:=MOD([.A59];9)" office:value-type="float" office:value="5" calcext:value-type="float">
            <text:p>5</text:p>
          </table:table-cell>
          <table:table-cell table:style-name="ce12" office:value-type="float" office:value="5809" calcext:value-type="float">
            <text:p>5809</text:p>
          </table:table-cell>
          <table:table-cell table:style-name="ce13" office:value-type="float" office:value="2989" calcext:value-type="float">
            <text:p>2989</text:p>
          </table:table-cell>
          <table:table-cell table:style-name="ce3"/>
          <table:table-cell table:style-name="ce6" table:formula="of:=IF([.E59]=&quot;D&quot;;&quot;&quot;;[.G59])" office:value-type="float" office:value="5809" calcext:value-type="float">
            <text:p>5809</text:p>
          </table:table-cell>
          <table:table-cell table:style-name="ce6" table:formula="of:=IF([.E59]=&quot;D&quot;;&quot;&quot;;[.B59])" office:value-type="float" office:value="13" calcext:value-type="float">
            <text:p>13</text:p>
          </table:table-cell>
          <table:table-cell/>
          <table:table-cell table:formula="of:=DEC2HEX([.O59]*2^7+[.P59];4)" office:value-type="string" office:string-value="2989" calcext:value-type="string">
            <text:p>2989</text:p>
          </table:table-cell>
          <table:table-cell table:style-name="ce15" table:formula="of:=INT(([.G59]-479)/2)" office:value-type="float" office:value="2665" calcext:value-type="float">
            <text:p>2665</text:p>
          </table:table-cell>
          <table:table-cell table:formula="of:=INT([.N59]/32)" office:value-type="float" office:value="83" calcext:value-type="float">
            <text:p>83</text:p>
          </table:table-cell>
          <table:table-cell table:formula="of:=MOD([.N59];32)" office:value-type="float" office:value="9" calcext:value-type="float">
            <text:p>9</text:p>
          </table:table-cell>
          <table:table-cell table:number-columns-repeated="1001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60]-ROUNDDOWN([.A60]/9; )" office:value-type="float" office:value="77" calcext:value-type="float">
            <text:p>77</text:p>
          </table:table-cell>
          <table:table-cell table:formula="of:=LOOKUP([.G60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H</text:p>
          </table:table-cell>
          <table:table-cell table:formula="of:=MOD([.A60];9)" office:value-type="float" office:value="5" calcext:value-type="float">
            <text:p>5</text:p>
          </table:table-cell>
          <table:table-cell table:style-name="ce12" office:value-type="float" office:value="5813" calcext:value-type="float">
            <text:p>5813</text:p>
          </table:table-cell>
          <table:table-cell table:style-name="ce13" office:value-type="string" calcext:value-type="string">
            <text:p>298b</text:p>
          </table:table-cell>
          <table:table-cell table:style-name="ce3"/>
          <table:table-cell table:style-name="ce6" table:formula="of:=IF([.E60]=&quot;D&quot;;&quot;&quot;;[.G60])" office:value-type="float" office:value="5813" calcext:value-type="float">
            <text:p>5813</text:p>
          </table:table-cell>
          <table:table-cell table:style-name="ce6" table:formula="of:=IF([.E60]=&quot;D&quot;;&quot;&quot;;IF([.B60]&gt;43;[.B60]-8;[.B60]))" office:value-type="float" office:value="69" calcext:value-type="float">
            <text:p>69</text:p>
          </table:table-cell>
          <table:table-cell/>
          <table:table-cell table:formula="of:=DEC2HEX([.O60]*2^7+[.P60];4)" office:value-type="string" office:string-value="298B" calcext:value-type="string">
            <text:p>298B</text:p>
          </table:table-cell>
          <table:table-cell table:style-name="ce15" table:formula="of:=INT(([.G60]-479)/2)" office:value-type="float" office:value="2667" calcext:value-type="float">
            <text:p>2667</text:p>
          </table:table-cell>
          <table:table-cell table:formula="of:=INT([.N60]/32)" office:value-type="float" office:value="83" calcext:value-type="float">
            <text:p>83</text:p>
          </table:table-cell>
          <table:table-cell table:formula="of:=MOD([.N60];32)" office:value-type="float" office:value="11" calcext:value-type="float">
            <text:p>11</text:p>
          </table:table-cell>
          <table:table-cell table:number-columns-repeated="100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.A61]-ROUNDDOWN([.A61]/9; )" office:value-type="float" office:value="29" calcext:value-type="float">
            <text:p>29</text:p>
          </table:table-cell>
          <table:table-cell table:formula="of:=LOOKUP([.G61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F</text:p>
          </table:table-cell>
          <table:table-cell table:formula="of:=MOD([.A61];9)" office:value-type="float" office:value="5" calcext:value-type="float">
            <text:p>5</text:p>
          </table:table-cell>
          <table:table-cell table:style-name="ce12" office:value-type="float" office:value="5820" calcext:value-type="float">
            <text:p>5820</text:p>
          </table:table-cell>
          <table:table-cell table:style-name="ce13" office:value-type="string" calcext:value-type="string">
            <text:p>298<text:span text:style-name="T1">e</text:span></text:p>
          </table:table-cell>
          <table:table-cell table:style-name="ce3"/>
          <table:table-cell table:style-name="ce6" table:formula="of:=IF([.E61]=&quot;D&quot;;&quot;&quot;;[.G61])" office:value-type="float" office:value="5820" calcext:value-type="float">
            <text:p>5820</text:p>
          </table:table-cell>
          <table:table-cell table:style-name="ce6" table:formula="of:=IF([.E61]=&quot;D&quot;;&quot;&quot;;[.B61])" office:value-type="float" office:value="29" calcext:value-type="float">
            <text:p>29</text:p>
          </table:table-cell>
          <table:table-cell/>
          <table:table-cell table:formula="of:=DEC2HEX([.O61]*2^7+[.P61];4)" office:value-type="string" office:string-value="298E" calcext:value-type="string">
            <text:p>298E</text:p>
          </table:table-cell>
          <table:table-cell table:style-name="ce15" table:formula="of:=INT(([.G61]-479)/2)" office:value-type="float" office:value="2670" calcext:value-type="float">
            <text:p>2670</text:p>
          </table:table-cell>
          <table:table-cell table:formula="of:=INT([.N61]/32)" office:value-type="float" office:value="83" calcext:value-type="float">
            <text:p>83</text:p>
          </table:table-cell>
          <table:table-cell table:formula="of:=MOD([.N61];32)" office:value-type="float" office:value="14" calcext:value-type="float">
            <text:p>14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2]-ROUNDDOWN([.A62]/9; )" office:value-type="float" office:value="3" calcext:value-type="float">
            <text:p>3</text:p>
          </table:table-cell>
          <table:table-cell table:formula="of:=LOOKUP([.G62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A</text:p>
          </table:table-cell>
          <table:table-cell table:formula="of:=MOD([.A62];9)" office:value-type="float" office:value="3" calcext:value-type="float">
            <text:p>3</text:p>
          </table:table-cell>
          <table:table-cell table:style-name="ce12" office:value-type="float" office:value="5825" calcext:value-type="float">
            <text:p>5825</text:p>
          </table:table-cell>
          <table:table-cell table:style-name="ce13" office:value-type="float" office:value="2991" calcext:value-type="float">
            <text:p>2991</text:p>
          </table:table-cell>
          <table:table-cell table:style-name="ce3"/>
          <table:table-cell table:style-name="ce6" table:formula="of:=IF([.E62]=&quot;D&quot;;&quot;&quot;;[.G62])" office:value-type="float" office:value="5825" calcext:value-type="float">
            <text:p>5825</text:p>
          </table:table-cell>
          <table:table-cell table:style-name="ce6" table:formula="of:=IF([.E62]=&quot;D&quot;;&quot;&quot;;[.B62])" office:value-type="float" office:value="3" calcext:value-type="float">
            <text:p>3</text:p>
          </table:table-cell>
          <table:table-cell/>
          <table:table-cell table:formula="of:=DEC2HEX([.O62]*2^7+[.P62];4)" office:value-type="string" office:string-value="2991" calcext:value-type="string">
            <text:p>2991</text:p>
          </table:table-cell>
          <table:table-cell table:style-name="ce15" table:formula="of:=INT(([.G62]-479)/2)" office:value-type="float" office:value="2673" calcext:value-type="float">
            <text:p>2673</text:p>
          </table:table-cell>
          <table:table-cell table:formula="of:=INT([.N62]/32)" office:value-type="float" office:value="83" calcext:value-type="float">
            <text:p>83</text:p>
          </table:table-cell>
          <table:table-cell table:formula="of:=MOD([.N62];32)" office:value-type="float" office:value="17" calcext:value-type="float">
            <text:p>17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3]-ROUNDDOWN([.A63]/9; )" office:value-type="float" office:value="14" calcext:value-type="float">
            <text:p>14</text:p>
          </table:table-cell>
          <table:table-cell table:formula="of:=LOOKUP([.G63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B</text:p>
          </table:table-cell>
          <table:table-cell table:formula="of:=MOD([.A63];9)" office:value-type="float" office:value="6" calcext:value-type="float">
            <text:p>6</text:p>
          </table:table-cell>
          <table:table-cell table:style-name="ce12" office:value-type="float" office:value="5828" calcext:value-type="float">
            <text:p>5828</text:p>
          </table:table-cell>
          <table:table-cell table:style-name="ce13" office:value-type="float" office:value="2992" calcext:value-type="float">
            <text:p>2992</text:p>
          </table:table-cell>
          <table:table-cell table:style-name="ce3"/>
          <table:table-cell table:style-name="ce6" table:formula="of:=IF([.E63]=&quot;D&quot;;&quot;&quot;;[.G63])" office:value-type="float" office:value="5828" calcext:value-type="float">
            <text:p>5828</text:p>
          </table:table-cell>
          <table:table-cell table:style-name="ce6" table:formula="of:=IF([.E63]=&quot;D&quot;;&quot;&quot;;[.B63])" office:value-type="float" office:value="14" calcext:value-type="float">
            <text:p>14</text:p>
          </table:table-cell>
          <table:table-cell/>
          <table:table-cell table:formula="of:=DEC2HEX([.O63]*2^7+[.P63];4)" office:value-type="string" office:string-value="2992" calcext:value-type="string">
            <text:p>2992</text:p>
          </table:table-cell>
          <table:table-cell table:style-name="ce15" table:formula="of:=INT(([.G63]-479)/2)" office:value-type="float" office:value="2674" calcext:value-type="float">
            <text:p>2674</text:p>
          </table:table-cell>
          <table:table-cell table:formula="of:=INT([.N63]/32)" office:value-type="float" office:value="83" calcext:value-type="float">
            <text:p>83</text:p>
          </table:table-cell>
          <table:table-cell table:formula="of:=MOD([.N63];32)" office:value-type="float" office:value="18" calcext:value-type="float">
            <text:p>18</text:p>
          </table:table-cell>
          <table:table-cell table:number-columns-repeated="1001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64]-ROUNDDOWN([.A64]/9; )" office:value-type="float" office:value="30" calcext:value-type="float">
            <text:p>30</text:p>
          </table:table-cell>
          <table:table-cell table:formula="of:=LOOKUP([.G64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F</text:p>
          </table:table-cell>
          <table:table-cell table:formula="of:=MOD([.A64];9)" office:value-type="float" office:value="6" calcext:value-type="float">
            <text:p>6</text:p>
          </table:table-cell>
          <table:table-cell table:style-name="ce12" office:value-type="float" office:value="5840" calcext:value-type="float">
            <text:p>5840</text:p>
          </table:table-cell>
          <table:table-cell table:style-name="ce13" office:value-type="float" office:value="2998" calcext:value-type="float">
            <text:p>2998</text:p>
          </table:table-cell>
          <table:table-cell table:style-name="ce3"/>
          <table:table-cell table:style-name="ce6" table:formula="of:=IF([.E64]=&quot;D&quot;;&quot;&quot;;[.G64])" office:value-type="float" office:value="5840" calcext:value-type="float">
            <text:p>5840</text:p>
          </table:table-cell>
          <table:table-cell table:style-name="ce6" table:formula="of:=IF([.E64]=&quot;D&quot;;&quot;&quot;;[.B64])" office:value-type="float" office:value="30" calcext:value-type="float">
            <text:p>30</text:p>
          </table:table-cell>
          <table:table-cell/>
          <table:table-cell table:formula="of:=DEC2HEX([.O64]*2^7+[.P64];4)" office:value-type="string" office:string-value="2998" calcext:value-type="string">
            <text:p>2998</text:p>
          </table:table-cell>
          <table:table-cell table:style-name="ce15" table:formula="of:=INT(([.G64]-479)/2)" office:value-type="float" office:value="2680" calcext:value-type="float">
            <text:p>2680</text:p>
          </table:table-cell>
          <table:table-cell table:formula="of:=INT([.N64]/32)" office:value-type="float" office:value="83" calcext:value-type="float">
            <text:p>83</text:p>
          </table:table-cell>
          <table:table-cell table:formula="of:=MOD([.N64];32)" office:value-type="float" office:value="24" calcext:value-type="float">
            <text:p>24</text:p>
          </table:table-cell>
          <table:table-cell table:number-columns-repeated="1001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5]-ROUNDDOWN([.A65]/9; )" office:value-type="float" office:value="38" calcext:value-type="float">
            <text:p>38</text:p>
          </table:table-cell>
          <table:table-cell table:formula="of:=LOOKUP([.G65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R</text:p>
          </table:table-cell>
          <table:table-cell table:formula="of:=MOD([.A65];9)" office:value-type="float" office:value="6" calcext:value-type="float">
            <text:p>6</text:p>
          </table:table-cell>
          <table:table-cell table:style-name="ce12" office:value-type="float" office:value="5843" calcext:value-type="float">
            <text:p>5843</text:p>
          </table:table-cell>
          <table:table-cell table:style-name="ce13" office:value-type="float" office:value="2999" calcext:value-type="float">
            <text:p>2999</text:p>
          </table:table-cell>
          <table:table-cell table:style-name="ce3"/>
          <table:table-cell table:style-name="ce6" table:formula="of:=IF([.E65]=&quot;D&quot;;&quot;&quot;;[.G65])" office:value-type="float" office:value="5843" calcext:value-type="float">
            <text:p>5843</text:p>
          </table:table-cell>
          <table:table-cell table:style-name="ce6" table:formula="of:=IF([.E65]=&quot;D&quot;;&quot;&quot;;[.B65])" office:value-type="float" office:value="38" calcext:value-type="float">
            <text:p>38</text:p>
          </table:table-cell>
          <table:table-cell/>
          <table:table-cell table:formula="of:=DEC2HEX([.O65]*2^7+[.P65];4)" office:value-type="string" office:string-value="299A" calcext:value-type="string">
            <text:p>299A</text:p>
          </table:table-cell>
          <table:table-cell table:style-name="ce15" table:formula="of:=INT(([.G65]-479)/2)" office:value-type="float" office:value="2682" calcext:value-type="float">
            <text:p>2682</text:p>
          </table:table-cell>
          <table:table-cell table:formula="of:=INT([.N65]/32)" office:value-type="float" office:value="83" calcext:value-type="float">
            <text:p>83</text:p>
          </table:table-cell>
          <table:table-cell table:formula="of:=MOD([.N65];32)" office:value-type="float" office:value="26" calcext:value-type="float">
            <text:p>26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66]-ROUNDDOWN([.A66]/9; )" office:value-type="float" office:value="2" calcext:value-type="float">
            <text:p>2</text:p>
          </table:table-cell>
          <table:table-cell table:formula="of:=LOOKUP([.G66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A</text:p>
          </table:table-cell>
          <table:table-cell table:formula="of:=MOD([.A66];9)" office:value-type="float" office:value="2" calcext:value-type="float">
            <text:p>2</text:p>
          </table:table-cell>
          <table:table-cell table:style-name="ce12" office:value-type="float" office:value="5845" calcext:value-type="float">
            <text:p>5845</text:p>
          </table:table-cell>
          <table:table-cell table:style-name="ce13" office:value-type="string" calcext:value-type="string">
            <text:p>299b</text:p>
          </table:table-cell>
          <table:table-cell table:style-name="ce3"/>
          <table:table-cell table:style-name="ce6" table:formula="of:=IF([.E66]=&quot;D&quot;;&quot;&quot;;[.G66])" office:value-type="float" office:value="5845" calcext:value-type="float">
            <text:p>5845</text:p>
          </table:table-cell>
          <table:table-cell table:style-name="ce6" table:formula="of:=IF([.E66]=&quot;D&quot;;&quot;&quot;;[.B66])" office:value-type="float" office:value="2" calcext:value-type="float">
            <text:p>2</text:p>
          </table:table-cell>
          <table:table-cell/>
          <table:table-cell table:formula="of:=DEC2HEX([.O66]*2^7+[.P66];4)" office:value-type="string" office:string-value="299B" calcext:value-type="string">
            <text:p>299B</text:p>
          </table:table-cell>
          <table:table-cell table:style-name="ce15" table:formula="of:=INT(([.G66]-479)/2)" office:value-type="float" office:value="2683" calcext:value-type="float">
            <text:p>2683</text:p>
          </table:table-cell>
          <table:table-cell table:formula="of:=INT([.N66]/32)" office:value-type="float" office:value="83" calcext:value-type="float">
            <text:p>83</text:p>
          </table:table-cell>
          <table:table-cell table:formula="of:=MOD([.N66];32)" office:value-type="float" office:value="27" calcext:value-type="float">
            <text:p>27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7]-ROUNDDOWN([.A67]/9; )" office:value-type="float" office:value="15" calcext:value-type="float">
            <text:p>15</text:p>
          </table:table-cell>
          <table:table-cell table:formula="of:=LOOKUP([.G67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B</text:p>
          </table:table-cell>
          <table:table-cell table:formula="of:=MOD([.A67];9)" office:value-type="float" office:value="7" calcext:value-type="float">
            <text:p>7</text:p>
          </table:table-cell>
          <table:table-cell table:style-name="ce12" office:value-type="float" office:value="5847" calcext:value-type="float">
            <text:p>5847</text:p>
          </table:table-cell>
          <table:table-cell table:style-name="ce13" office:value-type="string" calcext:value-type="string">
            <text:p>299c</text:p>
          </table:table-cell>
          <table:table-cell table:style-name="ce3"/>
          <table:table-cell table:style-name="ce6" table:formula="of:=IF([.E67]=&quot;D&quot;;&quot;&quot;;[.G67])" office:value-type="float" office:value="5847" calcext:value-type="float">
            <text:p>5847</text:p>
          </table:table-cell>
          <table:table-cell table:style-name="ce6" table:formula="of:=IF([.E67]=&quot;D&quot;;&quot;&quot;;[.B67])" office:value-type="float" office:value="15" calcext:value-type="float">
            <text:p>15</text:p>
          </table:table-cell>
          <table:table-cell/>
          <table:table-cell table:formula="of:=DEC2HEX([.O67]*2^7+[.P67];4)" office:value-type="string" office:string-value="299C" calcext:value-type="string">
            <text:p>299C</text:p>
          </table:table-cell>
          <table:table-cell table:style-name="ce15" table:formula="of:=INT(([.G67]-479)/2)" office:value-type="float" office:value="2684" calcext:value-type="float">
            <text:p>2684</text:p>
          </table:table-cell>
          <table:table-cell table:formula="of:=INT([.N67]/32)" office:value-type="float" office:value="83" calcext:value-type="float">
            <text:p>83</text:p>
          </table:table-cell>
          <table:table-cell table:formula="of:=MOD([.N67];32)" office:value-type="float" office:value="28" calcext:value-type="float">
            <text:p>28</text:p>
          </table:table-cell>
          <table:table-cell table:number-columns-repeated="1001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68]-ROUNDDOWN([.A68]/9; )" office:value-type="float" office:value="78" calcext:value-type="float">
            <text:p>78</text:p>
          </table:table-cell>
          <table:table-cell table:formula="of:=LOOKUP([.G68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H</text:p>
          </table:table-cell>
          <table:table-cell table:formula="of:=MOD([.A68];9)" office:value-type="float" office:value="6" calcext:value-type="float">
            <text:p>6</text:p>
          </table:table-cell>
          <table:table-cell table:style-name="ce12" office:value-type="float" office:value="5853" calcext:value-type="float">
            <text:p>5853</text:p>
          </table:table-cell>
          <table:table-cell table:style-name="ce13" office:value-type="string" calcext:value-type="string">
            <text:p>299f</text:p>
          </table:table-cell>
          <table:table-cell table:style-name="ce3"/>
          <table:table-cell table:style-name="ce6" table:formula="of:=IF([.E68]=&quot;D&quot;;&quot;&quot;;[.G68])" office:value-type="float" office:value="5853" calcext:value-type="float">
            <text:p>5853</text:p>
          </table:table-cell>
          <table:table-cell table:style-name="ce6" table:formula="of:=IF([.E68]=&quot;D&quot;;&quot;&quot;;IF([.B68]&gt;43;[.B68]-8;[.B68]))" office:value-type="float" office:value="70" calcext:value-type="float">
            <text:p>70</text:p>
          </table:table-cell>
          <table:table-cell/>
          <table:table-cell table:formula="of:=DEC2HEX([.O68]*2^7+[.P68];4)" office:value-type="string" office:string-value="299F" calcext:value-type="string">
            <text:p>299F</text:p>
          </table:table-cell>
          <table:table-cell table:style-name="ce15" table:formula="of:=INT(([.G68]-479)/2)" office:value-type="float" office:value="2687" calcext:value-type="float">
            <text:p>2687</text:p>
          </table:table-cell>
          <table:table-cell table:formula="of:=INT([.N68]/32)" office:value-type="float" office:value="83" calcext:value-type="float">
            <text:p>83</text:p>
          </table:table-cell>
          <table:table-cell table:formula="of:=MOD([.N68];32)" office:value-type="float" office:value="31" calcext:value-type="float">
            <text:p>31</text:p>
          </table:table-cell>
          <table:table-cell table:number-columns-repeated="1001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69]-ROUNDDOWN([.A69]/9; )" office:value-type="float" office:value="31" calcext:value-type="float">
            <text:p>31</text:p>
          </table:table-cell>
          <table:table-cell table:formula="of:=LOOKUP([.G69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F</text:p>
          </table:table-cell>
          <table:table-cell table:formula="of:=MOD([.A69];9)" office:value-type="float" office:value="7" calcext:value-type="float">
            <text:p>7</text:p>
          </table:table-cell>
          <table:table-cell table:style-name="ce12" office:value-type="float" office:value="5860" calcext:value-type="float">
            <text:p>5860</text:p>
          </table:table-cell>
          <table:table-cell table:style-name="ce13" office:value-type="string" calcext:value-type="string">
            <text:p>2a02</text:p>
          </table:table-cell>
          <table:table-cell table:style-name="ce3"/>
          <table:table-cell table:style-name="ce6" table:formula="of:=IF([.E69]=&quot;D&quot;;&quot;&quot;;[.G69])" office:value-type="float" office:value="5860" calcext:value-type="float">
            <text:p>5860</text:p>
          </table:table-cell>
          <table:table-cell table:style-name="ce6" table:formula="of:=IF([.E69]=&quot;D&quot;;&quot;&quot;;[.B69])" office:value-type="float" office:value="31" calcext:value-type="float">
            <text:p>31</text:p>
          </table:table-cell>
          <table:table-cell/>
          <table:table-cell table:formula="of:=DEC2HEX([.O69]*2^7+[.P69];4)" office:value-type="string" office:string-value="2A02" calcext:value-type="string">
            <text:p>2A02</text:p>
          </table:table-cell>
          <table:table-cell table:style-name="ce15" table:formula="of:=INT(([.G69]-479)/2)" office:value-type="float" office:value="2690" calcext:value-type="float">
            <text:p>2690</text:p>
          </table:table-cell>
          <table:table-cell table:formula="of:=INT([.N69]/32)" office:value-type="float" office:value="84" calcext:value-type="float">
            <text:p>84</text:p>
          </table:table-cell>
          <table:table-cell table:formula="of:=MOD([.N69];32)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70]-ROUNDDOWN([.A70]/9; )" office:value-type="float" office:value="16" calcext:value-type="float">
            <text:p>16</text:p>
          </table:table-cell>
          <table:table-cell table:formula="of:=LOOKUP([.G70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B</text:p>
          </table:table-cell>
          <table:table-cell table:formula="of:=MOD([.A70];9)" office:value-type="float" office:value="8" calcext:value-type="float">
            <text:p>8</text:p>
          </table:table-cell>
          <table:table-cell table:style-name="ce12" office:value-type="float" office:value="5866" calcext:value-type="float">
            <text:p>5866</text:p>
          </table:table-cell>
          <table:table-cell table:style-name="ce13" office:value-type="string" calcext:value-type="string">
            <text:p>2a05</text:p>
          </table:table-cell>
          <table:table-cell table:style-name="ce3"/>
          <table:table-cell table:style-name="ce6" table:formula="of:=IF([.E70]=&quot;D&quot;;&quot;&quot;;[.G70])" office:value-type="float" office:value="5866" calcext:value-type="float">
            <text:p>5866</text:p>
          </table:table-cell>
          <table:table-cell table:style-name="ce6" table:formula="of:=IF([.E70]=&quot;D&quot;;&quot;&quot;;[.B70])" office:value-type="float" office:value="16" calcext:value-type="float">
            <text:p>16</text:p>
          </table:table-cell>
          <table:table-cell/>
          <table:table-cell table:formula="of:=DEC2HEX([.O70]*2^7+[.P70];4)" office:value-type="string" office:string-value="2A05" calcext:value-type="string">
            <text:p>2A05</text:p>
          </table:table-cell>
          <table:table-cell table:style-name="ce15" table:formula="of:=INT(([.G70]-479)/2)" office:value-type="float" office:value="2693" calcext:value-type="float">
            <text:p>2693</text:p>
          </table:table-cell>
          <table:table-cell table:formula="of:=INT([.N70]/32)" office:value-type="float" office:value="84" calcext:value-type="float">
            <text:p>84</text:p>
          </table:table-cell>
          <table:table-cell table:formula="of:=MOD([.N70];32)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1]-ROUNDDOWN([.A71]/9; )" office:value-type="float" office:value="1" calcext:value-type="float">
            <text:p>1</text:p>
          </table:table-cell>
          <table:table-cell table:formula="of:=LOOKUP([.G71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A</text:p>
          </table:table-cell>
          <table:table-cell table:formula="of:=MOD([.A71];9)" office:value-type="float" office:value="1" calcext:value-type="float">
            <text:p>1</text:p>
          </table:table-cell>
          <table:table-cell table:style-name="ce12" office:value-type="float" office:value="5869" calcext:value-type="float">
            <text:p>5869</text:p>
          </table:table-cell>
          <table:table-cell table:style-name="ce13" office:value-type="string" calcext:value-type="string">
            <text:p>2a05</text:p>
          </table:table-cell>
          <table:table-cell table:style-name="ce3"/>
          <table:table-cell table:style-name="ce6" table:formula="of:=IF([.E71]=&quot;D&quot;;&quot;&quot;;[.G71])" office:value-type="float" office:value="5869" calcext:value-type="float">
            <text:p>5869</text:p>
          </table:table-cell>
          <table:table-cell table:style-name="ce6" table:formula="of:=IF([.E71]=&quot;D&quot;;&quot;&quot;;[.B71])" office:value-type="float" office:value="1" calcext:value-type="float">
            <text:p>1</text:p>
          </table:table-cell>
          <table:table-cell/>
          <table:table-cell table:formula="of:=DEC2HEX([.O71]*2^7+[.P71];4)" office:value-type="string" office:string-value="2A07" calcext:value-type="string">
            <text:p>2A07</text:p>
          </table:table-cell>
          <table:table-cell table:style-name="ce15" table:formula="of:=INT(([.G71]-479)/2)" office:value-type="float" office:value="2695" calcext:value-type="float">
            <text:p>2695</text:p>
          </table:table-cell>
          <table:table-cell table:formula="of:=INT([.N71]/32)" office:value-type="float" office:value="84" calcext:value-type="float">
            <text:p>84</text:p>
          </table:table-cell>
          <table:table-cell table:formula="of:=MOD([.N71];32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72]-ROUNDDOWN([.A72]/9; )" office:value-type="float" office:value="32" calcext:value-type="float">
            <text:p>32</text:p>
          </table:table-cell>
          <table:table-cell table:formula="of:=LOOKUP([.G72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F</text:p>
          </table:table-cell>
          <table:table-cell table:formula="of:=MOD([.A72];9)" office:value-type="float" office:value="8" calcext:value-type="float">
            <text:p>8</text:p>
          </table:table-cell>
          <table:table-cell table:style-name="ce12" office:value-type="float" office:value="5880" calcext:value-type="float">
            <text:p>5880</text:p>
          </table:table-cell>
          <table:table-cell table:style-name="ce13" office:value-type="string" calcext:value-type="string">
            <text:p>2a0c</text:p>
          </table:table-cell>
          <table:table-cell table:style-name="ce3"/>
          <table:table-cell table:style-name="ce6" table:formula="of:=IF([.E72]=&quot;D&quot;;&quot;&quot;;[.G72])" office:value-type="float" office:value="5880" calcext:value-type="float">
            <text:p>5880</text:p>
          </table:table-cell>
          <table:table-cell table:style-name="ce6" table:formula="of:=IF([.E72]=&quot;D&quot;;&quot;&quot;;[.B72])" office:value-type="float" office:value="32" calcext:value-type="float">
            <text:p>32</text:p>
          </table:table-cell>
          <table:table-cell/>
          <table:table-cell table:formula="of:=DEC2HEX([.O72]*2^7+[.P72];4)" office:value-type="string" office:string-value="2A0C" calcext:value-type="string">
            <text:p>2A0C</text:p>
          </table:table-cell>
          <table:table-cell table:style-name="ce15" table:formula="of:=INT(([.G72]-479)/2)" office:value-type="float" office:value="2700" calcext:value-type="float">
            <text:p>2700</text:p>
          </table:table-cell>
          <table:table-cell table:formula="of:=INT([.N72]/32)" office:value-type="float" office:value="84" calcext:value-type="float">
            <text:p>84</text:p>
          </table:table-cell>
          <table:table-cell table:formula="of:=MOD([.N72];32)"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3]-ROUNDDOWN([.A73]/9; )" office:value-type="float" office:value="39" calcext:value-type="float">
            <text:p>39</text:p>
          </table:table-cell>
          <table:table-cell table:formula="of:=LOOKUP([.G73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R</text:p>
          </table:table-cell>
          <table:table-cell table:formula="of:=MOD([.A73];9)" office:value-type="float" office:value="7" calcext:value-type="float">
            <text:p>7</text:p>
          </table:table-cell>
          <table:table-cell table:style-name="ce12" office:value-type="float" office:value="5880" calcext:value-type="float">
            <text:p>5880</text:p>
          </table:table-cell>
          <table:table-cell table:style-name="ce13" office:value-type="string" calcext:value-type="string">
            <text:p>2a0c</text:p>
          </table:table-cell>
          <table:table-cell table:style-name="ce3"/>
          <table:table-cell table:style-name="ce6" table:formula="of:=IF([.E73]=&quot;D&quot;;&quot;&quot;;[.G73])" office:value-type="float" office:value="5880" calcext:value-type="float">
            <text:p>5880</text:p>
          </table:table-cell>
          <table:table-cell table:style-name="ce6" table:formula="of:=IF([.E73]=&quot;D&quot;;&quot;&quot;;[.B73])" office:value-type="float" office:value="39" calcext:value-type="float">
            <text:p>39</text:p>
          </table:table-cell>
          <table:table-cell/>
          <table:table-cell table:formula="of:=DEC2HEX([.O73]*2^7+[.P73];4)" office:value-type="string" office:string-value="2A0C" calcext:value-type="string">
            <text:p>2A0C</text:p>
          </table:table-cell>
          <table:table-cell table:style-name="ce15" table:formula="of:=INT(([.G73]-479)/2)" office:value-type="float" office:value="2700" calcext:value-type="float">
            <text:p>2700</text:p>
          </table:table-cell>
          <table:table-cell table:formula="of:=INT([.N73]/32)" office:value-type="float" office:value="84" calcext:value-type="float">
            <text:p>84</text:p>
          </table:table-cell>
          <table:table-cell table:formula="of:=MOD([.N73];32)" office:value-type="float" office:value="12" calcext:value-type="float">
            <text:p>12</text:p>
          </table:table-cell>
          <table:table-cell table:number-columns-repeated="100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74]-ROUNDDOWN([.A74]/9; )" office:value-type="float" office:value="21" calcext:value-type="float">
            <text:p>21</text:p>
          </table:table-cell>
          <table:table-cell table:formula="of:=LOOKUP([.G74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E</text:p>
          </table:table-cell>
          <table:table-cell table:formula="of:=MOD([.A74];9)" office:value-type="float" office:value="5" calcext:value-type="float">
            <text:p>5</text:p>
          </table:table-cell>
          <table:table-cell table:style-name="ce12" office:value-type="float" office:value="5885" calcext:value-type="float">
            <text:p>5885</text:p>
          </table:table-cell>
          <table:table-cell table:style-name="ce13" office:value-type="string" calcext:value-type="string">
            <text:p>2a0f</text:p>
          </table:table-cell>
          <table:table-cell table:style-name="ce3"/>
          <table:table-cell table:style-name="ce6" table:formula="of:=IF([.E74]=&quot;D&quot;;&quot;&quot;;[.G74])" office:value-type="float" office:value="5885" calcext:value-type="float">
            <text:p>5885</text:p>
          </table:table-cell>
          <table:table-cell table:style-name="ce6" table:formula="of:=IF([.E74]=&quot;D&quot;;&quot;&quot;;[.B74])" office:value-type="float" office:value="21" calcext:value-type="float">
            <text:p>21</text:p>
          </table:table-cell>
          <table:table-cell/>
          <table:table-cell table:formula="of:=DEC2HEX([.O74]*2^7+[.P74];4)" office:value-type="string" office:string-value="2A0F" calcext:value-type="string">
            <text:p>2A0F</text:p>
          </table:table-cell>
          <table:table-cell table:style-name="ce15" table:formula="of:=INT(([.G74]-479)/2)" office:value-type="float" office:value="2703" calcext:value-type="float">
            <text:p>2703</text:p>
          </table:table-cell>
          <table:table-cell table:formula="of:=INT([.N74]/32)" office:value-type="float" office:value="84" calcext:value-type="float">
            <text:p>84</text:p>
          </table:table-cell>
          <table:table-cell table:formula="of:=MOD([.N74];32)" office:value-type="float" office:value="15" calcext:value-type="float">
            <text:p>15</text:p>
          </table:table-cell>
          <table:table-cell table:number-columns-repeated="1001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75]-ROUNDDOWN([.A75]/9; )" office:value-type="float" office:value="79" calcext:value-type="float">
            <text:p>79</text:p>
          </table:table-cell>
          <table:table-cell table:formula="of:=LOOKUP([.G75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H</text:p>
          </table:table-cell>
          <table:table-cell table:formula="of:=MOD([.A75];9)" office:value-type="float" office:value="7" calcext:value-type="float">
            <text:p>7</text:p>
          </table:table-cell>
          <table:table-cell table:style-name="ce12" office:value-type="float" office:value="5893" calcext:value-type="float">
            <text:p>5893</text:p>
          </table:table-cell>
          <table:table-cell table:style-name="ce13" office:value-type="string" calcext:value-type="string">
            <text:p>2a13</text:p>
          </table:table-cell>
          <table:table-cell table:style-name="ce3"/>
          <table:table-cell table:style-name="ce6" table:formula="of:=IF([.E75]=&quot;D&quot;;&quot;&quot;;[.G75])" office:value-type="float" office:value="5893" calcext:value-type="float">
            <text:p>5893</text:p>
          </table:table-cell>
          <table:table-cell table:style-name="ce6" table:formula="of:=IF([.E75]=&quot;D&quot;;&quot;&quot;;IF([.B75]&gt;43;[.B75]-8;[.B75]))" office:value-type="float" office:value="71" calcext:value-type="float">
            <text:p>71</text:p>
          </table:table-cell>
          <table:table-cell/>
          <table:table-cell table:formula="of:=DEC2HEX([.O75]*2^7+[.P75];4)" office:value-type="string" office:string-value="2A13" calcext:value-type="string">
            <text:p>2A13</text:p>
          </table:table-cell>
          <table:table-cell table:style-name="ce15" table:formula="of:=INT(([.G75]-479)/2)" office:value-type="float" office:value="2707" calcext:value-type="float">
            <text:p>2707</text:p>
          </table:table-cell>
          <table:table-cell table:formula="of:=INT([.N75]/32)" office:value-type="float" office:value="84" calcext:value-type="float">
            <text:p>84</text:p>
          </table:table-cell>
          <table:table-cell table:formula="of:=MOD([.N75];32)" office:value-type="float" office:value="19" calcext:value-type="float">
            <text:p>19</text:p>
          </table:table-cell>
          <table:table-cell table:number-columns-repeated="100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76]-ROUNDDOWN([.A76]/9; )" office:value-type="float" office:value="22" calcext:value-type="float">
            <text:p>22</text:p>
          </table:table-cell>
          <table:table-cell table:formula="of:=LOOKUP([.G76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E</text:p>
          </table:table-cell>
          <table:table-cell table:formula="of:=MOD([.A76];9)" office:value-type="float" office:value="6" calcext:value-type="float">
            <text:p>6</text:p>
          </table:table-cell>
          <table:table-cell table:style-name="ce12" office:value-type="float" office:value="5905" calcext:value-type="float">
            <text:p>5905</text:p>
          </table:table-cell>
          <table:table-cell table:style-name="ce13" office:value-type="string" calcext:value-type="string">
            <text:p>2a19</text:p>
          </table:table-cell>
          <table:table-cell table:style-name="ce3"/>
          <table:table-cell table:style-name="ce6" table:formula="of:=IF([.E76]=&quot;D&quot;;&quot;&quot;;[.G76])" office:value-type="float" office:value="5905" calcext:value-type="float">
            <text:p>5905</text:p>
          </table:table-cell>
          <table:table-cell table:style-name="ce6" table:formula="of:=IF([.E76]=&quot;D&quot;;&quot;&quot;;[.B76])" office:value-type="float" office:value="22" calcext:value-type="float">
            <text:p>22</text:p>
          </table:table-cell>
          <table:table-cell/>
          <table:table-cell table:formula="of:=DEC2HEX([.O76]*2^7+[.P76];4)" office:value-type="string" office:string-value="2A19" calcext:value-type="string">
            <text:p>2A19</text:p>
          </table:table-cell>
          <table:table-cell table:style-name="ce15" table:formula="of:=INT(([.G76]-479)/2)" office:value-type="float" office:value="2713" calcext:value-type="float">
            <text:p>2713</text:p>
          </table:table-cell>
          <table:table-cell table:formula="of:=INT([.N76]/32)" office:value-type="float" office:value="84" calcext:value-type="float">
            <text:p>84</text:p>
          </table:table-cell>
          <table:table-cell table:formula="of:=MOD([.N76];32)" office:value-type="float" office:value="25" calcext:value-type="float">
            <text:p>25</text:p>
          </table:table-cell>
          <table:table-cell table:number-columns-repeated="1001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[.A77]-ROUNDDOWN([.A77]/9; )" office:value-type="float" office:value="40" calcext:value-type="float">
            <text:p>40</text:p>
          </table:table-cell>
          <table:table-cell table:formula="of:=LOOKUP([.G77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R</text:p>
          </table:table-cell>
          <table:table-cell table:formula="of:=MOD([.A77];9)" office:value-type="float" office:value="8" calcext:value-type="float">
            <text:p>8</text:p>
          </table:table-cell>
          <table:table-cell table:style-name="ce12" office:value-type="float" office:value="5917" calcext:value-type="float">
            <text:p>5917</text:p>
          </table:table-cell>
          <table:table-cell table:style-name="ce13" office:value-type="string" calcext:value-type="string">
            <text:p>2a1<text:span text:style-name="T1">E</text:span></text:p>
          </table:table-cell>
          <table:table-cell table:style-name="ce3"/>
          <table:table-cell table:style-name="ce6" table:formula="of:=IF([.E77]=&quot;D&quot;;&quot;&quot;;[.G77])" office:value-type="float" office:value="5917" calcext:value-type="float">
            <text:p>5917</text:p>
          </table:table-cell>
          <table:table-cell table:style-name="ce6" table:formula="of:=IF([.E77]=&quot;D&quot;;&quot;&quot;;[.B77])" office:value-type="float" office:value="40" calcext:value-type="float">
            <text:p>40</text:p>
          </table:table-cell>
          <table:table-cell/>
          <table:table-cell table:formula="of:=DEC2HEX([.O77]*2^7+[.P77];4)" office:value-type="string" office:string-value="2A1F" calcext:value-type="string">
            <text:p>2A1F</text:p>
          </table:table-cell>
          <table:table-cell table:style-name="ce15" table:formula="of:=INT(([.G77]-479)/2)" office:value-type="float" office:value="2719" calcext:value-type="float">
            <text:p>2719</text:p>
          </table:table-cell>
          <table:table-cell table:formula="of:=INT([.N77]/32)" office:value-type="float" office:value="84" calcext:value-type="float">
            <text:p>84</text:p>
          </table:table-cell>
          <table:table-cell table:formula="of:=MOD([.N77];32)" office:value-type="float" office:value="31" calcext:value-type="float">
            <text:p>31</text:p>
          </table:table-cell>
          <table:table-cell table:number-columns-repeated="100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78]-ROUNDDOWN([.A78]/9; )" office:value-type="float" office:value="23" calcext:value-type="float">
            <text:p>23</text:p>
          </table:table-cell>
          <table:table-cell table:formula="of:=LOOKUP([.G78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E</text:p>
          </table:table-cell>
          <table:table-cell table:formula="of:=MOD([.A78];9)" office:value-type="float" office:value="7" calcext:value-type="float">
            <text:p>7</text:p>
          </table:table-cell>
          <table:table-cell table:style-name="ce12" office:value-type="float" office:value="5925" calcext:value-type="float">
            <text:p>5925</text:p>
          </table:table-cell>
          <table:table-cell table:style-name="ce13" office:value-type="string" calcext:value-type="string">
            <text:p>2a83</text:p>
          </table:table-cell>
          <table:table-cell table:style-name="ce3"/>
          <table:table-cell table:style-name="ce6" table:formula="of:=IF([.E78]=&quot;D&quot;;&quot;&quot;;[.G78])" office:value-type="float" office:value="5925" calcext:value-type="float">
            <text:p>5925</text:p>
          </table:table-cell>
          <table:table-cell table:style-name="ce6" table:formula="of:=IF([.E78]=&quot;D&quot;;&quot;&quot;;[.B78])" office:value-type="float" office:value="23" calcext:value-type="float">
            <text:p>23</text:p>
          </table:table-cell>
          <table:table-cell/>
          <table:table-cell table:formula="of:=DEC2HEX([.O78]*2^7+[.P78];4)" office:value-type="string" office:string-value="2A83" calcext:value-type="string">
            <text:p>2A83</text:p>
          </table:table-cell>
          <table:table-cell table:style-name="ce15" table:formula="of:=INT(([.G78]-479)/2)" office:value-type="float" office:value="2723" calcext:value-type="float">
            <text:p>2723</text:p>
          </table:table-cell>
          <table:table-cell table:formula="of:=INT([.N78]/32)" office:value-type="float" office:value="85" calcext:value-type="float">
            <text:p>85</text:p>
          </table:table-cell>
          <table:table-cell table:formula="of:=MOD([.N78];32)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79]-ROUNDDOWN([.A79]/9; )" office:value-type="float" office:value="80" calcext:value-type="float">
            <text:p>80</text:p>
          </table:table-cell>
          <table:table-cell table:formula="of:=LOOKUP([.G79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H</text:p>
          </table:table-cell>
          <table:table-cell table:formula="of:=MOD([.A79];9)" office:value-type="float" office:value="8" calcext:value-type="float">
            <text:p>8</text:p>
          </table:table-cell>
          <table:table-cell table:style-name="ce12" office:value-type="float" office:value="5933" calcext:value-type="float">
            <text:p>5933</text:p>
          </table:table-cell>
          <table:table-cell table:style-name="ce13" office:value-type="string" calcext:value-type="string">
            <text:p>2a87</text:p>
          </table:table-cell>
          <table:table-cell table:style-name="ce3"/>
          <table:table-cell table:style-name="ce6" table:formula="of:=IF([.E79]=&quot;D&quot;;&quot;&quot;;[.G79])" office:value-type="float" office:value="5933" calcext:value-type="float">
            <text:p>5933</text:p>
          </table:table-cell>
          <table:table-cell table:style-name="ce6" table:formula="of:=IF([.E79]=&quot;D&quot;;&quot;&quot;;IF([.B79]&gt;43;[.B79]-8;[.B79]))" office:value-type="float" office:value="72" calcext:value-type="float">
            <text:p>72</text:p>
          </table:table-cell>
          <table:table-cell/>
          <table:table-cell table:formula="of:=DEC2HEX([.O79]*2^7+[.P79];4)" office:value-type="string" office:string-value="2A87" calcext:value-type="string">
            <text:p>2A87</text:p>
          </table:table-cell>
          <table:table-cell table:style-name="ce15" table:formula="of:=INT(([.G79]-479)/2)" office:value-type="float" office:value="2727" calcext:value-type="float">
            <text:p>2727</text:p>
          </table:table-cell>
          <table:table-cell table:formula="of:=INT([.N79]/32)" office:value-type="float" office:value="85" calcext:value-type="float">
            <text:p>85</text:p>
          </table:table-cell>
          <table:table-cell table:formula="of:=MOD([.N79];32)" office:value-type="float" office:value="7" calcext:value-type="float">
            <text:p>7</text:p>
          </table:table-cell>
          <table:table-cell table:number-columns-repeated="100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80]-ROUNDDOWN([.A80]/9; )" office:value-type="float" office:value="24" calcext:value-type="float">
            <text:p>24</text:p>
          </table:table-cell>
          <table:table-cell table:formula="of:=LOOKUP([.G80];[sortie.E$1:.E$126];[sortie.F$1:.F$126])" office:value-type="float" office:value="5785" calcext:value-type="float">
            <text:p>5785</text:p>
          </table:table-cell>
          <table:table-cell/>
          <table:table-cell office:value-type="string" calcext:value-type="string">
            <text:p>E</text:p>
          </table:table-cell>
          <table:table-cell table:formula="of:=MOD([.A80];9)" office:value-type="float" office:value="8" calcext:value-type="float">
            <text:p>8</text:p>
          </table:table-cell>
          <table:table-cell table:style-name="ce12" office:value-type="float" office:value="5945" calcext:value-type="float">
            <text:p>5945</text:p>
          </table:table-cell>
          <table:table-cell table:style-name="ce13" office:value-type="string" calcext:value-type="string">
            <text:p>2a8d</text:p>
          </table:table-cell>
          <table:table-cell table:style-name="ce3"/>
          <table:table-cell table:style-name="ce6" table:formula="of:=IF([.E80]=&quot;D&quot;;&quot;&quot;;[.G80])" office:value-type="float" office:value="5945" calcext:value-type="float">
            <text:p>5945</text:p>
          </table:table-cell>
          <table:table-cell table:style-name="ce6" table:formula="of:=IF([.E80]=&quot;D&quot;;&quot;&quot;;[.B80])" office:value-type="float" office:value="24" calcext:value-type="float">
            <text:p>24</text:p>
          </table:table-cell>
          <table:table-cell/>
          <table:table-cell table:formula="of:=DEC2HEX([.O80]*2^7+[.P80];4)" office:value-type="string" office:string-value="2A8D" calcext:value-type="string">
            <text:p>2A8D</text:p>
          </table:table-cell>
          <table:table-cell table:style-name="ce15" table:formula="of:=INT(([.G80]-479)/2)" office:value-type="float" office:value="2733" calcext:value-type="float">
            <text:p>2733</text:p>
          </table:table-cell>
          <table:table-cell table:formula="of:=INT([.N80]/32)" office:value-type="float" office:value="85" calcext:value-type="float">
            <text:p>85</text:p>
          </table:table-cell>
          <table:table-cell table:formula="of:=MOD([.N80];32)" office:value-type="float" office:value="13" calcext:value-type="float">
            <text:p>13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1]-ROUNDDOWN([.A81]/9; )" office:value-type="float" office:value="8" calcext:value-type="float">
            <text:p>8</text:p>
          </table:table-cell>
          <table:table-cell table:formula="of:=LOOKUP([.G81];[sortie.E$1:.E$126];[sortie.F$1:.F$126])" office:value-type="float" office:value="43" calcext:value-type="float">
            <text:p>43</text:p>
          </table:table-cell>
          <table:table-cell table:number-columns-repeated="2"/>
          <table:table-cell table:formula="of:=MOD([.A81];9)" office:value-type="float" office:value="0" calcext:value-type="float">
            <text:p>0</text:p>
          </table:table-cell>
          <table:table-cell table:style-name="ce12"/>
          <table:table-cell table:style-name="ce13"/>
          <table:table-cell table:style-name="ce3"/>
          <table:table-cell table:style-name="ce6" table:formula="of:=IF([.E81]=&quot;D&quot;;&quot;&quot;;[.G81])" office:value-type="float" office:value="0" calcext:value-type="float">
            <text:p>0</text:p>
          </table:table-cell>
          <table:table-cell table:style-name="ce6" table:formula="of:=IF([.E81]=&quot;D&quot;;&quot;&quot;;[.B81])" office:value-type="float" office:value="8" calcext:value-type="float">
            <text:p>8</text:p>
          </table:table-cell>
          <table:table-cell/>
          <table:table-cell table:formula="of:=DEC2HEX([.O81]*2^7+[.P81];4)" office:value-type="string" office:string-value="FFFFFFFC10" calcext:value-type="string">
            <text:p>FFFFFFFC10</text:p>
          </table:table-cell>
          <table:table-cell table:style-name="ce15" table:formula="of:=INT(([.G81]-479)/2)" office:value-type="float" office:value="-240" calcext:value-type="float">
            <text:p>-240</text:p>
          </table:table-cell>
          <table:table-cell table:formula="of:=INT([.N81]/32)" office:value-type="float" office:value="-8" calcext:value-type="float">
            <text:p>-8</text:p>
          </table:table-cell>
          <table:table-cell table:formula="of:=MOD([.N81];32)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82]-ROUNDDOWN([.A82]/9; )" office:value-type="float" office:value="16" calcext:value-type="float">
            <text:p>16</text:p>
          </table:table-cell>
          <table:table-cell table:formula="of:=LOOKUP([.G82];[sortie.E$1:.E$126];[sortie.F$1:.F$126])" office:value-type="float" office:value="43" calcext:value-type="float">
            <text:p>43</text:p>
          </table:table-cell>
          <table:table-cell table:number-columns-repeated="2"/>
          <table:table-cell table:formula="of:=MOD([.A82];9)" office:value-type="float" office:value="0" calcext:value-type="float">
            <text:p>0</text:p>
          </table:table-cell>
          <table:table-cell table:style-name="ce12"/>
          <table:table-cell table:style-name="ce13"/>
          <table:table-cell table:style-name="ce3"/>
          <table:table-cell table:style-name="ce6" table:formula="of:=IF([.E82]=&quot;D&quot;;&quot;&quot;;[.G82])" office:value-type="float" office:value="0" calcext:value-type="float">
            <text:p>0</text:p>
          </table:table-cell>
          <table:table-cell table:style-name="ce6" table:formula="of:=IF([.E82]=&quot;D&quot;;&quot;&quot;;[.B82])" office:value-type="float" office:value="16" calcext:value-type="float">
            <text:p>16</text:p>
          </table:table-cell>
          <table:table-cell/>
          <table:table-cell table:formula="of:=DEC2HEX([.O82]*2^7+[.P82];4)" office:value-type="string" office:string-value="FFFFFFFC10" calcext:value-type="string">
            <text:p>FFFFFFFC10</text:p>
          </table:table-cell>
          <table:table-cell table:style-name="ce15" table:formula="of:=INT(([.G82]-479)/2)" office:value-type="float" office:value="-240" calcext:value-type="float">
            <text:p>-240</text:p>
          </table:table-cell>
          <table:table-cell table:formula="of:=INT([.N82]/32)" office:value-type="float" office:value="-8" calcext:value-type="float">
            <text:p>-8</text:p>
          </table:table-cell>
          <table:table-cell table:formula="of:=MOD([.N82];32)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83]-ROUNDDOWN([.A83]/9; )" office:value-type="float" office:value="24" calcext:value-type="float">
            <text:p>24</text:p>
          </table:table-cell>
          <table:table-cell table:formula="of:=LOOKUP([.G83];[sortie.E$1:.E$126];[sortie.F$1:.F$126])" office:value-type="float" office:value="43" calcext:value-type="float">
            <text:p>43</text:p>
          </table:table-cell>
          <table:table-cell table:number-columns-repeated="2"/>
          <table:table-cell table:formula="of:=MOD([.A83];9)" office:value-type="float" office:value="0" calcext:value-type="float">
            <text:p>0</text:p>
          </table:table-cell>
          <table:table-cell table:style-name="ce12"/>
          <table:table-cell table:style-name="ce13"/>
          <table:table-cell table:style-name="ce3"/>
          <table:table-cell table:style-name="ce6" table:formula="of:=IF([.E83]=&quot;D&quot;;&quot;&quot;;[.G83])" office:value-type="float" office:value="0" calcext:value-type="float">
            <text:p>0</text:p>
          </table:table-cell>
          <table:table-cell table:style-name="ce6" table:formula="of:=IF([.E83]=&quot;D&quot;;&quot;&quot;;[.B83])" office:value-type="float" office:value="24" calcext:value-type="float">
            <text:p>24</text:p>
          </table:table-cell>
          <table:table-cell/>
          <table:table-cell table:formula="of:=DEC2HEX([.O83]*2^7+[.P83];4)" office:value-type="string" office:string-value="FFFFFFFC10" calcext:value-type="string">
            <text:p>FFFFFFFC10</text:p>
          </table:table-cell>
          <table:table-cell table:style-name="ce15" table:formula="of:=INT(([.G83]-479)/2)" office:value-type="float" office:value="-240" calcext:value-type="float">
            <text:p>-240</text:p>
          </table:table-cell>
          <table:table-cell table:formula="of:=INT([.N83]/32)" office:value-type="float" office:value="-8" calcext:value-type="float">
            <text:p>-8</text:p>
          </table:table-cell>
          <table:table-cell table:formula="of:=MOD([.N83];32)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84]-ROUNDDOWN([.A84]/9; )" office:value-type="float" office:value="32" calcext:value-type="float">
            <text:p>32</text:p>
          </table:table-cell>
          <table:table-cell table:formula="of:=LOOKUP([.G84];[sortie.E$1:.E$126];[sortie.F$1:.F$126])" office:value-type="float" office:value="43" calcext:value-type="float">
            <text:p>43</text:p>
          </table:table-cell>
          <table:table-cell table:number-columns-repeated="2"/>
          <table:table-cell table:formula="of:=MOD([.A84];9)" office:value-type="float" office:value="0" calcext:value-type="float">
            <text:p>0</text:p>
          </table:table-cell>
          <table:table-cell table:style-name="ce12"/>
          <table:table-cell table:style-name="ce13"/>
          <table:table-cell table:style-name="ce3"/>
          <table:table-cell table:style-name="ce6" table:formula="of:=IF([.E84]=&quot;D&quot;;&quot;&quot;;[.G84])" office:value-type="float" office:value="0" calcext:value-type="float">
            <text:p>0</text:p>
          </table:table-cell>
          <table:table-cell table:style-name="ce6" table:formula="of:=IF([.E84]=&quot;D&quot;;&quot;&quot;;[.B84])" office:value-type="float" office:value="32" calcext:value-type="float">
            <text:p>32</text:p>
          </table:table-cell>
          <table:table-cell/>
          <table:table-cell table:formula="of:=DEC2HEX([.O84]*2^7+[.P84];4)" office:value-type="string" office:string-value="FFFFFFFC10" calcext:value-type="string">
            <text:p>FFFFFFFC10</text:p>
          </table:table-cell>
          <table:table-cell table:style-name="ce15" table:formula="of:=INT(([.G84]-479)/2)" office:value-type="float" office:value="-240" calcext:value-type="float">
            <text:p>-240</text:p>
          </table:table-cell>
          <table:table-cell table:formula="of:=INT([.N84]/32)" office:value-type="float" office:value="-8" calcext:value-type="float">
            <text:p>-8</text:p>
          </table:table-cell>
          <table:table-cell table:formula="of:=MOD([.N84];32)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85]-ROUNDDOWN([.A85]/9; )" office:value-type="float" office:value="40" calcext:value-type="float">
            <text:p>40</text:p>
          </table:table-cell>
          <table:table-cell table:formula="of:=LOOKUP([.G85];[sortie.E$1:.E$126];[sortie.F$1:.F$126])" office:value-type="float" office:value="43" calcext:value-type="float">
            <text:p>43</text:p>
          </table:table-cell>
          <table:table-cell table:number-columns-repeated="2"/>
          <table:table-cell table:formula="of:=MOD([.A85];9)" office:value-type="float" office:value="0" calcext:value-type="float">
            <text:p>0</text:p>
          </table:table-cell>
          <table:table-cell table:style-name="ce12"/>
          <table:table-cell table:style-name="ce13"/>
          <table:table-cell table:style-name="ce3"/>
          <table:table-cell table:style-name="ce6" table:formula="of:=IF([.E85]=&quot;D&quot;;&quot;&quot;;[.G85])" office:value-type="float" office:value="0" calcext:value-type="float">
            <text:p>0</text:p>
          </table:table-cell>
          <table:table-cell table:style-name="ce6" table:formula="of:=IF([.E85]=&quot;D&quot;;&quot;&quot;;[.B85])" office:value-type="float" office:value="40" calcext:value-type="float">
            <text:p>40</text:p>
          </table:table-cell>
          <table:table-cell/>
          <table:table-cell table:formula="of:=DEC2HEX([.O85]*2^7+[.P85];4)" office:value-type="string" office:string-value="FFFFFFFC10" calcext:value-type="string">
            <text:p>FFFFFFFC10</text:p>
          </table:table-cell>
          <table:table-cell table:style-name="ce15" table:formula="of:=INT(([.G85]-479)/2)" office:value-type="float" office:value="-240" calcext:value-type="float">
            <text:p>-240</text:p>
          </table:table-cell>
          <table:table-cell table:formula="of:=INT([.N85]/32)" office:value-type="float" office:value="-8" calcext:value-type="float">
            <text:p>-8</text:p>
          </table:table-cell>
          <table:table-cell table:formula="of:=MOD([.N85];32)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6]-ROUNDDOWN([.A86]/9; )" office:value-type="float" office:value="48" calcext:value-type="float">
            <text:p>48</text:p>
          </table:table-cell>
          <table:table-cell table:formula="of:=LOOKUP([.G86];[sortie.E$1:.E$126];[sortie.F$1:.F$126])" office:value-type="float" office:value="43" calcext:value-type="float">
            <text:p>43</text:p>
          </table:table-cell>
          <table:table-cell table:number-columns-repeated="2"/>
          <table:table-cell table:formula="of:=MOD([.A86];9)" office:value-type="float" office:value="0" calcext:value-type="float">
            <text:p>0</text:p>
          </table:table-cell>
          <table:table-cell table:style-name="ce12"/>
          <table:table-cell table:style-name="ce13"/>
          <table:table-cell table:style-name="ce3"/>
          <table:table-cell table:style-name="ce6" table:formula="of:=IF([.E86]=&quot;D&quot;;&quot;&quot;;[.G86])" office:value-type="float" office:value="0" calcext:value-type="float">
            <text:p>0</text:p>
          </table:table-cell>
          <table:table-cell table:style-name="ce6" table:formula="of:=IF([.E86]=&quot;D&quot;;&quot;&quot;;IF([.B86]&gt;43;[.B86]-8;[.B86]))" office:value-type="float" office:value="40" calcext:value-type="float">
            <text:p>40</text:p>
          </table:table-cell>
          <table:table-cell/>
          <table:table-cell table:formula="of:=DEC2HEX([.O86]*2^7+[.P86];4)" office:value-type="string" office:string-value="FFFFFFFC10" calcext:value-type="string">
            <text:p>FFFFFFFC10</text:p>
          </table:table-cell>
          <table:table-cell table:style-name="ce15" table:formula="of:=INT(([.G86]-479)/2)" office:value-type="float" office:value="-240" calcext:value-type="float">
            <text:p>-240</text:p>
          </table:table-cell>
          <table:table-cell table:formula="of:=INT([.N86]/32)" office:value-type="float" office:value="-8" calcext:value-type="float">
            <text:p>-8</text:p>
          </table:table-cell>
          <table:table-cell table:formula="of:=MOD([.N86];32)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87]-ROUNDDOWN([.A87]/9; )" office:value-type="float" office:value="56" calcext:value-type="float">
            <text:p>56</text:p>
          </table:table-cell>
          <table:table-cell table:formula="of:=LOOKUP([.G87];[sortie.E$1:.E$126];[sortie.F$1:.F$126])" office:value-type="float" office:value="43" calcext:value-type="float">
            <text:p>43</text:p>
          </table:table-cell>
          <table:table-cell table:number-columns-repeated="2"/>
          <table:table-cell table:formula="of:=MOD([.A87];9)" office:value-type="float" office:value="0" calcext:value-type="float">
            <text:p>0</text:p>
          </table:table-cell>
          <table:table-cell table:style-name="ce12"/>
          <table:table-cell table:style-name="ce13"/>
          <table:table-cell table:style-name="ce3"/>
          <table:table-cell table:style-name="ce6" table:formula="of:=IF([.E87]=&quot;D&quot;;&quot;&quot;;[.G87])" office:value-type="float" office:value="0" calcext:value-type="float">
            <text:p>0</text:p>
          </table:table-cell>
          <table:table-cell table:style-name="ce6" table:formula="of:=IF([.E87]=&quot;D&quot;;&quot;&quot;;IF([.B87]&gt;43;[.B87]-8;[.B87]))" office:value-type="float" office:value="48" calcext:value-type="float">
            <text:p>48</text:p>
          </table:table-cell>
          <table:table-cell/>
          <table:table-cell table:formula="of:=DEC2HEX([.O87]*2^7+[.P87];4)" office:value-type="string" office:string-value="FFFFFFFC10" calcext:value-type="string">
            <text:p>FFFFFFFC10</text:p>
          </table:table-cell>
          <table:table-cell table:style-name="ce15" table:formula="of:=INT(([.G87]-479)/2)" office:value-type="float" office:value="-240" calcext:value-type="float">
            <text:p>-240</text:p>
          </table:table-cell>
          <table:table-cell table:formula="of:=INT([.N87]/32)" office:value-type="float" office:value="-8" calcext:value-type="float">
            <text:p>-8</text:p>
          </table:table-cell>
          <table:table-cell table:formula="of:=MOD([.N87];32)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88]-ROUNDDOWN([.A88]/9; )" office:value-type="float" office:value="64" calcext:value-type="float">
            <text:p>64</text:p>
          </table:table-cell>
          <table:table-cell table:formula="of:=LOOKUP([.G88];[sortie.E$1:.E$126];[sortie.F$1:.F$126])" office:value-type="float" office:value="43" calcext:value-type="float">
            <text:p>43</text:p>
          </table:table-cell>
          <table:table-cell table:number-columns-repeated="2"/>
          <table:table-cell table:formula="of:=MOD([.A88];9)" office:value-type="float" office:value="0" calcext:value-type="float">
            <text:p>0</text:p>
          </table:table-cell>
          <table:table-cell table:style-name="ce12"/>
          <table:table-cell table:style-name="ce13"/>
          <table:table-cell table:style-name="ce3"/>
          <table:table-cell table:style-name="ce6" table:formula="of:=IF([.E88]=&quot;D&quot;;&quot;&quot;;[.G88])" office:value-type="float" office:value="0" calcext:value-type="float">
            <text:p>0</text:p>
          </table:table-cell>
          <table:table-cell table:style-name="ce6" table:formula="of:=IF([.E88]=&quot;D&quot;;&quot;&quot;;IF([.B88]&gt;43;[.B88]-8;[.B88]))" office:value-type="float" office:value="56" calcext:value-type="float">
            <text:p>56</text:p>
          </table:table-cell>
          <table:table-cell/>
          <table:table-cell table:formula="of:=DEC2HEX([.O88]*2^7+[.P88];4)" office:value-type="string" office:string-value="FFFFFFFC10" calcext:value-type="string">
            <text:p>FFFFFFFC10</text:p>
          </table:table-cell>
          <table:table-cell table:style-name="ce15" table:formula="of:=INT(([.G88]-479)/2)" office:value-type="float" office:value="-240" calcext:value-type="float">
            <text:p>-240</text:p>
          </table:table-cell>
          <table:table-cell table:formula="of:=INT([.N88]/32)" office:value-type="float" office:value="-8" calcext:value-type="float">
            <text:p>-8</text:p>
          </table:table-cell>
          <table:table-cell table:formula="of:=MOD([.N88];32)" office:value-type="float" office:value="16" calcext:value-type="float">
            <text:p>16</text:p>
          </table:table-cell>
          <table:table-cell table:number-columns-repeated="1001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9]-ROUNDDOWN([.A89]/9; )" office:value-type="float" office:value="72" calcext:value-type="float">
            <text:p>72</text:p>
          </table:table-cell>
          <table:table-cell table:formula="of:=LOOKUP([.G89];[sortie.E$1:.E$126];[sortie.F$1:.F$126])" office:value-type="float" office:value="43" calcext:value-type="float">
            <text:p>43</text:p>
          </table:table-cell>
          <table:table-cell table:number-columns-repeated="2"/>
          <table:table-cell table:formula="of:=MOD([.A89];9)" office:value-type="float" office:value="0" calcext:value-type="float">
            <text:p>0</text:p>
          </table:table-cell>
          <table:table-cell table:style-name="ce12"/>
          <table:table-cell table:style-name="ce13"/>
          <table:table-cell table:style-name="ce3"/>
          <table:table-cell table:style-name="ce6" table:formula="of:=IF([.E89]=&quot;D&quot;;&quot;&quot;;[.G89])" office:value-type="float" office:value="0" calcext:value-type="float">
            <text:p>0</text:p>
          </table:table-cell>
          <table:table-cell table:style-name="ce6" table:formula="of:=IF([.E89]=&quot;D&quot;;&quot;&quot;;IF([.B89]&gt;43;[.B89]-8;[.B89]))" office:value-type="float" office:value="64" calcext:value-type="float">
            <text:p>64</text:p>
          </table:table-cell>
          <table:table-cell/>
          <table:table-cell table:formula="of:=DEC2HEX([.O89]*2^7+[.P89];4)" office:value-type="string" office:string-value="FFFFFFFC10" calcext:value-type="string">
            <text:p>FFFFFFFC10</text:p>
          </table:table-cell>
          <table:table-cell table:style-name="ce15" table:formula="of:=INT(([.G89]-479)/2)" office:value-type="float" office:value="-240" calcext:value-type="float">
            <text:p>-240</text:p>
          </table:table-cell>
          <table:table-cell table:formula="of:=INT([.N89]/32)" office:value-type="float" office:value="-8" calcext:value-type="float">
            <text:p>-8</text:p>
          </table:table-cell>
          <table:table-cell table:formula="of:=MOD([.N89];32)" office:value-type="float" office:value="16" calcext:value-type="float">
            <text:p>16</text:p>
          </table:table-cell>
          <table:table-cell table:number-columns-repeated="1001"/>
        </table:table-row>
        <table:table-row table:style-name="ro1" table:number-rows-repeated="1048486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sortie" table:style-name="ta1">
        <table:table-column table:style-name="co23" table:number-columns-repeated="1024" table:default-cell-style-name="ce1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number-columns-repeated="93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NDEX([order.$B$1:.$M$179];[.B$1];[.$A2])" office:value-type="float" office:value="5325" calcext:value-type="float">
            <text:p>5325</text:p>
          </table:table-cell>
          <table:table-cell table:formula="of:=INDEX([order.$B$1:.$M$179];[.C$1];[.$A2])" office:value-type="float" office:value="5333" calcext:value-type="float">
            <text:p>5333</text:p>
          </table:table-cell>
          <table:table-cell table:formula="of:=INDEX([order.$B$1:.$M$179];[.D$1];[.$A2])" office:value-type="float" office:value="5348" calcext:value-type="float">
            <text:p>5348</text:p>
          </table:table-cell>
          <table:table-cell table:formula="of:=INDEX([order.$B$1:.$M$179];[.E$1];[.$A2])" office:value-type="float" office:value="5362" calcext:value-type="float">
            <text:p>5362</text:p>
          </table:table-cell>
          <table:table-cell table:formula="of:=INDEX([order.$B$1:.$M$179];[.F$1];[.$A2])" office:value-type="float" office:value="5366" calcext:value-type="float">
            <text:p>5366</text:p>
          </table:table-cell>
          <table:table-cell table:formula="of:=INDEX([order.$B$1:.$M$179];[.G$1];[.$A2])" office:value-type="float" office:value="5373" calcext:value-type="float">
            <text:p>5373</text:p>
          </table:table-cell>
          <table:table-cell table:formula="of:=INDEX([order.$B$1:.$M$179];[.H$1];[.$A2])" office:value-type="float" office:value="5384" calcext:value-type="float">
            <text:p>5384</text:p>
          </table:table-cell>
          <table:table-cell table:formula="of:=INDEX([order.$B$1:.$M$179];[.I$1];[.$A2])" office:value-type="float" office:value="5399" calcext:value-type="float">
            <text:p>5399</text:p>
          </table:table-cell>
          <table:table-cell table:formula="of:=INDEX([order.$B$1:.$M$179];[.J$1];[.$A2])" office:value-type="float" office:value="5402" calcext:value-type="float">
            <text:p>5402</text:p>
          </table:table-cell>
          <table:table-cell table:formula="of:=INDEX([order.$B$1:.$M$179];[.K$1];[.$A2])" office:value-type="float" office:value="5413" calcext:value-type="float">
            <text:p>5413</text:p>
          </table:table-cell>
          <table:table-cell table:formula="of:=INDEX([order.$B$1:.$M$179];[.L$1];[.$A2])" office:value-type="float" office:value="5420" calcext:value-type="float">
            <text:p>5420</text:p>
          </table:table-cell>
          <table:table-cell table:formula="of:=INDEX([order.$B$1:.$M$179];[.M$1];[.$A2])" office:value-type="float" office:value="5436" calcext:value-type="float">
            <text:p>5436</text:p>
          </table:table-cell>
          <table:table-cell table:formula="of:=INDEX([order.$B$1:.$M$179];[.N$1];[.$A2])" office:value-type="float" office:value="5438" calcext:value-type="float">
            <text:p>5438</text:p>
          </table:table-cell>
          <table:table-cell table:formula="of:=INDEX([order.$B$1:.$M$179];[.O$1];[.$A2])" office:value-type="float" office:value="5453" calcext:value-type="float">
            <text:p>5453</text:p>
          </table:table-cell>
          <table:table-cell table:formula="of:=INDEX([order.$B$1:.$M$179];[.P$1];[.$A2])" office:value-type="float" office:value="5456" calcext:value-type="float">
            <text:p>5456</text:p>
          </table:table-cell>
          <table:table-cell table:formula="of:=INDEX([order.$B$1:.$M$179];[.Q$1];[.$A2])" office:value-type="float" office:value="5473" calcext:value-type="float">
            <text:p>5473</text:p>
          </table:table-cell>
          <table:table-cell table:formula="of:=INDEX([order.$B$1:.$M$179];[.R$1];[.$A2])" office:value-type="float" office:value="5474" calcext:value-type="float">
            <text:p>5474</text:p>
          </table:table-cell>
          <table:table-cell table:formula="of:=INDEX([order.$B$1:.$M$179];[.S$1];[.$A2])" office:value-type="float" office:value="5493" calcext:value-type="float">
            <text:p>5493</text:p>
          </table:table-cell>
          <table:table-cell table:formula="of:=INDEX([order.$B$1:.$M$179];[.T$1];[.$A2])" office:value-type="float" office:value="5510" calcext:value-type="float">
            <text:p>5510</text:p>
          </table:table-cell>
          <table:table-cell table:formula="of:=INDEX([order.$B$1:.$M$179];[.U$1];[.$A2])" office:value-type="float" office:value="5510" calcext:value-type="float">
            <text:p>5510</text:p>
          </table:table-cell>
          <table:table-cell table:formula="of:=INDEX([order.$B$1:.$M$179];[.V$1];[.$A2])" office:value-type="float" office:value="5528" calcext:value-type="float">
            <text:p>5528</text:p>
          </table:table-cell>
          <table:table-cell table:formula="of:=INDEX([order.$B$1:.$M$179];[.W$1];[.$A2])" office:value-type="float" office:value="5533" calcext:value-type="float">
            <text:p>5533</text:p>
          </table:table-cell>
          <table:table-cell table:formula="of:=INDEX([order.$B$1:.$M$179];[.X$1];[.$A2])" office:value-type="float" office:value="5546" calcext:value-type="float">
            <text:p>5546</text:p>
          </table:table-cell>
          <table:table-cell table:formula="of:=INDEX([order.$B$1:.$M$179];[.Y$1];[.$A2])" office:value-type="float" office:value="5547" calcext:value-type="float">
            <text:p>5547</text:p>
          </table:table-cell>
          <table:table-cell table:formula="of:=INDEX([order.$B$1:.$M$179];[.Z$1];[.$A2])" office:value-type="float" office:value="5564" calcext:value-type="float">
            <text:p>5564</text:p>
          </table:table-cell>
          <table:table-cell table:formula="of:=INDEX([order.$B$1:.$M$179];[.AA$1];[.$A2])" office:value-type="float" office:value="5573" calcext:value-type="float">
            <text:p>5573</text:p>
          </table:table-cell>
          <table:table-cell table:formula="of:=INDEX([order.$B$1:.$M$179];[.AB$1];[.$A2])" office:value-type="float" office:value="5582" calcext:value-type="float">
            <text:p>5582</text:p>
          </table:table-cell>
          <table:table-cell table:formula="of:=INDEX([order.$B$1:.$M$179];[.AC$1];[.$A2])" office:value-type="float" office:value="5584" calcext:value-type="float">
            <text:p>5584</text:p>
          </table:table-cell>
          <table:table-cell table:formula="of:=INDEX([order.$B$1:.$M$179];[.AD$1];[.$A2])" office:value-type="float" office:value="5600" calcext:value-type="float">
            <text:p>5600</text:p>
          </table:table-cell>
          <table:table-cell table:formula="of:=INDEX([order.$B$1:.$M$179];[.AE$1];[.$A2])" office:value-type="float" office:value="5613" calcext:value-type="float">
            <text:p>5613</text:p>
          </table:table-cell>
          <table:table-cell table:formula="of:=INDEX([order.$B$1:.$M$179];[.AF$1];[.$A2])" office:value-type="float" office:value="5621" calcext:value-type="float">
            <text:p>5621</text:p>
          </table:table-cell>
          <table:table-cell table:formula="of:=INDEX([order.$B$1:.$M$179];[.AG$1];[.$A2])" office:value-type="float" office:value="5645" calcext:value-type="float">
            <text:p>5645</text:p>
          </table:table-cell>
          <table:table-cell table:formula="of:=INDEX([order.$B$1:.$M$179];[.AH$1];[.$A2])" office:value-type="float" office:value="5653" calcext:value-type="float">
            <text:p>5653</text:p>
          </table:table-cell>
          <table:table-cell table:formula="of:=INDEX([order.$B$1:.$M$179];[.AI$1];[.$A2])" office:value-type="float" office:value="5658" calcext:value-type="float">
            <text:p>5658</text:p>
          </table:table-cell>
          <table:table-cell table:formula="of:=INDEX([order.$B$1:.$M$179];[.AJ$1];[.$A2])" office:value-type="float" office:value="5665" calcext:value-type="float">
            <text:p>5665</text:p>
          </table:table-cell>
          <table:table-cell table:formula="of:=INDEX([order.$B$1:.$M$179];[.AK$1];[.$A2])" office:value-type="float" office:value="5685" calcext:value-type="float">
            <text:p>5685</text:p>
          </table:table-cell>
          <table:table-cell table:formula="of:=INDEX([order.$B$1:.$M$179];[.AL$1];[.$A2])" office:value-type="float" office:value="5693" calcext:value-type="float">
            <text:p>5693</text:p>
          </table:table-cell>
          <table:table-cell table:formula="of:=INDEX([order.$B$1:.$M$179];[.AM$1];[.$A2])" office:value-type="float" office:value="5695" calcext:value-type="float">
            <text:p>5695</text:p>
          </table:table-cell>
          <table:table-cell table:formula="of:=INDEX([order.$B$1:.$M$179];[.AN$1];[.$A2])" office:value-type="float" office:value="5705" calcext:value-type="float">
            <text:p>5705</text:p>
          </table:table-cell>
          <table:table-cell table:formula="of:=INDEX([order.$B$1:.$M$179];[.AO$1];[.$A2])" office:value-type="float" office:value="5725" calcext:value-type="float">
            <text:p>5725</text:p>
          </table:table-cell>
          <table:table-cell table:formula="of:=INDEX([order.$B$1:.$M$179];[.AP$1];[.$A2])" office:value-type="float" office:value="5732" calcext:value-type="float">
            <text:p>5732</text:p>
          </table:table-cell>
          <table:table-cell table:formula="of:=INDEX([order.$B$1:.$M$179];[.AQ$1];[.$A2])" office:value-type="float" office:value="5733" calcext:value-type="float">
            <text:p>5733</text:p>
          </table:table-cell>
          <table:table-cell table:formula="of:=INDEX([order.$B$1:.$M$179];[.AR$1];[.$A2])" office:value-type="float" office:value="5733" calcext:value-type="float">
            <text:p>5733</text:p>
          </table:table-cell>
          <table:table-cell table:formula="of:=INDEX([order.$B$1:.$M$179];[.AS$1];[.$A2])" office:value-type="float" office:value="5740" calcext:value-type="float">
            <text:p>5740</text:p>
          </table:table-cell>
          <table:table-cell table:formula="of:=INDEX([order.$B$1:.$M$179];[.AT$1];[.$A2])" office:value-type="float" office:value="5745" calcext:value-type="float">
            <text:p>5745</text:p>
          </table:table-cell>
          <table:table-cell table:formula="of:=INDEX([order.$B$1:.$M$179];[.AU$1];[.$A2])" office:value-type="float" office:value="5752" calcext:value-type="float">
            <text:p>5752</text:p>
          </table:table-cell>
          <table:table-cell table:formula="of:=INDEX([order.$B$1:.$M$179];[.AV$1];[.$A2])" office:value-type="float" office:value="5760" calcext:value-type="float">
            <text:p>5760</text:p>
          </table:table-cell>
          <table:table-cell table:formula="of:=INDEX([order.$B$1:.$M$179];[.AW$1];[.$A2])" office:value-type="float" office:value="5765" calcext:value-type="float">
            <text:p>5765</text:p>
          </table:table-cell>
          <table:table-cell table:formula="of:=INDEX([order.$B$1:.$M$179];[.AX$1];[.$A2])" office:value-type="float" office:value="5769" calcext:value-type="float">
            <text:p>5769</text:p>
          </table:table-cell>
          <table:table-cell table:formula="of:=INDEX([order.$B$1:.$M$179];[.AY$1];[.$A2])" office:value-type="float" office:value="5771" calcext:value-type="float">
            <text:p>5771</text:p>
          </table:table-cell>
          <table:table-cell table:formula="of:=INDEX([order.$B$1:.$M$179];[.AZ$1];[.$A2])" office:value-type="float" office:value="5773" calcext:value-type="float">
            <text:p>5773</text:p>
          </table:table-cell>
          <table:table-cell table:formula="of:=INDEX([order.$B$1:.$M$179];[.BA$1];[.$A2])" office:value-type="float" office:value="5780" calcext:value-type="float">
            <text:p>5780</text:p>
          </table:table-cell>
          <table:table-cell table:formula="of:=INDEX([order.$B$1:.$M$179];[.BB$1];[.$A2])" office:value-type="float" office:value="5785" calcext:value-type="float">
            <text:p>5785</text:p>
          </table:table-cell>
          <table:table-cell table:formula="of:=INDEX([order.$B$1:.$M$179];[.BC$1];[.$A2])" office:value-type="float" office:value="5790" calcext:value-type="float">
            <text:p>5790</text:p>
          </table:table-cell>
          <table:table-cell table:formula="of:=INDEX([order.$B$1:.$M$179];[.BD$1];[.$A2])" office:value-type="float" office:value="5792" calcext:value-type="float">
            <text:p>5792</text:p>
          </table:table-cell>
          <table:table-cell table:formula="of:=INDEX([order.$B$1:.$M$179];[.BE$1];[.$A2])" office:value-type="float" office:value="5800" calcext:value-type="float">
            <text:p>5800</text:p>
          </table:table-cell>
          <table:table-cell table:formula="of:=INDEX([order.$B$1:.$M$179];[.BF$1];[.$A2])" office:value-type="float" office:value="5805" calcext:value-type="float">
            <text:p>5805</text:p>
          </table:table-cell>
          <table:table-cell table:formula="of:=INDEX([order.$B$1:.$M$179];[.BG$1];[.$A2])" office:value-type="float" office:value="5806" calcext:value-type="float">
            <text:p>5806</text:p>
          </table:table-cell>
          <table:table-cell table:formula="of:=INDEX([order.$B$1:.$M$179];[.BH$1];[.$A2])" office:value-type="float" office:value="5809" calcext:value-type="float">
            <text:p>5809</text:p>
          </table:table-cell>
          <table:table-cell table:formula="of:=INDEX([order.$B$1:.$M$179];[.BI$1];[.$A2])" office:value-type="float" office:value="5813" calcext:value-type="float">
            <text:p>5813</text:p>
          </table:table-cell>
          <table:table-cell table:formula="of:=INDEX([order.$B$1:.$M$179];[.BJ$1];[.$A2])" office:value-type="float" office:value="5820" calcext:value-type="float">
            <text:p>5820</text:p>
          </table:table-cell>
          <table:table-cell table:formula="of:=INDEX([order.$B$1:.$M$179];[.BK$1];[.$A2])" office:value-type="float" office:value="5825" calcext:value-type="float">
            <text:p>5825</text:p>
          </table:table-cell>
          <table:table-cell table:formula="of:=INDEX([order.$B$1:.$M$179];[.BL$1];[.$A2])" office:value-type="float" office:value="5828" calcext:value-type="float">
            <text:p>5828</text:p>
          </table:table-cell>
          <table:table-cell table:formula="of:=INDEX([order.$B$1:.$M$179];[.BM$1];[.$A2])" office:value-type="float" office:value="5840" calcext:value-type="float">
            <text:p>5840</text:p>
          </table:table-cell>
          <table:table-cell table:formula="of:=INDEX([order.$B$1:.$M$179];[.BN$1];[.$A2])" office:value-type="float" office:value="5843" calcext:value-type="float">
            <text:p>5843</text:p>
          </table:table-cell>
          <table:table-cell table:formula="of:=INDEX([order.$B$1:.$M$179];[.BO$1];[.$A2])" office:value-type="float" office:value="5845" calcext:value-type="float">
            <text:p>5845</text:p>
          </table:table-cell>
          <table:table-cell table:formula="of:=INDEX([order.$B$1:.$M$179];[.BP$1];[.$A2])" office:value-type="float" office:value="5847" calcext:value-type="float">
            <text:p>5847</text:p>
          </table:table-cell>
          <table:table-cell table:formula="of:=INDEX([order.$B$1:.$M$179];[.BQ$1];[.$A2])" office:value-type="float" office:value="5853" calcext:value-type="float">
            <text:p>5853</text:p>
          </table:table-cell>
          <table:table-cell table:formula="of:=INDEX([order.$B$1:.$M$179];[.BR$1];[.$A2])" office:value-type="float" office:value="5860" calcext:value-type="float">
            <text:p>5860</text:p>
          </table:table-cell>
          <table:table-cell table:formula="of:=INDEX([order.$B$1:.$M$179];[.BS$1];[.$A2])" office:value-type="float" office:value="5866" calcext:value-type="float">
            <text:p>5866</text:p>
          </table:table-cell>
          <table:table-cell table:formula="of:=INDEX([order.$B$1:.$M$179];[.BT$1];[.$A2])" office:value-type="float" office:value="5869" calcext:value-type="float">
            <text:p>5869</text:p>
          </table:table-cell>
          <table:table-cell table:formula="of:=INDEX([order.$B$1:.$M$179];[.BU$1];[.$A2])" office:value-type="float" office:value="5880" calcext:value-type="float">
            <text:p>5880</text:p>
          </table:table-cell>
          <table:table-cell table:formula="of:=INDEX([order.$B$1:.$M$179];[.BV$1];[.$A2])" office:value-type="float" office:value="5880" calcext:value-type="float">
            <text:p>5880</text:p>
          </table:table-cell>
          <table:table-cell table:formula="of:=INDEX([order.$B$1:.$M$179];[.BW$1];[.$A2])" office:value-type="float" office:value="5885" calcext:value-type="float">
            <text:p>5885</text:p>
          </table:table-cell>
          <table:table-cell table:formula="of:=INDEX([order.$B$1:.$M$179];[.BX$1];[.$A2])" office:value-type="float" office:value="5893" calcext:value-type="float">
            <text:p>5893</text:p>
          </table:table-cell>
          <table:table-cell table:formula="of:=INDEX([order.$B$1:.$M$179];[.BY$1];[.$A2])" office:value-type="float" office:value="5905" calcext:value-type="float">
            <text:p>5905</text:p>
          </table:table-cell>
          <table:table-cell table:formula="of:=INDEX([order.$B$1:.$M$179];[.BZ$1];[.$A2])" office:value-type="float" office:value="5917" calcext:value-type="float">
            <text:p>5917</text:p>
          </table:table-cell>
          <table:table-cell table:formula="of:=INDEX([order.$B$1:.$M$179];[.CA$1];[.$A2])" office:value-type="float" office:value="5925" calcext:value-type="float">
            <text:p>5925</text:p>
          </table:table-cell>
          <table:table-cell table:formula="of:=INDEX([order.$B$1:.$M$179];[.CB$1];[.$A2])" office:value-type="float" office:value="5933" calcext:value-type="float">
            <text:p>5933</text:p>
          </table:table-cell>
          <table:table-cell table:formula="of:=INDEX([order.$B$1:.$M$179];[.CC$1];[.$A2])" office:value-type="float" office:value="5945" calcext:value-type="float">
            <text:p>5945</text:p>
          </table:table-cell>
          <table:table-cell table:number-columns-repeated="9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NDEX([order.$B$1:.$M$179];[.B$1];[.$A3])" office:value-type="string" office:string-value="2597" calcext:value-type="string">
            <text:p>2597</text:p>
          </table:table-cell>
          <table:table-cell table:formula="of:=INDEX([order.$B$1:.$M$179];[.C$1];[.$A3])" office:value-type="string" office:string-value="259B" calcext:value-type="string">
            <text:p>259B</text:p>
          </table:table-cell>
          <table:table-cell table:formula="of:=INDEX([order.$B$1:.$M$179];[.D$1];[.$A3])" office:value-type="string" office:string-value="2602" calcext:value-type="string">
            <text:p>2602</text:p>
          </table:table-cell>
          <table:table-cell table:formula="of:=INDEX([order.$B$1:.$M$179];[.E$1];[.$A3])" office:value-type="string" office:string-value="2609" calcext:value-type="string">
            <text:p>2609</text:p>
          </table:table-cell>
          <table:table-cell table:formula="of:=INDEX([order.$B$1:.$M$179];[.F$1];[.$A3])" office:value-type="string" office:string-value="260B" calcext:value-type="string">
            <text:p>260B</text:p>
          </table:table-cell>
          <table:table-cell table:formula="of:=INDEX([order.$B$1:.$M$179];[.G$1];[.$A3])" office:value-type="string" office:string-value="260F" calcext:value-type="string">
            <text:p>260F</text:p>
          </table:table-cell>
          <table:table-cell table:formula="of:=INDEX([order.$B$1:.$M$179];[.H$1];[.$A3])" office:value-type="string" office:string-value="2614" calcext:value-type="string">
            <text:p>2614</text:p>
          </table:table-cell>
          <table:table-cell table:formula="of:=INDEX([order.$B$1:.$M$179];[.I$1];[.$A3])" office:value-type="string" office:string-value="261C" calcext:value-type="string">
            <text:p>261C</text:p>
          </table:table-cell>
          <table:table-cell table:formula="of:=INDEX([order.$B$1:.$M$179];[.J$1];[.$A3])" office:value-type="string" office:string-value="261D" calcext:value-type="string">
            <text:p>261D</text:p>
          </table:table-cell>
          <table:table-cell table:formula="of:=INDEX([order.$B$1:.$M$179];[.K$1];[.$A3])" office:value-type="string" office:string-value="2683" calcext:value-type="string">
            <text:p>2683</text:p>
          </table:table-cell>
          <table:table-cell table:formula="of:=INDEX([order.$B$1:.$M$179];[.L$1];[.$A3])" office:value-type="string" office:string-value="2686" calcext:value-type="string">
            <text:p>2686</text:p>
          </table:table-cell>
          <table:table-cell table:formula="of:=INDEX([order.$B$1:.$M$179];[.M$1];[.$A3])" office:value-type="string" office:string-value="268E" calcext:value-type="string">
            <text:p>268E</text:p>
          </table:table-cell>
          <table:table-cell table:formula="of:=INDEX([order.$B$1:.$M$179];[.N$1];[.$A3])" office:value-type="string" office:string-value="268F" calcext:value-type="string">
            <text:p>268F</text:p>
          </table:table-cell>
          <table:table-cell table:formula="of:=INDEX([order.$B$1:.$M$179];[.O$1];[.$A3])" office:value-type="string" office:string-value="2697" calcext:value-type="string">
            <text:p>2697</text:p>
          </table:table-cell>
          <table:table-cell table:formula="of:=INDEX([order.$B$1:.$M$179];[.P$1];[.$A3])" office:value-type="string" office:string-value="2698" calcext:value-type="string">
            <text:p>2698</text:p>
          </table:table-cell>
          <table:table-cell table:formula="of:=INDEX([order.$B$1:.$M$179];[.Q$1];[.$A3])" office:value-type="string" office:string-value="2701" calcext:value-type="string">
            <text:p>2701</text:p>
          </table:table-cell>
          <table:table-cell table:formula="of:=INDEX([order.$B$1:.$M$179];[.R$1];[.$A3])" office:value-type="string" office:string-value="2701" calcext:value-type="string">
            <text:p>2701</text:p>
          </table:table-cell>
          <table:table-cell table:formula="of:=INDEX([order.$B$1:.$M$179];[.S$1];[.$A3])" office:value-type="string" office:string-value="270B" calcext:value-type="string">
            <text:p>270B</text:p>
          </table:table-cell>
          <table:table-cell table:formula="of:=INDEX([order.$B$1:.$M$179];[.T$1];[.$A3])" office:value-type="string" office:string-value="2713" calcext:value-type="string">
            <text:p>2713</text:p>
          </table:table-cell>
          <table:table-cell table:formula="of:=INDEX([order.$B$1:.$M$179];[.U$1];[.$A3])" office:value-type="string" office:string-value="2713" calcext:value-type="string">
            <text:p>2713</text:p>
          </table:table-cell>
          <table:table-cell table:formula="of:=INDEX([order.$B$1:.$M$179];[.V$1];[.$A3])" office:value-type="string" office:string-value="271C" calcext:value-type="string">
            <text:p>271C</text:p>
          </table:table-cell>
          <table:table-cell table:formula="of:=INDEX([order.$B$1:.$M$179];[.W$1];[.$A3])" office:value-type="string" office:string-value="271F" calcext:value-type="string">
            <text:p>271F</text:p>
          </table:table-cell>
          <table:table-cell table:formula="of:=INDEX([order.$B$1:.$M$179];[.X$1];[.$A3])" office:value-type="string" office:string-value="2785" calcext:value-type="string">
            <text:p>2785</text:p>
          </table:table-cell>
          <table:table-cell table:formula="of:=INDEX([order.$B$1:.$M$179];[.Y$1];[.$A3])" office:value-type="string" office:string-value="2786" calcext:value-type="string">
            <text:p>2786</text:p>
          </table:table-cell>
          <table:table-cell table:formula="of:=INDEX([order.$B$1:.$M$179];[.Z$1];[.$A3])" office:value-type="string" office:string-value="278E" calcext:value-type="string">
            <text:p>278E</text:p>
          </table:table-cell>
          <table:table-cell table:formula="of:=INDEX([order.$B$1:.$M$179];[.AA$1];[.$A3])" office:value-type="string" office:string-value="2793" calcext:value-type="string">
            <text:p>2793</text:p>
          </table:table-cell>
          <table:table-cell table:formula="of:=INDEX([order.$B$1:.$M$179];[.AB$1];[.$A3])" office:value-type="string" office:string-value="2797" calcext:value-type="string">
            <text:p>2797</text:p>
          </table:table-cell>
          <table:table-cell table:formula="of:=INDEX([order.$B$1:.$M$179];[.AC$1];[.$A3])" office:value-type="string" office:string-value="2798" calcext:value-type="string">
            <text:p>2798</text:p>
          </table:table-cell>
          <table:table-cell table:formula="of:=INDEX([order.$B$1:.$M$179];[.AD$1];[.$A3])" office:value-type="string" office:string-value="2800" calcext:value-type="string">
            <text:p>2800</text:p>
          </table:table-cell>
          <table:table-cell table:formula="of:=INDEX([order.$B$1:.$M$179];[.AE$1];[.$A3])" office:value-type="string" office:string-value="2807" calcext:value-type="string">
            <text:p>2807</text:p>
          </table:table-cell>
          <table:table-cell table:formula="of:=INDEX([order.$B$1:.$M$179];[.AF$1];[.$A3])" office:value-type="string" office:string-value="280B" calcext:value-type="string">
            <text:p>280B</text:p>
          </table:table-cell>
          <table:table-cell table:formula="of:=INDEX([order.$B$1:.$M$179];[.AG$1];[.$A3])" office:value-type="string" office:string-value="2817" calcext:value-type="string">
            <text:p>2817</text:p>
          </table:table-cell>
          <table:table-cell table:formula="of:=INDEX([order.$B$1:.$M$179];[.AH$1];[.$A3])" office:value-type="string" office:string-value="281B" calcext:value-type="string">
            <text:p>281B</text:p>
          </table:table-cell>
          <table:table-cell table:formula="of:=INDEX([order.$B$1:.$M$179];[.AI$1];[.$A3])" office:value-type="string" office:string-value="281D" calcext:value-type="string">
            <text:p>281D</text:p>
          </table:table-cell>
          <table:table-cell table:formula="of:=INDEX([order.$B$1:.$M$179];[.AJ$1];[.$A3])" office:value-type="string" office:string-value="2881" calcext:value-type="string">
            <text:p>2881</text:p>
          </table:table-cell>
          <table:table-cell table:formula="of:=INDEX([order.$B$1:.$M$179];[.AK$1];[.$A3])" office:value-type="string" office:string-value="288B" calcext:value-type="string">
            <text:p>288B</text:p>
          </table:table-cell>
          <table:table-cell table:formula="of:=INDEX([order.$B$1:.$M$179];[.AL$1];[.$A3])" office:value-type="string" office:string-value="288F" calcext:value-type="string">
            <text:p>288F</text:p>
          </table:table-cell>
          <table:table-cell table:formula="of:=INDEX([order.$B$1:.$M$179];[.AM$1];[.$A3])" office:value-type="string" office:string-value="2890" calcext:value-type="string">
            <text:p>2890</text:p>
          </table:table-cell>
          <table:table-cell table:formula="of:=INDEX([order.$B$1:.$M$179];[.AN$1];[.$A3])" office:value-type="string" office:string-value="2895" calcext:value-type="string">
            <text:p>2895</text:p>
          </table:table-cell>
          <table:table-cell table:formula="of:=INDEX([order.$B$1:.$M$179];[.AO$1];[.$A3])" office:value-type="string" office:string-value="289F" calcext:value-type="string">
            <text:p>289F</text:p>
          </table:table-cell>
          <table:table-cell table:formula="of:=INDEX([order.$B$1:.$M$179];[.AP$1];[.$A3])" office:value-type="string" office:string-value="2902" calcext:value-type="string">
            <text:p>2902</text:p>
          </table:table-cell>
          <table:table-cell table:formula="of:=INDEX([order.$B$1:.$M$179];[.AQ$1];[.$A3])" office:value-type="string" office:string-value="2903" calcext:value-type="string">
            <text:p>2903</text:p>
          </table:table-cell>
          <table:table-cell table:formula="of:=INDEX([order.$B$1:.$M$179];[.AR$1];[.$A3])" office:value-type="string" office:string-value="2903" calcext:value-type="string">
            <text:p>2903</text:p>
          </table:table-cell>
          <table:table-cell table:formula="of:=INDEX([order.$B$1:.$M$179];[.AS$1];[.$A3])" office:value-type="string" office:string-value="2906" calcext:value-type="string">
            <text:p>2906</text:p>
          </table:table-cell>
          <table:table-cell table:formula="of:=INDEX([order.$B$1:.$M$179];[.AT$1];[.$A3])" office:value-type="string" office:string-value="2909" calcext:value-type="string">
            <text:p>2909</text:p>
          </table:table-cell>
          <table:table-cell table:formula="of:=INDEX([order.$B$1:.$M$179];[.AU$1];[.$A3])" office:value-type="string" office:string-value="290C" calcext:value-type="string">
            <text:p>290C</text:p>
          </table:table-cell>
          <table:table-cell table:formula="of:=INDEX([order.$B$1:.$M$179];[.AV$1];[.$A3])" office:value-type="string" office:string-value="2910" calcext:value-type="string">
            <text:p>2910</text:p>
          </table:table-cell>
          <table:table-cell table:formula="of:=INDEX([order.$B$1:.$M$179];[.AW$1];[.$A3])" office:value-type="string" office:string-value="2913" calcext:value-type="string">
            <text:p>2913</text:p>
          </table:table-cell>
          <table:table-cell table:formula="of:=INDEX([order.$B$1:.$M$179];[.AX$1];[.$A3])" office:value-type="string" office:string-value="2915" calcext:value-type="string">
            <text:p>2915</text:p>
          </table:table-cell>
          <table:table-cell table:formula="of:=INDEX([order.$B$1:.$M$179];[.AY$1];[.$A3])" office:value-type="string" office:string-value="2916" calcext:value-type="string">
            <text:p>2916</text:p>
          </table:table-cell>
          <table:table-cell table:formula="of:=INDEX([order.$B$1:.$M$179];[.AZ$1];[.$A3])" office:value-type="string" office:string-value="2917" calcext:value-type="string">
            <text:p>2917</text:p>
          </table:table-cell>
          <table:table-cell table:formula="of:=INDEX([order.$B$1:.$M$179];[.BA$1];[.$A3])" office:value-type="string" office:string-value="291A" calcext:value-type="string">
            <text:p>291A</text:p>
          </table:table-cell>
          <table:table-cell table:formula="of:=INDEX([order.$B$1:.$M$179];[.BB$1];[.$A3])" office:value-type="string" office:string-value="291D" calcext:value-type="string">
            <text:p>291D</text:p>
          </table:table-cell>
          <table:table-cell table:formula="of:=INDEX([order.$B$1:.$M$179];[.BC$1];[.$A3])" office:value-type="string" office:string-value="291F" calcext:value-type="string">
            <text:p>291F</text:p>
          </table:table-cell>
          <table:table-cell table:formula="of:=INDEX([order.$B$1:.$M$179];[.BD$1];[.$A3])" office:value-type="string" office:string-value="2980" calcext:value-type="string">
            <text:p>2980</text:p>
          </table:table-cell>
          <table:table-cell table:formula="of:=INDEX([order.$B$1:.$M$179];[.BE$1];[.$A3])" office:value-type="string" office:string-value="2984" calcext:value-type="string">
            <text:p>2984</text:p>
          </table:table-cell>
          <table:table-cell table:formula="of:=INDEX([order.$B$1:.$M$179];[.BF$1];[.$A3])" office:value-type="string" office:string-value="2987" calcext:value-type="string">
            <text:p>2987</text:p>
          </table:table-cell>
          <table:table-cell table:formula="of:=INDEX([order.$B$1:.$M$179];[.BG$1];[.$A3])" office:value-type="string" office:string-value="2987" calcext:value-type="string">
            <text:p>2987</text:p>
          </table:table-cell>
          <table:table-cell table:formula="of:=INDEX([order.$B$1:.$M$179];[.BH$1];[.$A3])" office:value-type="string" office:string-value="2989" calcext:value-type="string">
            <text:p>2989</text:p>
          </table:table-cell>
          <table:table-cell table:formula="of:=INDEX([order.$B$1:.$M$179];[.BI$1];[.$A3])" office:value-type="string" office:string-value="298B" calcext:value-type="string">
            <text:p>298B</text:p>
          </table:table-cell>
          <table:table-cell table:formula="of:=INDEX([order.$B$1:.$M$179];[.BJ$1];[.$A3])" office:value-type="string" office:string-value="298E" calcext:value-type="string">
            <text:p>298E</text:p>
          </table:table-cell>
          <table:table-cell table:formula="of:=INDEX([order.$B$1:.$M$179];[.BK$1];[.$A3])" office:value-type="string" office:string-value="2991" calcext:value-type="string">
            <text:p>2991</text:p>
          </table:table-cell>
          <table:table-cell table:formula="of:=INDEX([order.$B$1:.$M$179];[.BL$1];[.$A3])" office:value-type="string" office:string-value="2992" calcext:value-type="string">
            <text:p>2992</text:p>
          </table:table-cell>
          <table:table-cell table:formula="of:=INDEX([order.$B$1:.$M$179];[.BM$1];[.$A3])" office:value-type="string" office:string-value="2998" calcext:value-type="string">
            <text:p>2998</text:p>
          </table:table-cell>
          <table:table-cell table:formula="of:=INDEX([order.$B$1:.$M$179];[.BN$1];[.$A3])" office:value-type="string" office:string-value="299A" calcext:value-type="string">
            <text:p>299A</text:p>
          </table:table-cell>
          <table:table-cell table:formula="of:=INDEX([order.$B$1:.$M$179];[.BO$1];[.$A3])" office:value-type="string" office:string-value="299B" calcext:value-type="string">
            <text:p>299B</text:p>
          </table:table-cell>
          <table:table-cell table:formula="of:=INDEX([order.$B$1:.$M$179];[.BP$1];[.$A3])" office:value-type="string" office:string-value="299C" calcext:value-type="string">
            <text:p>299C</text:p>
          </table:table-cell>
          <table:table-cell table:formula="of:=INDEX([order.$B$1:.$M$179];[.BQ$1];[.$A3])" office:value-type="string" office:string-value="299F" calcext:value-type="string">
            <text:p>299F</text:p>
          </table:table-cell>
          <table:table-cell table:formula="of:=INDEX([order.$B$1:.$M$179];[.BR$1];[.$A3])" office:value-type="string" office:string-value="2A02" calcext:value-type="string">
            <text:p>2A02</text:p>
          </table:table-cell>
          <table:table-cell table:formula="of:=INDEX([order.$B$1:.$M$179];[.BS$1];[.$A3])" office:value-type="string" office:string-value="2A05" calcext:value-type="string">
            <text:p>2A05</text:p>
          </table:table-cell>
          <table:table-cell table:formula="of:=INDEX([order.$B$1:.$M$179];[.BT$1];[.$A3])" office:value-type="string" office:string-value="2A07" calcext:value-type="string">
            <text:p>2A07</text:p>
          </table:table-cell>
          <table:table-cell table:formula="of:=INDEX([order.$B$1:.$M$179];[.BU$1];[.$A3])" office:value-type="string" office:string-value="2A0C" calcext:value-type="string">
            <text:p>2A0C</text:p>
          </table:table-cell>
          <table:table-cell table:formula="of:=INDEX([order.$B$1:.$M$179];[.BV$1];[.$A3])" office:value-type="string" office:string-value="2A0C" calcext:value-type="string">
            <text:p>2A0C</text:p>
          </table:table-cell>
          <table:table-cell table:formula="of:=INDEX([order.$B$1:.$M$179];[.BW$1];[.$A3])" office:value-type="string" office:string-value="2A0F" calcext:value-type="string">
            <text:p>2A0F</text:p>
          </table:table-cell>
          <table:table-cell table:formula="of:=INDEX([order.$B$1:.$M$179];[.BX$1];[.$A3])" office:value-type="string" office:string-value="2A13" calcext:value-type="string">
            <text:p>2A13</text:p>
          </table:table-cell>
          <table:table-cell table:formula="of:=INDEX([order.$B$1:.$M$179];[.BY$1];[.$A3])" office:value-type="string" office:string-value="2A19" calcext:value-type="string">
            <text:p>2A19</text:p>
          </table:table-cell>
          <table:table-cell table:formula="of:=INDEX([order.$B$1:.$M$179];[.BZ$1];[.$A3])" office:value-type="string" office:string-value="2A1F" calcext:value-type="string">
            <text:p>2A1F</text:p>
          </table:table-cell>
          <table:table-cell table:formula="of:=INDEX([order.$B$1:.$M$179];[.CA$1];[.$A3])" office:value-type="string" office:string-value="2A83" calcext:value-type="string">
            <text:p>2A83</text:p>
          </table:table-cell>
          <table:table-cell table:formula="of:=INDEX([order.$B$1:.$M$179];[.CB$1];[.$A3])" office:value-type="string" office:string-value="2A87" calcext:value-type="string">
            <text:p>2A87</text:p>
          </table:table-cell>
          <table:table-cell table:formula="of:=INDEX([order.$B$1:.$M$179];[.CC$1];[.$A3])" office:value-type="string" office:string-value="2A8D" calcext:value-type="string">
            <text:p>2A8D</text:p>
          </table:table-cell>
          <table:table-cell table:number-columns-repeated="94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NDEX([order.$B$1:.$M$179];[.B$1];[.$A4])" office:value-type="float" office:value="49" calcext:value-type="float">
            <text:p>49</text:p>
          </table:table-cell>
          <table:table-cell table:formula="of:=INDEX([order.$B$1:.$M$179];[.C$1];[.$A4])" office:value-type="float" office:value="65" calcext:value-type="float">
            <text:p>65</text:p>
          </table:table-cell>
          <table:table-cell table:formula="of:=INDEX([order.$B$1:.$M$179];[.D$1];[.$A4])" office:value-type="float" office:value="50" calcext:value-type="float">
            <text:p>50</text:p>
          </table:table-cell>
          <table:table-cell table:formula="of:=INDEX([order.$B$1:.$M$179];[.E$1];[.$A4])" office:value-type="float" office:value="41" calcext:value-type="float">
            <text:p>41</text:p>
          </table:table-cell>
          <table:table-cell table:formula="of:=INDEX([order.$B$1:.$M$179];[.F$1];[.$A4])" office:value-type="float" office:value="51" calcext:value-type="float">
            <text:p>51</text:p>
          </table:table-cell>
          <table:table-cell table:formula="of:=INDEX([order.$B$1:.$M$179];[.G$1];[.$A4])" office:value-type="float" office:value="66" calcext:value-type="float">
            <text:p>66</text:p>
          </table:table-cell>
          <table:table-cell table:formula="of:=INDEX([order.$B$1:.$M$179];[.H$1];[.$A4])" office:value-type="float" office:value="52" calcext:value-type="float">
            <text:p>52</text:p>
          </table:table-cell>
          <table:table-cell table:formula="of:=INDEX([order.$B$1:.$M$179];[.I$1];[.$A4])" office:value-type="float" office:value="42" calcext:value-type="float">
            <text:p>42</text:p>
          </table:table-cell>
          <table:table-cell table:formula="of:=INDEX([order.$B$1:.$M$179];[.J$1];[.$A4])" office:value-type="float" office:value="53" calcext:value-type="float">
            <text:p>53</text:p>
          </table:table-cell>
          <table:table-cell table:formula="of:=INDEX([order.$B$1:.$M$179];[.K$1];[.$A4])" office:value-type="float" office:value="67" calcext:value-type="float">
            <text:p>67</text:p>
          </table:table-cell>
          <table:table-cell table:formula="of:=INDEX([order.$B$1:.$M$179];[.L$1];[.$A4])" office:value-type="float" office:value="54" calcext:value-type="float">
            <text:p>54</text:p>
          </table:table-cell>
          <table:table-cell table:formula="of:=INDEX([order.$B$1:.$M$179];[.M$1];[.$A4])" office:value-type="float" office:value="43" calcext:value-type="float">
            <text:p>43</text:p>
          </table:table-cell>
          <table:table-cell table:formula="of:=INDEX([order.$B$1:.$M$179];[.N$1];[.$A4])" office:value-type="float" office:value="55" calcext:value-type="float">
            <text:p>55</text:p>
          </table:table-cell>
          <table:table-cell table:formula="of:=INDEX([order.$B$1:.$M$179];[.O$1];[.$A4])" office:value-type="float" office:value="68" calcext:value-type="float">
            <text:p>68</text:p>
          </table:table-cell>
          <table:table-cell table:formula="of:=INDEX([order.$B$1:.$M$179];[.P$1];[.$A4])" office:value-type="float" office:value="56" calcext:value-type="float">
            <text:p>56</text:p>
          </table:table-cell>
          <table:table-cell table:formula="of:=INDEX([order.$B$1:.$M$179];[.Q$1];[.$A4])" office:value-type="float" office:value="44" calcext:value-type="float">
            <text:p>44</text:p>
          </table:table-cell>
          <table:table-cell table:formula="of:=INDEX([order.$B$1:.$M$179];[.R$1];[.$A4])" office:value-type="float" office:value="57" calcext:value-type="float">
            <text:p>57</text:p>
          </table:table-cell>
          <table:table-cell table:formula="of:=INDEX([order.$B$1:.$M$179];[.S$1];[.$A4])" office:value-type="float" office:value="69" calcext:value-type="float">
            <text:p>69</text:p>
          </table:table-cell>
          <table:table-cell table:formula="of:=INDEX([order.$B$1:.$M$179];[.T$1];[.$A4])" office:value-type="float" office:value="45" calcext:value-type="float">
            <text:p>45</text:p>
          </table:table-cell>
          <table:table-cell table:formula="of:=INDEX([order.$B$1:.$M$179];[.U$1];[.$A4])" office:value-type="float" office:value="59" calcext:value-type="float">
            <text:p>59</text:p>
          </table:table-cell>
          <table:table-cell table:formula="of:=INDEX([order.$B$1:.$M$179];[.V$1];[.$A4])" office:value-type="float" office:value="60" calcext:value-type="float">
            <text:p>60</text:p>
          </table:table-cell>
          <table:table-cell table:formula="of:=INDEX([order.$B$1:.$M$179];[.W$1];[.$A4])" office:value-type="float" office:value="70" calcext:value-type="float">
            <text:p>70</text:p>
          </table:table-cell>
          <table:table-cell table:formula="of:=INDEX([order.$B$1:.$M$179];[.X$1];[.$A4])" office:value-type="float" office:value="61" calcext:value-type="float">
            <text:p>61</text:p>
          </table:table-cell>
          <table:table-cell table:formula="of:=INDEX([order.$B$1:.$M$179];[.Y$1];[.$A4])" office:value-type="float" office:value="46" calcext:value-type="float">
            <text:p>46</text:p>
          </table:table-cell>
          <table:table-cell table:formula="of:=INDEX([order.$B$1:.$M$179];[.Z$1];[.$A4])" office:value-type="float" office:value="62" calcext:value-type="float">
            <text:p>62</text:p>
          </table:table-cell>
          <table:table-cell table:formula="of:=INDEX([order.$B$1:.$M$179];[.AA$1];[.$A4])" office:value-type="float" office:value="71" calcext:value-type="float">
            <text:p>71</text:p>
          </table:table-cell>
          <table:table-cell table:formula="of:=INDEX([order.$B$1:.$M$179];[.AB$1];[.$A4])" office:value-type="float" office:value="63" calcext:value-type="float">
            <text:p>63</text:p>
          </table:table-cell>
          <table:table-cell table:formula="of:=INDEX([order.$B$1:.$M$179];[.AC$1];[.$A4])" office:value-type="float" office:value="47" calcext:value-type="float">
            <text:p>47</text:p>
          </table:table-cell>
          <table:table-cell table:formula="of:=INDEX([order.$B$1:.$M$179];[.AD$1];[.$A4])" office:value-type="float" office:value="64" calcext:value-type="float">
            <text:p>64</text:p>
          </table:table-cell>
          <table:table-cell table:formula="of:=INDEX([order.$B$1:.$M$179];[.AE$1];[.$A4])" office:value-type="float" office:value="72" calcext:value-type="float">
            <text:p>72</text:p>
          </table:table-cell>
          <table:table-cell table:formula="of:=INDEX([order.$B$1:.$M$179];[.AF$1];[.$A4])" office:value-type="float" office:value="48" calcext:value-type="float">
            <text:p>48</text:p>
          </table:table-cell>
          <table:table-cell table:formula="of:=INDEX([order.$B$1:.$M$179];[.AG$1];[.$A4])" office:value-type="float" office:value="20" calcext:value-type="float">
            <text:p>20</text:p>
          </table:table-cell>
          <table:table-cell table:formula="of:=INDEX([order.$B$1:.$M$179];[.AH$1];[.$A4])" office:value-type="float" office:value="73" calcext:value-type="float">
            <text:p>73</text:p>
          </table:table-cell>
          <table:table-cell table:formula="of:=INDEX([order.$B$1:.$M$179];[.AI$1];[.$A4])" office:value-type="float" office:value="33" calcext:value-type="float">
            <text:p>33</text:p>
          </table:table-cell>
          <table:table-cell table:formula="of:=INDEX([order.$B$1:.$M$179];[.AJ$1];[.$A4])" office:value-type="float" office:value="19" calcext:value-type="float">
            <text:p>19</text:p>
          </table:table-cell>
          <table:table-cell table:formula="of:=INDEX([order.$B$1:.$M$179];[.AK$1];[.$A4])" office:value-type="float" office:value="18" calcext:value-type="float">
            <text:p>18</text:p>
          </table:table-cell>
          <table:table-cell table:formula="of:=INDEX([order.$B$1:.$M$179];[.AL$1];[.$A4])" office:value-type="float" office:value="74" calcext:value-type="float">
            <text:p>74</text:p>
          </table:table-cell>
          <table:table-cell table:formula="of:=INDEX([order.$B$1:.$M$179];[.AM$1];[.$A4])" office:value-type="float" office:value="34" calcext:value-type="float">
            <text:p>34</text:p>
          </table:table-cell>
          <table:table-cell table:formula="of:=INDEX([order.$B$1:.$M$179];[.AN$1];[.$A4])" office:value-type="float" office:value="17" calcext:value-type="float">
            <text:p>17</text:p>
          </table:table-cell>
          <table:table-cell table:formula="of:=INDEX([order.$B$1:.$M$179];[.AO$1];[.$A4])" office:value-type="float" office:value="8" calcext:value-type="float">
            <text:p>8</text:p>
          </table:table-cell>
          <table:table-cell table:formula="of:=INDEX([order.$B$1:.$M$179];[.AP$1];[.$A4])" office:value-type="float" office:value="35" calcext:value-type="float">
            <text:p>35</text:p>
          </table:table-cell>
          <table:table-cell table:formula="of:=INDEX([order.$B$1:.$M$179];[.AQ$1];[.$A4])" office:value-type="float" office:value="9" calcext:value-type="float">
            <text:p>9</text:p>
          </table:table-cell>
          <table:table-cell table:formula="of:=INDEX([order.$B$1:.$M$179];[.AR$1];[.$A4])" office:value-type="float" office:value="75" calcext:value-type="float">
            <text:p>75</text:p>
          </table:table-cell>
          <table:table-cell table:formula="of:=INDEX([order.$B$1:.$M$179];[.AS$1];[.$A4])" office:value-type="float" office:value="25" calcext:value-type="float">
            <text:p>25</text:p>
          </table:table-cell>
          <table:table-cell table:formula="of:=INDEX([order.$B$1:.$M$179];[.AT$1];[.$A4])" office:value-type="float" office:value="7" calcext:value-type="float">
            <text:p>7</text:p>
          </table:table-cell>
          <table:table-cell table:formula="of:=INDEX([order.$B$1:.$M$179];[.AU$1];[.$A4])" office:value-type="float" office:value="10" calcext:value-type="float">
            <text:p>10</text:p>
          </table:table-cell>
          <table:table-cell table:formula="of:=INDEX([order.$B$1:.$M$179];[.AV$1];[.$A4])" office:value-type="float" office:value="26" calcext:value-type="float">
            <text:p>26</text:p>
          </table:table-cell>
          <table:table-cell table:formula="of:=INDEX([order.$B$1:.$M$179];[.AW$1];[.$A4])" office:value-type="float" office:value="6" calcext:value-type="float">
            <text:p>6</text:p>
          </table:table-cell>
          <table:table-cell table:formula="of:=INDEX([order.$B$1:.$M$179];[.AX$1];[.$A4])" office:value-type="float" office:value="36" calcext:value-type="float">
            <text:p>36</text:p>
          </table:table-cell>
          <table:table-cell table:formula="of:=INDEX([order.$B$1:.$M$179];[.AY$1];[.$A4])" office:value-type="float" office:value="11" calcext:value-type="float">
            <text:p>11</text:p>
          </table:table-cell>
          <table:table-cell table:formula="of:=INDEX([order.$B$1:.$M$179];[.AZ$1];[.$A4])" office:value-type="float" office:value="76" calcext:value-type="float">
            <text:p>76</text:p>
          </table:table-cell>
          <table:table-cell table:formula="of:=INDEX([order.$B$1:.$M$179];[.BA$1];[.$A4])" office:value-type="float" office:value="27" calcext:value-type="float">
            <text:p>27</text:p>
          </table:table-cell>
          <table:table-cell table:formula="of:=INDEX([order.$B$1:.$M$179];[.BB$1];[.$A4])" office:value-type="float" office:value="5" calcext:value-type="float">
            <text:p>5</text:p>
          </table:table-cell>
          <table:table-cell table:formula="of:=INDEX([order.$B$1:.$M$179];[.BC$1];[.$A4])" office:value-type="float" office:value="12" calcext:value-type="float">
            <text:p>12</text:p>
          </table:table-cell>
          <table:table-cell table:formula="of:=INDEX([order.$B$1:.$M$179];[.BD$1];[.$A4])" office:value-type="float" office:value="58" calcext:value-type="float">
            <text:p>58</text:p>
          </table:table-cell>
          <table:table-cell table:formula="of:=INDEX([order.$B$1:.$M$179];[.BE$1];[.$A4])" office:value-type="float" office:value="28" calcext:value-type="float">
            <text:p>28</text:p>
          </table:table-cell>
          <table:table-cell table:formula="of:=INDEX([order.$B$1:.$M$179];[.BF$1];[.$A4])" office:value-type="float" office:value="4" calcext:value-type="float">
            <text:p>4</text:p>
          </table:table-cell>
          <table:table-cell table:formula="of:=INDEX([order.$B$1:.$M$179];[.BG$1];[.$A4])" office:value-type="float" office:value="37" calcext:value-type="float">
            <text:p>37</text:p>
          </table:table-cell>
          <table:table-cell table:formula="of:=INDEX([order.$B$1:.$M$179];[.BH$1];[.$A4])" office:value-type="float" office:value="13" calcext:value-type="float">
            <text:p>13</text:p>
          </table:table-cell>
          <table:table-cell table:formula="of:=INDEX([order.$B$1:.$M$179];[.BI$1];[.$A4])" office:value-type="float" office:value="77" calcext:value-type="float">
            <text:p>77</text:p>
          </table:table-cell>
          <table:table-cell table:formula="of:=INDEX([order.$B$1:.$M$179];[.BJ$1];[.$A4])" office:value-type="float" office:value="29" calcext:value-type="float">
            <text:p>29</text:p>
          </table:table-cell>
          <table:table-cell table:formula="of:=INDEX([order.$B$1:.$M$179];[.BK$1];[.$A4])" office:value-type="float" office:value="3" calcext:value-type="float">
            <text:p>3</text:p>
          </table:table-cell>
          <table:table-cell table:formula="of:=INDEX([order.$B$1:.$M$179];[.BL$1];[.$A4])" office:value-type="float" office:value="14" calcext:value-type="float">
            <text:p>14</text:p>
          </table:table-cell>
          <table:table-cell table:formula="of:=INDEX([order.$B$1:.$M$179];[.BM$1];[.$A4])" office:value-type="float" office:value="30" calcext:value-type="float">
            <text:p>30</text:p>
          </table:table-cell>
          <table:table-cell table:formula="of:=INDEX([order.$B$1:.$M$179];[.BN$1];[.$A4])" office:value-type="float" office:value="38" calcext:value-type="float">
            <text:p>38</text:p>
          </table:table-cell>
          <table:table-cell table:formula="of:=INDEX([order.$B$1:.$M$179];[.BO$1];[.$A4])" office:value-type="float" office:value="2" calcext:value-type="float">
            <text:p>2</text:p>
          </table:table-cell>
          <table:table-cell table:formula="of:=INDEX([order.$B$1:.$M$179];[.BP$1];[.$A4])" office:value-type="float" office:value="15" calcext:value-type="float">
            <text:p>15</text:p>
          </table:table-cell>
          <table:table-cell table:formula="of:=INDEX([order.$B$1:.$M$179];[.BQ$1];[.$A4])" office:value-type="float" office:value="78" calcext:value-type="float">
            <text:p>78</text:p>
          </table:table-cell>
          <table:table-cell table:formula="of:=INDEX([order.$B$1:.$M$179];[.BR$1];[.$A4])" office:value-type="float" office:value="31" calcext:value-type="float">
            <text:p>31</text:p>
          </table:table-cell>
          <table:table-cell table:formula="of:=INDEX([order.$B$1:.$M$179];[.BS$1];[.$A4])" office:value-type="float" office:value="16" calcext:value-type="float">
            <text:p>16</text:p>
          </table:table-cell>
          <table:table-cell table:formula="of:=INDEX([order.$B$1:.$M$179];[.BT$1];[.$A4])" office:value-type="float" office:value="1" calcext:value-type="float">
            <text:p>1</text:p>
          </table:table-cell>
          <table:table-cell table:formula="of:=INDEX([order.$B$1:.$M$179];[.BU$1];[.$A4])" office:value-type="float" office:value="32" calcext:value-type="float">
            <text:p>32</text:p>
          </table:table-cell>
          <table:table-cell table:formula="of:=INDEX([order.$B$1:.$M$179];[.BV$1];[.$A4])" office:value-type="float" office:value="39" calcext:value-type="float">
            <text:p>39</text:p>
          </table:table-cell>
          <table:table-cell table:formula="of:=INDEX([order.$B$1:.$M$179];[.BW$1];[.$A4])" office:value-type="float" office:value="21" calcext:value-type="float">
            <text:p>21</text:p>
          </table:table-cell>
          <table:table-cell table:formula="of:=INDEX([order.$B$1:.$M$179];[.BX$1];[.$A4])" office:value-type="float" office:value="79" calcext:value-type="float">
            <text:p>79</text:p>
          </table:table-cell>
          <table:table-cell table:formula="of:=INDEX([order.$B$1:.$M$179];[.BY$1];[.$A4])" office:value-type="float" office:value="22" calcext:value-type="float">
            <text:p>22</text:p>
          </table:table-cell>
          <table:table-cell table:formula="of:=INDEX([order.$B$1:.$M$179];[.BZ$1];[.$A4])" office:value-type="float" office:value="40" calcext:value-type="float">
            <text:p>40</text:p>
          </table:table-cell>
          <table:table-cell table:formula="of:=INDEX([order.$B$1:.$M$179];[.CA$1];[.$A4])" office:value-type="float" office:value="23" calcext:value-type="float">
            <text:p>23</text:p>
          </table:table-cell>
          <table:table-cell table:formula="of:=INDEX([order.$B$1:.$M$179];[.CB$1];[.$A4])" office:value-type="float" office:value="80" calcext:value-type="float">
            <text:p>80</text:p>
          </table:table-cell>
          <table:table-cell table:formula="of:=INDEX([order.$B$1:.$M$179];[.CC$1];[.$A4])" office:value-type="float" office:value="24" calcext:value-type="float">
            <text:p>24</text:p>
          </table:table-cell>
          <table:table-cell table:number-columns-repeated="9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NDEX([order.$B$1:.$M$179];[.B$1];[.$A5])" office:value-type="float" office:value="41" calcext:value-type="float">
            <text:p>41</text:p>
          </table:table-cell>
          <table:table-cell table:formula="of:=INDEX([order.$B$1:.$M$179];[.C$1];[.$A5])" office:value-type="float" office:value="57" calcext:value-type="float">
            <text:p>57</text:p>
          </table:table-cell>
          <table:table-cell table:formula="of:=INDEX([order.$B$1:.$M$179];[.D$1];[.$A5])" office:value-type="float" office:value="42" calcext:value-type="float">
            <text:p>42</text:p>
          </table:table-cell>
          <table:table-cell table:formula="of:=INDEX([order.$B$1:.$M$179];[.E$1];[.$A5])">
            <text:p/>
          </table:table-cell>
          <table:table-cell table:formula="of:=INDEX([order.$B$1:.$M$179];[.F$1];[.$A5])" office:value-type="float" office:value="43" calcext:value-type="float">
            <text:p>43</text:p>
          </table:table-cell>
          <table:table-cell table:formula="of:=INDEX([order.$B$1:.$M$179];[.G$1];[.$A5])" office:value-type="float" office:value="58" calcext:value-type="float">
            <text:p>58</text:p>
          </table:table-cell>
          <table:table-cell table:formula="of:=INDEX([order.$B$1:.$M$179];[.H$1];[.$A5])" office:value-type="float" office:value="44" calcext:value-type="float">
            <text:p>44</text:p>
          </table:table-cell>
          <table:table-cell table:formula="of:=INDEX([order.$B$1:.$M$179];[.I$1];[.$A5])">
            <text:p/>
          </table:table-cell>
          <table:table-cell table:formula="of:=INDEX([order.$B$1:.$M$179];[.J$1];[.$A5])" office:value-type="float" office:value="45" calcext:value-type="float">
            <text:p>45</text:p>
          </table:table-cell>
          <table:table-cell table:formula="of:=INDEX([order.$B$1:.$M$179];[.K$1];[.$A5])" office:value-type="float" office:value="59" calcext:value-type="float">
            <text:p>59</text:p>
          </table:table-cell>
          <table:table-cell table:formula="of:=INDEX([order.$B$1:.$M$179];[.L$1];[.$A5])" office:value-type="float" office:value="46" calcext:value-type="float">
            <text:p>46</text:p>
          </table:table-cell>
          <table:table-cell table:formula="of:=INDEX([order.$B$1:.$M$179];[.M$1];[.$A5])">
            <text:p/>
          </table:table-cell>
          <table:table-cell table:formula="of:=INDEX([order.$B$1:.$M$179];[.N$1];[.$A5])" office:value-type="float" office:value="47" calcext:value-type="float">
            <text:p>47</text:p>
          </table:table-cell>
          <table:table-cell table:formula="of:=INDEX([order.$B$1:.$M$179];[.O$1];[.$A5])" office:value-type="float" office:value="60" calcext:value-type="float">
            <text:p>60</text:p>
          </table:table-cell>
          <table:table-cell table:formula="of:=INDEX([order.$B$1:.$M$179];[.P$1];[.$A5])" office:value-type="float" office:value="48" calcext:value-type="float">
            <text:p>48</text:p>
          </table:table-cell>
          <table:table-cell table:formula="of:=INDEX([order.$B$1:.$M$179];[.Q$1];[.$A5])">
            <text:p/>
          </table:table-cell>
          <table:table-cell table:formula="of:=INDEX([order.$B$1:.$M$179];[.R$1];[.$A5])" office:value-type="float" office:value="49" calcext:value-type="float">
            <text:p>49</text:p>
          </table:table-cell>
          <table:table-cell table:formula="of:=INDEX([order.$B$1:.$M$179];[.S$1];[.$A5])" office:value-type="float" office:value="61" calcext:value-type="float">
            <text:p>61</text:p>
          </table:table-cell>
          <table:table-cell table:formula="of:=INDEX([order.$B$1:.$M$179];[.T$1];[.$A5])">
            <text:p/>
          </table:table-cell>
          <table:table-cell table:formula="of:=INDEX([order.$B$1:.$M$179];[.U$1];[.$A5])" office:value-type="float" office:value="51" calcext:value-type="float">
            <text:p>51</text:p>
          </table:table-cell>
          <table:table-cell table:formula="of:=INDEX([order.$B$1:.$M$179];[.V$1];[.$A5])" office:value-type="float" office:value="52" calcext:value-type="float">
            <text:p>52</text:p>
          </table:table-cell>
          <table:table-cell table:formula="of:=INDEX([order.$B$1:.$M$179];[.W$1];[.$A5])" office:value-type="float" office:value="62" calcext:value-type="float">
            <text:p>62</text:p>
          </table:table-cell>
          <table:table-cell table:formula="of:=INDEX([order.$B$1:.$M$179];[.X$1];[.$A5])" office:value-type="float" office:value="53" calcext:value-type="float">
            <text:p>53</text:p>
          </table:table-cell>
          <table:table-cell table:formula="of:=INDEX([order.$B$1:.$M$179];[.Y$1];[.$A5])">
            <text:p/>
          </table:table-cell>
          <table:table-cell table:formula="of:=INDEX([order.$B$1:.$M$179];[.Z$1];[.$A5])" office:value-type="float" office:value="54" calcext:value-type="float">
            <text:p>54</text:p>
          </table:table-cell>
          <table:table-cell table:formula="of:=INDEX([order.$B$1:.$M$179];[.AA$1];[.$A5])" office:value-type="float" office:value="63" calcext:value-type="float">
            <text:p>63</text:p>
          </table:table-cell>
          <table:table-cell table:formula="of:=INDEX([order.$B$1:.$M$179];[.AB$1];[.$A5])" office:value-type="float" office:value="55" calcext:value-type="float">
            <text:p>55</text:p>
          </table:table-cell>
          <table:table-cell table:formula="of:=INDEX([order.$B$1:.$M$179];[.AC$1];[.$A5])">
            <text:p/>
          </table:table-cell>
          <table:table-cell table:formula="of:=INDEX([order.$B$1:.$M$179];[.AD$1];[.$A5])" office:value-type="float" office:value="56" calcext:value-type="float">
            <text:p>56</text:p>
          </table:table-cell>
          <table:table-cell table:formula="of:=INDEX([order.$B$1:.$M$179];[.AE$1];[.$A5])" office:value-type="float" office:value="64" calcext:value-type="float">
            <text:p>64</text:p>
          </table:table-cell>
          <table:table-cell table:formula="of:=INDEX([order.$B$1:.$M$179];[.AF$1];[.$A5])">
            <text:p/>
          </table:table-cell>
          <table:table-cell table:formula="of:=INDEX([order.$B$1:.$M$179];[.AG$1];[.$A5])" office:value-type="float" office:value="20" calcext:value-type="float">
            <text:p>20</text:p>
          </table:table-cell>
          <table:table-cell table:formula="of:=INDEX([order.$B$1:.$M$179];[.AH$1];[.$A5])" office:value-type="float" office:value="65" calcext:value-type="float">
            <text:p>65</text:p>
          </table:table-cell>
          <table:table-cell table:formula="of:=INDEX([order.$B$1:.$M$179];[.AI$1];[.$A5])" office:value-type="float" office:value="33" calcext:value-type="float">
            <text:p>33</text:p>
          </table:table-cell>
          <table:table-cell table:formula="of:=INDEX([order.$B$1:.$M$179];[.AJ$1];[.$A5])" office:value-type="float" office:value="19" calcext:value-type="float">
            <text:p>19</text:p>
          </table:table-cell>
          <table:table-cell table:formula="of:=INDEX([order.$B$1:.$M$179];[.AK$1];[.$A5])" office:value-type="float" office:value="18" calcext:value-type="float">
            <text:p>18</text:p>
          </table:table-cell>
          <table:table-cell table:formula="of:=INDEX([order.$B$1:.$M$179];[.AL$1];[.$A5])" office:value-type="float" office:value="66" calcext:value-type="float">
            <text:p>66</text:p>
          </table:table-cell>
          <table:table-cell table:formula="of:=INDEX([order.$B$1:.$M$179];[.AM$1];[.$A5])" office:value-type="float" office:value="34" calcext:value-type="float">
            <text:p>34</text:p>
          </table:table-cell>
          <table:table-cell table:formula="of:=INDEX([order.$B$1:.$M$179];[.AN$1];[.$A5])" office:value-type="float" office:value="17" calcext:value-type="float">
            <text:p>17</text:p>
          </table:table-cell>
          <table:table-cell table:formula="of:=INDEX([order.$B$1:.$M$179];[.AO$1];[.$A5])" office:value-type="float" office:value="8" calcext:value-type="float">
            <text:p>8</text:p>
          </table:table-cell>
          <table:table-cell table:formula="of:=INDEX([order.$B$1:.$M$179];[.AP$1];[.$A5])" office:value-type="float" office:value="35" calcext:value-type="float">
            <text:p>35</text:p>
          </table:table-cell>
          <table:table-cell table:formula="of:=INDEX([order.$B$1:.$M$179];[.AQ$1];[.$A5])" office:value-type="float" office:value="9" calcext:value-type="float">
            <text:p>9</text:p>
          </table:table-cell>
          <table:table-cell table:formula="of:=INDEX([order.$B$1:.$M$179];[.AR$1];[.$A5])" office:value-type="float" office:value="67" calcext:value-type="float">
            <text:p>67</text:p>
          </table:table-cell>
          <table:table-cell table:formula="of:=INDEX([order.$B$1:.$M$179];[.AS$1];[.$A5])" office:value-type="float" office:value="25" calcext:value-type="float">
            <text:p>25</text:p>
          </table:table-cell>
          <table:table-cell table:formula="of:=INDEX([order.$B$1:.$M$179];[.AT$1];[.$A5])" office:value-type="float" office:value="7" calcext:value-type="float">
            <text:p>7</text:p>
          </table:table-cell>
          <table:table-cell table:formula="of:=INDEX([order.$B$1:.$M$179];[.AU$1];[.$A5])" office:value-type="float" office:value="10" calcext:value-type="float">
            <text:p>10</text:p>
          </table:table-cell>
          <table:table-cell table:formula="of:=INDEX([order.$B$1:.$M$179];[.AV$1];[.$A5])" office:value-type="float" office:value="26" calcext:value-type="float">
            <text:p>26</text:p>
          </table:table-cell>
          <table:table-cell table:formula="of:=INDEX([order.$B$1:.$M$179];[.AW$1];[.$A5])" office:value-type="float" office:value="6" calcext:value-type="float">
            <text:p>6</text:p>
          </table:table-cell>
          <table:table-cell table:formula="of:=INDEX([order.$B$1:.$M$179];[.AX$1];[.$A5])" office:value-type="float" office:value="36" calcext:value-type="float">
            <text:p>36</text:p>
          </table:table-cell>
          <table:table-cell table:formula="of:=INDEX([order.$B$1:.$M$179];[.AY$1];[.$A5])" office:value-type="float" office:value="11" calcext:value-type="float">
            <text:p>11</text:p>
          </table:table-cell>
          <table:table-cell table:formula="of:=INDEX([order.$B$1:.$M$179];[.AZ$1];[.$A5])" office:value-type="float" office:value="68" calcext:value-type="float">
            <text:p>68</text:p>
          </table:table-cell>
          <table:table-cell table:formula="of:=INDEX([order.$B$1:.$M$179];[.BA$1];[.$A5])" office:value-type="float" office:value="27" calcext:value-type="float">
            <text:p>27</text:p>
          </table:table-cell>
          <table:table-cell table:formula="of:=INDEX([order.$B$1:.$M$179];[.BB$1];[.$A5])" office:value-type="float" office:value="5" calcext:value-type="float">
            <text:p>5</text:p>
          </table:table-cell>
          <table:table-cell table:formula="of:=INDEX([order.$B$1:.$M$179];[.BC$1];[.$A5])" office:value-type="float" office:value="12" calcext:value-type="float">
            <text:p>12</text:p>
          </table:table-cell>
          <table:table-cell table:formula="of:=INDEX([order.$B$1:.$M$179];[.BD$1];[.$A5])" office:value-type="float" office:value="50" calcext:value-type="float">
            <text:p>50</text:p>
          </table:table-cell>
          <table:table-cell table:formula="of:=INDEX([order.$B$1:.$M$179];[.BE$1];[.$A5])" office:value-type="float" office:value="28" calcext:value-type="float">
            <text:p>28</text:p>
          </table:table-cell>
          <table:table-cell table:formula="of:=INDEX([order.$B$1:.$M$179];[.BF$1];[.$A5])" office:value-type="float" office:value="4" calcext:value-type="float">
            <text:p>4</text:p>
          </table:table-cell>
          <table:table-cell table:formula="of:=INDEX([order.$B$1:.$M$179];[.BG$1];[.$A5])" office:value-type="float" office:value="37" calcext:value-type="float">
            <text:p>37</text:p>
          </table:table-cell>
          <table:table-cell table:formula="of:=INDEX([order.$B$1:.$M$179];[.BH$1];[.$A5])" office:value-type="float" office:value="13" calcext:value-type="float">
            <text:p>13</text:p>
          </table:table-cell>
          <table:table-cell table:formula="of:=INDEX([order.$B$1:.$M$179];[.BI$1];[.$A5])" office:value-type="float" office:value="69" calcext:value-type="float">
            <text:p>69</text:p>
          </table:table-cell>
          <table:table-cell table:formula="of:=INDEX([order.$B$1:.$M$179];[.BJ$1];[.$A5])" office:value-type="float" office:value="29" calcext:value-type="float">
            <text:p>29</text:p>
          </table:table-cell>
          <table:table-cell table:formula="of:=INDEX([order.$B$1:.$M$179];[.BK$1];[.$A5])" office:value-type="float" office:value="3" calcext:value-type="float">
            <text:p>3</text:p>
          </table:table-cell>
          <table:table-cell table:formula="of:=INDEX([order.$B$1:.$M$179];[.BL$1];[.$A5])" office:value-type="float" office:value="14" calcext:value-type="float">
            <text:p>14</text:p>
          </table:table-cell>
          <table:table-cell table:formula="of:=INDEX([order.$B$1:.$M$179];[.BM$1];[.$A5])" office:value-type="float" office:value="30" calcext:value-type="float">
            <text:p>30</text:p>
          </table:table-cell>
          <table:table-cell table:formula="of:=INDEX([order.$B$1:.$M$179];[.BN$1];[.$A5])" office:value-type="float" office:value="38" calcext:value-type="float">
            <text:p>38</text:p>
          </table:table-cell>
          <table:table-cell table:formula="of:=INDEX([order.$B$1:.$M$179];[.BO$1];[.$A5])" office:value-type="float" office:value="2" calcext:value-type="float">
            <text:p>2</text:p>
          </table:table-cell>
          <table:table-cell table:formula="of:=INDEX([order.$B$1:.$M$179];[.BP$1];[.$A5])" office:value-type="float" office:value="15" calcext:value-type="float">
            <text:p>15</text:p>
          </table:table-cell>
          <table:table-cell table:formula="of:=INDEX([order.$B$1:.$M$179];[.BQ$1];[.$A5])" office:value-type="float" office:value="70" calcext:value-type="float">
            <text:p>70</text:p>
          </table:table-cell>
          <table:table-cell table:formula="of:=INDEX([order.$B$1:.$M$179];[.BR$1];[.$A5])" office:value-type="float" office:value="31" calcext:value-type="float">
            <text:p>31</text:p>
          </table:table-cell>
          <table:table-cell table:formula="of:=INDEX([order.$B$1:.$M$179];[.BS$1];[.$A5])" office:value-type="float" office:value="16" calcext:value-type="float">
            <text:p>16</text:p>
          </table:table-cell>
          <table:table-cell table:formula="of:=INDEX([order.$B$1:.$M$179];[.BT$1];[.$A5])" office:value-type="float" office:value="1" calcext:value-type="float">
            <text:p>1</text:p>
          </table:table-cell>
          <table:table-cell table:formula="of:=INDEX([order.$B$1:.$M$179];[.BU$1];[.$A5])" office:value-type="float" office:value="32" calcext:value-type="float">
            <text:p>32</text:p>
          </table:table-cell>
          <table:table-cell table:formula="of:=INDEX([order.$B$1:.$M$179];[.BV$1];[.$A5])" office:value-type="float" office:value="39" calcext:value-type="float">
            <text:p>39</text:p>
          </table:table-cell>
          <table:table-cell table:formula="of:=INDEX([order.$B$1:.$M$179];[.BW$1];[.$A5])" office:value-type="float" office:value="21" calcext:value-type="float">
            <text:p>21</text:p>
          </table:table-cell>
          <table:table-cell table:formula="of:=INDEX([order.$B$1:.$M$179];[.BX$1];[.$A5])" office:value-type="float" office:value="71" calcext:value-type="float">
            <text:p>71</text:p>
          </table:table-cell>
          <table:table-cell table:formula="of:=INDEX([order.$B$1:.$M$179];[.BY$1];[.$A5])" office:value-type="float" office:value="22" calcext:value-type="float">
            <text:p>22</text:p>
          </table:table-cell>
          <table:table-cell table:formula="of:=INDEX([order.$B$1:.$M$179];[.BZ$1];[.$A5])" office:value-type="float" office:value="40" calcext:value-type="float">
            <text:p>40</text:p>
          </table:table-cell>
          <table:table-cell table:formula="of:=INDEX([order.$B$1:.$M$179];[.CA$1];[.$A5])" office:value-type="float" office:value="23" calcext:value-type="float">
            <text:p>23</text:p>
          </table:table-cell>
          <table:table-cell table:formula="of:=INDEX([order.$B$1:.$M$179];[.CB$1];[.$A5])" office:value-type="float" office:value="72" calcext:value-type="float">
            <text:p>72</text:p>
          </table:table-cell>
          <table:table-cell table:formula="of:=INDEX([order.$B$1:.$M$179];[.CC$1];[.$A5])" office:value-type="float" office:value="24" calcext:value-type="float">
            <text:p>24</text:p>
          </table:table-cell>
          <table:table-cell table:number-columns-repeated="94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NDEX(['calcul spi'.$C$3:.$Q$141];[.B$1];[.$A8])" office:value-type="string" office:string-value="A" calcext:value-type="string">
            <text:p>A</text:p>
          </table:table-cell>
          <table:table-cell table:formula="of:=INDEX(['calcul spi'.$C$3:.$Q$141];[.C$1];[.$A8])" office:value-type="string" office:string-value="A" calcext:value-type="string">
            <text:p>A</text:p>
          </table:table-cell>
          <table:table-cell table:formula="of:=INDEX(['calcul spi'.$C$3:.$Q$141];[.D$1];[.$A8])" office:value-type="string" office:string-value="A" calcext:value-type="string">
            <text:p>A</text:p>
          </table:table-cell>
          <table:table-cell table:formula="of:=INDEX(['calcul spi'.$C$3:.$Q$141];[.E$1];[.$A8])" office:value-type="string" office:string-value="A" calcext:value-type="string">
            <text:p>A</text:p>
          </table:table-cell>
          <table:table-cell table:formula="of:=INDEX(['calcul spi'.$C$3:.$Q$141];[.F$1];[.$A8])" office:value-type="string" office:string-value="A" calcext:value-type="string">
            <text:p>A</text:p>
          </table:table-cell>
          <table:table-cell table:formula="of:=INDEX(['calcul spi'.$C$3:.$Q$141];[.G$1];[.$A8])" office:value-type="string" office:string-value="A" calcext:value-type="string">
            <text:p>A</text:p>
          </table:table-cell>
          <table:table-cell table:formula="of:=INDEX(['calcul spi'.$C$3:.$Q$141];[.H$1];[.$A8])" office:value-type="string" office:string-value="A" calcext:value-type="string">
            <text:p>A</text:p>
          </table:table-cell>
          <table:table-cell table:formula="of:=INDEX(['calcul spi'.$C$3:.$Q$141];[.I$1];[.$A8])" office:value-type="string" office:string-value="A" calcext:value-type="string">
            <text:p>A</text:p>
          </table:table-cell>
          <table:table-cell table:formula="of:=INDEX(['calcul spi'.$C$3:.$Q$141];[.J$1];[.$A8])" office:value-type="float" office:value="0" calcext:value-type="float">
            <text:p>0</text:p>
          </table:table-cell>
          <table:table-cell table:formula="of:=INDEX(['calcul spi'.$C$3:.$Q$141];[.K$1];[.$A8])" office:value-type="string" office:string-value="B" calcext:value-type="string">
            <text:p>B</text:p>
          </table:table-cell>
          <table:table-cell table:formula="of:=INDEX(['calcul spi'.$C$3:.$Q$141];[.L$1];[.$A8])" office:value-type="string" office:string-value="B" calcext:value-type="string">
            <text:p>B</text:p>
          </table:table-cell>
          <table:table-cell table:formula="of:=INDEX(['calcul spi'.$C$3:.$Q$141];[.M$1];[.$A8])" office:value-type="string" office:string-value="B" calcext:value-type="string">
            <text:p>B</text:p>
          </table:table-cell>
          <table:table-cell table:formula="of:=INDEX(['calcul spi'.$C$3:.$Q$141];[.N$1];[.$A8])" office:value-type="string" office:string-value="B" calcext:value-type="string">
            <text:p>B</text:p>
          </table:table-cell>
          <table:table-cell table:formula="of:=INDEX(['calcul spi'.$C$3:.$Q$141];[.O$1];[.$A8])" office:value-type="string" office:string-value="B" calcext:value-type="string">
            <text:p>B</text:p>
          </table:table-cell>
          <table:table-cell table:formula="of:=INDEX(['calcul spi'.$C$3:.$Q$141];[.P$1];[.$A8])" office:value-type="string" office:string-value="B" calcext:value-type="string">
            <text:p>B</text:p>
          </table:table-cell>
          <table:table-cell table:formula="of:=INDEX(['calcul spi'.$C$3:.$Q$141];[.Q$1];[.$A8])" office:value-type="string" office:string-value="B" calcext:value-type="string">
            <text:p>B</text:p>
          </table:table-cell>
          <table:table-cell table:formula="of:=INDEX(['calcul spi'.$C$3:.$Q$141];[.R$1];[.$A8])" office:value-type="string" office:string-value="B" calcext:value-type="string">
            <text:p>B</text:p>
          </table:table-cell>
          <table:table-cell table:formula="of:=INDEX(['calcul spi'.$C$3:.$Q$141];[.S$1];[.$A8])" office:value-type="float" office:value="0" calcext:value-type="float">
            <text:p>0</text:p>
          </table:table-cell>
          <table:table-cell table:formula="of:=INDEX(['calcul spi'.$C$3:.$Q$141];[.T$1];[.$A8])" office:value-type="string" office:string-value="E" calcext:value-type="string">
            <text:p>E</text:p>
          </table:table-cell>
          <table:table-cell table:formula="of:=INDEX(['calcul spi'.$C$3:.$Q$141];[.U$1];[.$A8])" office:value-type="string" office:string-value="E" calcext:value-type="string">
            <text:p>E</text:p>
          </table:table-cell>
          <table:table-cell table:formula="of:=INDEX(['calcul spi'.$C$3:.$Q$141];[.V$1];[.$A8])" office:value-type="string" office:string-value="E" calcext:value-type="string">
            <text:p>E</text:p>
          </table:table-cell>
          <table:table-cell table:formula="of:=INDEX(['calcul spi'.$C$3:.$Q$141];[.W$1];[.$A8])" office:value-type="string" office:string-value="E" calcext:value-type="string">
            <text:p>E</text:p>
          </table:table-cell>
          <table:table-cell table:formula="of:=INDEX(['calcul spi'.$C$3:.$Q$141];[.X$1];[.$A8])" office:value-type="string" office:string-value="E" calcext:value-type="string">
            <text:p>E</text:p>
          </table:table-cell>
          <table:table-cell table:formula="of:=INDEX(['calcul spi'.$C$3:.$Q$141];[.Y$1];[.$A8])" office:value-type="string" office:string-value="E" calcext:value-type="string">
            <text:p>E</text:p>
          </table:table-cell>
          <table:table-cell table:formula="of:=INDEX(['calcul spi'.$C$3:.$Q$141];[.Z$1];[.$A8])" office:value-type="string" office:string-value="E" calcext:value-type="string">
            <text:p>E</text:p>
          </table:table-cell>
          <table:table-cell table:formula="of:=INDEX(['calcul spi'.$C$3:.$Q$141];[.AA$1];[.$A8])" office:value-type="string" office:string-value="E" calcext:value-type="string">
            <text:p>E</text:p>
          </table:table-cell>
          <table:table-cell table:formula="of:=INDEX(['calcul spi'.$C$3:.$Q$141];[.AB$1];[.$A8])" office:value-type="float" office:value="0" calcext:value-type="float">
            <text:p>0</text:p>
          </table:table-cell>
          <table:table-cell table:formula="of:=INDEX(['calcul spi'.$C$3:.$Q$141];[.AC$1];[.$A8])" office:value-type="string" office:string-value="F" calcext:value-type="string">
            <text:p>F</text:p>
          </table:table-cell>
          <table:table-cell table:formula="of:=INDEX(['calcul spi'.$C$3:.$Q$141];[.AD$1];[.$A8])" office:value-type="string" office:string-value="F" calcext:value-type="string">
            <text:p>F</text:p>
          </table:table-cell>
          <table:table-cell table:formula="of:=INDEX(['calcul spi'.$C$3:.$Q$141];[.AE$1];[.$A8])" office:value-type="string" office:string-value="F" calcext:value-type="string">
            <text:p>F</text:p>
          </table:table-cell>
          <table:table-cell table:formula="of:=INDEX(['calcul spi'.$C$3:.$Q$141];[.AF$1];[.$A8])" office:value-type="string" office:string-value="F" calcext:value-type="string">
            <text:p>F</text:p>
          </table:table-cell>
          <table:table-cell table:formula="of:=INDEX(['calcul spi'.$C$3:.$Q$141];[.AG$1];[.$A8])" office:value-type="string" office:string-value="F" calcext:value-type="string">
            <text:p>F</text:p>
          </table:table-cell>
          <table:table-cell table:formula="of:=INDEX(['calcul spi'.$C$3:.$Q$141];[.AH$1];[.$A8])" office:value-type="string" office:string-value="F" calcext:value-type="string">
            <text:p>F</text:p>
          </table:table-cell>
          <table:table-cell table:formula="of:=INDEX(['calcul spi'.$C$3:.$Q$141];[.AI$1];[.$A8])" office:value-type="string" office:string-value="F" calcext:value-type="string">
            <text:p>F</text:p>
          </table:table-cell>
          <table:table-cell table:formula="of:=INDEX(['calcul spi'.$C$3:.$Q$141];[.AJ$1];[.$A8])" office:value-type="string" office:string-value="F" calcext:value-type="string">
            <text:p>F</text:p>
          </table:table-cell>
          <table:table-cell table:formula="of:=INDEX(['calcul spi'.$C$3:.$Q$141];[.AK$1];[.$A8])" office:value-type="float" office:value="0" calcext:value-type="float">
            <text:p>0</text:p>
          </table:table-cell>
          <table:table-cell table:formula="of:=INDEX(['calcul spi'.$C$3:.$Q$141];[.AL$1];[.$A8])" office:value-type="string" office:string-value="R" calcext:value-type="string">
            <text:p>R</text:p>
          </table:table-cell>
          <table:table-cell table:formula="of:=INDEX(['calcul spi'.$C$3:.$Q$141];[.AM$1];[.$A8])" office:value-type="string" office:string-value="R" calcext:value-type="string">
            <text:p>R</text:p>
          </table:table-cell>
          <table:table-cell table:formula="of:=INDEX(['calcul spi'.$C$3:.$Q$141];[.AN$1];[.$A8])" office:value-type="string" office:string-value="R" calcext:value-type="string">
            <text:p>R</text:p>
          </table:table-cell>
          <table:table-cell table:formula="of:=INDEX(['calcul spi'.$C$3:.$Q$141];[.AO$1];[.$A8])" office:value-type="string" office:string-value="R" calcext:value-type="string">
            <text:p>R</text:p>
          </table:table-cell>
          <table:table-cell table:formula="of:=INDEX(['calcul spi'.$C$3:.$Q$141];[.AP$1];[.$A8])" office:value-type="string" office:string-value="R" calcext:value-type="string">
            <text:p>R</text:p>
          </table:table-cell>
          <table:table-cell table:formula="of:=INDEX(['calcul spi'.$C$3:.$Q$141];[.AQ$1];[.$A8])" office:value-type="string" office:string-value="R" calcext:value-type="string">
            <text:p>R</text:p>
          </table:table-cell>
          <table:table-cell table:formula="of:=INDEX(['calcul spi'.$C$3:.$Q$141];[.AR$1];[.$A8])" office:value-type="string" office:string-value="R" calcext:value-type="string">
            <text:p>R</text:p>
          </table:table-cell>
          <table:table-cell table:formula="of:=INDEX(['calcul spi'.$C$3:.$Q$141];[.AS$1];[.$A8])" office:value-type="string" office:string-value="R" calcext:value-type="string">
            <text:p>R</text:p>
          </table:table-cell>
          <table:table-cell table:formula="of:=INDEX(['calcul spi'.$C$3:.$Q$141];[.AT$1];[.$A8])" office:value-type="float" office:value="0" calcext:value-type="float">
            <text:p>0</text:p>
          </table:table-cell>
          <table:table-cell table:formula="of:=INDEX(['calcul spi'.$C$3:.$Q$141];[.AU$1];[.$A8])" office:value-type="string" office:string-value="D" calcext:value-type="string">
            <text:p>D</text:p>
          </table:table-cell>
          <table:table-cell table:formula="of:=INDEX(['calcul spi'.$C$3:.$Q$141];[.AV$1];[.$A8])" office:value-type="string" office:string-value="D" calcext:value-type="string">
            <text:p>D</text:p>
          </table:table-cell>
          <table:table-cell table:formula="of:=INDEX(['calcul spi'.$C$3:.$Q$141];[.AW$1];[.$A8])" office:value-type="string" office:string-value="D" calcext:value-type="string">
            <text:p>D</text:p>
          </table:table-cell>
          <table:table-cell table:formula="of:=INDEX(['calcul spi'.$C$3:.$Q$141];[.AX$1];[.$A8])" office:value-type="string" office:string-value="D" calcext:value-type="string">
            <text:p>D</text:p>
          </table:table-cell>
          <table:table-cell table:formula="of:=INDEX(['calcul spi'.$C$3:.$Q$141];[.AY$1];[.$A8])" office:value-type="string" office:string-value="D" calcext:value-type="string">
            <text:p>D</text:p>
          </table:table-cell>
          <table:table-cell table:formula="of:=INDEX(['calcul spi'.$C$3:.$Q$141];[.AZ$1];[.$A8])" office:value-type="string" office:string-value="D" calcext:value-type="string">
            <text:p>D</text:p>
          </table:table-cell>
          <table:table-cell table:formula="of:=INDEX(['calcul spi'.$C$3:.$Q$141];[.BA$1];[.$A8])" office:value-type="string" office:string-value="D" calcext:value-type="string">
            <text:p>D</text:p>
          </table:table-cell>
          <table:table-cell table:formula="of:=INDEX(['calcul spi'.$C$3:.$Q$141];[.BB$1];[.$A8])" office:value-type="string" office:string-value="D" calcext:value-type="string">
            <text:p>D</text:p>
          </table:table-cell>
          <table:table-cell table:formula="of:=INDEX(['calcul spi'.$C$3:.$Q$141];[.BC$1];[.$A8])" office:value-type="float" office:value="0" calcext:value-type="float">
            <text:p>0</text:p>
          </table:table-cell>
          <table:table-cell table:formula="of:=INDEX(['calcul spi'.$C$3:.$Q$141];[.BD$1];[.$A8])" office:value-type="string" office:string-value="U" calcext:value-type="string">
            <text:p>U</text:p>
          </table:table-cell>
          <table:table-cell table:formula="of:=INDEX(['calcul spi'.$C$3:.$Q$141];[.BE$1];[.$A8])" office:value-type="string" office:string-value="U" calcext:value-type="string">
            <text:p>U</text:p>
          </table:table-cell>
          <table:table-cell table:formula="of:=INDEX(['calcul spi'.$C$3:.$Q$141];[.BF$1];[.$A8])" office:value-type="string" office:string-value="U" calcext:value-type="string">
            <text:p>U</text:p>
          </table:table-cell>
          <table:table-cell table:formula="of:=INDEX(['calcul spi'.$C$3:.$Q$141];[.BG$1];[.$A8])" office:value-type="string" office:string-value="U" calcext:value-type="string">
            <text:p>U</text:p>
          </table:table-cell>
          <table:table-cell table:formula="of:=INDEX(['calcul spi'.$C$3:.$Q$141];[.BH$1];[.$A8])" office:value-type="string" office:string-value="U" calcext:value-type="string">
            <text:p>U</text:p>
          </table:table-cell>
          <table:table-cell table:formula="of:=INDEX(['calcul spi'.$C$3:.$Q$141];[.BI$1];[.$A8])" office:value-type="string" office:string-value="U" calcext:value-type="string">
            <text:p>U</text:p>
          </table:table-cell>
          <table:table-cell table:formula="of:=INDEX(['calcul spi'.$C$3:.$Q$141];[.BJ$1];[.$A8])" office:value-type="string" office:string-value="U" calcext:value-type="string">
            <text:p>U</text:p>
          </table:table-cell>
          <table:table-cell table:formula="of:=INDEX(['calcul spi'.$C$3:.$Q$141];[.BK$1];[.$A8])" office:value-type="string" office:string-value="U" calcext:value-type="string">
            <text:p>U</text:p>
          </table:table-cell>
          <table:table-cell table:formula="of:=INDEX(['calcul spi'.$C$3:.$Q$141];[.BL$1];[.$A8])" office:value-type="float" office:value="0" calcext:value-type="float">
            <text:p>0</text:p>
          </table:table-cell>
          <table:table-cell table:formula="of:=INDEX(['calcul spi'.$C$3:.$Q$141];[.BM$1];[.$A8])" office:value-type="string" office:string-value="O" calcext:value-type="string">
            <text:p>O</text:p>
          </table:table-cell>
          <table:table-cell table:formula="of:=INDEX(['calcul spi'.$C$3:.$Q$141];[.BN$1];[.$A8])" office:value-type="string" office:string-value="O" calcext:value-type="string">
            <text:p>O</text:p>
          </table:table-cell>
          <table:table-cell table:formula="of:=INDEX(['calcul spi'.$C$3:.$Q$141];[.BO$1];[.$A8])" office:value-type="string" office:string-value="O" calcext:value-type="string">
            <text:p>O</text:p>
          </table:table-cell>
          <table:table-cell table:formula="of:=INDEX(['calcul spi'.$C$3:.$Q$141];[.BP$1];[.$A8])" office:value-type="string" office:string-value="O" calcext:value-type="string">
            <text:p>O</text:p>
          </table:table-cell>
          <table:table-cell table:formula="of:=INDEX(['calcul spi'.$C$3:.$Q$141];[.BQ$1];[.$A8])" office:value-type="string" office:string-value="O" calcext:value-type="string">
            <text:p>O</text:p>
          </table:table-cell>
          <table:table-cell table:formula="of:=INDEX(['calcul spi'.$C$3:.$Q$141];[.BR$1];[.$A8])" office:value-type="string" office:string-value="O" calcext:value-type="string">
            <text:p>O</text:p>
          </table:table-cell>
          <table:table-cell table:formula="of:=INDEX(['calcul spi'.$C$3:.$Q$141];[.BS$1];[.$A8])" office:value-type="string" office:string-value="O" calcext:value-type="string">
            <text:p>O</text:p>
          </table:table-cell>
          <table:table-cell table:formula="of:=INDEX(['calcul spi'.$C$3:.$Q$141];[.BT$1];[.$A8])" office:value-type="string" office:string-value="O" calcext:value-type="string">
            <text:p>O</text:p>
          </table:table-cell>
          <table:table-cell table:formula="of:=INDEX(['calcul spi'.$C$3:.$Q$141];[.BU$1];[.$A8])" office:value-type="float" office:value="0" calcext:value-type="float">
            <text:p>0</text:p>
          </table:table-cell>
          <table:table-cell table:formula="of:=INDEX(['calcul spi'.$C$3:.$Q$141];[.BV$1];[.$A8])" office:value-type="string" office:string-value="L" calcext:value-type="string">
            <text:p>L</text:p>
          </table:table-cell>
          <table:table-cell table:formula="of:=INDEX(['calcul spi'.$C$3:.$Q$141];[.BW$1];[.$A8])" office:value-type="string" office:string-value="L" calcext:value-type="string">
            <text:p>L</text:p>
          </table:table-cell>
          <table:table-cell table:formula="of:=INDEX(['calcul spi'.$C$3:.$Q$141];[.BX$1];[.$A8])" office:value-type="string" office:string-value="L" calcext:value-type="string">
            <text:p>L</text:p>
          </table:table-cell>
          <table:table-cell table:formula="of:=INDEX(['calcul spi'.$C$3:.$Q$141];[.BY$1];[.$A8])" office:value-type="string" office:string-value="L" calcext:value-type="string">
            <text:p>L</text:p>
          </table:table-cell>
          <table:table-cell table:formula="of:=INDEX(['calcul spi'.$C$3:.$Q$141];[.BZ$1];[.$A8])" office:value-type="string" office:string-value="L" calcext:value-type="string">
            <text:p>L</text:p>
          </table:table-cell>
          <table:table-cell table:formula="of:=INDEX(['calcul spi'.$C$3:.$Q$141];[.CA$1];[.$A8])" office:value-type="string" office:string-value="L" calcext:value-type="string">
            <text:p>L</text:p>
          </table:table-cell>
          <table:table-cell table:formula="of:=INDEX(['calcul spi'.$C$3:.$Q$141];[.CB$1];[.$A8])" office:value-type="string" office:string-value="L" calcext:value-type="string">
            <text:p>L</text:p>
          </table:table-cell>
          <table:table-cell table:formula="of:=INDEX(['calcul spi'.$C$3:.$Q$141];[.CC$1];[.$A8])" office:value-type="string" office:string-value="L" calcext:value-type="string">
            <text:p>L</text:p>
          </table:table-cell>
          <table:table-cell table:formula="of:=INDEX(['calcul spi'.$C$3:.$Q$141];[.CD$1];[.$A8])" office:value-type="float" office:value="0" calcext:value-type="float">
            <text:p>0</text:p>
          </table:table-cell>
          <table:table-cell table:formula="of:=INDEX(['calcul spi'.$C$3:.$Q$141];[.CE$1];[.$A8])" office:value-type="string" office:string-value="H" calcext:value-type="string">
            <text:p>H</text:p>
          </table:table-cell>
          <table:table-cell table:formula="of:=INDEX(['calcul spi'.$C$3:.$Q$141];[.CF$1];[.$A8])" office:value-type="string" office:string-value="H" calcext:value-type="string">
            <text:p>H</text:p>
          </table:table-cell>
          <table:table-cell table:formula="of:=INDEX(['calcul spi'.$C$3:.$Q$141];[.CG$1];[.$A8])" office:value-type="string" office:string-value="H" calcext:value-type="string">
            <text:p>H</text:p>
          </table:table-cell>
          <table:table-cell table:formula="of:=INDEX(['calcul spi'.$C$3:.$Q$141];[.CH$1];[.$A8])" office:value-type="string" office:string-value="H" calcext:value-type="string">
            <text:p>H</text:p>
          </table:table-cell>
          <table:table-cell table:formula="of:=INDEX(['calcul spi'.$C$3:.$Q$141];[.CI$1];[.$A8])" office:value-type="string" office:string-value="H" calcext:value-type="string">
            <text:p>H</text:p>
          </table:table-cell>
          <table:table-cell table:formula="of:=INDEX(['calcul spi'.$C$3:.$Q$141];[.CJ$1];[.$A8])" office:value-type="string" office:string-value="H" calcext:value-type="string">
            <text:p>H</text:p>
          </table:table-cell>
          <table:table-cell table:formula="of:=INDEX(['calcul spi'.$C$3:.$Q$141];[.CK$1];[.$A8])" office:value-type="string" office:string-value="H" calcext:value-type="string">
            <text:p>H</text:p>
          </table:table-cell>
          <table:table-cell table:formula="of:=INDEX(['calcul spi'.$C$3:.$Q$141];[.CL$1];[.$A8])" office:value-type="string" office:string-value="H" calcext:value-type="string">
            <text:p>H</text:p>
          </table:table-cell>
          <table:table-cell table:number-columns-repeated="93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NDEX(['calcul spi'.$C$3:.$Q$141];[.B$1];[.$A9])" office:value-type="float" office:value="1" calcext:value-type="float">
            <text:p>1</text:p>
          </table:table-cell>
          <table:table-cell table:formula="of:=INDEX(['calcul spi'.$C$3:.$Q$141];[.C$1];[.$A9])" office:value-type="float" office:value="2" calcext:value-type="float">
            <text:p>2</text:p>
          </table:table-cell>
          <table:table-cell table:formula="of:=INDEX(['calcul spi'.$C$3:.$Q$141];[.D$1];[.$A9])" office:value-type="float" office:value="3" calcext:value-type="float">
            <text:p>3</text:p>
          </table:table-cell>
          <table:table-cell table:formula="of:=INDEX(['calcul spi'.$C$3:.$Q$141];[.E$1];[.$A9])" office:value-type="float" office:value="4" calcext:value-type="float">
            <text:p>4</text:p>
          </table:table-cell>
          <table:table-cell table:formula="of:=INDEX(['calcul spi'.$C$3:.$Q$141];[.F$1];[.$A9])" office:value-type="float" office:value="5" calcext:value-type="float">
            <text:p>5</text:p>
          </table:table-cell>
          <table:table-cell table:formula="of:=INDEX(['calcul spi'.$C$3:.$Q$141];[.G$1];[.$A9])" office:value-type="float" office:value="6" calcext:value-type="float">
            <text:p>6</text:p>
          </table:table-cell>
          <table:table-cell table:formula="of:=INDEX(['calcul spi'.$C$3:.$Q$141];[.H$1];[.$A9])" office:value-type="float" office:value="7" calcext:value-type="float">
            <text:p>7</text:p>
          </table:table-cell>
          <table:table-cell table:formula="of:=INDEX(['calcul spi'.$C$3:.$Q$141];[.I$1];[.$A9])" office:value-type="float" office:value="8" calcext:value-type="float">
            <text:p>8</text:p>
          </table:table-cell>
          <table:table-cell table:formula="of:=INDEX(['calcul spi'.$C$3:.$Q$141];[.J$1];[.$A9])" office:value-type="float" office:value="0" calcext:value-type="float">
            <text:p>0</text:p>
          </table:table-cell>
          <table:table-cell table:formula="of:=INDEX(['calcul spi'.$C$3:.$Q$141];[.K$1];[.$A9])" office:value-type="float" office:value="1" calcext:value-type="float">
            <text:p>1</text:p>
          </table:table-cell>
          <table:table-cell table:formula="of:=INDEX(['calcul spi'.$C$3:.$Q$141];[.L$1];[.$A9])" office:value-type="float" office:value="2" calcext:value-type="float">
            <text:p>2</text:p>
          </table:table-cell>
          <table:table-cell table:formula="of:=INDEX(['calcul spi'.$C$3:.$Q$141];[.M$1];[.$A9])" office:value-type="float" office:value="3" calcext:value-type="float">
            <text:p>3</text:p>
          </table:table-cell>
          <table:table-cell table:formula="of:=INDEX(['calcul spi'.$C$3:.$Q$141];[.N$1];[.$A9])" office:value-type="float" office:value="4" calcext:value-type="float">
            <text:p>4</text:p>
          </table:table-cell>
          <table:table-cell table:formula="of:=INDEX(['calcul spi'.$C$3:.$Q$141];[.O$1];[.$A9])" office:value-type="float" office:value="5" calcext:value-type="float">
            <text:p>5</text:p>
          </table:table-cell>
          <table:table-cell table:formula="of:=INDEX(['calcul spi'.$C$3:.$Q$141];[.P$1];[.$A9])" office:value-type="float" office:value="6" calcext:value-type="float">
            <text:p>6</text:p>
          </table:table-cell>
          <table:table-cell table:formula="of:=INDEX(['calcul spi'.$C$3:.$Q$141];[.Q$1];[.$A9])" office:value-type="float" office:value="7" calcext:value-type="float">
            <text:p>7</text:p>
          </table:table-cell>
          <table:table-cell table:formula="of:=INDEX(['calcul spi'.$C$3:.$Q$141];[.R$1];[.$A9])" office:value-type="float" office:value="8" calcext:value-type="float">
            <text:p>8</text:p>
          </table:table-cell>
          <table:table-cell table:formula="of:=INDEX(['calcul spi'.$C$3:.$Q$141];[.S$1];[.$A9])" office:value-type="float" office:value="0" calcext:value-type="float">
            <text:p>0</text:p>
          </table:table-cell>
          <table:table-cell table:formula="of:=INDEX(['calcul spi'.$C$3:.$Q$141];[.T$1];[.$A9])" office:value-type="float" office:value="1" calcext:value-type="float">
            <text:p>1</text:p>
          </table:table-cell>
          <table:table-cell table:formula="of:=INDEX(['calcul spi'.$C$3:.$Q$141];[.U$1];[.$A9])" office:value-type="float" office:value="2" calcext:value-type="float">
            <text:p>2</text:p>
          </table:table-cell>
          <table:table-cell table:formula="of:=INDEX(['calcul spi'.$C$3:.$Q$141];[.V$1];[.$A9])" office:value-type="float" office:value="3" calcext:value-type="float">
            <text:p>3</text:p>
          </table:table-cell>
          <table:table-cell table:formula="of:=INDEX(['calcul spi'.$C$3:.$Q$141];[.W$1];[.$A9])" office:value-type="float" office:value="4" calcext:value-type="float">
            <text:p>4</text:p>
          </table:table-cell>
          <table:table-cell table:formula="of:=INDEX(['calcul spi'.$C$3:.$Q$141];[.X$1];[.$A9])" office:value-type="float" office:value="5" calcext:value-type="float">
            <text:p>5</text:p>
          </table:table-cell>
          <table:table-cell table:formula="of:=INDEX(['calcul spi'.$C$3:.$Q$141];[.Y$1];[.$A9])" office:value-type="float" office:value="6" calcext:value-type="float">
            <text:p>6</text:p>
          </table:table-cell>
          <table:table-cell table:formula="of:=INDEX(['calcul spi'.$C$3:.$Q$141];[.Z$1];[.$A9])" office:value-type="float" office:value="7" calcext:value-type="float">
            <text:p>7</text:p>
          </table:table-cell>
          <table:table-cell table:formula="of:=INDEX(['calcul spi'.$C$3:.$Q$141];[.AA$1];[.$A9])" office:value-type="float" office:value="8" calcext:value-type="float">
            <text:p>8</text:p>
          </table:table-cell>
          <table:table-cell table:formula="of:=INDEX(['calcul spi'.$C$3:.$Q$141];[.AB$1];[.$A9])" office:value-type="float" office:value="0" calcext:value-type="float">
            <text:p>0</text:p>
          </table:table-cell>
          <table:table-cell table:formula="of:=INDEX(['calcul spi'.$C$3:.$Q$141];[.AC$1];[.$A9])" office:value-type="float" office:value="1" calcext:value-type="float">
            <text:p>1</text:p>
          </table:table-cell>
          <table:table-cell table:formula="of:=INDEX(['calcul spi'.$C$3:.$Q$141];[.AD$1];[.$A9])" office:value-type="float" office:value="2" calcext:value-type="float">
            <text:p>2</text:p>
          </table:table-cell>
          <table:table-cell table:formula="of:=INDEX(['calcul spi'.$C$3:.$Q$141];[.AE$1];[.$A9])" office:value-type="float" office:value="3" calcext:value-type="float">
            <text:p>3</text:p>
          </table:table-cell>
          <table:table-cell table:formula="of:=INDEX(['calcul spi'.$C$3:.$Q$141];[.AF$1];[.$A9])" office:value-type="float" office:value="4" calcext:value-type="float">
            <text:p>4</text:p>
          </table:table-cell>
          <table:table-cell table:formula="of:=INDEX(['calcul spi'.$C$3:.$Q$141];[.AG$1];[.$A9])" office:value-type="float" office:value="5" calcext:value-type="float">
            <text:p>5</text:p>
          </table:table-cell>
          <table:table-cell table:formula="of:=INDEX(['calcul spi'.$C$3:.$Q$141];[.AH$1];[.$A9])" office:value-type="float" office:value="6" calcext:value-type="float">
            <text:p>6</text:p>
          </table:table-cell>
          <table:table-cell table:formula="of:=INDEX(['calcul spi'.$C$3:.$Q$141];[.AI$1];[.$A9])" office:value-type="float" office:value="7" calcext:value-type="float">
            <text:p>7</text:p>
          </table:table-cell>
          <table:table-cell table:formula="of:=INDEX(['calcul spi'.$C$3:.$Q$141];[.AJ$1];[.$A9])" office:value-type="float" office:value="8" calcext:value-type="float">
            <text:p>8</text:p>
          </table:table-cell>
          <table:table-cell table:formula="of:=INDEX(['calcul spi'.$C$3:.$Q$141];[.AK$1];[.$A9])" office:value-type="float" office:value="0" calcext:value-type="float">
            <text:p>0</text:p>
          </table:table-cell>
          <table:table-cell table:formula="of:=INDEX(['calcul spi'.$C$3:.$Q$141];[.AL$1];[.$A9])" office:value-type="float" office:value="1" calcext:value-type="float">
            <text:p>1</text:p>
          </table:table-cell>
          <table:table-cell table:formula="of:=INDEX(['calcul spi'.$C$3:.$Q$141];[.AM$1];[.$A9])" office:value-type="float" office:value="2" calcext:value-type="float">
            <text:p>2</text:p>
          </table:table-cell>
          <table:table-cell table:formula="of:=INDEX(['calcul spi'.$C$3:.$Q$141];[.AN$1];[.$A9])" office:value-type="float" office:value="3" calcext:value-type="float">
            <text:p>3</text:p>
          </table:table-cell>
          <table:table-cell table:formula="of:=INDEX(['calcul spi'.$C$3:.$Q$141];[.AO$1];[.$A9])" office:value-type="float" office:value="4" calcext:value-type="float">
            <text:p>4</text:p>
          </table:table-cell>
          <table:table-cell table:formula="of:=INDEX(['calcul spi'.$C$3:.$Q$141];[.AP$1];[.$A9])" office:value-type="float" office:value="5" calcext:value-type="float">
            <text:p>5</text:p>
          </table:table-cell>
          <table:table-cell table:formula="of:=INDEX(['calcul spi'.$C$3:.$Q$141];[.AQ$1];[.$A9])" office:value-type="float" office:value="6" calcext:value-type="float">
            <text:p>6</text:p>
          </table:table-cell>
          <table:table-cell table:formula="of:=INDEX(['calcul spi'.$C$3:.$Q$141];[.AR$1];[.$A9])" office:value-type="float" office:value="7" calcext:value-type="float">
            <text:p>7</text:p>
          </table:table-cell>
          <table:table-cell table:formula="of:=INDEX(['calcul spi'.$C$3:.$Q$141];[.AS$1];[.$A9])" office:value-type="float" office:value="8" calcext:value-type="float">
            <text:p>8</text:p>
          </table:table-cell>
          <table:table-cell table:formula="of:=INDEX(['calcul spi'.$C$3:.$Q$141];[.AT$1];[.$A9])" office:value-type="float" office:value="0" calcext:value-type="float">
            <text:p>0</text:p>
          </table:table-cell>
          <table:table-cell table:formula="of:=INDEX(['calcul spi'.$C$3:.$Q$141];[.AU$1];[.$A9])" office:value-type="float" office:value="1" calcext:value-type="float">
            <text:p>1</text:p>
          </table:table-cell>
          <table:table-cell table:formula="of:=INDEX(['calcul spi'.$C$3:.$Q$141];[.AV$1];[.$A9])" office:value-type="float" office:value="2" calcext:value-type="float">
            <text:p>2</text:p>
          </table:table-cell>
          <table:table-cell table:formula="of:=INDEX(['calcul spi'.$C$3:.$Q$141];[.AW$1];[.$A9])" office:value-type="float" office:value="3" calcext:value-type="float">
            <text:p>3</text:p>
          </table:table-cell>
          <table:table-cell table:formula="of:=INDEX(['calcul spi'.$C$3:.$Q$141];[.AX$1];[.$A9])" office:value-type="float" office:value="4" calcext:value-type="float">
            <text:p>4</text:p>
          </table:table-cell>
          <table:table-cell table:formula="of:=INDEX(['calcul spi'.$C$3:.$Q$141];[.AY$1];[.$A9])" office:value-type="float" office:value="5" calcext:value-type="float">
            <text:p>5</text:p>
          </table:table-cell>
          <table:table-cell table:formula="of:=INDEX(['calcul spi'.$C$3:.$Q$141];[.AZ$1];[.$A9])" office:value-type="float" office:value="6" calcext:value-type="float">
            <text:p>6</text:p>
          </table:table-cell>
          <table:table-cell table:formula="of:=INDEX(['calcul spi'.$C$3:.$Q$141];[.BA$1];[.$A9])" office:value-type="float" office:value="7" calcext:value-type="float">
            <text:p>7</text:p>
          </table:table-cell>
          <table:table-cell table:formula="of:=INDEX(['calcul spi'.$C$3:.$Q$141];[.BB$1];[.$A9])" office:value-type="float" office:value="8" calcext:value-type="float">
            <text:p>8</text:p>
          </table:table-cell>
          <table:table-cell table:formula="of:=INDEX(['calcul spi'.$C$3:.$Q$141];[.BC$1];[.$A9])" office:value-type="float" office:value="0" calcext:value-type="float">
            <text:p>0</text:p>
          </table:table-cell>
          <table:table-cell table:formula="of:=INDEX(['calcul spi'.$C$3:.$Q$141];[.BD$1];[.$A9])" office:value-type="float" office:value="1" calcext:value-type="float">
            <text:p>1</text:p>
          </table:table-cell>
          <table:table-cell table:formula="of:=INDEX(['calcul spi'.$C$3:.$Q$141];[.BE$1];[.$A9])" office:value-type="float" office:value="2" calcext:value-type="float">
            <text:p>2</text:p>
          </table:table-cell>
          <table:table-cell table:formula="of:=INDEX(['calcul spi'.$C$3:.$Q$141];[.BF$1];[.$A9])" office:value-type="float" office:value="3" calcext:value-type="float">
            <text:p>3</text:p>
          </table:table-cell>
          <table:table-cell table:formula="of:=INDEX(['calcul spi'.$C$3:.$Q$141];[.BG$1];[.$A9])" office:value-type="float" office:value="4" calcext:value-type="float">
            <text:p>4</text:p>
          </table:table-cell>
          <table:table-cell table:formula="of:=INDEX(['calcul spi'.$C$3:.$Q$141];[.BH$1];[.$A9])" office:value-type="float" office:value="5" calcext:value-type="float">
            <text:p>5</text:p>
          </table:table-cell>
          <table:table-cell table:formula="of:=INDEX(['calcul spi'.$C$3:.$Q$141];[.BI$1];[.$A9])" office:value-type="float" office:value="6" calcext:value-type="float">
            <text:p>6</text:p>
          </table:table-cell>
          <table:table-cell table:formula="of:=INDEX(['calcul spi'.$C$3:.$Q$141];[.BJ$1];[.$A9])" office:value-type="float" office:value="7" calcext:value-type="float">
            <text:p>7</text:p>
          </table:table-cell>
          <table:table-cell table:formula="of:=INDEX(['calcul spi'.$C$3:.$Q$141];[.BK$1];[.$A9])" office:value-type="float" office:value="8" calcext:value-type="float">
            <text:p>8</text:p>
          </table:table-cell>
          <table:table-cell table:formula="of:=INDEX(['calcul spi'.$C$3:.$Q$141];[.BL$1];[.$A9])" office:value-type="float" office:value="0" calcext:value-type="float">
            <text:p>0</text:p>
          </table:table-cell>
          <table:table-cell table:formula="of:=INDEX(['calcul spi'.$C$3:.$Q$141];[.BM$1];[.$A9])" office:value-type="float" office:value="1" calcext:value-type="float">
            <text:p>1</text:p>
          </table:table-cell>
          <table:table-cell table:formula="of:=INDEX(['calcul spi'.$C$3:.$Q$141];[.BN$1];[.$A9])" office:value-type="float" office:value="2" calcext:value-type="float">
            <text:p>2</text:p>
          </table:table-cell>
          <table:table-cell table:formula="of:=INDEX(['calcul spi'.$C$3:.$Q$141];[.BO$1];[.$A9])" office:value-type="float" office:value="3" calcext:value-type="float">
            <text:p>3</text:p>
          </table:table-cell>
          <table:table-cell table:formula="of:=INDEX(['calcul spi'.$C$3:.$Q$141];[.BP$1];[.$A9])" office:value-type="float" office:value="4" calcext:value-type="float">
            <text:p>4</text:p>
          </table:table-cell>
          <table:table-cell table:formula="of:=INDEX(['calcul spi'.$C$3:.$Q$141];[.BQ$1];[.$A9])" office:value-type="float" office:value="5" calcext:value-type="float">
            <text:p>5</text:p>
          </table:table-cell>
          <table:table-cell table:formula="of:=INDEX(['calcul spi'.$C$3:.$Q$141];[.BR$1];[.$A9])" office:value-type="float" office:value="6" calcext:value-type="float">
            <text:p>6</text:p>
          </table:table-cell>
          <table:table-cell table:formula="of:=INDEX(['calcul spi'.$C$3:.$Q$141];[.BS$1];[.$A9])" office:value-type="float" office:value="7" calcext:value-type="float">
            <text:p>7</text:p>
          </table:table-cell>
          <table:table-cell table:formula="of:=INDEX(['calcul spi'.$C$3:.$Q$141];[.BT$1];[.$A9])" office:value-type="float" office:value="8" calcext:value-type="float">
            <text:p>8</text:p>
          </table:table-cell>
          <table:table-cell table:formula="of:=INDEX(['calcul spi'.$C$3:.$Q$141];[.BU$1];[.$A9])" office:value-type="float" office:value="0" calcext:value-type="float">
            <text:p>0</text:p>
          </table:table-cell>
          <table:table-cell table:formula="of:=INDEX(['calcul spi'.$C$3:.$Q$141];[.BV$1];[.$A9])" office:value-type="float" office:value="1" calcext:value-type="float">
            <text:p>1</text:p>
          </table:table-cell>
          <table:table-cell table:formula="of:=INDEX(['calcul spi'.$C$3:.$Q$141];[.BW$1];[.$A9])" office:value-type="float" office:value="2" calcext:value-type="float">
            <text:p>2</text:p>
          </table:table-cell>
          <table:table-cell table:formula="of:=INDEX(['calcul spi'.$C$3:.$Q$141];[.BX$1];[.$A9])" office:value-type="float" office:value="3" calcext:value-type="float">
            <text:p>3</text:p>
          </table:table-cell>
          <table:table-cell table:formula="of:=INDEX(['calcul spi'.$C$3:.$Q$141];[.BY$1];[.$A9])" office:value-type="float" office:value="4" calcext:value-type="float">
            <text:p>4</text:p>
          </table:table-cell>
          <table:table-cell table:formula="of:=INDEX(['calcul spi'.$C$3:.$Q$141];[.BZ$1];[.$A9])" office:value-type="float" office:value="5" calcext:value-type="float">
            <text:p>5</text:p>
          </table:table-cell>
          <table:table-cell table:formula="of:=INDEX(['calcul spi'.$C$3:.$Q$141];[.CA$1];[.$A9])" office:value-type="float" office:value="6" calcext:value-type="float">
            <text:p>6</text:p>
          </table:table-cell>
          <table:table-cell table:formula="of:=INDEX(['calcul spi'.$C$3:.$Q$141];[.CB$1];[.$A9])" office:value-type="float" office:value="7" calcext:value-type="float">
            <text:p>7</text:p>
          </table:table-cell>
          <table:table-cell table:formula="of:=INDEX(['calcul spi'.$C$3:.$Q$141];[.CC$1];[.$A9])" office:value-type="float" office:value="8" calcext:value-type="float">
            <text:p>8</text:p>
          </table:table-cell>
          <table:table-cell table:formula="of:=INDEX(['calcul spi'.$C$3:.$Q$141];[.CD$1];[.$A9])" office:value-type="float" office:value="0" calcext:value-type="float">
            <text:p>0</text:p>
          </table:table-cell>
          <table:table-cell table:formula="of:=INDEX(['calcul spi'.$C$3:.$Q$141];[.CE$1];[.$A9])" office:value-type="float" office:value="1" calcext:value-type="float">
            <text:p>1</text:p>
          </table:table-cell>
          <table:table-cell table:formula="of:=INDEX(['calcul spi'.$C$3:.$Q$141];[.CF$1];[.$A9])" office:value-type="float" office:value="2" calcext:value-type="float">
            <text:p>2</text:p>
          </table:table-cell>
          <table:table-cell table:formula="of:=INDEX(['calcul spi'.$C$3:.$Q$141];[.CG$1];[.$A9])" office:value-type="float" office:value="3" calcext:value-type="float">
            <text:p>3</text:p>
          </table:table-cell>
          <table:table-cell table:formula="of:=INDEX(['calcul spi'.$C$3:.$Q$141];[.CH$1];[.$A9])" office:value-type="float" office:value="4" calcext:value-type="float">
            <text:p>4</text:p>
          </table:table-cell>
          <table:table-cell table:formula="of:=INDEX(['calcul spi'.$C$3:.$Q$141];[.CI$1];[.$A9])" office:value-type="float" office:value="5" calcext:value-type="float">
            <text:p>5</text:p>
          </table:table-cell>
          <table:table-cell table:formula="of:=INDEX(['calcul spi'.$C$3:.$Q$141];[.CJ$1];[.$A9])" office:value-type="float" office:value="6" calcext:value-type="float">
            <text:p>6</text:p>
          </table:table-cell>
          <table:table-cell table:formula="of:=INDEX(['calcul spi'.$C$3:.$Q$141];[.CK$1];[.$A9])" office:value-type="float" office:value="7" calcext:value-type="float">
            <text:p>7</text:p>
          </table:table-cell>
          <table:table-cell table:formula="of:=INDEX(['calcul spi'.$C$3:.$Q$141];[.CL$1];[.$A9])" office:value-type="float" office:value="8" calcext:value-type="float">
            <text:p>8</text:p>
          </table:table-cell>
          <table:table-cell table:number-columns-repeated="93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NDEX(['calcul spi'.$C$3:.$Q$141];[.B$1];[.$A10])" office:value-type="float" office:value="5869" calcext:value-type="float">
            <text:p>5869</text:p>
          </table:table-cell>
          <table:table-cell table:formula="of:=INDEX(['calcul spi'.$C$3:.$Q$141];[.C$1];[.$A10])" office:value-type="float" office:value="5845" calcext:value-type="float">
            <text:p>5845</text:p>
          </table:table-cell>
          <table:table-cell table:formula="of:=INDEX(['calcul spi'.$C$3:.$Q$141];[.D$1];[.$A10])" office:value-type="float" office:value="5825" calcext:value-type="float">
            <text:p>5825</text:p>
          </table:table-cell>
          <table:table-cell table:formula="of:=INDEX(['calcul spi'.$C$3:.$Q$141];[.E$1];[.$A10])" office:value-type="float" office:value="5805" calcext:value-type="float">
            <text:p>5805</text:p>
          </table:table-cell>
          <table:table-cell table:formula="of:=INDEX(['calcul spi'.$C$3:.$Q$141];[.F$1];[.$A10])" office:value-type="float" office:value="5785" calcext:value-type="float">
            <text:p>5785</text:p>
          </table:table-cell>
          <table:table-cell table:formula="of:=INDEX(['calcul spi'.$C$3:.$Q$141];[.G$1];[.$A10])" office:value-type="float" office:value="5765" calcext:value-type="float">
            <text:p>5765</text:p>
          </table:table-cell>
          <table:table-cell table:formula="of:=INDEX(['calcul spi'.$C$3:.$Q$141];[.H$1];[.$A10])" office:value-type="float" office:value="5745" calcext:value-type="float">
            <text:p>5745</text:p>
          </table:table-cell>
          <table:table-cell table:formula="of:=INDEX(['calcul spi'.$C$3:.$Q$141];[.I$1];[.$A10])" office:value-type="float" office:value="5725" calcext:value-type="float">
            <text:p>5725</text:p>
          </table:table-cell>
          <table:table-cell table:formula="of:=INDEX(['calcul spi'.$C$3:.$Q$141];[.J$1];[.$A10])" office:value-type="float" office:value="0" calcext:value-type="float">
            <text:p>0</text:p>
          </table:table-cell>
          <table:table-cell table:formula="of:=INDEX(['calcul spi'.$C$3:.$Q$141];[.K$1];[.$A10])" office:value-type="float" office:value="5733" calcext:value-type="float">
            <text:p>5733</text:p>
          </table:table-cell>
          <table:table-cell table:formula="of:=INDEX(['calcul spi'.$C$3:.$Q$141];[.L$1];[.$A10])" office:value-type="float" office:value="5752" calcext:value-type="float">
            <text:p>5752</text:p>
          </table:table-cell>
          <table:table-cell table:formula="of:=INDEX(['calcul spi'.$C$3:.$Q$141];[.M$1];[.$A10])" office:value-type="float" office:value="5771" calcext:value-type="float">
            <text:p>5771</text:p>
          </table:table-cell>
          <table:table-cell table:formula="of:=INDEX(['calcul spi'.$C$3:.$Q$141];[.N$1];[.$A10])" office:value-type="float" office:value="5790" calcext:value-type="float">
            <text:p>5790</text:p>
          </table:table-cell>
          <table:table-cell table:formula="of:=INDEX(['calcul spi'.$C$3:.$Q$141];[.O$1];[.$A10])" office:value-type="float" office:value="5809" calcext:value-type="float">
            <text:p>5809</text:p>
          </table:table-cell>
          <table:table-cell table:formula="of:=INDEX(['calcul spi'.$C$3:.$Q$141];[.P$1];[.$A10])" office:value-type="float" office:value="5828" calcext:value-type="float">
            <text:p>5828</text:p>
          </table:table-cell>
          <table:table-cell table:formula="of:=INDEX(['calcul spi'.$C$3:.$Q$141];[.Q$1];[.$A10])" office:value-type="float" office:value="5847" calcext:value-type="float">
            <text:p>5847</text:p>
          </table:table-cell>
          <table:table-cell table:formula="of:=INDEX(['calcul spi'.$C$3:.$Q$141];[.R$1];[.$A10])" office:value-type="float" office:value="5866" calcext:value-type="float">
            <text:p>5866</text:p>
          </table:table-cell>
          <table:table-cell table:formula="of:=INDEX(['calcul spi'.$C$3:.$Q$141];[.S$1];[.$A10])" office:value-type="float" office:value="0" calcext:value-type="float">
            <text:p>0</text:p>
          </table:table-cell>
          <table:table-cell table:formula="of:=INDEX(['calcul spi'.$C$3:.$Q$141];[.T$1];[.$A10])" office:value-type="float" office:value="5705" calcext:value-type="float">
            <text:p>5705</text:p>
          </table:table-cell>
          <table:table-cell table:formula="of:=INDEX(['calcul spi'.$C$3:.$Q$141];[.U$1];[.$A10])" office:value-type="float" office:value="5685" calcext:value-type="float">
            <text:p>5685</text:p>
          </table:table-cell>
          <table:table-cell table:formula="of:=INDEX(['calcul spi'.$C$3:.$Q$141];[.V$1];[.$A10])" office:value-type="float" office:value="5665" calcext:value-type="float">
            <text:p>5665</text:p>
          </table:table-cell>
          <table:table-cell table:formula="of:=INDEX(['calcul spi'.$C$3:.$Q$141];[.W$1];[.$A10])" office:value-type="float" office:value="5645" calcext:value-type="float">
            <text:p>5645</text:p>
          </table:table-cell>
          <table:table-cell table:formula="of:=INDEX(['calcul spi'.$C$3:.$Q$141];[.X$1];[.$A10])" office:value-type="float" office:value="5885" calcext:value-type="float">
            <text:p>5885</text:p>
          </table:table-cell>
          <table:table-cell table:formula="of:=INDEX(['calcul spi'.$C$3:.$Q$141];[.Y$1];[.$A10])" office:value-type="float" office:value="5905" calcext:value-type="float">
            <text:p>5905</text:p>
          </table:table-cell>
          <table:table-cell table:formula="of:=INDEX(['calcul spi'.$C$3:.$Q$141];[.Z$1];[.$A10])" office:value-type="float" office:value="5925" calcext:value-type="float">
            <text:p>5925</text:p>
          </table:table-cell>
          <table:table-cell table:formula="of:=INDEX(['calcul spi'.$C$3:.$Q$141];[.AA$1];[.$A10])" office:value-type="float" office:value="5945" calcext:value-type="float">
            <text:p>5945</text:p>
          </table:table-cell>
          <table:table-cell table:formula="of:=INDEX(['calcul spi'.$C$3:.$Q$141];[.AB$1];[.$A10])" office:value-type="float" office:value="0" calcext:value-type="float">
            <text:p>0</text:p>
          </table:table-cell>
          <table:table-cell table:formula="of:=INDEX(['calcul spi'.$C$3:.$Q$141];[.AC$1];[.$A10])" office:value-type="float" office:value="5740" calcext:value-type="float">
            <text:p>5740</text:p>
          </table:table-cell>
          <table:table-cell table:formula="of:=INDEX(['calcul spi'.$C$3:.$Q$141];[.AD$1];[.$A10])" office:value-type="float" office:value="5760" calcext:value-type="float">
            <text:p>5760</text:p>
          </table:table-cell>
          <table:table-cell table:formula="of:=INDEX(['calcul spi'.$C$3:.$Q$141];[.AE$1];[.$A10])" office:value-type="float" office:value="5780" calcext:value-type="float">
            <text:p>5780</text:p>
          </table:table-cell>
          <table:table-cell table:formula="of:=INDEX(['calcul spi'.$C$3:.$Q$141];[.AF$1];[.$A10])" office:value-type="float" office:value="5800" calcext:value-type="float">
            <text:p>5800</text:p>
          </table:table-cell>
          <table:table-cell table:formula="of:=INDEX(['calcul spi'.$C$3:.$Q$141];[.AG$1];[.$A10])" office:value-type="float" office:value="5820" calcext:value-type="float">
            <text:p>5820</text:p>
          </table:table-cell>
          <table:table-cell table:formula="of:=INDEX(['calcul spi'.$C$3:.$Q$141];[.AH$1];[.$A10])" office:value-type="float" office:value="5840" calcext:value-type="float">
            <text:p>5840</text:p>
          </table:table-cell>
          <table:table-cell table:formula="of:=INDEX(['calcul spi'.$C$3:.$Q$141];[.AI$1];[.$A10])" office:value-type="float" office:value="5860" calcext:value-type="float">
            <text:p>5860</text:p>
          </table:table-cell>
          <table:table-cell table:formula="of:=INDEX(['calcul spi'.$C$3:.$Q$141];[.AJ$1];[.$A10])" office:value-type="float" office:value="5880" calcext:value-type="float">
            <text:p>5880</text:p>
          </table:table-cell>
          <table:table-cell table:formula="of:=INDEX(['calcul spi'.$C$3:.$Q$141];[.AK$1];[.$A10])" office:value-type="float" office:value="0" calcext:value-type="float">
            <text:p>0</text:p>
          </table:table-cell>
          <table:table-cell table:formula="of:=INDEX(['calcul spi'.$C$3:.$Q$141];[.AL$1];[.$A10])" office:value-type="float" office:value="5658" calcext:value-type="float">
            <text:p>5658</text:p>
          </table:table-cell>
          <table:table-cell table:formula="of:=INDEX(['calcul spi'.$C$3:.$Q$141];[.AM$1];[.$A10])" office:value-type="float" office:value="5695" calcext:value-type="float">
            <text:p>5695</text:p>
          </table:table-cell>
          <table:table-cell table:formula="of:=INDEX(['calcul spi'.$C$3:.$Q$141];[.AN$1];[.$A10])" office:value-type="float" office:value="5732" calcext:value-type="float">
            <text:p>5732</text:p>
          </table:table-cell>
          <table:table-cell table:formula="of:=INDEX(['calcul spi'.$C$3:.$Q$141];[.AO$1];[.$A10])" office:value-type="float" office:value="5769" calcext:value-type="float">
            <text:p>5769</text:p>
          </table:table-cell>
          <table:table-cell table:formula="of:=INDEX(['calcul spi'.$C$3:.$Q$141];[.AP$1];[.$A10])" office:value-type="float" office:value="5806" calcext:value-type="float">
            <text:p>5806</text:p>
          </table:table-cell>
          <table:table-cell table:formula="of:=INDEX(['calcul spi'.$C$3:.$Q$141];[.AQ$1];[.$A10])" office:value-type="float" office:value="5843" calcext:value-type="float">
            <text:p>5843</text:p>
          </table:table-cell>
          <table:table-cell table:formula="of:=INDEX(['calcul spi'.$C$3:.$Q$141];[.AR$1];[.$A10])" office:value-type="float" office:value="5880" calcext:value-type="float">
            <text:p>5880</text:p>
          </table:table-cell>
          <table:table-cell table:formula="of:=INDEX(['calcul spi'.$C$3:.$Q$141];[.AS$1];[.$A10])" office:value-type="float" office:value="5917" calcext:value-type="float">
            <text:p>5917</text:p>
          </table:table-cell>
          <table:table-cell table:formula="of:=INDEX(['calcul spi'.$C$3:.$Q$141];[.AT$1];[.$A10])" office:value-type="float" office:value="0" calcext:value-type="float">
            <text:p>0</text:p>
          </table:table-cell>
          <table:table-cell table:formula="of:=INDEX(['calcul spi'.$C$3:.$Q$141];[.AU$1];[.$A10])" office:value-type="float" office:value="5362" calcext:value-type="float">
            <text:p>5362</text:p>
          </table:table-cell>
          <table:table-cell table:formula="of:=INDEX(['calcul spi'.$C$3:.$Q$141];[.AV$1];[.$A10])" office:value-type="float" office:value="5399" calcext:value-type="float">
            <text:p>5399</text:p>
          </table:table-cell>
          <table:table-cell table:formula="of:=INDEX(['calcul spi'.$C$3:.$Q$141];[.AW$1];[.$A10])" office:value-type="float" office:value="5436" calcext:value-type="float">
            <text:p>5436</text:p>
          </table:table-cell>
          <table:table-cell table:formula="of:=INDEX(['calcul spi'.$C$3:.$Q$141];[.AX$1];[.$A10])" office:value-type="float" office:value="5473" calcext:value-type="float">
            <text:p>5473</text:p>
          </table:table-cell>
          <table:table-cell table:formula="of:=INDEX(['calcul spi'.$C$3:.$Q$141];[.AY$1];[.$A10])" office:value-type="float" office:value="5510" calcext:value-type="float">
            <text:p>5510</text:p>
          </table:table-cell>
          <table:table-cell table:formula="of:=INDEX(['calcul spi'.$C$3:.$Q$141];[.AZ$1];[.$A10])" office:value-type="float" office:value="5547" calcext:value-type="float">
            <text:p>5547</text:p>
          </table:table-cell>
          <table:table-cell table:formula="of:=INDEX(['calcul spi'.$C$3:.$Q$141];[.BA$1];[.$A10])" office:value-type="float" office:value="5584" calcext:value-type="float">
            <text:p>5584</text:p>
          </table:table-cell>
          <table:table-cell table:formula="of:=INDEX(['calcul spi'.$C$3:.$Q$141];[.BB$1];[.$A10])" office:value-type="float" office:value="5621" calcext:value-type="float">
            <text:p>5621</text:p>
          </table:table-cell>
          <table:table-cell table:formula="of:=INDEX(['calcul spi'.$C$3:.$Q$141];[.BC$1];[.$A10])" office:value-type="float" office:value="0" calcext:value-type="float">
            <text:p>0</text:p>
          </table:table-cell>
          <table:table-cell table:formula="of:=INDEX(['calcul spi'.$C$3:.$Q$141];[.BD$1];[.$A10])" office:value-type="float" office:value="5325" calcext:value-type="float">
            <text:p>5325</text:p>
          </table:table-cell>
          <table:table-cell table:formula="of:=INDEX(['calcul spi'.$C$3:.$Q$141];[.BE$1];[.$A10])" office:value-type="float" office:value="5348" calcext:value-type="float">
            <text:p>5348</text:p>
          </table:table-cell>
          <table:table-cell table:formula="of:=INDEX(['calcul spi'.$C$3:.$Q$141];[.BF$1];[.$A10])" office:value-type="float" office:value="5366" calcext:value-type="float">
            <text:p>5366</text:p>
          </table:table-cell>
          <table:table-cell table:formula="of:=INDEX(['calcul spi'.$C$3:.$Q$141];[.BG$1];[.$A10])" office:value-type="float" office:value="5384" calcext:value-type="float">
            <text:p>5384</text:p>
          </table:table-cell>
          <table:table-cell table:formula="of:=INDEX(['calcul spi'.$C$3:.$Q$141];[.BH$1];[.$A10])" office:value-type="float" office:value="5402" calcext:value-type="float">
            <text:p>5402</text:p>
          </table:table-cell>
          <table:table-cell table:formula="of:=INDEX(['calcul spi'.$C$3:.$Q$141];[.BI$1];[.$A10])" office:value-type="float" office:value="5420" calcext:value-type="float">
            <text:p>5420</text:p>
          </table:table-cell>
          <table:table-cell table:formula="of:=INDEX(['calcul spi'.$C$3:.$Q$141];[.BJ$1];[.$A10])" office:value-type="float" office:value="5438" calcext:value-type="float">
            <text:p>5438</text:p>
          </table:table-cell>
          <table:table-cell table:formula="of:=INDEX(['calcul spi'.$C$3:.$Q$141];[.BK$1];[.$A10])" office:value-type="float" office:value="5456" calcext:value-type="float">
            <text:p>5456</text:p>
          </table:table-cell>
          <table:table-cell table:formula="of:=INDEX(['calcul spi'.$C$3:.$Q$141];[.BL$1];[.$A10])" office:value-type="float" office:value="0" calcext:value-type="float">
            <text:p>0</text:p>
          </table:table-cell>
          <table:table-cell table:formula="of:=INDEX(['calcul spi'.$C$3:.$Q$141];[.BM$1];[.$A10])" office:value-type="float" office:value="5474" calcext:value-type="float">
            <text:p>5474</text:p>
          </table:table-cell>
          <table:table-cell table:formula="of:=INDEX(['calcul spi'.$C$3:.$Q$141];[.BN$1];[.$A10])" office:value-type="float" office:value="5792" calcext:value-type="float">
            <text:p>5792</text:p>
          </table:table-cell>
          <table:table-cell table:formula="of:=INDEX(['calcul spi'.$C$3:.$Q$141];[.BO$1];[.$A10])" office:value-type="float" office:value="5510" calcext:value-type="float">
            <text:p>5510</text:p>
          </table:table-cell>
          <table:table-cell table:formula="of:=INDEX(['calcul spi'.$C$3:.$Q$141];[.BP$1];[.$A10])" office:value-type="float" office:value="5528" calcext:value-type="float">
            <text:p>5528</text:p>
          </table:table-cell>
          <table:table-cell table:formula="of:=INDEX(['calcul spi'.$C$3:.$Q$141];[.BQ$1];[.$A10])" office:value-type="float" office:value="5546" calcext:value-type="float">
            <text:p>5546</text:p>
          </table:table-cell>
          <table:table-cell table:formula="of:=INDEX(['calcul spi'.$C$3:.$Q$141];[.BR$1];[.$A10])" office:value-type="float" office:value="5564" calcext:value-type="float">
            <text:p>5564</text:p>
          </table:table-cell>
          <table:table-cell table:formula="of:=INDEX(['calcul spi'.$C$3:.$Q$141];[.BS$1];[.$A10])" office:value-type="float" office:value="5582" calcext:value-type="float">
            <text:p>5582</text:p>
          </table:table-cell>
          <table:table-cell table:formula="of:=INDEX(['calcul spi'.$C$3:.$Q$141];[.BT$1];[.$A10])" office:value-type="float" office:value="5600" calcext:value-type="float">
            <text:p>5600</text:p>
          </table:table-cell>
          <table:table-cell table:formula="of:=INDEX(['calcul spi'.$C$3:.$Q$141];[.BU$1];[.$A10])" office:value-type="float" office:value="0" calcext:value-type="float">
            <text:p>0</text:p>
          </table:table-cell>
          <table:table-cell table:formula="of:=INDEX(['calcul spi'.$C$3:.$Q$141];[.BV$1];[.$A10])" office:value-type="float" office:value="5333" calcext:value-type="float">
            <text:p>5333</text:p>
          </table:table-cell>
          <table:table-cell table:formula="of:=INDEX(['calcul spi'.$C$3:.$Q$141];[.BW$1];[.$A10])" office:value-type="float" office:value="5373" calcext:value-type="float">
            <text:p>5373</text:p>
          </table:table-cell>
          <table:table-cell table:formula="of:=INDEX(['calcul spi'.$C$3:.$Q$141];[.BX$1];[.$A10])" office:value-type="float" office:value="5413" calcext:value-type="float">
            <text:p>5413</text:p>
          </table:table-cell>
          <table:table-cell table:formula="of:=INDEX(['calcul spi'.$C$3:.$Q$141];[.BY$1];[.$A10])" office:value-type="float" office:value="5453" calcext:value-type="float">
            <text:p>5453</text:p>
          </table:table-cell>
          <table:table-cell table:formula="of:=INDEX(['calcul spi'.$C$3:.$Q$141];[.BZ$1];[.$A10])" office:value-type="float" office:value="5493" calcext:value-type="float">
            <text:p>5493</text:p>
          </table:table-cell>
          <table:table-cell table:formula="of:=INDEX(['calcul spi'.$C$3:.$Q$141];[.CA$1];[.$A10])" office:value-type="float" office:value="5533" calcext:value-type="float">
            <text:p>5533</text:p>
          </table:table-cell>
          <table:table-cell table:formula="of:=INDEX(['calcul spi'.$C$3:.$Q$141];[.CB$1];[.$A10])" office:value-type="float" office:value="5573" calcext:value-type="float">
            <text:p>5573</text:p>
          </table:table-cell>
          <table:table-cell table:formula="of:=INDEX(['calcul spi'.$C$3:.$Q$141];[.CC$1];[.$A10])" office:value-type="float" office:value="5613" calcext:value-type="float">
            <text:p>5613</text:p>
          </table:table-cell>
          <table:table-cell table:formula="of:=INDEX(['calcul spi'.$C$3:.$Q$141];[.CD$1];[.$A10])" office:value-type="float" office:value="0" calcext:value-type="float">
            <text:p>0</text:p>
          </table:table-cell>
          <table:table-cell table:formula="of:=INDEX(['calcul spi'.$C$3:.$Q$141];[.CE$1];[.$A10])" office:value-type="float" office:value="5653" calcext:value-type="float">
            <text:p>5653</text:p>
          </table:table-cell>
          <table:table-cell table:formula="of:=INDEX(['calcul spi'.$C$3:.$Q$141];[.CF$1];[.$A10])" office:value-type="float" office:value="5693" calcext:value-type="float">
            <text:p>5693</text:p>
          </table:table-cell>
          <table:table-cell table:formula="of:=INDEX(['calcul spi'.$C$3:.$Q$141];[.CG$1];[.$A10])" office:value-type="float" office:value="5733" calcext:value-type="float">
            <text:p>5733</text:p>
          </table:table-cell>
          <table:table-cell table:formula="of:=INDEX(['calcul spi'.$C$3:.$Q$141];[.CH$1];[.$A10])" office:value-type="float" office:value="5773" calcext:value-type="float">
            <text:p>5773</text:p>
          </table:table-cell>
          <table:table-cell table:formula="of:=INDEX(['calcul spi'.$C$3:.$Q$141];[.CI$1];[.$A10])" office:value-type="float" office:value="5813" calcext:value-type="float">
            <text:p>5813</text:p>
          </table:table-cell>
          <table:table-cell table:formula="of:=INDEX(['calcul spi'.$C$3:.$Q$141];[.CJ$1];[.$A10])" office:value-type="float" office:value="5853" calcext:value-type="float">
            <text:p>5853</text:p>
          </table:table-cell>
          <table:table-cell table:formula="of:=INDEX(['calcul spi'.$C$3:.$Q$141];[.CK$1];[.$A10])" office:value-type="float" office:value="5893" calcext:value-type="float">
            <text:p>5893</text:p>
          </table:table-cell>
          <table:table-cell table:formula="of:=INDEX(['calcul spi'.$C$3:.$Q$141];[.CL$1];[.$A10])" office:value-type="float" office:value="5933" calcext:value-type="float">
            <text:p>5933</text:p>
          </table:table-cell>
          <table:table-cell table:number-columns-repeated="93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NDEX(['calcul spi'.$C$3:.$Q$141];[.B$1];[.$A11])" office:value-type="string" office:string-value="2A07" calcext:value-type="string">
            <text:p>2A07</text:p>
          </table:table-cell>
          <table:table-cell table:formula="of:=INDEX(['calcul spi'.$C$3:.$Q$141];[.C$1];[.$A11])" office:value-type="string" office:string-value="299B" calcext:value-type="string">
            <text:p>299B</text:p>
          </table:table-cell>
          <table:table-cell table:formula="of:=INDEX(['calcul spi'.$C$3:.$Q$141];[.D$1];[.$A11])" office:value-type="string" office:string-value="2991" calcext:value-type="string">
            <text:p>2991</text:p>
          </table:table-cell>
          <table:table-cell table:formula="of:=INDEX(['calcul spi'.$C$3:.$Q$141];[.E$1];[.$A11])" office:value-type="string" office:string-value="2987" calcext:value-type="string">
            <text:p>2987</text:p>
          </table:table-cell>
          <table:table-cell table:formula="of:=INDEX(['calcul spi'.$C$3:.$Q$141];[.F$1];[.$A11])" office:value-type="string" office:string-value="291D" calcext:value-type="string">
            <text:p>291D</text:p>
          </table:table-cell>
          <table:table-cell table:formula="of:=INDEX(['calcul spi'.$C$3:.$Q$141];[.G$1];[.$A11])" office:value-type="string" office:string-value="2913" calcext:value-type="string">
            <text:p>2913</text:p>
          </table:table-cell>
          <table:table-cell table:formula="of:=INDEX(['calcul spi'.$C$3:.$Q$141];[.H$1];[.$A11])" office:value-type="string" office:string-value="2909" calcext:value-type="string">
            <text:p>2909</text:p>
          </table:table-cell>
          <table:table-cell table:formula="of:=INDEX(['calcul spi'.$C$3:.$Q$141];[.I$1];[.$A11])" office:value-type="string" office:string-value="289F" calcext:value-type="string">
            <text:p>289F</text:p>
          </table:table-cell>
          <table:table-cell table:formula="of:=INDEX(['calcul spi'.$C$3:.$Q$141];[.J$1];[.$A11])" office:value-type="string" office:string-value="FFFFFFFC10" calcext:value-type="string">
            <text:p>FFFFFFFC10</text:p>
          </table:table-cell>
          <table:table-cell table:formula="of:=INDEX(['calcul spi'.$C$3:.$Q$141];[.K$1];[.$A11])" office:value-type="string" office:string-value="2903" calcext:value-type="string">
            <text:p>2903</text:p>
          </table:table-cell>
          <table:table-cell table:formula="of:=INDEX(['calcul spi'.$C$3:.$Q$141];[.L$1];[.$A11])" office:value-type="string" office:string-value="290C" calcext:value-type="string">
            <text:p>290C</text:p>
          </table:table-cell>
          <table:table-cell table:formula="of:=INDEX(['calcul spi'.$C$3:.$Q$141];[.M$1];[.$A11])" office:value-type="string" office:string-value="2916" calcext:value-type="string">
            <text:p>2916</text:p>
          </table:table-cell>
          <table:table-cell table:formula="of:=INDEX(['calcul spi'.$C$3:.$Q$141];[.N$1];[.$A11])" office:value-type="string" office:string-value="291F" calcext:value-type="string">
            <text:p>291F</text:p>
          </table:table-cell>
          <table:table-cell table:formula="of:=INDEX(['calcul spi'.$C$3:.$Q$141];[.O$1];[.$A11])" office:value-type="string" office:string-value="2989" calcext:value-type="string">
            <text:p>2989</text:p>
          </table:table-cell>
          <table:table-cell table:formula="of:=INDEX(['calcul spi'.$C$3:.$Q$141];[.P$1];[.$A11])" office:value-type="string" office:string-value="2992" calcext:value-type="string">
            <text:p>2992</text:p>
          </table:table-cell>
          <table:table-cell table:formula="of:=INDEX(['calcul spi'.$C$3:.$Q$141];[.Q$1];[.$A11])" office:value-type="string" office:string-value="299C" calcext:value-type="string">
            <text:p>299C</text:p>
          </table:table-cell>
          <table:table-cell table:formula="of:=INDEX(['calcul spi'.$C$3:.$Q$141];[.R$1];[.$A11])" office:value-type="string" office:string-value="2A05" calcext:value-type="string">
            <text:p>2A05</text:p>
          </table:table-cell>
          <table:table-cell table:formula="of:=INDEX(['calcul spi'.$C$3:.$Q$141];[.S$1];[.$A11])" office:value-type="string" office:string-value="FFFFFFFC10" calcext:value-type="string">
            <text:p>FFFFFFFC10</text:p>
          </table:table-cell>
          <table:table-cell table:formula="of:=INDEX(['calcul spi'.$C$3:.$Q$141];[.T$1];[.$A11])" office:value-type="string" office:string-value="2895" calcext:value-type="string">
            <text:p>2895</text:p>
          </table:table-cell>
          <table:table-cell table:formula="of:=INDEX(['calcul spi'.$C$3:.$Q$141];[.U$1];[.$A11])" office:value-type="string" office:string-value="288B" calcext:value-type="string">
            <text:p>288B</text:p>
          </table:table-cell>
          <table:table-cell table:formula="of:=INDEX(['calcul spi'.$C$3:.$Q$141];[.V$1];[.$A11])" office:value-type="string" office:string-value="2881" calcext:value-type="string">
            <text:p>2881</text:p>
          </table:table-cell>
          <table:table-cell table:formula="of:=INDEX(['calcul spi'.$C$3:.$Q$141];[.W$1];[.$A11])" office:value-type="string" office:string-value="2817" calcext:value-type="string">
            <text:p>2817</text:p>
          </table:table-cell>
          <table:table-cell table:formula="of:=INDEX(['calcul spi'.$C$3:.$Q$141];[.X$1];[.$A11])" office:value-type="string" office:string-value="2A0F" calcext:value-type="string">
            <text:p>2A0F</text:p>
          </table:table-cell>
          <table:table-cell table:formula="of:=INDEX(['calcul spi'.$C$3:.$Q$141];[.Y$1];[.$A11])" office:value-type="string" office:string-value="2A19" calcext:value-type="string">
            <text:p>2A19</text:p>
          </table:table-cell>
          <table:table-cell table:formula="of:=INDEX(['calcul spi'.$C$3:.$Q$141];[.Z$1];[.$A11])" office:value-type="string" office:string-value="2A83" calcext:value-type="string">
            <text:p>2A83</text:p>
          </table:table-cell>
          <table:table-cell table:formula="of:=INDEX(['calcul spi'.$C$3:.$Q$141];[.AA$1];[.$A11])" office:value-type="string" office:string-value="2A8D" calcext:value-type="string">
            <text:p>2A8D</text:p>
          </table:table-cell>
          <table:table-cell table:formula="of:=INDEX(['calcul spi'.$C$3:.$Q$141];[.AB$1];[.$A11])" office:value-type="string" office:string-value="FFFFFFFC10" calcext:value-type="string">
            <text:p>FFFFFFFC10</text:p>
          </table:table-cell>
          <table:table-cell table:formula="of:=INDEX(['calcul spi'.$C$3:.$Q$141];[.AC$1];[.$A11])" office:value-type="string" office:string-value="2906" calcext:value-type="string">
            <text:p>2906</text:p>
          </table:table-cell>
          <table:table-cell table:formula="of:=INDEX(['calcul spi'.$C$3:.$Q$141];[.AD$1];[.$A11])" office:value-type="string" office:string-value="2910" calcext:value-type="string">
            <text:p>2910</text:p>
          </table:table-cell>
          <table:table-cell table:formula="of:=INDEX(['calcul spi'.$C$3:.$Q$141];[.AE$1];[.$A11])" office:value-type="string" office:string-value="291A" calcext:value-type="string">
            <text:p>291A</text:p>
          </table:table-cell>
          <table:table-cell table:formula="of:=INDEX(['calcul spi'.$C$3:.$Q$141];[.AF$1];[.$A11])" office:value-type="string" office:string-value="2984" calcext:value-type="string">
            <text:p>2984</text:p>
          </table:table-cell>
          <table:table-cell table:formula="of:=INDEX(['calcul spi'.$C$3:.$Q$141];[.AG$1];[.$A11])" office:value-type="string" office:string-value="298E" calcext:value-type="string">
            <text:p>298E</text:p>
          </table:table-cell>
          <table:table-cell table:formula="of:=INDEX(['calcul spi'.$C$3:.$Q$141];[.AH$1];[.$A11])" office:value-type="string" office:string-value="2998" calcext:value-type="string">
            <text:p>2998</text:p>
          </table:table-cell>
          <table:table-cell table:formula="of:=INDEX(['calcul spi'.$C$3:.$Q$141];[.AI$1];[.$A11])" office:value-type="string" office:string-value="2A02" calcext:value-type="string">
            <text:p>2A02</text:p>
          </table:table-cell>
          <table:table-cell table:formula="of:=INDEX(['calcul spi'.$C$3:.$Q$141];[.AJ$1];[.$A11])" office:value-type="string" office:string-value="2A0C" calcext:value-type="string">
            <text:p>2A0C</text:p>
          </table:table-cell>
          <table:table-cell table:formula="of:=INDEX(['calcul spi'.$C$3:.$Q$141];[.AK$1];[.$A11])" office:value-type="string" office:string-value="FFFFFFFC10" calcext:value-type="string">
            <text:p>FFFFFFFC10</text:p>
          </table:table-cell>
          <table:table-cell table:formula="of:=INDEX(['calcul spi'.$C$3:.$Q$141];[.AL$1];[.$A11])" office:value-type="string" office:string-value="281D" calcext:value-type="string">
            <text:p>281D</text:p>
          </table:table-cell>
          <table:table-cell table:formula="of:=INDEX(['calcul spi'.$C$3:.$Q$141];[.AM$1];[.$A11])" office:value-type="string" office:string-value="2890" calcext:value-type="string">
            <text:p>2890</text:p>
          </table:table-cell>
          <table:table-cell table:formula="of:=INDEX(['calcul spi'.$C$3:.$Q$141];[.AN$1];[.$A11])" office:value-type="string" office:string-value="2902" calcext:value-type="string">
            <text:p>2902</text:p>
          </table:table-cell>
          <table:table-cell table:formula="of:=INDEX(['calcul spi'.$C$3:.$Q$141];[.AO$1];[.$A11])" office:value-type="string" office:string-value="2915" calcext:value-type="string">
            <text:p>2915</text:p>
          </table:table-cell>
          <table:table-cell table:formula="of:=INDEX(['calcul spi'.$C$3:.$Q$141];[.AP$1];[.$A11])" office:value-type="string" office:string-value="2987" calcext:value-type="string">
            <text:p>2987</text:p>
          </table:table-cell>
          <table:table-cell table:formula="of:=INDEX(['calcul spi'.$C$3:.$Q$141];[.AQ$1];[.$A11])" office:value-type="string" office:string-value="299A" calcext:value-type="string">
            <text:p>299A</text:p>
          </table:table-cell>
          <table:table-cell table:formula="of:=INDEX(['calcul spi'.$C$3:.$Q$141];[.AR$1];[.$A11])" office:value-type="string" office:string-value="2A0C" calcext:value-type="string">
            <text:p>2A0C</text:p>
          </table:table-cell>
          <table:table-cell table:formula="of:=INDEX(['calcul spi'.$C$3:.$Q$141];[.AS$1];[.$A11])" office:value-type="string" office:string-value="2A1F" calcext:value-type="string">
            <text:p>2A1F</text:p>
          </table:table-cell>
          <table:table-cell table:formula="of:=INDEX(['calcul spi'.$C$3:.$Q$141];[.AT$1];[.$A11])" office:value-type="string" office:string-value="FFFFFFFC10" calcext:value-type="string">
            <text:p>FFFFFFFC10</text:p>
          </table:table-cell>
          <table:table-cell table:formula="of:=INDEX(['calcul spi'.$C$3:.$Q$141];[.AU$1];[.$A11])" office:value-type="string" office:string-value="2609" calcext:value-type="string">
            <text:p>2609</text:p>
          </table:table-cell>
          <table:table-cell table:formula="of:=INDEX(['calcul spi'.$C$3:.$Q$141];[.AV$1];[.$A11])" office:value-type="string" office:string-value="261C" calcext:value-type="string">
            <text:p>261C</text:p>
          </table:table-cell>
          <table:table-cell table:formula="of:=INDEX(['calcul spi'.$C$3:.$Q$141];[.AW$1];[.$A11])" office:value-type="string" office:string-value="268E" calcext:value-type="string">
            <text:p>268E</text:p>
          </table:table-cell>
          <table:table-cell table:formula="of:=INDEX(['calcul spi'.$C$3:.$Q$141];[.AX$1];[.$A11])" office:value-type="string" office:string-value="2701" calcext:value-type="string">
            <text:p>2701</text:p>
          </table:table-cell>
          <table:table-cell table:formula="of:=INDEX(['calcul spi'.$C$3:.$Q$141];[.AY$1];[.$A11])" office:value-type="string" office:string-value="2713" calcext:value-type="string">
            <text:p>2713</text:p>
          </table:table-cell>
          <table:table-cell table:formula="of:=INDEX(['calcul spi'.$C$3:.$Q$141];[.AZ$1];[.$A11])" office:value-type="string" office:string-value="2786" calcext:value-type="string">
            <text:p>2786</text:p>
          </table:table-cell>
          <table:table-cell table:formula="of:=INDEX(['calcul spi'.$C$3:.$Q$141];[.BA$1];[.$A11])" office:value-type="string" office:string-value="2798" calcext:value-type="string">
            <text:p>2798</text:p>
          </table:table-cell>
          <table:table-cell table:formula="of:=INDEX(['calcul spi'.$C$3:.$Q$141];[.BB$1];[.$A11])" office:value-type="string" office:string-value="280B" calcext:value-type="string">
            <text:p>280B</text:p>
          </table:table-cell>
          <table:table-cell table:formula="of:=INDEX(['calcul spi'.$C$3:.$Q$141];[.BC$1];[.$A11])" office:value-type="string" office:string-value="FFFFFFFC10" calcext:value-type="string">
            <text:p>FFFFFFFC10</text:p>
          </table:table-cell>
          <table:table-cell table:formula="of:=INDEX(['calcul spi'.$C$3:.$Q$141];[.BD$1];[.$A11])" office:value-type="string" office:string-value="2597" calcext:value-type="string">
            <text:p>2597</text:p>
          </table:table-cell>
          <table:table-cell table:formula="of:=INDEX(['calcul spi'.$C$3:.$Q$141];[.BE$1];[.$A11])" office:value-type="string" office:string-value="2602" calcext:value-type="string">
            <text:p>2602</text:p>
          </table:table-cell>
          <table:table-cell table:formula="of:=INDEX(['calcul spi'.$C$3:.$Q$141];[.BF$1];[.$A11])" office:value-type="string" office:string-value="260B" calcext:value-type="string">
            <text:p>260B</text:p>
          </table:table-cell>
          <table:table-cell table:formula="of:=INDEX(['calcul spi'.$C$3:.$Q$141];[.BG$1];[.$A11])" office:value-type="string" office:string-value="2614" calcext:value-type="string">
            <text:p>2614</text:p>
          </table:table-cell>
          <table:table-cell table:formula="of:=INDEX(['calcul spi'.$C$3:.$Q$141];[.BH$1];[.$A11])" office:value-type="string" office:string-value="261D" calcext:value-type="string">
            <text:p>261D</text:p>
          </table:table-cell>
          <table:table-cell table:formula="of:=INDEX(['calcul spi'.$C$3:.$Q$141];[.BI$1];[.$A11])" office:value-type="string" office:string-value="2686" calcext:value-type="string">
            <text:p>2686</text:p>
          </table:table-cell>
          <table:table-cell table:formula="of:=INDEX(['calcul spi'.$C$3:.$Q$141];[.BJ$1];[.$A11])" office:value-type="string" office:string-value="268F" calcext:value-type="string">
            <text:p>268F</text:p>
          </table:table-cell>
          <table:table-cell table:formula="of:=INDEX(['calcul spi'.$C$3:.$Q$141];[.BK$1];[.$A11])" office:value-type="string" office:string-value="2698" calcext:value-type="string">
            <text:p>2698</text:p>
          </table:table-cell>
          <table:table-cell table:formula="of:=INDEX(['calcul spi'.$C$3:.$Q$141];[.BL$1];[.$A11])" office:value-type="string" office:string-value="FFFFFFFC10" calcext:value-type="string">
            <text:p>FFFFFFFC10</text:p>
          </table:table-cell>
          <table:table-cell table:formula="of:=INDEX(['calcul spi'.$C$3:.$Q$141];[.BM$1];[.$A11])" office:value-type="string" office:string-value="2701" calcext:value-type="string">
            <text:p>2701</text:p>
          </table:table-cell>
          <table:table-cell table:formula="of:=INDEX(['calcul spi'.$C$3:.$Q$141];[.BN$1];[.$A11])" office:value-type="string" office:string-value="2980" calcext:value-type="string">
            <text:p>2980</text:p>
          </table:table-cell>
          <table:table-cell table:formula="of:=INDEX(['calcul spi'.$C$3:.$Q$141];[.BO$1];[.$A11])" office:value-type="string" office:string-value="2713" calcext:value-type="string">
            <text:p>2713</text:p>
          </table:table-cell>
          <table:table-cell table:formula="of:=INDEX(['calcul spi'.$C$3:.$Q$141];[.BP$1];[.$A11])" office:value-type="string" office:string-value="271C" calcext:value-type="string">
            <text:p>271C</text:p>
          </table:table-cell>
          <table:table-cell table:formula="of:=INDEX(['calcul spi'.$C$3:.$Q$141];[.BQ$1];[.$A11])" office:value-type="string" office:string-value="2785" calcext:value-type="string">
            <text:p>2785</text:p>
          </table:table-cell>
          <table:table-cell table:formula="of:=INDEX(['calcul spi'.$C$3:.$Q$141];[.BR$1];[.$A11])" office:value-type="string" office:string-value="278E" calcext:value-type="string">
            <text:p>278E</text:p>
          </table:table-cell>
          <table:table-cell table:formula="of:=INDEX(['calcul spi'.$C$3:.$Q$141];[.BS$1];[.$A11])" office:value-type="string" office:string-value="2797" calcext:value-type="string">
            <text:p>2797</text:p>
          </table:table-cell>
          <table:table-cell table:formula="of:=INDEX(['calcul spi'.$C$3:.$Q$141];[.BT$1];[.$A11])" office:value-type="string" office:string-value="2800" calcext:value-type="string">
            <text:p>2800</text:p>
          </table:table-cell>
          <table:table-cell table:formula="of:=INDEX(['calcul spi'.$C$3:.$Q$141];[.BU$1];[.$A11])" office:value-type="string" office:string-value="FFFFFFFC10" calcext:value-type="string">
            <text:p>FFFFFFFC10</text:p>
          </table:table-cell>
          <table:table-cell table:formula="of:=INDEX(['calcul spi'.$C$3:.$Q$141];[.BV$1];[.$A11])" office:value-type="string" office:string-value="259B" calcext:value-type="string">
            <text:p>259B</text:p>
          </table:table-cell>
          <table:table-cell table:formula="of:=INDEX(['calcul spi'.$C$3:.$Q$141];[.BW$1];[.$A11])" office:value-type="string" office:string-value="260F" calcext:value-type="string">
            <text:p>260F</text:p>
          </table:table-cell>
          <table:table-cell table:formula="of:=INDEX(['calcul spi'.$C$3:.$Q$141];[.BX$1];[.$A11])" office:value-type="string" office:string-value="2683" calcext:value-type="string">
            <text:p>2683</text:p>
          </table:table-cell>
          <table:table-cell table:formula="of:=INDEX(['calcul spi'.$C$3:.$Q$141];[.BY$1];[.$A11])" office:value-type="string" office:string-value="2697" calcext:value-type="string">
            <text:p>2697</text:p>
          </table:table-cell>
          <table:table-cell table:formula="of:=INDEX(['calcul spi'.$C$3:.$Q$141];[.BZ$1];[.$A11])" office:value-type="string" office:string-value="270B" calcext:value-type="string">
            <text:p>270B</text:p>
          </table:table-cell>
          <table:table-cell table:formula="of:=INDEX(['calcul spi'.$C$3:.$Q$141];[.CA$1];[.$A11])" office:value-type="string" office:string-value="271F" calcext:value-type="string">
            <text:p>271F</text:p>
          </table:table-cell>
          <table:table-cell table:formula="of:=INDEX(['calcul spi'.$C$3:.$Q$141];[.CB$1];[.$A11])" office:value-type="string" office:string-value="2793" calcext:value-type="string">
            <text:p>2793</text:p>
          </table:table-cell>
          <table:table-cell table:formula="of:=INDEX(['calcul spi'.$C$3:.$Q$141];[.CC$1];[.$A11])" office:value-type="string" office:string-value="2807" calcext:value-type="string">
            <text:p>2807</text:p>
          </table:table-cell>
          <table:table-cell table:formula="of:=INDEX(['calcul spi'.$C$3:.$Q$141];[.CD$1];[.$A11])" office:value-type="string" office:string-value="FFFFFFFC10" calcext:value-type="string">
            <text:p>FFFFFFFC10</text:p>
          </table:table-cell>
          <table:table-cell table:formula="of:=INDEX(['calcul spi'.$C$3:.$Q$141];[.CE$1];[.$A11])" office:value-type="string" office:string-value="281B" calcext:value-type="string">
            <text:p>281B</text:p>
          </table:table-cell>
          <table:table-cell table:formula="of:=INDEX(['calcul spi'.$C$3:.$Q$141];[.CF$1];[.$A11])" office:value-type="string" office:string-value="288F" calcext:value-type="string">
            <text:p>288F</text:p>
          </table:table-cell>
          <table:table-cell table:formula="of:=INDEX(['calcul spi'.$C$3:.$Q$141];[.CG$1];[.$A11])" office:value-type="string" office:string-value="2903" calcext:value-type="string">
            <text:p>2903</text:p>
          </table:table-cell>
          <table:table-cell table:formula="of:=INDEX(['calcul spi'.$C$3:.$Q$141];[.CH$1];[.$A11])" office:value-type="string" office:string-value="2917" calcext:value-type="string">
            <text:p>2917</text:p>
          </table:table-cell>
          <table:table-cell table:formula="of:=INDEX(['calcul spi'.$C$3:.$Q$141];[.CI$1];[.$A11])" office:value-type="string" office:string-value="298B" calcext:value-type="string">
            <text:p>298B</text:p>
          </table:table-cell>
          <table:table-cell table:formula="of:=INDEX(['calcul spi'.$C$3:.$Q$141];[.CJ$1];[.$A11])" office:value-type="string" office:string-value="299F" calcext:value-type="string">
            <text:p>299F</text:p>
          </table:table-cell>
          <table:table-cell table:formula="of:=INDEX(['calcul spi'.$C$3:.$Q$141];[.CK$1];[.$A11])" office:value-type="string" office:string-value="2A13" calcext:value-type="string">
            <text:p>2A13</text:p>
          </table:table-cell>
          <table:table-cell table:formula="of:=INDEX(['calcul spi'.$C$3:.$Q$141];[.CL$1];[.$A11])" office:value-type="string" office:string-value="2A87" calcext:value-type="string">
            <text:p>2A87</text:p>
          </table:table-cell>
          <table:table-cell table:number-columns-repeated="93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orderFrq" table:target-range-address="order.A1:order.D5" table:on-update-keep-styles="true" table:on-update-keep-size="false" table:orientation="column"/>
        <table:database-range table:name="__Anonymous_Sheet_DB__1" table:target-range-address="'calcul spi'.B3:'calcul spi'.L91" table:contains-header="false">
          <table:sort table:target-range-address="order.A1">
            <table:sort-by table:field-number="6" table:data-type="automatic"/>
          </table:sort>
        </table:database-range>
        <table:database-range table:name="__Anonymous_Sheet_DB__2" table:target-range-address="order.C1:order.C104857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00/00/0000</text:date>, <text:time style:data-style-name="N2" text:time-value="08:40:52.8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6M23S</meta:editing-duration>
    <meta:editing-cycles>31</meta:editing-cycles>
    <meta:generator>LibreOffice/5.0.6.3$Windows_x86 LibreOffice_project/490fc03b25318460cfc54456516ea2519c11d1aa</meta:generator>
    <dc:date>2016-12-11T09:18:57.476000000</dc:date>
    <meta:document-statistic meta:table-count="4" meta:cell-count="3344" meta:object-count="0"/>
    <meta:user-defined meta:name="Info 1"/>
    <meta:user-defined meta:name="Info 2"/>
    <meta:user-defined meta:name="Info 3"/>
    <meta:user-defined meta:name="Info 4"/>
  </office:meta>
</office:document-meta>
</file>